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12.889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31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Tabel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2" table:default-cell-style-name="ce1"/>
        <table:table-column table:style-name="co8" table:default-cell-style-name="ce1"/>
        <table:table-column table:style-name="co7" table:number-columns-repeated="238" table:default-cell-style-name="ce1"/>
        <table:table-row table:style-name="ro1">
          <table:table-cell office:value-type="string">
            <text:p>Förnamn kvinnor</text:p>
          </table:table-cell>
          <table:table-cell office:value-type="string">
            <text:p>Förnamn män</text:p>
          </table:table-cell>
          <table:table-cell office:value-type="string">
            <text:p>Efternamn</text:p>
          </table:table-cell>
          <table:table-cell office:value-type="string">
            <text:p>Epost</text:p>
          </table:table-cell>
          <table:table-cell office:value-type="string">
            <text:p>pass_hash</text:p>
          </table:table-cell>
          <table:table-cell office:value-type="string">
            <text:p>activation_code</text:p>
          </table:table-cell>
          <table:table-cell office:value-type="string">
            <text:p>status</text:p>
          </table:table-cell>
          <table:table-cell office:value-type="string">
            <text:p>role_CMS</text:p>
          </table:table-cell>
          <table:table-cell/>
          <table:table-cell table:formula="of:=CONCATENATE(&quot;('&quot;;[.A1];&quot;'&quot;;&quot;,'&quot;;[.C1];&quot;','&quot;;[.D1];&quot;','&quot;;[.E1];&quot;',&quot;;[.F1];&quot;,&quot;;[.G1];&quot;,&quot;;[.H1];&quot;),&quot;)" office:value-type="string" office:string-value="('Förnamn kvinnor','Efternamn','Epost','pass_hash',activation_code,status,role_CMS),">
            <text:p>('Förnamn kvinnor','Efternamn','Epost','pass_hash',activation_code,status,role_CMS),</text:p>
          </table:table-cell>
          <table:table-cell table:number-columns-repeated="11"/>
          <table:table-cell office:value-type="string">
            <text:p>INSERT INTO `users` (`first_name`, `last_name`, `email`, `pass_hash`, `activation_code`, `status`, `role_CMS`)</text:p>
          </table:table-cell>
          <table:table-cell table:number-columns-repeated="235"/>
        </table:table-row>
        <table:table-row table:style-name="ro1">
          <table:table-cell office:value-type="string">
            <text:p>Maria</text:p>
          </table:table-cell>
          <table:table-cell office:value-type="string">
            <text:p>Erik</text:p>
          </table:table-cell>
          <table:table-cell office:value-type="string">
            <text:p>Johansson</text:p>
          </table:table-cell>
          <table:table-cell table:formula="of:=LOWER(CONCATENATE([.A2];&quot;.&quot;;[.C2];&quot;@localhost.nu&quot;))" office:value-type="string" office:string-value="maria.johansson@localhost.nu">
            <text:p>maria.joh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];&quot;'&quot;;&quot;,'&quot;;[.C2];&quot;','&quot;;[.D2];&quot;','&quot;;[.E2];&quot;',&quot;;[.F2];&quot;,&quot;;[.G2];&quot;,&quot;;[.H2];&quot;),&quot;)" office:value-type="string" office:string-value="('Maria','Johansson','maria.johansson@localhost.nu','$2a$10$12c157d935283ad44d64au4bDOC3umdQMtWdHS7Ckb5uKV0v8WIFG',null,2,0),">
            <text:p>('Maria','Johansson','maria.johansson@localhost.nu','$2a$10$12c157d935283ad44d64au4bDOC3umdQMtWdHS7Ckb5uKV0v8WIFG',null,2,0),</text:p>
          </table:table-cell>
          <table:table-cell table:number-columns-repeated="11"/>
          <table:table-cell office:value-type="string">
            <text:p>VALUES</text:p>
          </table:table-cell>
          <table:table-cell table:number-columns-repeated="235"/>
        </table:table-row>
        <table:table-row table:style-name="ro1">
          <table:table-cell office:value-type="string">
            <text:p>Anna</text:p>
          </table:table-cell>
          <table:table-cell office:value-type="string">
            <text:p>Lars</text:p>
          </table:table-cell>
          <table:table-cell office:value-type="string">
            <text:p>Andersson</text:p>
          </table:table-cell>
          <table:table-cell table:formula="of:=LOWER(CONCATENATE([.A3];&quot;.&quot;;[.C3];&quot;@localhost.nu&quot;))" office:value-type="string" office:string-value="anna.andersson@localhost.nu">
            <text:p>anna.and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];&quot;'&quot;;&quot;,'&quot;;[.C3];&quot;','&quot;;[.D3];&quot;','&quot;;[.E3];&quot;',&quot;;[.F3];&quot;,&quot;;[.G3];&quot;,&quot;;[.H3];&quot;),&quot;)" office:value-type="string" office:string-value="('Anna','Andersson','anna.andersson@localhost.nu','$2a$10$12c157d935283ad44d64au4bDOC3umdQMtWdHS7Ckb5uKV0v8WIFG',null,2,0),">
            <text:p>('Anna','Andersson','anna.and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areta</text:p>
          </table:table-cell>
          <table:table-cell office:value-type="string">
            <text:p>Karl</text:p>
          </table:table-cell>
          <table:table-cell office:value-type="string">
            <text:p>Karlsson</text:p>
          </table:table-cell>
          <table:table-cell table:formula="of:=LOWER(CONCATENATE([.A4];&quot;.&quot;;[.C4];&quot;@localhost.nu&quot;))" office:value-type="string" office:string-value="margareta.karlsson@localhost.nu">
            <text:p>margareta.kar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];&quot;'&quot;;&quot;,'&quot;;[.C4];&quot;','&quot;;[.D4];&quot;','&quot;;[.E4];&quot;',&quot;;[.F4];&quot;,&quot;;[.G4];&quot;,&quot;;[.H4];&quot;),&quot;)" office:value-type="string" office:string-value="('Margareta','Karlsson','margareta.karlsson@localhost.nu','$2a$10$12c157d935283ad44d64au4bDOC3umdQMtWdHS7Ckb5uKV0v8WIFG',null,2,0),">
            <text:p>('Margareta','Karlsson','margareta.kar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sabeth</text:p>
          </table:table-cell>
          <table:table-cell office:value-type="string">
            <text:p>Anders</text:p>
          </table:table-cell>
          <table:table-cell office:value-type="string">
            <text:p>Nilsson</text:p>
          </table:table-cell>
          <table:table-cell table:formula="of:=LOWER(CONCATENATE([.A5];&quot;.&quot;;[.C5];&quot;@localhost.nu&quot;))" office:value-type="string" office:string-value="elisabeth.nilsson@localhost.nu">
            <text:p>elisabeth.n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];&quot;'&quot;;&quot;,'&quot;;[.C5];&quot;','&quot;;[.D5];&quot;','&quot;;[.E5];&quot;',&quot;;[.F5];&quot;,&quot;;[.G5];&quot;,&quot;;[.H5];&quot;),&quot;)" office:value-type="string" office:string-value="('Elisabeth','Nilsson','elisabeth.nilsson@localhost.nu','$2a$10$12c157d935283ad44d64au4bDOC3umdQMtWdHS7Ckb5uKV0v8WIFG',null,2,0),">
            <text:p>('Elisabeth','Nilsson','elisabeth.ni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a</text:p>
          </table:table-cell>
          <table:table-cell office:value-type="string">
            <text:p>Johan</text:p>
          </table:table-cell>
          <table:table-cell office:value-type="string">
            <text:p>Eriksson</text:p>
          </table:table-cell>
          <table:table-cell table:formula="of:=LOWER(CONCATENATE([.A6];&quot;.&quot;;[.C6];&quot;@localhost.nu&quot;))" office:value-type="string" office:string-value="eva.eriksson@localhost.nu">
            <text:p>eva.e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];&quot;'&quot;;&quot;,'&quot;;[.C6];&quot;','&quot;;[.D6];&quot;','&quot;;[.E6];&quot;',&quot;;[.F6];&quot;,&quot;;[.G6];&quot;,&quot;;[.H6];&quot;),&quot;)" office:value-type="string" office:string-value="('Eva','Eriksson','eva.eriksson@localhost.nu','$2a$10$12c157d935283ad44d64au4bDOC3umdQMtWdHS7Ckb5uKV0v8WIFG',null,2,0),">
            <text:p>('Eva','Eriksson','eva.erik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irgitta</text:p>
          </table:table-cell>
          <table:table-cell office:value-type="string">
            <text:p>Per</text:p>
          </table:table-cell>
          <table:table-cell office:value-type="string">
            <text:p>Larsson</text:p>
          </table:table-cell>
          <table:table-cell table:formula="of:=LOWER(CONCATENATE([.A7];&quot;.&quot;;[.C7];&quot;@localhost.nu&quot;))" office:value-type="string" office:string-value="birgitta.larsson@localhost.nu">
            <text:p>birgitta.l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];&quot;'&quot;;&quot;,'&quot;;[.C7];&quot;','&quot;;[.D7];&quot;','&quot;;[.E7];&quot;',&quot;;[.F7];&quot;,&quot;;[.G7];&quot;,&quot;;[.H7];&quot;),&quot;)" office:value-type="string" office:string-value="('Birgitta','Larsson','birgitta.larsson@localhost.nu','$2a$10$12c157d935283ad44d64au4bDOC3umdQMtWdHS7Ckb5uKV0v8WIFG',null,2,0),">
            <text:p>('Birgitta','Larsson','birgitta.l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ristina</text:p>
          </table:table-cell>
          <table:table-cell office:value-type="string">
            <text:p>Nils</text:p>
          </table:table-cell>
          <table:table-cell office:value-type="string">
            <text:p>Olsson</text:p>
          </table:table-cell>
          <table:table-cell table:formula="of:=LOWER(CONCATENATE([.A8];&quot;.&quot;;[.C8];&quot;@localhost.nu&quot;))" office:value-type="string" office:string-value="kristina.olsson@localhost.nu">
            <text:p>kristina.o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];&quot;'&quot;;&quot;,'&quot;;[.C8];&quot;','&quot;;[.D8];&quot;','&quot;;[.E8];&quot;',&quot;;[.F8];&quot;,&quot;;[.G8];&quot;,&quot;;[.H8];&quot;),&quot;)" office:value-type="string" office:string-value="('Kristina','Olsson','kristina.olsson@localhost.nu','$2a$10$12c157d935283ad44d64au4bDOC3umdQMtWdHS7Ckb5uKV0v8WIFG',null,2,0),">
            <text:p>('Kristina','Olsson','kristina.o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rin</text:p>
          </table:table-cell>
          <table:table-cell office:value-type="string">
            <text:p>Jan</text:p>
          </table:table-cell>
          <table:table-cell office:value-type="string">
            <text:p>Persson</text:p>
          </table:table-cell>
          <table:table-cell table:formula="of:=LOWER(CONCATENATE([.A9];&quot;.&quot;;[.C9];&quot;@localhost.nu&quot;))" office:value-type="string" office:string-value="karin.persson@localhost.nu">
            <text:p>karin.p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];&quot;'&quot;;&quot;,'&quot;;[.C9];&quot;','&quot;;[.D9];&quot;','&quot;;[.E9];&quot;',&quot;;[.F9];&quot;,&quot;;[.G9];&quot;,&quot;;[.H9];&quot;),&quot;)" office:value-type="string" office:string-value="('Karin','Persson','karin.persson@localhost.nu','$2a$10$12c157d935283ad44d64au4bDOC3umdQMtWdHS7Ckb5uKV0v8WIFG',null,2,0),">
            <text:p>('Karin','Persson','karin.p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sabet</text:p>
          </table:table-cell>
          <table:table-cell office:value-type="string">
            <text:p>Lennart</text:p>
          </table:table-cell>
          <table:table-cell office:value-type="string">
            <text:p>Svensson</text:p>
          </table:table-cell>
          <table:table-cell table:formula="of:=LOWER(CONCATENATE([.A10];&quot;.&quot;;[.C10];&quot;@localhost.nu&quot;))" office:value-type="string" office:string-value="elisabet.svensson@localhost.nu">
            <text:p>elisabet.sv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];&quot;'&quot;;&quot;,'&quot;;[.C10];&quot;','&quot;;[.D10];&quot;','&quot;;[.E10];&quot;',&quot;;[.F10];&quot;,&quot;;[.G10];&quot;,&quot;;[.H10];&quot;),&quot;)" office:value-type="string" office:string-value="('Elisabet','Svensson','elisabet.svensson@localhost.nu','$2a$10$12c157d935283ad44d64au4bDOC3umdQMtWdHS7Ckb5uKV0v8WIFG',null,2,0),">
            <text:p>('Elisabet','Svensson','elisabet.sve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e</text:p>
          </table:table-cell>
          <table:table-cell office:value-type="string">
            <text:p>Mikael</text:p>
          </table:table-cell>
          <table:table-cell office:value-type="string">
            <text:p>Gustafsson</text:p>
          </table:table-cell>
          <table:table-cell table:formula="of:=LOWER(CONCATENATE([.A11];&quot;.&quot;;[.C11];&quot;@localhost.nu&quot;))" office:value-type="string" office:string-value="marie.gustafsson@localhost.nu">
            <text:p>marie.gusta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];&quot;'&quot;;&quot;,'&quot;;[.C11];&quot;','&quot;;[.D11];&quot;','&quot;;[.E11];&quot;',&quot;;[.F11];&quot;,&quot;;[.G11];&quot;,&quot;;[.H11];&quot;),&quot;)" office:value-type="string" office:string-value="('Marie','Gustafsson','marie.gustafsson@localhost.nu','$2a$10$12c157d935283ad44d64au4bDOC3umdQMtWdHS7Ckb5uKV0v8WIFG',null,2,0),">
            <text:p>('Marie','Gustafsson','marie.gustaf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rid</text:p>
          </table:table-cell>
          <table:table-cell office:value-type="string">
            <text:p>Carl</text:p>
          </table:table-cell>
          <table:table-cell office:value-type="string">
            <text:p>Pettersson</text:p>
          </table:table-cell>
          <table:table-cell table:formula="of:=LOWER(CONCATENATE([.A12];&quot;.&quot;;[.C12];&quot;@localhost.nu&quot;))" office:value-type="string" office:string-value="ingrid.pettersson@localhost.nu">
            <text:p>ingrid.pett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];&quot;'&quot;;&quot;,'&quot;;[.C12];&quot;','&quot;;[.D12];&quot;','&quot;;[.E12];&quot;',&quot;;[.F12];&quot;,&quot;;[.G12];&quot;,&quot;;[.H12];&quot;),&quot;)" office:value-type="string" office:string-value="('Ingrid','Pettersson','ingrid.pettersson@localhost.nu','$2a$10$12c157d935283ad44d64au4bDOC3umdQMtWdHS7Ckb5uKV0v8WIFG',null,2,0),">
            <text:p>('Ingrid','Pettersson','ingrid.pett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ristina</text:p>
          </table:table-cell>
          <table:table-cell office:value-type="string">
            <text:p>Hans</text:p>
          </table:table-cell>
          <table:table-cell office:value-type="string">
            <text:p>Jonsson</text:p>
          </table:table-cell>
          <table:table-cell table:formula="of:=LOWER(CONCATENATE([.A13];&quot;.&quot;;[.C13];&quot;@localhost.nu&quot;))" office:value-type="string" office:string-value="christina.jonsson@localhost.nu">
            <text:p>christina.j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];&quot;'&quot;;&quot;,'&quot;;[.C13];&quot;','&quot;;[.D13];&quot;','&quot;;[.E13];&quot;',&quot;;[.F13];&quot;,&quot;;[.G13];&quot;,&quot;;[.H13];&quot;),&quot;)" office:value-type="string" office:string-value="('Christina','Jonsson','christina.jonsson@localhost.nu','$2a$10$12c157d935283ad44d64au4bDOC3umdQMtWdHS7Ckb5uKV0v8WIFG',null,2,0),">
            <text:p>('Christina','Jonsson','christina.jo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nnéa</text:p>
          </table:table-cell>
          <table:table-cell office:value-type="string">
            <text:p>Olof</text:p>
          </table:table-cell>
          <table:table-cell office:value-type="string">
            <text:p>Jansson</text:p>
          </table:table-cell>
          <table:table-cell table:formula="of:=LOWER(CONCATENATE([.A14];&quot;.&quot;;[.C14];&quot;@localhost.nu&quot;))" office:value-type="string" office:string-value="linnéa.jansson@localhost.nu">
            <text:p>linnéa.j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];&quot;'&quot;;&quot;,'&quot;;[.C14];&quot;','&quot;;[.D14];&quot;','&quot;;[.E14];&quot;',&quot;;[.F14];&quot;,&quot;;[.G14];&quot;,&quot;;[.H14];&quot;),&quot;)" office:value-type="string" office:string-value="('Linnéa','Jansson','linnéa.jansson@localhost.nu','$2a$10$12c157d935283ad44d64au4bDOC3umdQMtWdHS7Ckb5uKV0v8WIFG',null,2,0),">
            <text:p>('Linnéa','Jansson','linnéa.j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anne</text:p>
          </table:table-cell>
          <table:table-cell office:value-type="string">
            <text:p>Gunnar</text:p>
          </table:table-cell>
          <table:table-cell office:value-type="string">
            <text:p>Hansson</text:p>
          </table:table-cell>
          <table:table-cell table:formula="of:=LOWER(CONCATENATE([.A15];&quot;.&quot;;[.C15];&quot;@localhost.nu&quot;))" office:value-type="string" office:string-value="marianne.hansson@localhost.nu">
            <text:p>marianne.h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];&quot;'&quot;;&quot;,'&quot;;[.C15];&quot;','&quot;;[.D15];&quot;','&quot;;[.E15];&quot;',&quot;;[.F15];&quot;,&quot;;[.G15];&quot;,&quot;;[.H15];&quot;),&quot;)" office:value-type="string" office:string-value="('Marianne','Hansson','marianne.hansson@localhost.nu','$2a$10$12c157d935283ad44d64au4bDOC3umdQMtWdHS7Ckb5uKV0v8WIFG',null,2,0),">
            <text:p>('Marianne','Hansson','marianne.h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erstin</text:p>
          </table:table-cell>
          <table:table-cell office:value-type="string">
            <text:p>Peter</text:p>
          </table:table-cell>
          <table:table-cell office:value-type="string">
            <text:p>Bengtsson</text:p>
          </table:table-cell>
          <table:table-cell table:formula="of:=LOWER(CONCATENATE([.A16];&quot;.&quot;;[.C16];&quot;@localhost.nu&quot;))" office:value-type="string" office:string-value="kerstin.bengtsson@localhost.nu">
            <text:p>kerstin.beng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];&quot;'&quot;;&quot;,'&quot;;[.C16];&quot;','&quot;;[.D16];&quot;','&quot;;[.E16];&quot;',&quot;;[.F16];&quot;,&quot;;[.G16];&quot;,&quot;;[.H16];&quot;),&quot;)" office:value-type="string" office:string-value="('Kerstin','Bengtsson','kerstin.bengtsson@localhost.nu','$2a$10$12c157d935283ad44d64au4bDOC3umdQMtWdHS7Ckb5uKV0v8WIFG',null,2,0),">
            <text:p>('Kerstin','Bengtsson','kerstin.beng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fia</text:p>
          </table:table-cell>
          <table:table-cell office:value-type="string">
            <text:p>Sven</text:p>
          </table:table-cell>
          <table:table-cell office:value-type="string">
            <text:p>Jönsson</text:p>
          </table:table-cell>
          <table:table-cell table:formula="of:=LOWER(CONCATENATE([.A17];&quot;.&quot;;[.C17];&quot;@localhost.nu&quot;))" office:value-type="string" office:string-value="sofia.jönsson@localhost.nu">
            <text:p>sofia.jö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];&quot;'&quot;;&quot;,'&quot;;[.C17];&quot;','&quot;;[.D17];&quot;','&quot;;[.E17];&quot;',&quot;;[.F17];&quot;,&quot;;[.G17];&quot;,&quot;;[.H17];&quot;),&quot;)" office:value-type="string" office:string-value="('Sofia','Jönsson','sofia.jönsson@localhost.nu','$2a$10$12c157d935283ad44d64au4bDOC3umdQMtWdHS7Ckb5uKV0v8WIFG',null,2,0),">
            <text:p>('Sofia','Jönsson','sofia.jö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ena</text:p>
          </table:table-cell>
          <table:table-cell office:value-type="string">
            <text:p>Bengt</text:p>
          </table:table-cell>
          <table:table-cell office:value-type="string">
            <text:p>Petersson</text:p>
          </table:table-cell>
          <table:table-cell table:formula="of:=LOWER(CONCATENATE([.A18];&quot;.&quot;;[.C18];&quot;@localhost.nu&quot;))" office:value-type="string" office:string-value="lena.petersson@localhost.nu">
            <text:p>lena.pet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];&quot;'&quot;;&quot;,'&quot;;[.C18];&quot;','&quot;;[.D18];&quot;','&quot;;[.E18];&quot;',&quot;;[.F18];&quot;,&quot;;[.G18];&quot;,&quot;;[.H18];&quot;),&quot;)" office:value-type="string" office:string-value="('Lena','Petersson','lena.petersson@localhost.nu','$2a$10$12c157d935283ad44d64au4bDOC3umdQMtWdHS7Ckb5uKV0v8WIFG',null,2,0),">
            <text:p>('Lena','Petersson','lena.pet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ena</text:p>
          </table:table-cell>
          <table:table-cell office:value-type="string">
            <text:p>Fredrik</text:p>
          </table:table-cell>
          <table:table-cell office:value-type="string">
            <text:p>Carlsson</text:p>
          </table:table-cell>
          <table:table-cell table:formula="of:=LOWER(CONCATENATE([.A19];&quot;.&quot;;[.C19];&quot;@localhost.nu&quot;))" office:value-type="string" office:string-value="helena.carlsson@localhost.nu">
            <text:p>helena.car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];&quot;'&quot;;&quot;,'&quot;;[.C19];&quot;','&quot;;[.D19];&quot;','&quot;;[.E19];&quot;',&quot;;[.F19];&quot;,&quot;;[.G19];&quot;,&quot;;[.H19];&quot;),&quot;)" office:value-type="string" office:string-value="('Helena','Carlsson','helena.carlsson@localhost.nu','$2a$10$12c157d935283ad44d64au4bDOC3umdQMtWdHS7Ckb5uKV0v8WIFG',null,2,0),">
            <text:p>('Helena','Carlsson','helena.car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er</text:p>
          </table:table-cell>
          <table:table-cell office:value-type="string">
            <text:p>Bo</text:p>
          </table:table-cell>
          <table:table-cell office:value-type="string">
            <text:p>Lindberg</text:p>
          </table:table-cell>
          <table:table-cell table:formula="of:=LOWER(CONCATENATE([.A20];&quot;.&quot;;[.C20];&quot;@localhost.nu&quot;))" office:value-type="string" office:string-value="inger.lindberg@localhost.nu">
            <text:p>inger.li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];&quot;'&quot;;&quot;,'&quot;;[.C20];&quot;','&quot;;[.D20];&quot;','&quot;;[.E20];&quot;',&quot;;[.F20];&quot;,&quot;;[.G20];&quot;,&quot;;[.H20];&quot;),&quot;)" office:value-type="string" office:string-value="('Inger','Lindberg','inger.lindberg@localhost.nu','$2a$10$12c157d935283ad44d64au4bDOC3umdQMtWdHS7Ckb5uKV0v8WIFG',null,2,0),">
            <text:p>('Inger','Lindberg','inger.lin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hanna</text:p>
          </table:table-cell>
          <table:table-cell office:value-type="string">
            <text:p>Åke</text:p>
          </table:table-cell>
          <table:table-cell office:value-type="string">
            <text:p>Magnusson</text:p>
          </table:table-cell>
          <table:table-cell table:formula="of:=LOWER(CONCATENATE([.A21];&quot;.&quot;;[.C21];&quot;@localhost.nu&quot;))" office:value-type="string" office:string-value="johanna.magnusson@localhost.nu">
            <text:p>johanna.magn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];&quot;'&quot;;&quot;,'&quot;;[.C21];&quot;','&quot;;[.D21];&quot;','&quot;;[.E21];&quot;',&quot;;[.F21];&quot;,&quot;;[.G21];&quot;,&quot;;[.H21];&quot;),&quot;)" office:value-type="string" office:string-value="('Johanna','Magnusson','johanna.magnusson@localhost.nu','$2a$10$12c157d935283ad44d64au4bDOC3umdQMtWdHS7Ckb5uKV0v8WIFG',null,2,0),">
            <text:p>('Johanna','Magnusson','johanna.magnu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ma</text:p>
          </table:table-cell>
          <table:table-cell office:value-type="string">
            <text:p>Göran</text:p>
          </table:table-cell>
          <table:table-cell office:value-type="string">
            <text:p>Gustavsson</text:p>
          </table:table-cell>
          <table:table-cell table:formula="of:=LOWER(CONCATENATE([.A22];&quot;.&quot;;[.C22];&quot;@localhost.nu&quot;))" office:value-type="string" office:string-value="emma.gustavsson@localhost.nu">
            <text:p>emma.gustav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];&quot;'&quot;;&quot;,'&quot;;[.C22];&quot;','&quot;;[.D22];&quot;','&quot;;[.E22];&quot;',&quot;;[.F22];&quot;,&quot;;[.G22];&quot;,&quot;;[.H22];&quot;),&quot;)" office:value-type="string" office:string-value="('Emma','Gustavsson','emma.gustavsson@localhost.nu','$2a$10$12c157d935283ad44d64au4bDOC3umdQMtWdHS7Ckb5uKV0v8WIFG',null,2,0),">
            <text:p>('Emma','Gustavsson','emma.gustav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nnea</text:p>
          </table:table-cell>
          <table:table-cell office:value-type="string">
            <text:p>Daniel</text:p>
          </table:table-cell>
          <table:table-cell office:value-type="string">
            <text:p>Lindström</text:p>
          </table:table-cell>
          <table:table-cell table:formula="of:=LOWER(CONCATENATE([.A23];&quot;.&quot;;[.C23];&quot;@localhost.nu&quot;))" office:value-type="string" office:string-value="linnea.lindström@localhost.nu">
            <text:p>linnea.li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];&quot;'&quot;;&quot;,'&quot;;[.C23];&quot;','&quot;;[.D23];&quot;','&quot;;[.E23];&quot;',&quot;;[.F23];&quot;,&quot;;[.G23];&quot;,&quot;;[.H23];&quot;),&quot;)" office:value-type="string" office:string-value="('Linnea','Lindström','linnea.lindström@localhost.nu','$2a$10$12c157d935283ad44d64au4bDOC3umdQMtWdHS7Ckb5uKV0v8WIFG',null,2,0),">
            <text:p>('Linnea','Lindström','linnea.lin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ecilia</text:p>
          </table:table-cell>
          <table:table-cell office:value-type="string">
            <text:p>Gustav</text:p>
          </table:table-cell>
          <table:table-cell office:value-type="string">
            <text:p>Olofsson</text:p>
          </table:table-cell>
          <table:table-cell table:formula="of:=LOWER(CONCATENATE([.A24];&quot;.&quot;;[.C24];&quot;@localhost.nu&quot;))" office:value-type="string" office:string-value="cecilia.olofsson@localhost.nu">
            <text:p>cecilia.olo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];&quot;'&quot;;&quot;,'&quot;;[.C24];&quot;','&quot;;[.D24];&quot;','&quot;;[.E24];&quot;',&quot;;[.F24];&quot;,&quot;;[.G24];&quot;,&quot;;[.H24];&quot;),&quot;)" office:value-type="string" office:string-value="('Cecilia','Olofsson','cecilia.olofsson@localhost.nu','$2a$10$12c157d935283ad44d64au4bDOC3umdQMtWdHS7Ckb5uKV0v8WIFG',null,2,0),">
            <text:p>('Cecilia','Olofsson','cecilia.olof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ra</text:p>
          </table:table-cell>
          <table:table-cell office:value-type="string">
            <text:p>Magnus</text:p>
          </table:table-cell>
          <table:table-cell office:value-type="string">
            <text:p>Lindgren</text:p>
          </table:table-cell>
          <table:table-cell table:formula="of:=LOWER(CONCATENATE([.A25];&quot;.&quot;;[.C25];&quot;@localhost.nu&quot;))" office:value-type="string" office:string-value="sara.lindgren@localhost.nu">
            <text:p>sara.li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];&quot;'&quot;;&quot;,'&quot;;[.C25];&quot;','&quot;;[.D25];&quot;','&quot;;[.E25];&quot;',&quot;;[.F25];&quot;,&quot;;[.G25];&quot;,&quot;;[.H25];&quot;),&quot;)" office:value-type="string" office:string-value="('Sara','Lindgren','sara.lindgren@localhost.nu','$2a$10$12c157d935283ad44d64au4bDOC3umdQMtWdHS7Ckb5uKV0v8WIFG',null,2,0),">
            <text:p>('Sara','Lindgren','sara.lind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Ulla</text:p>
          </table:table-cell>
          <table:table-cell office:value-type="string">
            <text:p>Martin</text:p>
          </table:table-cell>
          <table:table-cell office:value-type="string">
            <text:p>Axelsson</text:p>
          </table:table-cell>
          <table:table-cell table:formula="of:=LOWER(CONCATENATE([.A26];&quot;.&quot;;[.C26];&quot;@localhost.nu&quot;))" office:value-type="string" office:string-value="ulla.axelsson@localhost.nu">
            <text:p>ulla.ax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];&quot;'&quot;;&quot;,'&quot;;[.C26];&quot;','&quot;;[.D26];&quot;','&quot;;[.E26];&quot;',&quot;;[.F26];&quot;,&quot;;[.G26];&quot;,&quot;;[.H26];&quot;),&quot;)" office:value-type="string" office:string-value="('Ulla','Axelsson','ulla.axelsson@localhost.nu','$2a$10$12c157d935283ad44d64au4bDOC3umdQMtWdHS7Ckb5uKV0v8WIFG',null,2,0),">
            <text:p>('Ulla','Axelsson','ulla.ax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ita</text:p>
          </table:table-cell>
          <table:table-cell office:value-type="string">
            <text:p>Stefan</text:p>
          </table:table-cell>
          <table:table-cell office:value-type="string">
            <text:p>Lundberg</text:p>
          </table:table-cell>
          <table:table-cell table:formula="of:=LOWER(CONCATENATE([.A27];&quot;.&quot;;[.C27];&quot;@localhost.nu&quot;))" office:value-type="string" office:string-value="anita.lundberg@localhost.nu">
            <text:p>anita.lu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];&quot;'&quot;;&quot;,'&quot;;[.C27];&quot;','&quot;;[.D27];&quot;','&quot;;[.E27];&quot;',&quot;;[.F27];&quot;,&quot;;[.G27];&quot;,&quot;;[.H27];&quot;),&quot;)" office:value-type="string" office:string-value="('Anita','Lundberg','anita.lundberg@localhost.nu','$2a$10$12c157d935283ad44d64au4bDOC3umdQMtWdHS7Ckb5uKV0v8WIFG',null,2,0),">
            <text:p>('Anita','Lundberg','anita.lun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n</text:p>
          </table:table-cell>
          <table:table-cell office:value-type="string">
            <text:p>Alexander</text:p>
          </table:table-cell>
          <table:table-cell office:value-type="string">
            <text:p>Bergström</text:p>
          </table:table-cell>
          <table:table-cell table:formula="of:=LOWER(CONCATENATE([.A28];&quot;.&quot;;[.C28];&quot;@localhost.nu&quot;))" office:value-type="string" office:string-value="elin.bergström@localhost.nu">
            <text:p>elin.ber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];&quot;'&quot;;&quot;,'&quot;;[.C28];&quot;','&quot;;[.D28];&quot;','&quot;;[.E28];&quot;',&quot;;[.F28];&quot;,&quot;;[.G28];&quot;,&quot;;[.H28];&quot;),&quot;)" office:value-type="string" office:string-value="('Elin','Bergström','elin.bergström@localhost.nu','$2a$10$12c157d935283ad44d64au4bDOC3umdQMtWdHS7Ckb5uKV0v8WIFG',null,2,0),">
            <text:p>('Elin','Bergström','elin.berg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ola</text:p>
          </table:table-cell>
          <table:table-cell office:value-type="string">
            <text:p>Andreas</text:p>
          </table:table-cell>
          <table:table-cell office:value-type="string">
            <text:p>Jakobsson</text:p>
          </table:table-cell>
          <table:table-cell table:formula="of:=LOWER(CONCATENATE([.A29];&quot;.&quot;;[.C29];&quot;@localhost.nu&quot;))" office:value-type="string" office:string-value="viola.jakobsson@localhost.nu">
            <text:p>viola.jakob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];&quot;'&quot;;&quot;,'&quot;;[.C29];&quot;','&quot;;[.D29];&quot;','&quot;;[.E29];&quot;',&quot;;[.F29];&quot;,&quot;;[.G29];&quot;,&quot;;[.H29];&quot;),&quot;)" office:value-type="string" office:string-value="('Viola','Jakobsson','viola.jakobsson@localhost.nu','$2a$10$12c157d935283ad44d64au4bDOC3umdQMtWdHS7Ckb5uKV0v8WIFG',null,2,0),">
            <text:p>('Viola','Jakobsson','viola.jakob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illa</text:p>
          </table:table-cell>
          <table:table-cell office:value-type="string">
            <text:p>Leif</text:p>
          </table:table-cell>
          <table:table-cell office:value-type="string">
            <text:p>Lundgren</text:p>
          </table:table-cell>
          <table:table-cell table:formula="of:=LOWER(CONCATENATE([.A30];&quot;.&quot;;[.C30];&quot;@localhost.nu&quot;))" office:value-type="string" office:string-value="gunilla.lundgren@localhost.nu">
            <text:p>gunilla.lu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];&quot;'&quot;;&quot;,'&quot;;[.C30];&quot;','&quot;;[.D30];&quot;','&quot;;[.E30];&quot;',&quot;;[.F30];&quot;,&quot;;[.G30];&quot;,&quot;;[.H30];&quot;),&quot;)" office:value-type="string" office:string-value="('Gunilla','Lundgren','gunilla.lundgren@localhost.nu','$2a$10$12c157d935283ad44d64au4bDOC3umdQMtWdHS7Ckb5uKV0v8WIFG',null,2,0),">
            <text:p>('Gunilla','Lundgren','gunilla.lund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ouise</text:p>
          </table:table-cell>
          <table:table-cell office:value-type="string">
            <text:p>John</text:p>
          </table:table-cell>
          <table:table-cell office:value-type="string">
            <text:p>Berg</text:p>
          </table:table-cell>
          <table:table-cell table:formula="of:=LOWER(CONCATENATE([.A31];&quot;.&quot;;[.C31];&quot;@localhost.nu&quot;))" office:value-type="string" office:string-value="louise.berg@localhost.nu">
            <text:p>louise.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];&quot;'&quot;;&quot;,'&quot;;[.C31];&quot;','&quot;;[.D31];&quot;','&quot;;[.E31];&quot;',&quot;;[.F31];&quot;,&quot;;[.G31];&quot;,&quot;;[.H31];&quot;),&quot;)" office:value-type="string" office:string-value="('Louise','Berg','louise.berg@localhost.nu','$2a$10$12c157d935283ad44d64au4bDOC3umdQMtWdHS7Ckb5uKV0v8WIFG',null,2,0),">
            <text:p>('Louise','Berg','louise.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nda</text:p>
          </table:table-cell>
          <table:table-cell office:value-type="string">
            <text:p>Bertil</text:p>
          </table:table-cell>
          <table:table-cell office:value-type="string">
            <text:p>Berglund</text:p>
          </table:table-cell>
          <table:table-cell table:formula="of:=LOWER(CONCATENATE([.A32];&quot;.&quot;;[.C32];&quot;@localhost.nu&quot;))" office:value-type="string" office:string-value="linda.berglund@localhost.nu">
            <text:p>linda.ber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];&quot;'&quot;;&quot;,'&quot;;[.C32];&quot;','&quot;;[.D32];&quot;','&quot;;[.E32];&quot;',&quot;;[.F32];&quot;,&quot;;[.G32];&quot;,&quot;;[.H32];&quot;),&quot;)" office:value-type="string" office:string-value="('Linda','Berglund','linda.berglund@localhost.nu','$2a$10$12c157d935283ad44d64au4bDOC3umdQMtWdHS7Ckb5uKV0v8WIFG',null,2,0),">
            <text:p>('Linda','Berglund','linda.ber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usanne</text:p>
          </table:table-cell>
          <table:table-cell office:value-type="string">
            <text:p>Arne</text:p>
          </table:table-cell>
          <table:table-cell office:value-type="string">
            <text:p>Fredriksson</text:p>
          </table:table-cell>
          <table:table-cell table:formula="of:=LOWER(CONCATENATE([.A33];&quot;.&quot;;[.C33];&quot;@localhost.nu&quot;))" office:value-type="string" office:string-value="susanne.fredriksson@localhost.nu">
            <text:p>susanne.fred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];&quot;'&quot;;&quot;,'&quot;;[.C33];&quot;','&quot;;[.D33];&quot;','&quot;;[.E33];&quot;',&quot;;[.F33];&quot;,&quot;;[.G33];&quot;,&quot;;[.H33];&quot;),&quot;)" office:value-type="string" office:string-value="('Susanne','Fredriksson','susanne.fredriksson@localhost.nu','$2a$10$12c157d935283ad44d64au4bDOC3umdQMtWdHS7Ckb5uKV0v8WIFG',null,2,0),">
            <text:p>('Susanne','Fredriksson','susanne.fredrik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tarina</text:p>
          </table:table-cell>
          <table:table-cell office:value-type="string">
            <text:p>Mats</text:p>
          </table:table-cell>
          <table:table-cell office:value-type="string">
            <text:p>Mattsson</text:p>
          </table:table-cell>
          <table:table-cell table:formula="of:=LOWER(CONCATENATE([.A34];&quot;.&quot;;[.C34];&quot;@localhost.nu&quot;))" office:value-type="string" office:string-value="katarina.mattsson@localhost.nu">
            <text:p>katarina.mat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];&quot;'&quot;;&quot;,'&quot;;[.C34];&quot;','&quot;;[.D34];&quot;','&quot;;[.E34];&quot;',&quot;;[.F34];&quot;,&quot;;[.G34];&quot;,&quot;;[.H34];&quot;),&quot;)" office:value-type="string" office:string-value="('Katarina','Mattsson','katarina.mattsson@localhost.nu','$2a$10$12c157d935283ad44d64au4bDOC3umdQMtWdHS7Ckb5uKV0v8WIFG',null,2,0),">
            <text:p>('Katarina','Mattsson','katarina.mat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lin</text:p>
          </table:table-cell>
          <table:table-cell office:value-type="string">
            <text:p>Ulf</text:p>
          </table:table-cell>
          <table:table-cell office:value-type="string">
            <text:p>Sandberg</text:p>
          </table:table-cell>
          <table:table-cell table:formula="of:=LOWER(CONCATENATE([.A35];&quot;.&quot;;[.C35];&quot;@localhost.nu&quot;))" office:value-type="string" office:string-value="malin.sandberg@localhost.nu">
            <text:p>malin.sa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];&quot;'&quot;;&quot;,'&quot;;[.C35];&quot;','&quot;;[.D35];&quot;','&quot;;[.E35];&quot;',&quot;;[.F35];&quot;,&quot;;[.G35];&quot;,&quot;;[.H35];&quot;),&quot;)" office:value-type="string" office:string-value="('Malin','Sandberg','malin.sandberg@localhost.nu','$2a$10$12c157d935283ad44d64au4bDOC3umdQMtWdHS7Ckb5uKV0v8WIFG',null,2,0),">
            <text:p>('Malin','Sandberg','malin.san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da</text:p>
          </table:table-cell>
          <table:table-cell office:value-type="string">
            <text:p>Ingemar</text:p>
          </table:table-cell>
          <table:table-cell office:value-type="string">
            <text:p>Henriksson</text:p>
          </table:table-cell>
          <table:table-cell table:formula="of:=LOWER(CONCATENATE([.A36];&quot;.&quot;;[.C36];&quot;@localhost.nu&quot;))" office:value-type="string" office:string-value="ida.henriksson@localhost.nu">
            <text:p>ida.henri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];&quot;'&quot;;&quot;,'&quot;;[.C36];&quot;','&quot;;[.D36];&quot;','&quot;;[.E36];&quot;',&quot;;[.F36];&quot;,&quot;;[.G36];&quot;,&quot;;[.H36];&quot;),&quot;)" office:value-type="string" office:string-value="('Ida','Henriksson','ida.henriksson@localhost.nu','$2a$10$12c157d935283ad44d64au4bDOC3umdQMtWdHS7Ckb5uKV0v8WIFG',null,2,0),">
            <text:p>('Ida','Henriksson','ida.henrik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anna</text:p>
          </table:table-cell>
          <table:table-cell office:value-type="string">
            <text:p>Björn</text:p>
          </table:table-cell>
          <table:table-cell office:value-type="string">
            <text:p>Sjöberg</text:p>
          </table:table-cell>
          <table:table-cell table:formula="of:=LOWER(CONCATENATE([.A37];&quot;.&quot;;[.C37];&quot;@localhost.nu&quot;))" office:value-type="string" office:string-value="hanna.sjöberg@localhost.nu">
            <text:p>hanna.sjö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];&quot;'&quot;;&quot;,'&quot;;[.C37];&quot;','&quot;;[.D37];&quot;','&quot;;[.E37];&quot;',&quot;;[.F37];&quot;,&quot;;[.G37];&quot;,&quot;;[.H37];&quot;),&quot;)" office:value-type="string" office:string-value="('Hanna','Sjöberg','hanna.sjöberg@localhost.nu','$2a$10$12c157d935283ad44d64au4bDOC3umdQMtWdHS7Ckb5uKV0v8WIFG',null,2,0),">
            <text:p>('Hanna','Sjöberg','hanna.sjö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enny</text:p>
          </table:table-cell>
          <table:table-cell office:value-type="string">
            <text:p>Henrik</text:p>
          </table:table-cell>
          <table:table-cell office:value-type="string">
            <text:p>Forsberg</text:p>
          </table:table-cell>
          <table:table-cell table:formula="of:=LOWER(CONCATENATE([.A38];&quot;.&quot;;[.C38];&quot;@localhost.nu&quot;))" office:value-type="string" office:string-value="jenny.forsberg@localhost.nu">
            <text:p>jenny.fors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];&quot;'&quot;;&quot;,'&quot;;[.C38];&quot;','&quot;;[.D38];&quot;','&quot;;[.E38];&quot;',&quot;;[.F38];&quot;,&quot;;[.G38];&quot;,&quot;;[.H38];&quot;),&quot;)" office:value-type="string" office:string-value="('Jenny','Forsberg','jenny.forsberg@localhost.nu','$2a$10$12c157d935283ad44d64au4bDOC3umdQMtWdHS7Ckb5uKV0v8WIFG',null,2,0),">
            <text:p>('Jenny','Forsberg','jenny.fors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rene</text:p>
          </table:table-cell>
          <table:table-cell office:value-type="string">
            <text:p>Christer</text:p>
          </table:table-cell>
          <table:table-cell office:value-type="string">
            <text:p>Lindqvist</text:p>
          </table:table-cell>
          <table:table-cell table:formula="of:=LOWER(CONCATENATE([.A39];&quot;.&quot;;[.C39];&quot;@localhost.nu&quot;))" office:value-type="string" office:string-value="irene.lindqvist@localhost.nu">
            <text:p>irene.li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];&quot;'&quot;;&quot;,'&quot;;[.C39];&quot;','&quot;;[.D39];&quot;','&quot;;[.E39];&quot;',&quot;;[.F39];&quot;,&quot;;[.G39];&quot;,&quot;;[.H39];&quot;),&quot;)" office:value-type="string" office:string-value="('Irene','Lindqvist','irene.lindqvist@localhost.nu','$2a$10$12c157d935283ad44d64au4bDOC3umdQMtWdHS7Ckb5uKV0v8WIFG',null,2,0),">
            <text:p>('Irene','Lindqvist','irene.lind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ina</text:p>
          </table:table-cell>
          <table:table-cell office:value-type="string">
            <text:p>Thomas</text:p>
          </table:table-cell>
          <table:table-cell office:value-type="string">
            <text:p>Engström</text:p>
          </table:table-cell>
          <table:table-cell table:formula="of:=LOWER(CONCATENATE([.A40];&quot;.&quot;;[.C40];&quot;@localhost.nu&quot;))" office:value-type="string" office:string-value="carina.engström@localhost.nu">
            <text:p>carina.en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];&quot;'&quot;;&quot;,'&quot;;[.C40];&quot;','&quot;;[.D40];&quot;','&quot;;[.E40];&quot;',&quot;;[.F40];&quot;,&quot;;[.G40];&quot;,&quot;;[.H40];&quot;),&quot;)" office:value-type="string" office:string-value="('Carina','Engström','carina.engström@localhost.nu','$2a$10$12c157d935283ad44d64au4bDOC3umdQMtWdHS7Ckb5uKV0v8WIFG',null,2,0),">
            <text:p>('Carina','Engström','carina.eng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arbro</text:p>
          </table:table-cell>
          <table:table-cell office:value-type="string">
            <text:p>Jonas</text:p>
          </table:table-cell>
          <table:table-cell office:value-type="string">
            <text:p>Lind</text:p>
          </table:table-cell>
          <table:table-cell table:formula="of:=LOWER(CONCATENATE([.A41];&quot;.&quot;;[.C41];&quot;@localhost.nu&quot;))" office:value-type="string" office:string-value="barbro.lind@localhost.nu">
            <text:p>barbro.li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];&quot;'&quot;;&quot;,'&quot;;[.C41];&quot;','&quot;;[.D41];&quot;','&quot;;[.E41];&quot;',&quot;;[.F41];&quot;,&quot;;[.G41];&quot;,&quot;;[.H41];&quot;),&quot;)" office:value-type="string" office:string-value="('Barbro','Lind','barbro.lind@localhost.nu','$2a$10$12c157d935283ad44d64au4bDOC3umdQMtWdHS7Ckb5uKV0v8WIFG',null,2,0),">
            <text:p>('Barbro','Lind','barbro.li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nica</text:p>
          </table:table-cell>
          <table:table-cell office:value-type="string">
            <text:p>Stig</text:p>
          </table:table-cell>
          <table:table-cell office:value-type="string">
            <text:p>Håkansson</text:p>
          </table:table-cell>
          <table:table-cell table:formula="of:=LOWER(CONCATENATE([.A42];&quot;.&quot;;[.C42];&quot;@localhost.nu&quot;))" office:value-type="string" office:string-value="monica.håkansson@localhost.nu">
            <text:p>monica.håk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];&quot;'&quot;;&quot;,'&quot;;[.C42];&quot;','&quot;;[.D42];&quot;','&quot;;[.E42];&quot;',&quot;;[.F42];&quot;,&quot;;[.G42];&quot;,&quot;;[.H42];&quot;),&quot;)" office:value-type="string" office:string-value="('Monica','Håkansson','monica.håkansson@localhost.nu','$2a$10$12c157d935283ad44d64au4bDOC3umdQMtWdHS7Ckb5uKV0v8WIFG',null,2,0),">
            <text:p>('Monica','Håkansson','monica.håk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sa</text:p>
          </table:table-cell>
          <table:table-cell office:value-type="string">
            <text:p>Axel</text:p>
          </table:table-cell>
          <table:table-cell office:value-type="string">
            <text:p>Danielsson</text:p>
          </table:table-cell>
          <table:table-cell table:formula="of:=LOWER(CONCATENATE([.A43];&quot;.&quot;;[.C43];&quot;@localhost.nu&quot;))" office:value-type="string" office:string-value="elsa.danielsson@localhost.nu">
            <text:p>elsa.dani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];&quot;'&quot;;&quot;,'&quot;;[.C43];&quot;','&quot;;[.D43];&quot;','&quot;;[.E43];&quot;',&quot;;[.F43];&quot;,&quot;;[.G43];&quot;,&quot;;[.H43];&quot;),&quot;)" office:value-type="string" office:string-value="('Elsa','Danielsson','elsa.danielsson@localhost.nu','$2a$10$12c157d935283ad44d64au4bDOC3umdQMtWdHS7Ckb5uKV0v8WIFG',null,2,0),">
            <text:p>('Elsa','Danielsson','elsa.dani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ktoria</text:p>
          </table:table-cell>
          <table:table-cell office:value-type="string">
            <text:p>Kjell</text:p>
          </table:table-cell>
          <table:table-cell office:value-type="string">
            <text:p>Eklund</text:p>
          </table:table-cell>
          <table:table-cell table:formula="of:=LOWER(CONCATENATE([.A44];&quot;.&quot;;[.C44];&quot;@localhost.nu&quot;))" office:value-type="string" office:string-value="viktoria.eklund@localhost.nu">
            <text:p>viktoria.e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];&quot;'&quot;;&quot;,'&quot;;[.C44];&quot;','&quot;;[.D44];&quot;','&quot;;[.E44];&quot;',&quot;;[.F44];&quot;,&quot;;[.G44];&quot;,&quot;;[.H44];&quot;),&quot;)" office:value-type="string" office:string-value="('Viktoria','Eklund','viktoria.eklund@localhost.nu','$2a$10$12c157d935283ad44d64au4bDOC3umdQMtWdHS7Ckb5uKV0v8WIFG',null,2,0),">
            <text:p>('Viktoria','Eklund','viktoria.e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Ulrika</text:p>
          </table:table-cell>
          <table:table-cell office:value-type="string">
            <text:p>Robert</text:p>
          </table:table-cell>
          <table:table-cell office:value-type="string">
            <text:p>Lundin</text:p>
          </table:table-cell>
          <table:table-cell table:formula="of:=LOWER(CONCATENATE([.A45];&quot;.&quot;;[.C45];&quot;@localhost.nu&quot;))" office:value-type="string" office:string-value="ulrika.lundin@localhost.nu">
            <text:p>ulrika.lu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];&quot;'&quot;;&quot;,'&quot;;[.C45];&quot;','&quot;;[.D45];&quot;','&quot;;[.E45];&quot;',&quot;;[.F45];&quot;,&quot;;[.G45];&quot;,&quot;;[.H45];&quot;),&quot;)" office:value-type="string" office:string-value="('Ulrika','Lundin','ulrika.lundin@localhost.nu','$2a$10$12c157d935283ad44d64au4bDOC3umdQMtWdHS7Ckb5uKV0v8WIFG',null,2,0),">
            <text:p>('Ulrika','Lundin','ulrika.lun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ika</text:p>
          </table:table-cell>
          <table:table-cell office:value-type="string">
            <text:p>Rolf</text:p>
          </table:table-cell>
          <table:table-cell office:value-type="string">
            <text:p>Gunnarsson</text:p>
          </table:table-cell>
          <table:table-cell table:formula="of:=LOWER(CONCATENATE([.A46];&quot;.&quot;;[.C46];&quot;@localhost.nu&quot;))" office:value-type="string" office:string-value="annika.gunnarsson@localhost.nu">
            <text:p>annika.gun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];&quot;'&quot;;&quot;,'&quot;;[.C46];&quot;','&quot;;[.D46];&quot;','&quot;;[.E46];&quot;',&quot;;[.F46];&quot;,&quot;;[.G46];&quot;,&quot;;[.H46];&quot;),&quot;)" office:value-type="string" office:string-value="('Annika','Gunnarsson','annika.gunnarsson@localhost.nu','$2a$10$12c157d935283ad44d64au4bDOC3umdQMtWdHS7Ckb5uKV0v8WIFG',null,2,0),">
            <text:p>('Annika','Gunnarsson','annika.gunn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v</text:p>
          </table:table-cell>
          <table:table-cell office:value-type="string">
            <text:p>Håkan</text:p>
          </table:table-cell>
          <table:table-cell office:value-type="string">
            <text:p>Holm</text:p>
          </table:table-cell>
          <table:table-cell table:formula="of:=LOWER(CONCATENATE([.A47];&quot;.&quot;;[.C47];&quot;@localhost.nu&quot;))" office:value-type="string" office:string-value="siv.holm@localhost.nu">
            <text:p>siv.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];&quot;'&quot;;&quot;,'&quot;;[.C47];&quot;','&quot;;[.D47];&quot;','&quot;;[.E47];&quot;',&quot;;[.F47];&quot;,&quot;;[.G47];&quot;,&quot;;[.H47];&quot;),&quot;)" office:value-type="string" office:string-value="('Siv','Holm','siv.holm@localhost.nu','$2a$10$12c157d935283ad44d64au4bDOC3umdQMtWdHS7Ckb5uKV0v8WIFG',null,2,0),">
            <text:p>('Siv','Holm','siv.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strid</text:p>
          </table:table-cell>
          <table:table-cell office:value-type="string">
            <text:p>David</text:p>
          </table:table-cell>
          <table:table-cell office:value-type="string">
            <text:p>Samuelsson</text:p>
          </table:table-cell>
          <table:table-cell table:formula="of:=LOWER(CONCATENATE([.A48];&quot;.&quot;;[.C48];&quot;@localhost.nu&quot;))" office:value-type="string" office:string-value="astrid.samuelsson@localhost.nu">
            <text:p>astrid.samu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];&quot;'&quot;;&quot;,'&quot;;[.C48];&quot;','&quot;;[.D48];&quot;','&quot;;[.E48];&quot;',&quot;;[.F48];&quot;,&quot;;[.G48];&quot;,&quot;;[.H48];&quot;),&quot;)" office:value-type="string" office:string-value="('Astrid','Samuelsson','astrid.samuelsson@localhost.nu','$2a$10$12c157d935283ad44d64au4bDOC3umdQMtWdHS7Ckb5uKV0v8WIFG',null,2,0),">
            <text:p>('Astrid','Samuelsson','astrid.samu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egerd</text:p>
          </table:table-cell>
          <table:table-cell office:value-type="string">
            <text:p>Emil</text:p>
          </table:table-cell>
          <table:table-cell office:value-type="string">
            <text:p>Bergman</text:p>
          </table:table-cell>
          <table:table-cell table:formula="of:=LOWER(CONCATENATE([.A49];&quot;.&quot;;[.C49];&quot;@localhost.nu&quot;))" office:value-type="string" office:string-value="ingegerd.bergman@localhost.nu">
            <text:p>ingegerd.ber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];&quot;'&quot;;&quot;,'&quot;;[.C49];&quot;','&quot;;[.D49];&quot;','&quot;;[.E49];&quot;',&quot;;[.F49];&quot;,&quot;;[.G49];&quot;,&quot;;[.H49];&quot;),&quot;)" office:value-type="string" office:string-value="('Ingegerd','Bergman','ingegerd.bergman@localhost.nu','$2a$10$12c157d935283ad44d64au4bDOC3umdQMtWdHS7Ckb5uKV0v8WIFG',null,2,0),">
            <text:p>('Ingegerd','Bergman','ingegerd.berg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ritt</text:p>
          </table:table-cell>
          <table:table-cell office:value-type="string">
            <text:p>Mattias</text:p>
          </table:table-cell>
          <table:table-cell office:value-type="string">
            <text:p>Fransson</text:p>
          </table:table-cell>
          <table:table-cell table:formula="of:=LOWER(CONCATENATE([.A50];&quot;.&quot;;[.C50];&quot;@localhost.nu&quot;))" office:value-type="string" office:string-value="britt.fransson@localhost.nu">
            <text:p>britt.fr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];&quot;'&quot;;&quot;,'&quot;;[.C50];&quot;','&quot;;[.D50];&quot;','&quot;;[.E50];&quot;',&quot;;[.F50];&quot;,&quot;;[.G50];&quot;,&quot;;[.H50];&quot;),&quot;)" office:value-type="string" office:string-value="('Britt','Fransson','britt.fransson@localhost.nu','$2a$10$12c157d935283ad44d64au4bDOC3umdQMtWdHS7Ckb5uKV0v8WIFG',null,2,0),">
            <text:p>('Britt','Fransson','britt.fr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Åsa</text:p>
          </table:table-cell>
          <table:table-cell office:value-type="string">
            <text:p>Roland</text:p>
          </table:table-cell>
          <table:table-cell office:value-type="string">
            <text:p>Johnsson</text:p>
          </table:table-cell>
          <table:table-cell table:formula="of:=LOWER(CONCATENATE([.A51];&quot;.&quot;;[.C51];&quot;@localhost.nu&quot;))" office:value-type="string" office:string-value="åsa.johnsson@localhost.nu">
            <text:p>åsa.joh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1];&quot;'&quot;;&quot;,'&quot;;[.C51];&quot;','&quot;;[.D51];&quot;','&quot;;[.E51];&quot;',&quot;;[.F51];&quot;,&quot;;[.G51];&quot;,&quot;;[.H51];&quot;),&quot;)" office:value-type="string" office:string-value="('Åsa','Johnsson','åsa.johnsson@localhost.nu','$2a$10$12c157d935283ad44d64au4bDOC3umdQMtWdHS7Ckb5uKV0v8WIFG',null,2,0),">
            <text:p>('Åsa','Johnsson','åsa.joh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Yvonne</text:p>
          </table:table-cell>
          <table:table-cell office:value-type="string">
            <text:p>Oskar</text:p>
          </table:table-cell>
          <table:table-cell office:value-type="string">
            <text:p>Lundqvist</text:p>
          </table:table-cell>
          <table:table-cell table:formula="of:=LOWER(CONCATENATE([.A52];&quot;.&quot;;[.C52];&quot;@localhost.nu&quot;))" office:value-type="string" office:string-value="yvonne.lundqvist@localhost.nu">
            <text:p>yvonne.lu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2];&quot;'&quot;;&quot;,'&quot;;[.C52];&quot;','&quot;;[.D52];&quot;','&quot;;[.E52];&quot;',&quot;;[.F52];&quot;,&quot;;[.G52];&quot;,&quot;;[.H52];&quot;),&quot;)" office:value-type="string" office:string-value="('Yvonne','Lundqvist','yvonne.lundqvist@localhost.nu','$2a$10$12c157d935283ad44d64au4bDOC3umdQMtWdHS7Ckb5uKV0v8WIFG',null,2,0),">
            <text:p>('Yvonne','Lundqvist','yvonne.lund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tilda</text:p>
          </table:table-cell>
          <table:table-cell office:value-type="string">
            <text:p>Ingvar</text:p>
          </table:table-cell>
          <table:table-cell office:value-type="string">
            <text:p>Nyström</text:p>
          </table:table-cell>
          <table:table-cell table:formula="of:=LOWER(CONCATENATE([.A53];&quot;.&quot;;[.C53];&quot;@localhost.nu&quot;))" office:value-type="string" office:string-value="matilda.nyström@localhost.nu">
            <text:p>matilda.ny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3];&quot;'&quot;;&quot;,'&quot;;[.C53];&quot;','&quot;;[.D53];&quot;','&quot;;[.E53];&quot;',&quot;;[.F53];&quot;,&quot;;[.G53];&quot;,&quot;;[.H53];&quot;),&quot;)" office:value-type="string" office:string-value="('Matilda','Nyström','matilda.nyström@localhost.nu','$2a$10$12c157d935283ad44d64au4bDOC3umdQMtWdHS7Ckb5uKV0v8WIFG',null,2,0),">
            <text:p>('Matilda','Nyström','matilda.ny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erese</text:p>
          </table:table-cell>
          <table:table-cell office:value-type="string">
            <text:p>Gustaf</text:p>
          </table:table-cell>
          <table:table-cell office:value-type="string">
            <text:p>Holmberg</text:p>
          </table:table-cell>
          <table:table-cell table:formula="of:=LOWER(CONCATENATE([.A54];&quot;.&quot;;[.C54];&quot;@localhost.nu&quot;))" office:value-type="string" office:string-value="therese.holmberg@localhost.nu">
            <text:p>therese.hol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4];&quot;'&quot;;&quot;,'&quot;;[.C54];&quot;','&quot;;[.D54];&quot;','&quot;;[.E54];&quot;',&quot;;[.F54];&quot;,&quot;;[.G54];&quot;,&quot;;[.H54];&quot;),&quot;)" office:value-type="string" office:string-value="('Therese','Holmberg','therese.holmberg@localhost.nu','$2a$10$12c157d935283ad44d64au4bDOC3umdQMtWdHS7Ckb5uKV0v8WIFG',null,2,0),">
            <text:p>('Therese','Holmberg','therese.holm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milla</text:p>
          </table:table-cell>
          <table:table-cell office:value-type="string">
            <text:p>Tommy</text:p>
          </table:table-cell>
          <table:table-cell office:value-type="string">
            <text:p>Arvidsson</text:p>
          </table:table-cell>
          <table:table-cell table:formula="of:=LOWER(CONCATENATE([.A55];&quot;.&quot;;[.C55];&quot;@localhost.nu&quot;))" office:value-type="string" office:string-value="camilla.arvidsson@localhost.nu">
            <text:p>camilla.arvi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5];&quot;'&quot;;&quot;,'&quot;;[.C55];&quot;','&quot;;[.D55];&quot;','&quot;;[.E55];&quot;',&quot;;[.F55];&quot;,&quot;;[.G55];&quot;,&quot;;[.H55];&quot;),&quot;)" office:value-type="string" office:string-value="('Camilla','Arvidsson','camilla.arvidsson@localhost.nu','$2a$10$12c157d935283ad44d64au4bDOC3umdQMtWdHS7Ckb5uKV0v8WIFG',null,2,0),">
            <text:p>('Camilla','Arvidsson','camilla.arvi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gneta</text:p>
          </table:table-cell>
          <table:table-cell office:value-type="string">
            <text:p>Patrik</text:p>
          </table:table-cell>
          <table:table-cell office:value-type="string">
            <text:p>Björk</text:p>
          </table:table-cell>
          <table:table-cell table:formula="of:=LOWER(CONCATENATE([.A56];&quot;.&quot;;[.C56];&quot;@localhost.nu&quot;))" office:value-type="string" office:string-value="agneta.björk@localhost.nu">
            <text:p>agneta.bjö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6];&quot;'&quot;;&quot;,'&quot;;[.C56];&quot;','&quot;;[.D56];&quot;','&quot;;[.E56];&quot;',&quot;;[.F56];&quot;,&quot;;[.G56];&quot;,&quot;;[.H56];&quot;),&quot;)" office:value-type="string" office:string-value="('Agneta','Björk','agneta.björk@localhost.nu','$2a$10$12c157d935283ad44d64au4bDOC3umdQMtWdHS7Ckb5uKV0v8WIFG',null,2,0),">
            <text:p>('Agneta','Björk','agneta.björ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</text:p>
          </table:table-cell>
          <table:table-cell office:value-type="string">
            <text:p>Michael</text:p>
          </table:table-cell>
          <table:table-cell office:value-type="string">
            <text:p>Isaksson</text:p>
          </table:table-cell>
          <table:table-cell table:formula="of:=LOWER(CONCATENATE([.A57];&quot;.&quot;;[.C57];&quot;@localhost.nu&quot;))" office:value-type="string" office:string-value="ann.isaksson@localhost.nu">
            <text:p>ann.isak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7];&quot;'&quot;;&quot;,'&quot;;[.C57];&quot;','&quot;;[.D57];&quot;','&quot;;[.E57];&quot;',&quot;;[.F57];&quot;,&quot;;[.G57];&quot;,&quot;;[.H57];&quot;),&quot;)" office:value-type="string" office:string-value="('Ann','Isaksson','ann.isaksson@localhost.nu','$2a$10$12c157d935283ad44d64au4bDOC3umdQMtWdHS7Ckb5uKV0v8WIFG',null,2,0),">
            <text:p>('Ann','Isaksson','ann.isak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manda</text:p>
          </table:table-cell>
          <table:table-cell office:value-type="string">
            <text:p>Roger</text:p>
          </table:table-cell>
          <table:table-cell office:value-type="string">
            <text:p>Nyberg</text:p>
          </table:table-cell>
          <table:table-cell table:formula="of:=LOWER(CONCATENATE([.A58];&quot;.&quot;;[.C58];&quot;@localhost.nu&quot;))" office:value-type="string" office:string-value="amanda.nyberg@localhost.nu">
            <text:p>amanda.ny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8];&quot;'&quot;;&quot;,'&quot;;[.C58];&quot;','&quot;;[.D58];&quot;','&quot;;[.E58];&quot;',&quot;;[.F58];&quot;,&quot;;[.G58];&quot;,&quot;;[.H58];&quot;),&quot;)" office:value-type="string" office:string-value="('Amanda','Nyberg','amanda.nyberg@localhost.nu','$2a$10$12c157d935283ad44d64au4bDOC3umdQMtWdHS7Ckb5uKV0v8WIFG',null,2,0),">
            <text:p>('Amanda','Nyberg','amanda.ny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ulia</text:p>
          </table:table-cell>
          <table:table-cell office:value-type="string">
            <text:p>Joakim</text:p>
          </table:table-cell>
          <table:table-cell office:value-type="string">
            <text:p>Söderberg</text:p>
          </table:table-cell>
          <table:table-cell table:formula="of:=LOWER(CONCATENATE([.A59];&quot;.&quot;;[.C59];&quot;@localhost.nu&quot;))" office:value-type="string" office:string-value="julia.söderberg@localhost.nu">
            <text:p>julia.söd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9];&quot;'&quot;;&quot;,'&quot;;[.C59];&quot;','&quot;;[.D59];&quot;','&quot;;[.E59];&quot;',&quot;;[.F59];&quot;,&quot;;[.G59];&quot;,&quot;;[.H59];&quot;),&quot;)" office:value-type="string" office:string-value="('Julia','Söderberg','julia.söderberg@localhost.nu','$2a$10$12c157d935283ad44d64au4bDOC3umdQMtWdHS7Ckb5uKV0v8WIFG',null,2,0),">
            <text:p>('Julia','Söderberg','julia.söde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</text:p>
          </table:table-cell>
          <table:table-cell office:value-type="string">
            <text:p>Christian</text:p>
          </table:table-cell>
          <table:table-cell office:value-type="string">
            <text:p>Mårtensson</text:p>
          </table:table-cell>
          <table:table-cell table:formula="of:=LOWER(CONCATENATE([.A60];&quot;.&quot;;[.C60];&quot;@localhost.nu&quot;))" office:value-type="string" office:string-value="gun.mårtensson@localhost.nu">
            <text:p>gun.mår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0];&quot;'&quot;;&quot;,'&quot;;[.C60];&quot;','&quot;;[.D60];&quot;','&quot;;[.E60];&quot;',&quot;;[.F60];&quot;,&quot;;[.G60];&quot;,&quot;;[.H60];&quot;),&quot;)" office:value-type="string" office:string-value="('Gun','Mårtensson','gun.mårtensson@localhost.nu','$2a$10$12c157d935283ad44d64au4bDOC3umdQMtWdHS7Ckb5uKV0v8WIFG',null,2,0),">
            <text:p>('Gun','Mårtensson','gun.mårte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ice</text:p>
          </table:table-cell>
          <table:table-cell office:value-type="string">
            <text:p>Olov</text:p>
          </table:table-cell>
          <table:table-cell office:value-type="string">
            <text:p>Wallin</text:p>
          </table:table-cell>
          <table:table-cell table:formula="of:=LOWER(CONCATENATE([.A61];&quot;.&quot;;[.C61];&quot;@localhost.nu&quot;))" office:value-type="string" office:string-value="alice.wallin@localhost.nu">
            <text:p>alice.w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1];&quot;'&quot;;&quot;,'&quot;;[.C61];&quot;','&quot;;[.D61];&quot;','&quot;;[.E61];&quot;',&quot;;[.F61];&quot;,&quot;;[.G61];&quot;,&quot;;[.H61];&quot;),&quot;)" office:value-type="string" office:string-value="('Alice','Wallin','alice.wallin@localhost.nu','$2a$10$12c157d935283ad44d64au4bDOC3umdQMtWdHS7Ckb5uKV0v8WIFG',null,2,0),">
            <text:p>('Alice','Wallin','alice.wal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a</text:p>
          </table:table-cell>
          <table:table-cell office:value-type="string">
            <text:p>Marcus</text:p>
          </table:table-cell>
          <table:table-cell office:value-type="string">
            <text:p>Nordström</text:p>
          </table:table-cell>
          <table:table-cell table:formula="of:=LOWER(CONCATENATE([.A62];&quot;.&quot;;[.C62];&quot;@localhost.nu&quot;))" office:value-type="string" office:string-value="inga.nordström@localhost.nu">
            <text:p>inga.nor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2];&quot;'&quot;;&quot;,'&quot;;[.C62];&quot;','&quot;;[.D62];&quot;','&quot;;[.E62];&quot;',&quot;;[.F62];&quot;,&quot;;[.G62];&quot;,&quot;;[.H62];&quot;),&quot;)" office:value-type="string" office:string-value="('Inga','Nordström','inga.nordström@localhost.nu','$2a$10$12c157d935283ad44d64au4bDOC3umdQMtWdHS7Ckb5uKV0v8WIFG',null,2,0),">
            <text:p>('Inga','Nordström','inga.nor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oline</text:p>
          </table:table-cell>
          <table:table-cell office:value-type="string">
            <text:p>Simon</text:p>
          </table:table-cell>
          <table:table-cell office:value-type="string">
            <text:p>Lundström</text:p>
          </table:table-cell>
          <table:table-cell table:formula="of:=LOWER(CONCATENATE([.A63];&quot;.&quot;;[.C63];&quot;@localhost.nu&quot;))" office:value-type="string" office:string-value="caroline.lundström@localhost.nu">
            <text:p>caroline.lu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3];&quot;'&quot;;&quot;,'&quot;;[.C63];&quot;','&quot;;[.D63];&quot;','&quot;;[.E63];&quot;',&quot;;[.F63];&quot;,&quot;;[.G63];&quot;,&quot;;[.H63];&quot;),&quot;)" office:value-type="string" office:string-value="('Caroline','Lundström','caroline.lundström@localhost.nu','$2a$10$12c157d935283ad44d64au4bDOC3umdQMtWdHS7Ckb5uKV0v8WIFG',null,2,0),">
            <text:p>('Caroline','Lundström','caroline.lun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erit</text:p>
          </table:table-cell>
          <table:table-cell office:value-type="string">
            <text:p>William</text:p>
          </table:table-cell>
          <table:table-cell office:value-type="string">
            <text:p>Eliasson</text:p>
          </table:table-cell>
          <table:table-cell table:formula="of:=LOWER(CONCATENATE([.A64];&quot;.&quot;;[.C64];&quot;@localhost.nu&quot;))" office:value-type="string" office:string-value="berit.eliasson@localhost.nu">
            <text:p>berit.eli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4];&quot;'&quot;;&quot;,'&quot;;[.C64];&quot;','&quot;;[.D64];&quot;','&quot;;[.E64];&quot;',&quot;;[.F64];&quot;,&quot;;[.G64];&quot;,&quot;;[.H64];&quot;),&quot;)" office:value-type="string" office:string-value="('Berit','Eliasson','berit.eliasson@localhost.nu','$2a$10$12c157d935283ad44d64au4bDOC3umdQMtWdHS7Ckb5uKV0v8WIFG',null,2,0),">
            <text:p>('Berit','Eliasson','berit.elia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eborg</text:p>
          </table:table-cell>
          <table:table-cell office:value-type="string">
            <text:p>Sebastian</text:p>
          </table:table-cell>
          <table:table-cell office:value-type="string">
            <text:p>Björklund</text:p>
          </table:table-cell>
          <table:table-cell table:formula="of:=LOWER(CONCATENATE([.A65];&quot;.&quot;;[.C65];&quot;@localhost.nu&quot;))" office:value-type="string" office:string-value="ingeborg.björklund@localhost.nu">
            <text:p>ingeborg.björ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5];&quot;'&quot;;&quot;,'&quot;;[.C65];&quot;','&quot;;[.D65];&quot;','&quot;;[.E65];&quot;',&quot;;[.F65];&quot;,&quot;;[.G65];&quot;,&quot;;[.H65];&quot;),&quot;)" office:value-type="string" office:string-value="('Ingeborg','Björklund','ingeborg.björklund@localhost.nu','$2a$10$12c157d935283ad44d64au4bDOC3umdQMtWdHS7Ckb5uKV0v8WIFG',null,2,0),">
            <text:p>('Ingeborg','Björklund','ingeborg.björ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a</text:p>
          </table:table-cell>
          <table:table-cell office:value-type="string">
            <text:p>Anton</text:p>
          </table:table-cell>
          <table:table-cell office:value-type="string">
            <text:p>Berggren</text:p>
          </table:table-cell>
          <table:table-cell table:formula="of:=LOWER(CONCATENATE([.A66];&quot;.&quot;;[.C66];&quot;@localhost.nu&quot;))" office:value-type="string" office:string-value="lisa.berggren@localhost.nu">
            <text:p>lisa.berg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6];&quot;'&quot;;&quot;,'&quot;;[.C66];&quot;','&quot;;[.D66];&quot;','&quot;;[.E66];&quot;',&quot;;[.F66];&quot;,&quot;;[.G66];&quot;,&quot;;[.H66];&quot;),&quot;)" office:value-type="string" office:string-value="('Lisa','Berggren','lisa.berggren@localhost.nu','$2a$10$12c157d935283ad44d64au4bDOC3umdQMtWdHS7Ckb5uKV0v8WIFG',null,2,0),">
            <text:p>('Lisa','Berggren','lisa.berg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ovisa</text:p>
          </table:table-cell>
          <table:table-cell office:value-type="string">
            <text:p>Tomas</text:p>
          </table:table-cell>
          <table:table-cell office:value-type="string">
            <text:p>Sandström</text:p>
          </table:table-cell>
          <table:table-cell table:formula="of:=LOWER(CONCATENATE([.A67];&quot;.&quot;;[.C67];&quot;@localhost.nu&quot;))" office:value-type="string" office:string-value="lovisa.sandström@localhost.nu">
            <text:p>lovisa.sa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7];&quot;'&quot;;&quot;,'&quot;;[.C67];&quot;','&quot;;[.D67];&quot;','&quot;;[.E67];&quot;',&quot;;[.F67];&quot;,&quot;;[.G67];&quot;,&quot;;[.H67];&quot;),&quot;)" office:value-type="string" office:string-value="('Lovisa','Sandström','lovisa.sandström@localhost.nu','$2a$10$12c157d935283ad44d64au4bDOC3umdQMtWdHS7Ckb5uKV0v8WIFG',null,2,0),">
            <text:p>('Lovisa','Sandström','lovisa.san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ette</text:p>
          </table:table-cell>
          <table:table-cell office:value-type="string">
            <text:p>Rune</text:p>
          </table:table-cell>
          <table:table-cell office:value-type="string">
            <text:p>Nordin</text:p>
          </table:table-cell>
          <table:table-cell table:formula="of:=LOWER(CONCATENATE([.A68];&quot;.&quot;;[.C68];&quot;@localhost.nu&quot;))" office:value-type="string" office:string-value="anette.nordin@localhost.nu">
            <text:p>anette.nor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8];&quot;'&quot;;&quot;,'&quot;;[.C68];&quot;','&quot;;[.D68];&quot;','&quot;;[.E68];&quot;',&quot;;[.F68];&quot;,&quot;;[.G68];&quot;,&quot;;[.H68];&quot;),&quot;)" office:value-type="string" office:string-value="('Anette','Nordin','anette.nordin@localhost.nu','$2a$10$12c157d935283ad44d64au4bDOC3umdQMtWdHS7Ckb5uKV0v8WIFG',null,2,0),">
            <text:p>('Anette','Nordin','anette.nor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arlotte</text:p>
          </table:table-cell>
          <table:table-cell office:value-type="string">
            <text:p>Ove</text:p>
          </table:table-cell>
          <table:table-cell office:value-type="string">
            <text:p>Ström</text:p>
          </table:table-cell>
          <table:table-cell table:formula="of:=LOWER(CONCATENATE([.A69];&quot;.&quot;;[.C69];&quot;@localhost.nu&quot;))" office:value-type="string" office:string-value="charlotte.ström@localhost.nu">
            <text:p>charlotte.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69];&quot;'&quot;;&quot;,'&quot;;[.C69];&quot;','&quot;;[.D69];&quot;','&quot;;[.E69];&quot;',&quot;;[.F69];&quot;,&quot;;[.G69];&quot;,&quot;;[.H69];&quot;),&quot;)" office:value-type="string" office:string-value="('Charlotte','Ström','charlotte.ström@localhost.nu','$2a$10$12c157d935283ad44d64au4bDOC3umdQMtWdHS7Ckb5uKV0v8WIFG',null,2,0),">
            <text:p>('Charlotte','Ström','charlotte.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ndra</text:p>
          </table:table-cell>
          <table:table-cell office:value-type="string">
            <text:p>Eric</text:p>
          </table:table-cell>
          <table:table-cell office:value-type="string">
            <text:p>Hermansson</text:p>
          </table:table-cell>
          <table:table-cell table:formula="of:=LOWER(CONCATENATE([.A70];&quot;.&quot;;[.C70];&quot;@localhost.nu&quot;))" office:value-type="string" office:string-value="sandra.hermansson@localhost.nu">
            <text:p>sandra.herm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0];&quot;'&quot;;&quot;,'&quot;;[.C70];&quot;','&quot;;[.D70];&quot;','&quot;;[.E70];&quot;',&quot;;[.F70];&quot;,&quot;;[.G70];&quot;,&quot;;[.H70];&quot;),&quot;)" office:value-type="string" office:string-value="('Sandra','Hermansson','sandra.hermansson@localhost.nu','$2a$10$12c157d935283ad44d64au4bDOC3umdQMtWdHS7Ckb5uKV0v8WIFG',null,2,0),">
            <text:p>('Sandra','Hermansson','sandra.herm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rida</text:p>
          </table:table-cell>
          <table:table-cell office:value-type="string">
            <text:p>Kent</text:p>
          </table:table-cell>
          <table:table-cell office:value-type="string">
            <text:p>Åberg</text:p>
          </table:table-cell>
          <table:table-cell table:formula="of:=LOWER(CONCATENATE([.A71];&quot;.&quot;;[.C71];&quot;@localhost.nu&quot;))" office:value-type="string" office:string-value="frida.åberg@localhost.nu">
            <text:p>frida.å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1];&quot;'&quot;;&quot;,'&quot;;[.C71];&quot;','&quot;;[.D71];&quot;','&quot;;[.E71];&quot;',&quot;;[.F71];&quot;,&quot;;[.G71];&quot;,&quot;;[.H71];&quot;),&quot;)" office:value-type="string" office:string-value="('Frida','Åberg','frida.åberg@localhost.nu','$2a$10$12c157d935283ad44d64au4bDOC3umdQMtWdHS7Ckb5uKV0v8WIFG',null,2,0),">
            <text:p>('Frida','Åberg','frida.å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fie</text:p>
          </table:table-cell>
          <table:table-cell office:value-type="string">
            <text:p>Johannes</text:p>
          </table:table-cell>
          <table:table-cell office:value-type="string">
            <text:p>Ekström</text:p>
          </table:table-cell>
          <table:table-cell table:formula="of:=LOWER(CONCATENATE([.A72];&quot;.&quot;;[.C72];&quot;@localhost.nu&quot;))" office:value-type="string" office:string-value="sofie.ekström@localhost.nu">
            <text:p>sofie.e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2];&quot;'&quot;;&quot;,'&quot;;[.C72];&quot;','&quot;;[.D72];&quot;','&quot;;[.E72];&quot;',&quot;;[.F72];&quot;,&quot;;[.G72];&quot;,&quot;;[.H72];&quot;),&quot;)" office:value-type="string" office:string-value="('Sofie','Ekström','sofie.ekström@localhost.nu','$2a$10$12c157d935283ad44d64au4bDOC3umdQMtWdHS7Ckb5uKV0v8WIFG',null,2,0),">
            <text:p>('Sofie','Ekström','sofie.ek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irgit</text:p>
          </table:table-cell>
          <table:table-cell office:value-type="string">
            <text:p>Tobias</text:p>
          </table:table-cell>
          <table:table-cell office:value-type="string">
            <text:p>Holmgren</text:p>
          </table:table-cell>
          <table:table-cell table:formula="of:=LOWER(CONCATENATE([.A73];&quot;.&quot;;[.C73];&quot;@localhost.nu&quot;))" office:value-type="string" office:string-value="birgit.holmgren@localhost.nu">
            <text:p>birgit.ho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3];&quot;'&quot;;&quot;,'&quot;;[.C73];&quot;','&quot;;[.D73];&quot;','&quot;;[.E73];&quot;',&quot;;[.F73];&quot;,&quot;;[.G73];&quot;,&quot;;[.H73];&quot;),&quot;)" office:value-type="string" office:string-value="('Birgit','Holmgren','birgit.holmgren@localhost.nu','$2a$10$12c157d935283ad44d64au4bDOC3umdQMtWdHS7Ckb5uKV0v8WIFG',null,2,0),">
            <text:p>('Birgit','Holmgren','birgit.holm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aretha</text:p>
          </table:table-cell>
          <table:table-cell office:value-type="string">
            <text:p>Oscar</text:p>
          </table:table-cell>
          <table:table-cell office:value-type="string">
            <text:p>Sundberg</text:p>
          </table:table-cell>
          <table:table-cell table:formula="of:=LOWER(CONCATENATE([.A74];&quot;.&quot;;[.C74];&quot;@localhost.nu&quot;))" office:value-type="string" office:string-value="margaretha.sundberg@localhost.nu">
            <text:p>margaretha.su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4];&quot;'&quot;;&quot;,'&quot;;[.C74];&quot;','&quot;;[.D74];&quot;','&quot;;[.E74];&quot;',&quot;;[.F74];&quot;,&quot;;[.G74];&quot;,&quot;;[.H74];&quot;),&quot;)" office:value-type="string" office:string-value="('Margaretha','Sundberg','margaretha.sundberg@localhost.nu','$2a$10$12c157d935283ad44d64au4bDOC3umdQMtWdHS7Ckb5uKV0v8WIFG',null,2,0),">
            <text:p>('Margaretha','Sundberg','margaretha.sun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arlotta</text:p>
          </table:table-cell>
          <table:table-cell office:value-type="string">
            <text:p>Gösta</text:p>
          </table:table-cell>
          <table:table-cell office:value-type="string">
            <text:p>Hedlund</text:p>
          </table:table-cell>
          <table:table-cell table:formula="of:=LOWER(CONCATENATE([.A75];&quot;.&quot;;[.C75];&quot;@localhost.nu&quot;))" office:value-type="string" office:string-value="charlotta.hedlund@localhost.nu">
            <text:p>charlotta.he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5];&quot;'&quot;;&quot;,'&quot;;[.C75];&quot;','&quot;;[.D75];&quot;','&quot;;[.E75];&quot;',&quot;;[.F75];&quot;,&quot;;[.G75];&quot;,&quot;;[.H75];&quot;),&quot;)" office:value-type="string" office:string-value="('Charlotta','Hedlund','charlotta.hedlund@localhost.nu','$2a$10$12c157d935283ad44d64au4bDOC3umdQMtWdHS7Ckb5uKV0v8WIFG',null,2,0),">
            <text:p>('Charlotta','Hedlund','charlotta.hed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elie</text:p>
          </table:table-cell>
          <table:table-cell office:value-type="string">
            <text:p>Viktor</text:p>
          </table:table-cell>
          <table:table-cell office:value-type="string">
            <text:p>Sjögren</text:p>
          </table:table-cell>
          <table:table-cell table:formula="of:=LOWER(CONCATENATE([.A76];&quot;.&quot;;[.C76];&quot;@localhost.nu&quot;))" office:value-type="string" office:string-value="emelie.sjögren@localhost.nu">
            <text:p>emelie.sjö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6];&quot;'&quot;;&quot;,'&quot;;[.C76];&quot;','&quot;;[.D76];&quot;','&quot;;[.E76];&quot;',&quot;;[.F76];&quot;,&quot;;[.G76];&quot;,&quot;;[.H76];&quot;),&quot;)" office:value-type="string" office:string-value="('Emelie','Sjögren','emelie.sjögren@localhost.nu','$2a$10$12c157d935283ad44d64au4bDOC3umdQMtWdHS7Ckb5uKV0v8WIFG',null,2,0),">
            <text:p>('Emelie','Sjögren','emelie.sjö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eli</text:p>
          </table:table-cell>
          <table:table-cell office:value-type="string">
            <text:p>Niklas</text:p>
          </table:table-cell>
          <table:table-cell office:value-type="string">
            <text:p>Martinsson</text:p>
          </table:table-cell>
          <table:table-cell table:formula="of:=LOWER(CONCATENATE([.A77];&quot;.&quot;;[.C77];&quot;@localhost.nu&quot;))" office:value-type="string" office:string-value="anneli.martinsson@localhost.nu">
            <text:p>anneli.mart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7];&quot;'&quot;;&quot;,'&quot;;[.C77];&quot;','&quot;;[.D77];&quot;','&quot;;[.E77];&quot;',&quot;;[.F77];&quot;,&quot;;[.G77];&quot;,&quot;;[.H77];&quot;),&quot;)" office:value-type="string" office:string-value="('Anneli','Martinsson','anneli.martinsson@localhost.nu','$2a$10$12c157d935283ad44d64au4bDOC3umdQMtWdHS7Ckb5uKV0v8WIFG',null,2,0),">
            <text:p>('Anneli','Martinsson','anneli.marti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rika</text:p>
          </table:table-cell>
          <table:table-cell office:value-type="string">
            <text:p>Jörgen</text:p>
          </table:table-cell>
          <table:table-cell office:value-type="string">
            <text:p>Dahlberg</text:p>
          </table:table-cell>
          <table:table-cell table:formula="of:=LOWER(CONCATENATE([.A78];&quot;.&quot;;[.C78];&quot;@localhost.nu&quot;))" office:value-type="string" office:string-value="erika.dahlberg@localhost.nu">
            <text:p>erika.d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8];&quot;'&quot;;&quot;,'&quot;;[.C78];&quot;','&quot;;[.D78];&quot;','&quot;;[.E78];&quot;',&quot;;[.F78];&quot;,&quot;;[.G78];&quot;,&quot;;[.H78];&quot;),&quot;)" office:value-type="string" office:string-value="('Erika','Dahlberg','erika.dahlberg@localhost.nu','$2a$10$12c157d935283ad44d64au4bDOC3umdQMtWdHS7Ckb5uKV0v8WIFG',null,2,0),">
            <text:p>('Erika','Dahlberg','erika.dah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ärta</text:p>
          </table:table-cell>
          <table:table-cell office:value-type="string">
            <text:p>Emanuel</text:p>
          </table:table-cell>
          <table:table-cell office:value-type="string">
            <text:p>Månsson</text:p>
          </table:table-cell>
          <table:table-cell table:formula="of:=LOWER(CONCATENATE([.A79];&quot;.&quot;;[.C79];&quot;@localhost.nu&quot;))" office:value-type="string" office:string-value="märta.månsson@localhost.nu">
            <text:p>märta.må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79];&quot;'&quot;;&quot;,'&quot;;[.C79];&quot;','&quot;;[.D79];&quot;','&quot;;[.E79];&quot;',&quot;;[.F79];&quot;,&quot;;[.G79];&quot;,&quot;;[.H79];&quot;),&quot;)" office:value-type="string" office:string-value="('Märta','Månsson','märta.månsson@localhost.nu','$2a$10$12c157d935283ad44d64au4bDOC3umdQMtWdHS7Ckb5uKV0v8WIFG',null,2,0),">
            <text:p>('Märta','Månsson','märta.må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bin</text:p>
          </table:table-cell>
          <table:table-cell office:value-type="string">
            <text:p>Öberg</text:p>
          </table:table-cell>
          <table:table-cell table:formula="of:=LOWER(CONCATENATE([.A80];&quot;.&quot;;[.C80];&quot;@localhost.nu&quot;))" office:value-type="string" office:string-value="jessica.öberg@localhost.nu">
            <text:p>jessica.ö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0];&quot;'&quot;;&quot;,'&quot;;[.C80];&quot;','&quot;;[.D80];&quot;','&quot;;[.E80];&quot;',&quot;;[.F80];&quot;,&quot;;[.G80];&quot;,&quot;;[.H80];&quot;),&quot;)" office:value-type="string" office:string-value="('Jessica','Öberg','jessica.öberg@localhost.nu','$2a$10$12c157d935283ad44d64au4bDOC3umdQMtWdHS7Ckb5uKV0v8WIFG',null,2,0),">
            <text:p>('Jessica','Öberg','jessica.ö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nel</text:p>
          </table:table-cell>
          <table:table-cell office:value-type="string">
            <text:p>Kurt</text:p>
          </table:table-cell>
          <table:table-cell office:value-type="string">
            <text:p>Abrahamsson</text:p>
          </table:table-cell>
          <table:table-cell table:formula="of:=LOWER(CONCATENATE([.A81];&quot;.&quot;;[.C81];&quot;@localhost.nu&quot;))" office:value-type="string" office:string-value="gunnel.abrahamsson@localhost.nu">
            <text:p>gunnel.abraha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1];&quot;'&quot;;&quot;,'&quot;;[.C81];&quot;','&quot;;[.D81];&quot;','&quot;;[.E81];&quot;',&quot;;[.F81];&quot;,&quot;;[.G81];&quot;,&quot;;[.H81];&quot;),&quot;)" office:value-type="string" office:string-value="('Gunnel','Abrahamsson','gunnel.abrahamsson@localhost.nu','$2a$10$12c157d935283ad44d64au4bDOC3umdQMtWdHS7Ckb5uKV0v8WIFG',null,2,0),">
            <text:p>('Gunnel','Abrahamsson','gunnel.abraham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Kenneth</text:p>
          </table:table-cell>
          <table:table-cell office:value-type="string">
            <text:p>Hellström</text:p>
          </table:table-cell>
          <table:table-cell table:formula="of:=LOWER(CONCATENATE([.A82];&quot;.&quot;;[.C82];&quot;@localhost.nu&quot;))" office:value-type="string" office:string-value="alexandra.hellström@localhost.nu">
            <text:p>alexandra.he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2];&quot;'&quot;;&quot;,'&quot;;[.C82];&quot;','&quot;;[.D82];&quot;','&quot;;[.E82];&quot;',&quot;;[.F82];&quot;,&quot;;[.G82];&quot;,&quot;;[.H82];&quot;),&quot;)" office:value-type="string" office:string-value="('Alexandra','Hellström','alexandra.hellström@localhost.nu','$2a$10$12c157d935283ad44d64au4bDOC3umdQMtWdHS7Ckb5uKV0v8WIFG',null,2,0),">
            <text:p>('Alexandra','Hellström','alexandra.hel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egärd</text:p>
          </table:table-cell>
          <table:table-cell office:value-type="string">
            <text:p>Hugo</text:p>
          </table:table-cell>
          <table:table-cell office:value-type="string">
            <text:p>Strömberg</text:p>
          </table:table-cell>
          <table:table-cell table:formula="of:=LOWER(CONCATENATE([.A83];&quot;.&quot;;[.C83];&quot;@localhost.nu&quot;))" office:value-type="string" office:string-value="ingegärd.strömberg@localhost.nu">
            <text:p>ingegärd.strö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3];&quot;'&quot;;&quot;,'&quot;;[.C83];&quot;','&quot;;[.D83];&quot;','&quot;;[.E83];&quot;',&quot;;[.F83];&quot;,&quot;;[.G83];&quot;,&quot;;[.H83];&quot;),&quot;)" office:value-type="string" office:string-value="('Ingegärd','Strömberg','ingegärd.strömberg@localhost.nu','$2a$10$12c157d935283ad44d64au4bDOC3umdQMtWdHS7Ckb5uKV0v8WIFG',null,2,0),">
            <text:p>('Ingegärd','Strömberg','ingegärd.ström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nja</text:p>
          </table:table-cell>
          <table:table-cell office:value-type="string">
            <text:p>Sten</text:p>
          </table:table-cell>
          <table:table-cell office:value-type="string">
            <text:p>Åkesson</text:p>
          </table:table-cell>
          <table:table-cell table:formula="of:=LOWER(CONCATENATE([.A84];&quot;.&quot;;[.C84];&quot;@localhost.nu&quot;))" office:value-type="string" office:string-value="sonja.åkesson@localhost.nu">
            <text:p>sonja.åk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4];&quot;'&quot;;&quot;,'&quot;;[.C84];&quot;','&quot;;[.D84];&quot;','&quot;;[.E84];&quot;',&quot;;[.F84];&quot;,&quot;;[.G84];&quot;,&quot;;[.H84];&quot;),&quot;)" office:value-type="string" office:string-value="('Sonja','Åkesson','sonja.åkesson@localhost.nu','$2a$10$12c157d935283ad44d64au4bDOC3umdQMtWdHS7Ckb5uKV0v8WIFG',null,2,0),">
            <text:p>('Sonja','Åkesson','sonja.åk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ctoria</text:p>
          </table:table-cell>
          <table:table-cell office:value-type="string">
            <text:p>Börje</text:p>
          </table:table-cell>
          <table:table-cell office:value-type="string">
            <text:p>Blomqvist</text:p>
          </table:table-cell>
          <table:table-cell table:formula="of:=LOWER(CONCATENATE([.A85];&quot;.&quot;;[.C85];&quot;@localhost.nu&quot;))" office:value-type="string" office:string-value="victoria.blomqvist@localhost.nu">
            <text:p>victoria.blo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5];&quot;'&quot;;&quot;,'&quot;;[.C85];&quot;','&quot;;[.D85];&quot;','&quot;;[.E85];&quot;',&quot;;[.F85];&quot;,&quot;;[.G85];&quot;,&quot;;[.H85];&quot;),&quot;)" office:value-type="string" office:string-value="('Victoria','Blomqvist','victoria.blomqvist@localhost.nu','$2a$10$12c157d935283ad44d64au4bDOC3umdQMtWdHS7Ckb5uKV0v8WIFG',null,2,0),">
            <text:p>('Victoria','Blomqvist','victoria.blom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ilia</text:p>
          </table:table-cell>
          <table:table-cell office:value-type="string">
            <text:p>Alf</text:p>
          </table:table-cell>
          <table:table-cell office:value-type="string">
            <text:p>Blom</text:p>
          </table:table-cell>
          <table:table-cell table:formula="of:=LOWER(CONCATENATE([.A86];&quot;.&quot;;[.C86];&quot;@localhost.nu&quot;))" office:value-type="string" office:string-value="emilia.blom@localhost.nu">
            <text:p>emilia.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6];&quot;'&quot;;&quot;,'&quot;;[.C86];&quot;','&quot;;[.D86];&quot;','&quot;;[.E86];&quot;',&quot;;[.F86];&quot;,&quot;;[.G86];&quot;,&quot;;[.H86];&quot;),&quot;)" office:value-type="string" office:string-value="('Emilia','Blom','emilia.blom@localhost.nu','$2a$10$12c157d935283ad44d64au4bDOC3umdQMtWdHS7Ckb5uKV0v8WIFG',null,2,0),">
            <text:p>('Emilia','Blom','emilia.blo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len</text:p>
          </table:table-cell>
          <table:table-cell office:value-type="string">
            <text:p>Filip</text:p>
          </table:table-cell>
          <table:table-cell office:value-type="string">
            <text:p>Jonasson</text:p>
          </table:table-cell>
          <table:table-cell table:formula="of:=LOWER(CONCATENATE([.A87];&quot;.&quot;;[.C87];&quot;@localhost.nu&quot;))" office:value-type="string" office:string-value="ellen.jonasson@localhost.nu">
            <text:p>ellen.jon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7];&quot;'&quot;;&quot;,'&quot;;[.C87];&quot;','&quot;;[.D87];&quot;','&quot;;[.E87];&quot;',&quot;;[.F87];&quot;,&quot;;[.G87];&quot;,&quot;;[.H87];&quot;),&quot;)" office:value-type="string" office:string-value="('Ellen','Jonasson','ellen.jonasson@localhost.nu','$2a$10$12c157d935283ad44d64au4bDOC3umdQMtWdHS7Ckb5uKV0v8WIFG',null,2,0),">
            <text:p>('Ellen','Jonasson','ellen.jona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bba</text:p>
          </table:table-cell>
          <table:table-cell office:value-type="string">
            <text:p>Adam</text:p>
          </table:table-cell>
          <table:table-cell office:value-type="string">
            <text:p>Norberg</text:p>
          </table:table-cell>
          <table:table-cell table:formula="of:=LOWER(CONCATENATE([.A88];&quot;.&quot;;[.C88];&quot;@localhost.nu&quot;))" office:value-type="string" office:string-value="ebba.norberg@localhost.nu">
            <text:p>ebba.no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8];&quot;'&quot;;&quot;,'&quot;;[.C88];&quot;','&quot;;[.D88];&quot;','&quot;;[.E88];&quot;',&quot;;[.F88];&quot;,&quot;;[.G88];&quot;,&quot;;[.H88];&quot;),&quot;)" office:value-type="string" office:string-value="('Ebba','Norberg','ebba.norberg@localhost.nu','$2a$10$12c157d935283ad44d64au4bDOC3umdQMtWdHS7Ckb5uKV0v8WIFG',null,2,0),">
            <text:p>('Ebba','Norberg','ebba.no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ia</text:p>
          </table:table-cell>
          <table:table-cell office:value-type="string">
            <text:p>Vilhelm</text:p>
          </table:table-cell>
          <table:table-cell office:value-type="string">
            <text:p>Sundström</text:p>
          </table:table-cell>
          <table:table-cell table:formula="of:=LOWER(CONCATENATE([.A89];&quot;.&quot;;[.C89];&quot;@localhost.nu&quot;))" office:value-type="string" office:string-value="pia.sundström@localhost.nu">
            <text:p>pia.su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89];&quot;'&quot;;&quot;,'&quot;;[.C89];&quot;','&quot;;[.D89];&quot;','&quot;;[.E89];&quot;',&quot;;[.F89];&quot;,&quot;;[.G89];&quot;,&quot;;[.H89];&quot;),&quot;)" office:value-type="string" office:string-value="('Pia','Sundström','pia.sundström@localhost.nu','$2a$10$12c157d935283ad44d64au4bDOC3umdQMtWdHS7Ckb5uKV0v8WIFG',null,2,0),">
            <text:p>('Pia','Sundström','pia.sun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na</text:p>
          </table:table-cell>
          <table:table-cell office:value-type="string">
            <text:p>Elias</text:p>
          </table:table-cell>
          <table:table-cell office:value-type="string">
            <text:p>Ek</text:p>
          </table:table-cell>
          <table:table-cell table:formula="of:=LOWER(CONCATENATE([.A90];&quot;.&quot;;[.C90];&quot;@localhost.nu&quot;))" office:value-type="string" office:string-value="mona.ek@localhost.nu">
            <text:p>mona.e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0];&quot;'&quot;;&quot;,'&quot;;[.C90];&quot;','&quot;;[.D90];&quot;','&quot;;[.E90];&quot;',&quot;;[.F90];&quot;,&quot;;[.G90];&quot;,&quot;;[.H90];&quot;),&quot;)" office:value-type="string" office:string-value="('Mona','Ek','mona.ek@localhost.nu','$2a$10$12c157d935283ad44d64au4bDOC3umdQMtWdHS7Ckb5uKV0v8WIFG',null,2,0),">
            <text:p>('Mona','Ek','mona.e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ut</text:p>
          </table:table-cell>
          <table:table-cell office:value-type="string">
            <text:p>Dan</text:p>
          </table:table-cell>
          <table:table-cell office:value-type="string">
            <text:p>Andreasson</text:p>
          </table:table-cell>
          <table:table-cell table:formula="of:=LOWER(CONCATENATE([.A91];&quot;.&quot;;[.C91];&quot;@localhost.nu&quot;))" office:value-type="string" office:string-value="rut.andreasson@localhost.nu">
            <text:p>rut.andre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1];&quot;'&quot;;&quot;,'&quot;;[.C91];&quot;','&quot;;[.D91];&quot;','&quot;;[.E91];&quot;',&quot;;[.F91];&quot;,&quot;;[.G91];&quot;,&quot;;[.H91];&quot;),&quot;)" office:value-type="string" office:string-value="('Rut','Andreasson','rut.andreasson@localhost.nu','$2a$10$12c157d935283ad44d64au4bDOC3umdQMtWdHS7Ckb5uKV0v8WIFG',null,2,0),">
            <text:p>('Rut','Andreasson','rut.andrea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erd</text:p>
          </table:table-cell>
          <table:table-cell office:value-type="string">
            <text:p>Linus</text:p>
          </table:table-cell>
          <table:table-cell office:value-type="string">
            <text:p>Lindholm</text:p>
          </table:table-cell>
          <table:table-cell table:formula="of:=LOWER(CONCATENATE([.A92];&quot;.&quot;;[.C92];&quot;@localhost.nu&quot;))" office:value-type="string" office:string-value="gerd.lindholm@localhost.nu">
            <text:p>gerd.lind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2];&quot;'&quot;;&quot;,'&quot;;[.C92];&quot;','&quot;;[.D92];&quot;','&quot;;[.E92];&quot;',&quot;;[.F92];&quot;,&quot;;[.G92];&quot;,&quot;;[.H92];&quot;),&quot;)" office:value-type="string" office:string-value="('Gerd','Lindholm','gerd.lindholm@localhost.nu','$2a$10$12c157d935283ad44d64au4bDOC3umdQMtWdHS7Ckb5uKV0v8WIFG',null,2,0),">
            <text:p>('Gerd','Lindholm','gerd.lind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ickard</text:p>
          </table:table-cell>
          <table:table-cell office:value-type="string">
            <text:p>Åström</text:p>
          </table:table-cell>
          <table:table-cell table:formula="of:=LOWER(CONCATENATE([.A93];&quot;.&quot;;[.C93];&quot;@localhost.nu&quot;))" office:value-type="string" office:string-value="madeleine.åström@localhost.nu">
            <text:p>madeleine.å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3];&quot;'&quot;;&quot;,'&quot;;[.C93];&quot;','&quot;;[.D93];&quot;','&quot;;[.E93];&quot;',&quot;;[.F93];&quot;,&quot;;[.G93];&quot;,&quot;;[.H93];&quot;),&quot;)" office:value-type="string" office:string-value="('Madeleine','Åström','madeleine.åström@localhost.nu','$2a$10$12c157d935283ad44d64au4bDOC3umdQMtWdHS7Ckb5uKV0v8WIFG',null,2,0),">
            <text:p>('Madeleine','Åström','madeleine.å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Torbjörn</text:p>
          </table:table-cell>
          <table:table-cell office:value-type="string">
            <text:p>Löfgren</text:p>
          </table:table-cell>
          <table:table-cell table:formula="of:=LOWER(CONCATENATE([.A94];&quot;.&quot;;[.C94];&quot;@localhost.nu&quot;))" office:value-type="string" office:string-value="karolina.löfgren@localhost.nu">
            <text:p>karolina.löf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4];&quot;'&quot;;&quot;,'&quot;;[.C94];&quot;','&quot;;[.D94];&quot;','&quot;;[.E94];&quot;',&quot;;[.F94];&quot;,&quot;;[.G94];&quot;,&quot;;[.H94];&quot;),&quot;)" office:value-type="string" office:string-value="('Karolina','Löfgren','karolina.löfgren@localhost.nu','$2a$10$12c157d935283ad44d64au4bDOC3umdQMtWdHS7Ckb5uKV0v8WIFG',null,2,0),">
            <text:p>('Karolina','Löfgren','karolina.löf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nika</text:p>
          </table:table-cell>
          <table:table-cell office:value-type="string">
            <text:p>Allan</text:p>
          </table:table-cell>
          <table:table-cell office:value-type="string">
            <text:p>Ivarsson</text:p>
          </table:table-cell>
          <table:table-cell table:formula="of:=LOWER(CONCATENATE([.A95];&quot;.&quot;;[.C95];&quot;@localhost.nu&quot;))" office:value-type="string" office:string-value="monika.ivarsson@localhost.nu">
            <text:p>monika.i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5];&quot;'&quot;;&quot;,'&quot;;[.C95];&quot;','&quot;;[.D95];&quot;','&quot;;[.E95];&quot;',&quot;;[.F95];&quot;,&quot;;[.G95];&quot;,&quot;;[.H95];&quot;),&quot;)" office:value-type="string" office:string-value="('Monika','Ivarsson','monika.ivarsson@localhost.nu','$2a$10$12c157d935283ad44d64au4bDOC3umdQMtWdHS7Ckb5uKV0v8WIFG',null,2,0),">
            <text:p>('Monika','Ivarsson','monika.iv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sefin</text:p>
          </table:table-cell>
          <table:table-cell office:value-type="string">
            <text:p>Wilhelm</text:p>
          </table:table-cell>
          <table:table-cell office:value-type="string">
            <text:p>Söderström</text:p>
          </table:table-cell>
          <table:table-cell table:formula="of:=LOWER(CONCATENATE([.A96];&quot;.&quot;;[.C96];&quot;@localhost.nu&quot;))" office:value-type="string" office:string-value="josefin.söderström@localhost.nu">
            <text:p>josefin.söd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6];&quot;'&quot;;&quot;,'&quot;;[.C96];&quot;','&quot;;[.D96];&quot;','&quot;;[.E96];&quot;',&quot;;[.F96];&quot;,&quot;;[.G96];&quot;,&quot;;[.H96];&quot;),&quot;)" office:value-type="string" office:string-value="('Josefin','Söderström','josefin.söderström@localhost.nu','$2a$10$12c157d935283ad44d64au4bDOC3umdQMtWdHS7Ckb5uKV0v8WIFG',null,2,0),">
            <text:p>('Josefin','Söderström','josefin.söder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a</text:p>
          </table:table-cell>
          <table:table-cell office:value-type="string">
            <text:p>Claes</text:p>
          </table:table-cell>
          <table:table-cell office:value-type="string">
            <text:p>Göransson</text:p>
          </table:table-cell>
          <table:table-cell table:formula="of:=LOWER(CONCATENATE([.A97];&quot;.&quot;;[.C97];&quot;@localhost.nu&quot;))" office:value-type="string" office:string-value="maja.göransson@localhost.nu">
            <text:p>maja.gör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7];&quot;'&quot;;&quot;,'&quot;;[.C97];&quot;','&quot;;[.D97];&quot;','&quot;;[.E97];&quot;',&quot;;[.F97];&quot;,&quot;;[.G97];&quot;,&quot;;[.H97];&quot;),&quot;)" office:value-type="string" office:string-value="('Maja','Göransson','maja.göransson@localhost.nu','$2a$10$12c157d935283ad44d64au4bDOC3umdQMtWdHS7Ckb5uKV0v8WIFG',null,2,0),">
            <text:p>('Maja','Göransson','maja.gör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</text:p>
          </table:table-cell>
          <table:table-cell office:value-type="string">
            <text:p>Georg</text:p>
          </table:table-cell>
          <table:table-cell office:value-type="string">
            <text:p>Falk</text:p>
          </table:table-cell>
          <table:table-cell table:formula="of:=LOWER(CONCATENATE([.A98];&quot;.&quot;;[.C98];&quot;@localhost.nu&quot;))" office:value-type="string" office:string-value="maj.falk@localhost.nu">
            <text:p>maj.fal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8];&quot;'&quot;;&quot;,'&quot;;[.C98];&quot;','&quot;;[.D98];&quot;','&quot;;[.E98];&quot;',&quot;;[.F98];&quot;,&quot;;[.G98];&quot;,&quot;;[.H98];&quot;),&quot;)" office:value-type="string" office:string-value="('Maj','Falk','maj.falk@localhost.nu','$2a$10$12c157d935283ad44d64au4bDOC3umdQMtWdHS7Ckb5uKV0v8WIFG',null,2,0),">
            <text:p>('Maj','Falk','maj.fal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en</text:p>
          </table:table-cell>
          <table:table-cell office:value-type="string">
            <text:p>Ola</text:p>
          </table:table-cell>
          <table:table-cell office:value-type="string">
            <text:p>Nyman</text:p>
          </table:table-cell>
          <table:table-cell table:formula="of:=LOWER(CONCATENATE([.A99];&quot;.&quot;;[.C99];&quot;@localhost.nu&quot;))" office:value-type="string" office:string-value="helen.nyman@localhost.nu">
            <text:p>helen.ny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99];&quot;'&quot;;&quot;,'&quot;;[.C99];&quot;','&quot;;[.D99];&quot;','&quot;;[.E99];&quot;',&quot;;[.F99];&quot;,&quot;;[.G99];&quot;,&quot;;[.H99];&quot;),&quot;)" office:value-type="string" office:string-value="('Helen','Nyman','helen.nyman@localhost.nu','$2a$10$12c157d935283ad44d64au4bDOC3umdQMtWdHS7Ckb5uKV0v8WIFG',null,2,0),">
            <text:p>('Helen','Nyman','helen.ny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it</text:p>
          </table:table-cell>
          <table:table-cell office:value-type="string">
            <text:p>Jonathan</text:p>
          </table:table-cell>
          <table:table-cell office:value-type="string">
            <text:p>Jensen</text:p>
          </table:table-cell>
          <table:table-cell table:formula="of:=LOWER(CONCATENATE([.A100];&quot;.&quot;;[.C100];&quot;@localhost.nu&quot;))" office:value-type="string" office:string-value="margit.jensen@localhost.nu">
            <text:p>margit.j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0];&quot;'&quot;;&quot;,'&quot;;[.C100];&quot;','&quot;;[.D100];&quot;','&quot;;[.E100];&quot;',&quot;;[.F100];&quot;,&quot;;[.G100];&quot;,&quot;;[.H100];&quot;),&quot;)" office:value-type="string" office:string-value="('Margit','Jensen','margit.jensen@localhost.nu','$2a$10$12c157d935283ad44d64au4bDOC3umdQMtWdHS7Ckb5uKV0v8WIFG',null,2,0),">
            <text:p>('Margit','Jensen','margit.je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ela</text:p>
          </table:table-cell>
          <table:table-cell office:value-type="string">
            <text:p>Jesper</text:p>
          </table:table-cell>
          <table:table-cell office:value-type="string">
            <text:p>Bergqvist</text:p>
          </table:table-cell>
          <table:table-cell table:formula="of:=LOWER(CONCATENATE([.A101];&quot;.&quot;;[.C101];&quot;@localhost.nu&quot;))" office:value-type="string" office:string-value="ingela.bergqvist@localhost.nu">
            <text:p>ingela.berg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1];&quot;'&quot;;&quot;,'&quot;;[.C101];&quot;','&quot;;[.D101];&quot;','&quot;;[.E101];&quot;',&quot;;[.F101];&quot;,&quot;;[.G101];&quot;,&quot;;[.H101];&quot;),&quot;)" office:value-type="string" office:string-value="('Ingela','Bergqvist','ingela.bergqvist@localhost.nu','$2a$10$12c157d935283ad44d64au4bDOC3umdQMtWdHS7Ckb5uKV0v8WIFG',null,2,0),">
            <text:p>('Ingela','Bergqvist','ingela.berg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Henry</text:p>
          </table:table-cell>
          <table:table-cell office:value-type="string">
            <text:p>Dahl</text:p>
          </table:table-cell>
          <table:table-cell table:formula="of:=LOWER(CONCATENATE([.A102];&quot;.&quot;;[.C102];&quot;@localhost.nu&quot;))" office:value-type="string" office:string-value="magdalena.dahl@localhost.nu">
            <text:p>magdalena.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2];&quot;'&quot;;&quot;,'&quot;;[.C102];&quot;','&quot;;[.D102];&quot;','&quot;;[.E102];&quot;',&quot;;[.F102];&quot;,&quot;;[.G102];&quot;,&quot;;[.H102];&quot;),&quot;)" office:value-type="string" office:string-value="('Magdalena','Dahl','magdalena.dahl@localhost.nu','$2a$10$12c157d935283ad44d64au4bDOC3umdQMtWdHS7Ckb5uKV0v8WIFG',null,2,0),">
            <text:p>('Magdalena','Dahl','magdalena.d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vor</text:p>
          </table:table-cell>
          <table:table-cell office:value-type="string">
            <text:p>Arvid</text:p>
          </table:table-cell>
          <table:table-cell office:value-type="string">
            <text:p>Lund</text:p>
          </table:table-cell>
          <table:table-cell table:formula="of:=LOWER(CONCATENATE([.A103];&quot;.&quot;;[.C103];&quot;@localhost.nu&quot;))" office:value-type="string" office:string-value="gunvor.lund@localhost.nu">
            <text:p>gunvor.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3];&quot;'&quot;;&quot;,'&quot;;[.C103];&quot;','&quot;;[.D103];&quot;','&quot;;[.E103];&quot;',&quot;;[.F103];&quot;,&quot;;[.G103];&quot;,&quot;;[.H103];&quot;),&quot;)" office:value-type="string" office:string-value="('Gunvor','Lund','gunvor.lund@localhost.nu','$2a$10$12c157d935283ad44d64au4bDOC3umdQMtWdHS7Ckb5uKV0v8WIFG',null,2,0),">
            <text:p>('Gunvor','Lund','gunvor.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elicia</text:p>
          </table:table-cell>
          <table:table-cell office:value-type="string">
            <text:p>Albin</text:p>
          </table:table-cell>
          <table:table-cell office:value-type="string">
            <text:p>Hansen</text:p>
          </table:table-cell>
          <table:table-cell table:formula="of:=LOWER(CONCATENATE([.A104];&quot;.&quot;;[.C104];&quot;@localhost.nu&quot;))" office:value-type="string" office:string-value="felicia.hansen@localhost.nu">
            <text:p>felicia.ha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4];&quot;'&quot;;&quot;,'&quot;;[.C104];&quot;','&quot;;[.D104];&quot;','&quot;;[.E104];&quot;',&quot;;[.F104];&quot;,&quot;;[.G104];&quot;,&quot;;[.H104];&quot;),&quot;)" office:value-type="string" office:string-value="('Felicia','Hansen','felicia.hansen@localhost.nu','$2a$10$12c157d935283ad44d64au4bDOC3umdQMtWdHS7Ckb5uKV0v8WIFG',null,2,0),">
            <text:p>('Felicia','Hansen','felicia.ha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lveig</text:p>
          </table:table-cell>
          <table:table-cell office:value-type="string">
            <text:p>Ivar</text:p>
          </table:table-cell>
          <table:table-cell office:value-type="string">
            <text:p>Möller</text:p>
          </table:table-cell>
          <table:table-cell table:formula="of:=LOWER(CONCATENATE([.A105];&quot;.&quot;;[.C105];&quot;@localhost.nu&quot;))" office:value-type="string" office:string-value="solveig.möller@localhost.nu">
            <text:p>solveig.möll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5];&quot;'&quot;;&quot;,'&quot;;[.C105];&quot;','&quot;;[.D105];&quot;','&quot;;[.E105];&quot;',&quot;;[.F105];&quot;,&quot;;[.G105];&quot;,&quot;;[.H105];&quot;),&quot;)" office:value-type="string" office:string-value="('Solveig','Möller','solveig.möller@localhost.nu','$2a$10$12c157d935283ad44d64au4bDOC3umdQMtWdHS7Ckb5uKV0v8WIFG',null,2,0),">
            <text:p>('Solveig','Möller','solveig.möll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tina</text:p>
          </table:table-cell>
          <table:table-cell office:value-type="string">
            <text:p>Bernt</text:p>
          </table:table-cell>
          <table:table-cell office:value-type="string">
            <text:p>Josefsson</text:p>
          </table:table-cell>
          <table:table-cell table:formula="of:=LOWER(CONCATENATE([.A106];&quot;.&quot;;[.C106];&quot;@localhost.nu&quot;))" office:value-type="string" office:string-value="stina.josefsson@localhost.nu">
            <text:p>stina.jose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6];&quot;'&quot;;&quot;,'&quot;;[.C106];&quot;','&quot;;[.D106];&quot;','&quot;;[.E106];&quot;',&quot;;[.F106];&quot;,&quot;;[.G106];&quot;,&quot;;[.H106];&quot;),&quot;)" office:value-type="string" office:string-value="('Stina','Josefsson','stina.josefsson@localhost.nu','$2a$10$12c157d935283ad44d64au4bDOC3umdQMtWdHS7Ckb5uKV0v8WIFG',null,2,0),">
            <text:p>('Stina','Josefsson','stina.josef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Olivia</text:p>
          </table:table-cell>
          <table:table-cell office:value-type="string">
            <text:p>Christoffer</text:p>
          </table:table-cell>
          <table:table-cell office:value-type="string">
            <text:p>Ali</text:p>
          </table:table-cell>
          <table:table-cell table:formula="of:=LOWER(CONCATENATE([.A107];&quot;.&quot;;[.C107];&quot;@localhost.nu&quot;))" office:value-type="string" office:string-value="olivia.ali@localhost.nu">
            <text:p>olivia.ali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7];&quot;'&quot;;&quot;,'&quot;;[.C107];&quot;','&quot;;[.D107];&quot;','&quot;;[.E107];&quot;',&quot;;[.F107];&quot;,&quot;;[.G107];&quot;,&quot;;[.H107];&quot;),&quot;)" office:value-type="string" office:string-value="('Olivia','Ali','olivia.ali@localhost.nu','$2a$10$12c157d935283ad44d64au4bDOC3umdQMtWdHS7Ckb5uKV0v8WIFG',null,2,0),">
            <text:p>('Olivia','Ali','olivia.ali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gnes</text:p>
          </table:table-cell>
          <table:table-cell office:value-type="string">
            <text:p>Joel</text:p>
          </table:table-cell>
          <table:table-cell office:value-type="string">
            <text:p>Palm</text:p>
          </table:table-cell>
          <table:table-cell table:formula="of:=LOWER(CONCATENATE([.A108];&quot;.&quot;;[.C108];&quot;@localhost.nu&quot;))" office:value-type="string" office:string-value="agnes.palm@localhost.nu">
            <text:p>agnes.p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8];&quot;'&quot;;&quot;,'&quot;;[.C108];&quot;','&quot;;[.D108];&quot;','&quot;;[.E108];&quot;',&quot;;[.F108];&quot;,&quot;;[.G108];&quot;,&quot;;[.H108];&quot;),&quot;)" office:value-type="string" office:string-value="('Agnes','Palm','agnes.palm@localhost.nu','$2a$10$12c157d935283ad44d64au4bDOC3umdQMtWdHS7Ckb5uKV0v8WIFG',null,2,0),">
            <text:p>('Agnes','Palm','agnes.pa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na</text:p>
          </table:table-cell>
          <table:table-cell office:value-type="string">
            <text:p>Inge</text:p>
          </table:table-cell>
          <table:table-cell office:value-type="string">
            <text:p>Borg</text:p>
          </table:table-cell>
          <table:table-cell table:formula="of:=LOWER(CONCATENATE([.A109];&quot;.&quot;;[.C109];&quot;@localhost.nu&quot;))" office:value-type="string" office:string-value="lina.borg@localhost.nu">
            <text:p>lina.bo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09];&quot;'&quot;;&quot;,'&quot;;[.C109];&quot;','&quot;;[.D109];&quot;','&quot;;[.E109];&quot;',&quot;;[.F109];&quot;,&quot;;[.G109];&quot;,&quot;;[.H109];&quot;),&quot;)" office:value-type="string" office:string-value="('Lina','Borg','lina.borg@localhost.nu','$2a$10$12c157d935283ad44d64au4bDOC3umdQMtWdHS7Ckb5uKV0v8WIFG',null,2,0),">
            <text:p>('Lina','Borg','lina.bo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beth</text:p>
          </table:table-cell>
          <table:table-cell office:value-type="string">
            <text:p>Evert</text:p>
          </table:table-cell>
          <table:table-cell office:value-type="string">
            <text:p>Englund</text:p>
          </table:table-cell>
          <table:table-cell table:formula="of:=LOWER(CONCATENATE([.A110];&quot;.&quot;;[.C110];&quot;@localhost.nu&quot;))" office:value-type="string" office:string-value="lisbeth.englund@localhost.nu">
            <text:p>lisbeth.en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0];&quot;'&quot;;&quot;,'&quot;;[.C110];&quot;','&quot;;[.D110];&quot;','&quot;;[.E110];&quot;',&quot;;[.F110];&quot;,&quot;;[.G110];&quot;,&quot;;[.H110];&quot;),&quot;)" office:value-type="string" office:string-value="('Lisbeth','Englund','lisbeth.englund@localhost.nu','$2a$10$12c157d935283ad44d64au4bDOC3umdQMtWdHS7Ckb5uKV0v8WIFG',null,2,0),">
            <text:p>('Lisbeth','Englund','lisbeth.en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ernilla</text:p>
          </table:table-cell>
          <table:table-cell office:value-type="string">
            <text:p>Bror</text:p>
          </table:table-cell>
          <table:table-cell office:value-type="string">
            <text:p>Davidsson</text:p>
          </table:table-cell>
          <table:table-cell table:formula="of:=LOWER(CONCATENATE([.A111];&quot;.&quot;;[.C111];&quot;@localhost.nu&quot;))" office:value-type="string" office:string-value="pernilla.davidsson@localhost.nu">
            <text:p>pernilla.davi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1];&quot;'&quot;;&quot;,'&quot;;[.C111];&quot;','&quot;;[.D111];&quot;','&quot;;[.E111];&quot;',&quot;;[.F111];&quot;,&quot;;[.G111];&quot;,&quot;;[.H111];&quot;),&quot;)" office:value-type="string" office:string-value="('Pernilla','Davidsson','pernilla.davidsson@localhost.nu','$2a$10$12c157d935283ad44d64au4bDOC3umdQMtWdHS7Ckb5uKV0v8WIFG',null,2,0),">
            <text:p>('Pernilla','Davidsson','pernilla.davi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e</text:p>
          </table:table-cell>
          <table:table-cell office:value-type="string">
            <text:p>Paul</text:p>
          </table:table-cell>
          <table:table-cell office:value-type="string">
            <text:p>Hallberg</text:p>
          </table:table-cell>
          <table:table-cell table:formula="of:=LOWER(CONCATENATE([.A112];&quot;.&quot;;[.C112];&quot;@localhost.nu&quot;))" office:value-type="string" office:string-value="anne.hallberg@localhost.nu">
            <text:p>anne.ha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2];&quot;'&quot;;&quot;,'&quot;;[.C112];&quot;','&quot;;[.D112];&quot;','&quot;;[.E112];&quot;',&quot;;[.F112];&quot;,&quot;;[.G112];&quot;,&quot;;[.H112];&quot;),&quot;)" office:value-type="string" office:string-value="('Anne','Hallberg','anne.hallberg@localhost.nu','$2a$10$12c157d935283ad44d64au4bDOC3umdQMtWdHS7Ckb5uKV0v8WIFG',null,2,0),">
            <text:p>('Anne','Hallberg','anne.hal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ta</text:p>
          </table:table-cell>
          <table:table-cell office:value-type="string">
            <text:p>Birger</text:p>
          </table:table-cell>
          <table:table-cell office:value-type="string">
            <text:p>Ottosson</text:p>
          </table:table-cell>
          <table:table-cell table:formula="of:=LOWER(CONCATENATE([.A113];&quot;.&quot;;[.C113];&quot;@localhost.nu&quot;))" office:value-type="string" office:string-value="marita.ottosson@localhost.nu">
            <text:p>marita.otto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3];&quot;'&quot;;&quot;,'&quot;;[.C113];&quot;','&quot;;[.D113];&quot;','&quot;;[.E113];&quot;',&quot;;[.F113];&quot;,&quot;;[.G113];&quot;,&quot;;[.H113];&quot;),&quot;)" office:value-type="string" office:string-value="('Marita','Ottosson','marita.ottosson@localhost.nu','$2a$10$12c157d935283ad44d64au4bDOC3umdQMtWdHS7Ckb5uKV0v8WIFG',null,2,0),">
            <text:p>('Marita','Ottosson','marita.otto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sefine</text:p>
          </table:table-cell>
          <table:table-cell office:value-type="string">
            <text:p>Krister</text:p>
          </table:table-cell>
          <table:table-cell office:value-type="string">
            <text:p>Sjöström</text:p>
          </table:table-cell>
          <table:table-cell table:formula="of:=LOWER(CONCATENATE([.A114];&quot;.&quot;;[.C114];&quot;@localhost.nu&quot;))" office:value-type="string" office:string-value="josefine.sjöström@localhost.nu">
            <text:p>josefine.sjö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4];&quot;'&quot;;&quot;,'&quot;;[.C114];&quot;','&quot;;[.D114];&quot;','&quot;;[.E114];&quot;',&quot;;[.F114];&quot;,&quot;;[.G114];&quot;,&quot;;[.H114];&quot;),&quot;)" office:value-type="string" office:string-value="('Josefine','Sjöström','josefine.sjöström@localhost.nu','$2a$10$12c157d935283ad44d64au4bDOC3umdQMtWdHS7Ckb5uKV0v8WIFG',null,2,0),">
            <text:p>('Josefine','Sjöström','josefine.sjö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elina</text:p>
          </table:table-cell>
          <table:table-cell office:value-type="string">
            <text:p>Jens</text:p>
          </table:table-cell>
          <table:table-cell office:value-type="string">
            <text:p>Boström</text:p>
          </table:table-cell>
          <table:table-cell table:formula="of:=LOWER(CONCATENATE([.A115];&quot;.&quot;;[.C115];&quot;@localhost.nu&quot;))" office:value-type="string" office:string-value="evelina.boström@localhost.nu">
            <text:p>evelina.bo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5];&quot;'&quot;;&quot;,'&quot;;[.C115];&quot;','&quot;;[.D115];&quot;','&quot;;[.E115];&quot;',&quot;;[.F115];&quot;,&quot;;[.G115];&quot;,&quot;;[.H115];&quot;),&quot;)" office:value-type="string" office:string-value="('Evelina','Boström','evelina.boström@localhost.nu','$2a$10$12c157d935283ad44d64au4bDOC3umdQMtWdHS7Ckb5uKV0v8WIFG',null,2,0),">
            <text:p>('Evelina','Boström','evelina.bo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gne</text:p>
          </table:table-cell>
          <table:table-cell office:value-type="string">
            <text:p>Markus</text:p>
          </table:table-cell>
          <table:table-cell office:value-type="string">
            <text:p>Lindblom</text:p>
          </table:table-cell>
          <table:table-cell table:formula="of:=LOWER(CONCATENATE([.A116];&quot;.&quot;;[.C116];&quot;@localhost.nu&quot;))" office:value-type="string" office:string-value="signe.lindblom@localhost.nu">
            <text:p>signe.lind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6];&quot;'&quot;;&quot;,'&quot;;[.C116];&quot;','&quot;;[.D116];&quot;','&quot;;[.E116];&quot;',&quot;;[.F116];&quot;,&quot;;[.G116];&quot;,&quot;;[.H116];&quot;),&quot;)" office:value-type="string" office:string-value="('Signe','Lindblom','signe.lindblom@localhost.nu','$2a$10$12c157d935283ad44d64au4bDOC3umdQMtWdHS7Ckb5uKV0v8WIFG',null,2,0),">
            <text:p>('Signe','Lindblom','signe.lindblo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ritt-Marie</text:p>
          </table:table-cell>
          <table:table-cell office:value-type="string">
            <text:p>Harry</text:p>
          </table:table-cell>
          <table:table-cell office:value-type="string">
            <text:p>Söderlund</text:p>
          </table:table-cell>
          <table:table-cell table:formula="of:=LOWER(CONCATENATE([.A117];&quot;.&quot;;[.C117];&quot;@localhost.nu&quot;))" office:value-type="string" office:string-value="britt-marie.söderlund@localhost.nu">
            <text:p>britt-marie.söd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7];&quot;'&quot;;&quot;,'&quot;;[.C117];&quot;','&quot;;[.D117];&quot;','&quot;;[.E117];&quot;',&quot;;[.F117];&quot;,&quot;;[.G117];&quot;,&quot;;[.H117];&quot;),&quot;)" office:value-type="string" office:string-value="('Britt-Marie','Söderlund','britt-marie.söderlund@localhost.nu','$2a$10$12c157d935283ad44d64au4bDOC3umdQMtWdHS7Ckb5uKV0v8WIFG',null,2,0),">
            <text:p>('Britt-Marie','Söderlund','britt-marie.söder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la</text:p>
          </table:table-cell>
          <table:table-cell office:value-type="string">
            <text:p>Victor</text:p>
          </table:table-cell>
          <table:table-cell office:value-type="string">
            <text:p>Adolfsson</text:p>
          </table:table-cell>
          <table:table-cell table:formula="of:=LOWER(CONCATENATE([.A118];&quot;.&quot;;[.C118];&quot;@localhost.nu&quot;))" office:value-type="string" office:string-value="ella.adolfsson@localhost.nu">
            <text:p>ella.adol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8];&quot;'&quot;;&quot;,'&quot;;[.C118];&quot;','&quot;;[.D118];&quot;','&quot;;[.E118];&quot;',&quot;;[.F118];&quot;,&quot;;[.G118];&quot;,&quot;;[.H118];&quot;),&quot;)" office:value-type="string" office:string-value="('Ella','Adolfsson','ella.adolfsson@localhost.nu','$2a$10$12c157d935283ad44d64au4bDOC3umdQMtWdHS7Ckb5uKV0v8WIFG',null,2,0),">
            <text:p>('Ella','Adolfsson','ella.adolf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drun</text:p>
          </table:table-cell>
          <table:table-cell office:value-type="string">
            <text:p>Samuel</text:p>
          </table:table-cell>
          <table:table-cell office:value-type="string">
            <text:p>Ekman</text:p>
          </table:table-cell>
          <table:table-cell table:formula="of:=LOWER(CONCATENATE([.A119];&quot;.&quot;;[.C119];&quot;@localhost.nu&quot;))" office:value-type="string" office:string-value="gudrun.ekman@localhost.nu">
            <text:p>gudrun.e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19];&quot;'&quot;;&quot;,'&quot;;[.C119];&quot;','&quot;;[.D119];&quot;','&quot;;[.E119];&quot;',&quot;;[.F119];&quot;,&quot;;[.G119];&quot;,&quot;;[.H119];&quot;),&quot;)" office:value-type="string" office:string-value="('Gudrun','Ekman','gudrun.ekman@localhost.nu','$2a$10$12c157d935283ad44d64au4bDOC3umdQMtWdHS7Ckb5uKV0v8WIFG',null,2,0),">
            <text:p>('Gudrun','Ekman','gudrun.ek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lian</text:p>
          </table:table-cell>
          <table:table-cell office:value-type="string">
            <text:p>Folke</text:p>
          </table:table-cell>
          <table:table-cell office:value-type="string">
            <text:p>Börjesson</text:p>
          </table:table-cell>
          <table:table-cell table:formula="of:=LOWER(CONCATENATE([.A120];&quot;.&quot;;[.C120];&quot;@localhost.nu&quot;))" office:value-type="string" office:string-value="lilian.börjesson@localhost.nu">
            <text:p>lilian.börj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0];&quot;'&quot;;&quot;,'&quot;;[.C120];&quot;','&quot;;[.D120];&quot;','&quot;;[.E120];&quot;',&quot;;[.F120];&quot;,&quot;;[.G120];&quot;,&quot;;[.H120];&quot;),&quot;)" office:value-type="string" office:string-value="('Lilian','Börjesson','lilian.börjesson@localhost.nu','$2a$10$12c157d935283ad44d64au4bDOC3umdQMtWdHS7Ckb5uKV0v8WIFG',null,2,0),">
            <text:p>('Lilian','Börjesson','lilian.börj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eanette</text:p>
          </table:table-cell>
          <table:table-cell office:value-type="string">
            <text:p>Olle</text:p>
          </table:table-cell>
          <table:table-cell office:value-type="string">
            <text:p>Rosén</text:p>
          </table:table-cell>
          <table:table-cell table:formula="of:=LOWER(CONCATENATE([.A121];&quot;.&quot;;[.C121];&quot;@localhost.nu&quot;))" office:value-type="string" office:string-value="jeanette.rosén@localhost.nu">
            <text:p>jeanette.ros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1];&quot;'&quot;;&quot;,'&quot;;[.C121];&quot;','&quot;;[.D121];&quot;','&quot;;[.E121];&quot;',&quot;;[.F121];&quot;,&quot;;[.G121];&quot;,&quot;;[.H121];&quot;),&quot;)" office:value-type="string" office:string-value="('Jeanette','Rosén','jeanette.rosén@localhost.nu','$2a$10$12c157d935283ad44d64au4bDOC3umdQMtWdHS7Ckb5uKV0v8WIFG',null,2,0),">
            <text:p>('Jeanette','Rosén','jeanette.ros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ene</text:p>
          </table:table-cell>
          <table:table-cell office:value-type="string">
            <text:p>Max</text:p>
          </table:table-cell>
          <table:table-cell office:value-type="string">
            <text:p>Bäckström</text:p>
          </table:table-cell>
          <table:table-cell table:formula="of:=LOWER(CONCATENATE([.A122];&quot;.&quot;;[.C122];&quot;@localhost.nu&quot;))" office:value-type="string" office:string-value="helene.bäckström@localhost.nu">
            <text:p>helene.bäc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2];&quot;'&quot;;&quot;,'&quot;;[.C122];&quot;','&quot;;[.D122];&quot;','&quot;;[.E122];&quot;',&quot;;[.F122];&quot;,&quot;;[.G122];&quot;,&quot;;[.H122];&quot;),&quot;)" office:value-type="string" office:string-value="('Helene','Bäckström','helene.bäckström@localhost.nu','$2a$10$12c157d935283ad44d64au4bDOC3umdQMtWdHS7Ckb5uKV0v8WIFG',null,2,0),">
            <text:p>('Helene','Bäckström','helene.bäck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-Britt</text:p>
          </table:table-cell>
          <table:table-cell office:value-type="string">
            <text:p>Ragnar</text:p>
          </table:table-cell>
          <table:table-cell office:value-type="string">
            <text:p>Nygren</text:p>
          </table:table-cell>
          <table:table-cell table:formula="of:=LOWER(CONCATENATE([.A123];&quot;.&quot;;[.C123];&quot;@localhost.nu&quot;))" office:value-type="string" office:string-value="maj-britt.nygren@localhost.nu">
            <text:p>maj-britt.ny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3];&quot;'&quot;;&quot;,'&quot;;[.C123];&quot;','&quot;;[.D123];&quot;','&quot;;[.E123];&quot;',&quot;;[.F123];&quot;,&quot;;[.G123];&quot;,&quot;;[.H123];&quot;),&quot;)" office:value-type="string" office:string-value="('Maj-Britt','Nygren','maj-britt.nygren@localhost.nu','$2a$10$12c157d935283ad44d64au4bDOC3umdQMtWdHS7Ckb5uKV0v8WIFG',null,2,0),">
            <text:p>('Maj-Britt','Nygren','maj-britt.ny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a</text:p>
          </table:table-cell>
          <table:table-cell office:value-type="string">
            <text:p>Jimmy</text:p>
          </table:table-cell>
          <table:table-cell office:value-type="string">
            <text:p>Lindahl</text:p>
          </table:table-cell>
          <table:table-cell table:formula="of:=LOWER(CONCATENATE([.A124];&quot;.&quot;;[.C124];&quot;@localhost.nu&quot;))" office:value-type="string" office:string-value="moa.lindahl@localhost.nu">
            <text:p>moa.lin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4];&quot;'&quot;;&quot;,'&quot;;[.C124];&quot;','&quot;;[.D124];&quot;','&quot;;[.E124];&quot;',&quot;;[.F124];&quot;,&quot;;[.G124];&quot;,&quot;;[.H124];&quot;),&quot;)" office:value-type="string" office:string-value="('Moa','Lindahl','moa.lindahl@localhost.nu','$2a$10$12c157d935283ad44d64au4bDOC3umdQMtWdHS7Ckb5uKV0v8WIFG',null,2,0),">
            <text:p>('Moa','Lindahl','moa.lind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eronica</text:p>
          </table:table-cell>
          <table:table-cell office:value-type="string">
            <text:p>Torsten</text:p>
          </table:table-cell>
          <table:table-cell office:value-type="string">
            <text:p>Holmström</text:p>
          </table:table-cell>
          <table:table-cell table:formula="of:=LOWER(CONCATENATE([.A125];&quot;.&quot;;[.C125];&quot;@localhost.nu&quot;))" office:value-type="string" office:string-value="veronica.holmström@localhost.nu">
            <text:p>veronica.holm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5];&quot;'&quot;;&quot;,'&quot;;[.C125];&quot;','&quot;;[.D125];&quot;','&quot;;[.E125];&quot;',&quot;;[.F125];&quot;,&quot;;[.G125];&quot;,&quot;;[.H125];&quot;),&quot;)" office:value-type="string" office:string-value="('Veronica','Holmström','veronica.holmström@localhost.nu','$2a$10$12c157d935283ad44d64au4bDOC3umdQMtWdHS7Ckb5uKV0v8WIFG',null,2,0),">
            <text:p>('Veronica','Holmström','veronica.holm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ritta</text:p>
          </table:table-cell>
          <table:table-cell office:value-type="string">
            <text:p>Rasmus</text:p>
          </table:table-cell>
          <table:table-cell office:value-type="string">
            <text:p>Höglund</text:p>
          </table:table-cell>
          <table:table-cell table:formula="of:=LOWER(CONCATENATE([.A126];&quot;.&quot;;[.C126];&quot;@localhost.nu&quot;))" office:value-type="string" office:string-value="britta.höglund@localhost.nu">
            <text:p>britta.hö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6];&quot;'&quot;;&quot;,'&quot;;[.C126];&quot;','&quot;;[.D126];&quot;','&quot;;[.E126];&quot;',&quot;;[.F126];&quot;,&quot;;[.G126];&quot;,&quot;;[.H126];&quot;),&quot;)" office:value-type="string" office:string-value="('Britta','Höglund','britta.höglund@localhost.nu','$2a$10$12c157d935283ad44d64au4bDOC3umdQMtWdHS7Ckb5uKV0v8WIFG',null,2,0),">
            <text:p>('Britta','Höglund','britta.hö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</text:p>
          </table:table-cell>
          <table:table-cell office:value-type="string">
            <text:p>Richard</text:p>
          </table:table-cell>
          <table:table-cell office:value-type="string">
            <text:p>Stenberg</text:p>
          </table:table-cell>
          <table:table-cell table:formula="of:=LOWER(CONCATENATE([.A127];&quot;.&quot;;[.C127];&quot;@localhost.nu&quot;))" office:value-type="string" office:string-value="mari.stenberg@localhost.nu">
            <text:p>mari.ste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7];&quot;'&quot;;&quot;,'&quot;;[.C127];&quot;','&quot;;[.D127];&quot;','&quot;;[.E127];&quot;',&quot;;[.F127];&quot;,&quot;;[.G127];&quot;,&quot;;[.H127];&quot;),&quot;)" office:value-type="string" office:string-value="('Mari','Stenberg','mari.stenberg@localhost.nu','$2a$10$12c157d935283ad44d64au4bDOC3umdQMtWdHS7Ckb5uKV0v8WIFG',null,2,0),">
            <text:p>('Mari','Stenberg','mari.ste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ristin</text:p>
          </table:table-cell>
          <table:table-cell office:value-type="string">
            <text:p>Sören</text:p>
          </table:table-cell>
          <table:table-cell office:value-type="string">
            <text:p>Hedberg</text:p>
          </table:table-cell>
          <table:table-cell table:formula="of:=LOWER(CONCATENATE([.A128];&quot;.&quot;;[.C128];&quot;@localhost.nu&quot;))" office:value-type="string" office:string-value="kristin.hedberg@localhost.nu">
            <text:p>kristin.h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8];&quot;'&quot;;&quot;,'&quot;;[.C128];&quot;','&quot;;[.D128];&quot;','&quot;;[.E128];&quot;',&quot;;[.F128];&quot;,&quot;;[.G128];&quot;,&quot;;[.H128];&quot;),&quot;)" office:value-type="string" office:string-value="('Kristin','Hedberg','kristin.hedberg@localhost.nu','$2a$10$12c157d935283ad44d64au4bDOC3umdQMtWdHS7Ckb5uKV0v8WIFG',null,2,0),">
            <text:p>('Kristin','Hedberg','kristin.he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olina</text:p>
          </table:table-cell>
          <table:table-cell office:value-type="string">
            <text:p>Pär</text:p>
          </table:table-cell>
          <table:table-cell office:value-type="string">
            <text:p>Friberg</text:p>
          </table:table-cell>
          <table:table-cell table:formula="of:=LOWER(CONCATENATE([.A129];&quot;.&quot;;[.C129];&quot;@localhost.nu&quot;))" office:value-type="string" office:string-value="carolina.friberg@localhost.nu">
            <text:p>carolina.fr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29];&quot;'&quot;;&quot;,'&quot;;[.C129];&quot;','&quot;;[.D129];&quot;','&quot;;[.E129];&quot;',&quot;;[.F129];&quot;,&quot;;[.G129];&quot;,&quot;;[.H129];&quot;),&quot;)" office:value-type="string" office:string-value="('Carolina','Friberg','carolina.friberg@localhost.nu','$2a$10$12c157d935283ad44d64au4bDOC3umdQMtWdHS7Ckb5uKV0v8WIFG',null,2,0),">
            <text:p>('Carolina','Friberg','carolina.fri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etra</text:p>
          </table:table-cell>
          <table:table-cell office:value-type="string">
            <text:p>Tore</text:p>
          </table:table-cell>
          <table:table-cell office:value-type="string">
            <text:p>Strand</text:p>
          </table:table-cell>
          <table:table-cell table:formula="of:=LOWER(CONCATENATE([.A130];&quot;.&quot;;[.C130];&quot;@localhost.nu&quot;))" office:value-type="string" office:string-value="petra.strand@localhost.nu">
            <text:p>petra.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0];&quot;'&quot;;&quot;,'&quot;;[.C130];&quot;','&quot;;[.D130];&quot;','&quot;;[.E130];&quot;',&quot;;[.F130];&quot;,&quot;;[.G130];&quot;,&quot;;[.H130];&quot;),&quot;)" office:value-type="string" office:string-value="('Petra','Strand','petra.strand@localhost.nu','$2a$10$12c157d935283ad44d64au4bDOC3umdQMtWdHS7Ckb5uKV0v8WIFG',null,2,0),">
            <text:p>('Petra','Strand','petra.stra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ina</text:p>
          </table:table-cell>
          <table:table-cell office:value-type="string">
            <text:p>Yngve</text:p>
          </table:table-cell>
          <table:table-cell office:value-type="string">
            <text:p>Skoglund</text:p>
          </table:table-cell>
          <table:table-cell table:formula="of:=LOWER(CONCATENATE([.A131];&quot;.&quot;;[.C131];&quot;@localhost.nu&quot;))" office:value-type="string" office:string-value="nina.skoglund@localhost.nu">
            <text:p>nina.sko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1];&quot;'&quot;;&quot;,'&quot;;[.C131];&quot;','&quot;;[.D131];&quot;','&quot;;[.E131];&quot;',&quot;;[.F131];&quot;,&quot;;[.G131];&quot;,&quot;;[.H131];&quot;),&quot;)" office:value-type="string" office:string-value="('Nina','Skoglund','nina.skoglund@localhost.nu','$2a$10$12c157d935283ad44d64au4bDOC3umdQMtWdHS7Ckb5uKV0v8WIFG',null,2,0),">
            <text:p>('Nina','Skoglund','nina.sko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ebecka</text:p>
          </table:table-cell>
          <table:table-cell office:value-type="string">
            <text:p>Dennis</text:p>
          </table:table-cell>
          <table:table-cell office:value-type="string">
            <text:p>Björkman</text:p>
          </table:table-cell>
          <table:table-cell table:formula="of:=LOWER(CONCATENATE([.A132];&quot;.&quot;;[.C132];&quot;@localhost.nu&quot;))" office:value-type="string" office:string-value="rebecka.björkman@localhost.nu">
            <text:p>rebecka.björ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2];&quot;'&quot;;&quot;,'&quot;;[.C132];&quot;','&quot;;[.D132];&quot;','&quot;;[.E132];&quot;',&quot;;[.F132];&quot;,&quot;;[.G132];&quot;,&quot;;[.H132];&quot;),&quot;)" office:value-type="string" office:string-value="('Rebecka','Björkman','rebecka.björkman@localhost.nu','$2a$10$12c157d935283ad44d64au4bDOC3umdQMtWdHS7Ckb5uKV0v8WIFG',null,2,0),">
            <text:p>('Rebecka','Björkman','rebecka.björk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vira</text:p>
          </table:table-cell>
          <table:table-cell office:value-type="string">
            <text:p>Oliver</text:p>
          </table:table-cell>
          <table:table-cell office:value-type="string">
            <text:p>Nielsen</text:p>
          </table:table-cell>
          <table:table-cell table:formula="of:=LOWER(CONCATENATE([.A133];&quot;.&quot;;[.C133];&quot;@localhost.nu&quot;))" office:value-type="string" office:string-value="elvira.nielsen@localhost.nu">
            <text:p>elvira.niel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3];&quot;'&quot;;&quot;,'&quot;;[.C133];&quot;','&quot;;[.D133];&quot;','&quot;;[.E133];&quot;',&quot;;[.F133];&quot;,&quot;;[.G133];&quot;,&quot;;[.H133];&quot;),&quot;)" office:value-type="string" office:string-value="('Elvira','Nielsen','elvira.nielsen@localhost.nu','$2a$10$12c157d935283ad44d64au4bDOC3umdQMtWdHS7Ckb5uKV0v8WIFG',null,2,0),">
            <text:p>('Elvira','Nielsen','elvira.niel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ebecca</text:p>
          </table:table-cell>
          <table:table-cell office:value-type="string">
            <text:p>Ali</text:p>
          </table:table-cell>
          <table:table-cell office:value-type="string">
            <text:p>Strandberg</text:p>
          </table:table-cell>
          <table:table-cell table:formula="of:=LOWER(CONCATENATE([.A134];&quot;.&quot;;[.C134];&quot;@localhost.nu&quot;))" office:value-type="string" office:string-value="rebecca.strandberg@localhost.nu">
            <text:p>rebecca.stran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4];&quot;'&quot;;&quot;,'&quot;;[.C134];&quot;','&quot;;[.D134];&quot;','&quot;;[.E134];&quot;',&quot;;[.F134];&quot;,&quot;;[.G134];&quot;,&quot;;[.H134];&quot;),&quot;)" office:value-type="string" office:string-value="('Rebecca','Strandberg','rebecca.strandberg@localhost.nu','$2a$10$12c157d935283ad44d64au4bDOC3umdQMtWdHS7Ckb5uKV0v8WIFG',null,2,0),">
            <text:p>('Rebecca','Strandberg','rebecca.stran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uth</text:p>
          </table:table-cell>
          <table:table-cell office:value-type="string">
            <text:p>Einar</text:p>
          </table:table-cell>
          <table:table-cell office:value-type="string">
            <text:p>Erlandsson</text:p>
          </table:table-cell>
          <table:table-cell table:formula="of:=LOWER(CONCATENATE([.A135];&quot;.&quot;;[.C135];&quot;@localhost.nu&quot;))" office:value-type="string" office:string-value="ruth.erlandsson@localhost.nu">
            <text:p>ruth.erlan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5];&quot;'&quot;;&quot;,'&quot;;[.C135];&quot;','&quot;;[.D135];&quot;','&quot;;[.E135];&quot;',&quot;;[.F135];&quot;,&quot;;[.G135];&quot;,&quot;;[.H135];&quot;),&quot;)" office:value-type="string" office:string-value="('Ruth','Erlandsson','ruth.erlandsson@localhost.nu','$2a$10$12c157d935283ad44d64au4bDOC3umdQMtWdHS7Ckb5uKV0v8WIFG',null,2,0),">
            <text:p>('Ruth','Erlandsson','ruth.erlan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va</text:p>
          </table:table-cell>
          <table:table-cell office:value-type="string">
            <text:p>Pontus</text:p>
          </table:table-cell>
          <table:table-cell office:value-type="string">
            <text:p>Johannesson</text:p>
          </table:table-cell>
          <table:table-cell table:formula="of:=LOWER(CONCATENATE([.A136];&quot;.&quot;;[.C136];&quot;@localhost.nu&quot;))" office:value-type="string" office:string-value="alva.johannesson@localhost.nu">
            <text:p>alva.johann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6];&quot;'&quot;;&quot;,'&quot;;[.C136];&quot;','&quot;;[.D136];&quot;','&quot;;[.E136];&quot;',&quot;;[.F136];&quot;,&quot;;[.G136];&quot;,&quot;;[.H136];&quot;),&quot;)" office:value-type="string" office:string-value="('Alva','Johannesson','alva.johannesson@localhost.nu','$2a$10$12c157d935283ad44d64au4bDOC3umdQMtWdHS7Ckb5uKV0v8WIFG',null,2,0),">
            <text:p>('Alva','Johannesson','alva.johann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nn</text:p>
          </table:table-cell>
          <table:table-cell office:value-type="string">
            <text:p>Edvin</text:p>
          </table:table-cell>
          <table:table-cell office:value-type="string">
            <text:p>Viklund</text:p>
          </table:table-cell>
          <table:table-cell table:formula="of:=LOWER(CONCATENATE([.A137];&quot;.&quot;;[.C137];&quot;@localhost.nu&quot;))" office:value-type="string" office:string-value="linn.viklund@localhost.nu">
            <text:p>linn.vi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7];&quot;'&quot;;&quot;,'&quot;;[.C137];&quot;','&quot;;[.D137];&quot;','&quot;;[.E137];&quot;',&quot;;[.F137];&quot;,&quot;;[.G137];&quot;,&quot;;[.H137];&quot;),&quot;)" office:value-type="string" office:string-value="('Linn','Viklund','linn.viklund@localhost.nu','$2a$10$12c157d935283ad44d64au4bDOC3umdQMtWdHS7Ckb5uKV0v8WIFG',null,2,0),">
            <text:p>('Linn','Viklund','linn.vi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ster</text:p>
          </table:table-cell>
          <table:table-cell office:value-type="string">
            <text:p>Knut</text:p>
          </table:table-cell>
          <table:table-cell office:value-type="string">
            <text:p>Malm</text:p>
          </table:table-cell>
          <table:table-cell table:formula="of:=LOWER(CONCATENATE([.A138];&quot;.&quot;;[.C138];&quot;@localhost.nu&quot;))" office:value-type="string" office:string-value="ester.malm@localhost.nu">
            <text:p>ester.m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8];&quot;'&quot;;&quot;,'&quot;;[.C138];&quot;','&quot;;[.D138];&quot;','&quot;;[.E138];&quot;',&quot;;[.F138];&quot;,&quot;;[.G138];&quot;,&quot;;[.H138];&quot;),&quot;)" office:value-type="string" office:string-value="('Ester','Malm','ester.malm@localhost.nu','$2a$10$12c157d935283ad44d64au4bDOC3umdQMtWdHS7Ckb5uKV0v8WIFG',null,2,0),">
            <text:p>('Ester','Malm','ester.ma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hild</text:p>
          </table:table-cell>
          <table:table-cell office:value-type="string">
            <text:p>Harald</text:p>
          </table:table-cell>
          <table:table-cell office:value-type="string">
            <text:p>Aronsson</text:p>
          </table:table-cell>
          <table:table-cell table:formula="of:=LOWER(CONCATENATE([.A139];&quot;.&quot;;[.C139];&quot;@localhost.nu&quot;))" office:value-type="string" office:string-value="gunhild.aronsson@localhost.nu">
            <text:p>gunhild.ar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39];&quot;'&quot;;&quot;,'&quot;;[.C139];&quot;','&quot;;[.D139];&quot;','&quot;;[.E139];&quot;',&quot;;[.F139];&quot;,&quot;;[.G139];&quot;,&quot;;[.H139];&quot;),&quot;)" office:value-type="string" office:string-value="('Gunhild','Aronsson','gunhild.aronsson@localhost.nu','$2a$10$12c157d935283ad44d64au4bDOC3umdQMtWdHS7Ckb5uKV0v8WIFG',null,2,0),">
            <text:p>('Gunhild','Aronsson','gunhild.aro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lara</text:p>
          </table:table-cell>
          <table:table-cell office:value-type="string">
            <text:p>Sture</text:p>
          </table:table-cell>
          <table:table-cell office:value-type="string">
            <text:p>Edlund</text:p>
          </table:table-cell>
          <table:table-cell table:formula="of:=LOWER(CONCATENATE([.A140];&quot;.&quot;;[.C140];&quot;@localhost.nu&quot;))" office:value-type="string" office:string-value="klara.edlund@localhost.nu">
            <text:p>klara.e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0];&quot;'&quot;;&quot;,'&quot;;[.C140];&quot;','&quot;;[.D140];&quot;','&quot;;[.E140];&quot;',&quot;;[.F140];&quot;,&quot;;[.G140];&quot;,&quot;;[.H140];&quot;),&quot;)" office:value-type="string" office:string-value="('Klara','Edlund','klara.edlund@localhost.nu','$2a$10$12c157d935283ad44d64au4bDOC3umdQMtWdHS7Ckb5uKV0v8WIFG',null,2,0),">
            <text:p>('Klara','Edlund','klara.ed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grid</text:p>
          </table:table-cell>
          <table:table-cell office:value-type="string">
            <text:p>Kristian</text:p>
          </table:table-cell>
          <table:table-cell office:value-type="string">
            <text:p>Lindén</text:p>
          </table:table-cell>
          <table:table-cell table:formula="of:=LOWER(CONCATENATE([.A141];&quot;.&quot;;[.C141];&quot;@localhost.nu&quot;))" office:value-type="string" office:string-value="sigrid.lindén@localhost.nu">
            <text:p>sigrid.lin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1];&quot;'&quot;;&quot;,'&quot;;[.C141];&quot;','&quot;;[.D141];&quot;','&quot;;[.E141];&quot;',&quot;;[.F141];&quot;,&quot;;[.G141];&quot;,&quot;;[.H141];&quot;),&quot;)" office:value-type="string" office:string-value="('Sigrid','Lindén','sigrid.lindén@localhost.nu','$2a$10$12c157d935283ad44d64au4bDOC3umdQMtWdHS7Ckb5uKV0v8WIFG',null,2,0),">
            <text:p>('Sigrid','Lindén','sigrid.lind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ivor</text:p>
          </table:table-cell>
          <table:table-cell office:value-type="string">
            <text:p>Philip</text:p>
          </table:table-cell>
          <table:table-cell office:value-type="string">
            <text:p>Wikström</text:p>
          </table:table-cell>
          <table:table-cell table:formula="of:=LOWER(CONCATENATE([.A142];&quot;.&quot;;[.C142];&quot;@localhost.nu&quot;))" office:value-type="string" office:string-value="eivor.wikström@localhost.nu">
            <text:p>eivor.wi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2];&quot;'&quot;;&quot;,'&quot;;[.C142];&quot;','&quot;;[.D142];&quot;','&quot;;[.E142];&quot;',&quot;;[.F142];&quot;,&quot;;[.G142];&quot;,&quot;;[.H142];&quot;),&quot;)" office:value-type="string" office:string-value="('Eivor','Wikström','eivor.wikström@localhost.nu','$2a$10$12c157d935283ad44d64au4bDOC3umdQMtWdHS7Ckb5uKV0v8WIFG',null,2,0),">
            <text:p>('Eivor','Wikström','eivor.wik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usanna</text:p>
          </table:table-cell>
          <table:table-cell office:value-type="string">
            <text:p>Tony</text:p>
          </table:table-cell>
          <table:table-cell office:value-type="string">
            <text:p>Claesson</text:p>
          </table:table-cell>
          <table:table-cell table:formula="of:=LOWER(CONCATENATE([.A143];&quot;.&quot;;[.C143];&quot;@localhost.nu&quot;))" office:value-type="string" office:string-value="susanna.claesson@localhost.nu">
            <text:p>susanna.cla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3];&quot;'&quot;;&quot;,'&quot;;[.C143];&quot;','&quot;;[.D143];&quot;','&quot;;[.E143];&quot;',&quot;;[.F143];&quot;,&quot;;[.G143];&quot;,&quot;;[.H143];&quot;),&quot;)" office:value-type="string" office:string-value="('Susanna','Claesson','susanna.claesson@localhost.nu','$2a$10$12c157d935283ad44d64au4bDOC3umdQMtWdHS7Ckb5uKV0v8WIFG',null,2,0),">
            <text:p>('Susanna','Claesson','susanna.cla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borg</text:p>
          </table:table-cell>
          <table:table-cell office:value-type="string">
            <text:p>Conny</text:p>
          </table:table-cell>
          <table:table-cell office:value-type="string">
            <text:p>Vikström</text:p>
          </table:table-cell>
          <table:table-cell table:formula="of:=LOWER(CONCATENATE([.A144];&quot;.&quot;;[.C144];&quot;@localhost.nu&quot;))" office:value-type="string" office:string-value="gunborg.vikström@localhost.nu">
            <text:p>gunborg.vik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4];&quot;'&quot;;&quot;,'&quot;;[.C144];&quot;','&quot;;[.D144];&quot;','&quot;;[.E144];&quot;',&quot;;[.F144];&quot;,&quot;;[.G144];&quot;,&quot;;[.H144];&quot;),&quot;)" office:value-type="string" office:string-value="('Gunborg','Vikström','gunborg.vikström@localhost.nu','$2a$10$12c157d935283ad44d64au4bDOC3umdQMtWdHS7Ckb5uKV0v8WIFG',null,2,0),">
            <text:p>('Gunborg','Vikström','gunborg.vik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Marie</text:p>
          </table:table-cell>
          <table:table-cell office:value-type="string">
            <text:p>Gabriel</text:p>
          </table:table-cell>
          <table:table-cell office:value-type="string">
            <text:p>Haglund</text:p>
          </table:table-cell>
          <table:table-cell table:formula="of:=LOWER(CONCATENATE([.A145];&quot;.&quot;;[.C145];&quot;@localhost.nu&quot;))" office:value-type="string" office:string-value="ann-marie.haglund@localhost.nu">
            <text:p>ann-marie.ha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5];&quot;'&quot;;&quot;,'&quot;;[.C145];&quot;','&quot;;[.D145];&quot;','&quot;;[.E145];&quot;',&quot;;[.F145];&quot;,&quot;;[.G145];&quot;,&quot;;[.H145];&quot;),&quot;)" office:value-type="string" office:string-value="('Ann-Marie','Haglund','ann-marie.haglund@localhost.nu','$2a$10$12c157d935283ad44d64au4bDOC3umdQMtWdHS7Ckb5uKV0v8WIFG',null,2,0),">
            <text:p>('Ann-Marie','Haglund','ann-marie.ha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tina</text:p>
          </table:table-cell>
          <table:table-cell office:value-type="string">
            <text:p>Sune</text:p>
          </table:table-cell>
          <table:table-cell office:value-type="string">
            <text:p>Östlund</text:p>
          </table:table-cell>
          <table:table-cell table:formula="of:=LOWER(CONCATENATE([.A146];&quot;.&quot;;[.C146];&quot;@localhost.nu&quot;))" office:value-type="string" office:string-value="martina.östlund@localhost.nu">
            <text:p>martina.öst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6];&quot;'&quot;;&quot;,'&quot;;[.C146];&quot;','&quot;;[.D146];&quot;','&quot;;[.E146];&quot;',&quot;;[.F146];&quot;,&quot;;[.G146];&quot;,&quot;;[.H146];&quot;),&quot;)" office:value-type="string" office:string-value="('Martina','Östlund','martina.östlund@localhost.nu','$2a$10$12c157d935283ad44d64au4bDOC3umdQMtWdHS7Ckb5uKV0v8WIFG',null,2,0),">
            <text:p>('Martina','Östlund','martina.öst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ud</text:p>
          </table:table-cell>
          <table:table-cell office:value-type="string">
            <text:p>Klas</text:p>
          </table:table-cell>
          <table:table-cell office:value-type="string">
            <text:p>Moberg</text:p>
          </table:table-cell>
          <table:table-cell table:formula="of:=LOWER(CONCATENATE([.A147];&quot;.&quot;;[.C147];&quot;@localhost.nu&quot;))" office:value-type="string" office:string-value="maud.moberg@localhost.nu">
            <text:p>maud.mo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7];&quot;'&quot;;&quot;,'&quot;;[.C147];&quot;','&quot;;[.D147];&quot;','&quot;;[.E147];&quot;',&quot;;[.F147];&quot;,&quot;;[.G147];&quot;,&quot;;[.H147];&quot;),&quot;)" office:value-type="string" office:string-value="('Maud','Moberg','maud.moberg@localhost.nu','$2a$10$12c157d935283ad44d64au4bDOC3umdQMtWdHS7Ckb5uKV0v8WIFG',null,2,0),">
            <text:p>('Maud','Moberg','maud.mo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aila</text:p>
          </table:table-cell>
          <table:table-cell office:value-type="string">
            <text:p>Mathias</text:p>
          </table:table-cell>
          <table:table-cell office:value-type="string">
            <text:p>Knutsson</text:p>
          </table:table-cell>
          <table:table-cell table:formula="of:=LOWER(CONCATENATE([.A148];&quot;.&quot;;[.C148];&quot;@localhost.nu&quot;))" office:value-type="string" office:string-value="laila.knutsson@localhost.nu">
            <text:p>laila.knu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8];&quot;'&quot;;&quot;,'&quot;;[.C148];&quot;','&quot;;[.D148];&quot;','&quot;;[.E148];&quot;',&quot;;[.F148];&quot;,&quot;;[.G148];&quot;,&quot;;[.H148];&quot;),&quot;)" office:value-type="string" office:string-value="('Laila','Knutsson','laila.knutsson@localhost.nu','$2a$10$12c157d935283ad44d64au4bDOC3umdQMtWdHS7Ckb5uKV0v8WIFG',null,2,0),">
            <text:p>('Laila','Knutsson','laila.knu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reta</text:p>
          </table:table-cell>
          <table:table-cell office:value-type="string">
            <text:p>Jakob</text:p>
          </table:table-cell>
          <table:table-cell office:value-type="string">
            <text:p>Norén</text:p>
          </table:table-cell>
          <table:table-cell table:formula="of:=LOWER(CONCATENATE([.A149];&quot;.&quot;;[.C149];&quot;@localhost.nu&quot;))" office:value-type="string" office:string-value="greta.norén@localhost.nu">
            <text:p>greta.no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49];&quot;'&quot;;&quot;,'&quot;;[.C149];&quot;','&quot;;[.D149];&quot;','&quot;;[.E149];&quot;',&quot;;[.F149];&quot;,&quot;;[.G149];&quot;,&quot;;[.H149];&quot;),&quot;)" office:value-type="string" office:string-value="('Greta','Norén','greta.norén@localhost.nu','$2a$10$12c157d935283ad44d64au4bDOC3umdQMtWdHS7Ckb5uKV0v8WIFG',null,2,0),">
            <text:p>('Greta','Norén','greta.nor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kaela</text:p>
          </table:table-cell>
          <table:table-cell office:value-type="string">
            <text:p>Valdemar</text:p>
          </table:table-cell>
          <table:table-cell office:value-type="string">
            <text:p>Dahlgren</text:p>
          </table:table-cell>
          <table:table-cell table:formula="of:=LOWER(CONCATENATE([.A150];&quot;.&quot;;[.C150];&quot;@localhost.nu&quot;))" office:value-type="string" office:string-value="mikaela.dahlgren@localhost.nu">
            <text:p>mikaela.d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0];&quot;'&quot;;&quot;,'&quot;;[.C150];&quot;','&quot;;[.D150];&quot;','&quot;;[.E150];&quot;',&quot;;[.F150];&quot;,&quot;;[.G150];&quot;,&quot;;[.H150];&quot;),&quot;)" office:value-type="string" office:string-value="('Mikaela','Dahlgren','mikaela.dahlgren@localhost.nu','$2a$10$12c157d935283ad44d64au4bDOC3umdQMtWdHS7Ckb5uKV0v8WIFG',null,2,0),">
            <text:p>('Mikaela','Dahlgren','mikaela.dah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réne</text:p>
          </table:table-cell>
          <table:table-cell office:value-type="string">
            <text:p>Niclas</text:p>
          </table:table-cell>
          <table:table-cell office:value-type="string">
            <text:p>Franzén</text:p>
          </table:table-cell>
          <table:table-cell table:formula="of:=LOWER(CONCATENATE([.A151];&quot;.&quot;;[.C151];&quot;@localhost.nu&quot;))" office:value-type="string" office:string-value="iréne.franzén@localhost.nu">
            <text:p>iréne.franz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1];&quot;'&quot;;&quot;,'&quot;;[.C151];&quot;','&quot;;[.D151];&quot;','&quot;;[.E151];&quot;',&quot;;[.F151];&quot;,&quot;;[.G151];&quot;,&quot;;[.H151];&quot;),&quot;)" office:value-type="string" office:string-value="('Iréne','Franzén','iréne.franzén@localhost.nu','$2a$10$12c157d935283ad44d64au4bDOC3umdQMtWdHS7Ckb5uKV0v8WIFG',null,2,0),">
            <text:p>('Iréne','Franzén','iréne.franz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Tage</text:p>
          </table:table-cell>
          <table:table-cell office:value-type="string">
            <text:p>Melin</text:p>
          </table:table-cell>
          <table:table-cell table:formula="of:=LOWER(CONCATENATE([.A152];&quot;.&quot;;[.C152];&quot;@localhost.nu&quot;))" office:value-type="string" office:string-value="angelica.melin@localhost.nu">
            <text:p>angelica.me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2];&quot;'&quot;;&quot;,'&quot;;[.C152];&quot;','&quot;;[.D152];&quot;','&quot;;[.E152];&quot;',&quot;;[.F152];&quot;,&quot;;[.G152];&quot;,&quot;;[.H152];&quot;),&quot;)" office:value-type="string" office:string-value="('Angelica','Melin','angelica.melin@localhost.nu','$2a$10$12c157d935283ad44d64au4bDOC3umdQMtWdHS7Ckb5uKV0v8WIFG',null,2,0),">
            <text:p>('Angelica','Melin','angelica.me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ristine</text:p>
          </table:table-cell>
          <table:table-cell office:value-type="string">
            <text:p>Ludvig</text:p>
          </table:table-cell>
          <table:table-cell office:value-type="string">
            <text:p>Roos</text:p>
          </table:table-cell>
          <table:table-cell table:formula="of:=LOWER(CONCATENATE([.A153];&quot;.&quot;;[.C153];&quot;@localhost.nu&quot;))" office:value-type="string" office:string-value="christine.roos@localhost.nu">
            <text:p>christine.roo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3];&quot;'&quot;;&quot;,'&quot;;[.C153];&quot;','&quot;;[.D153];&quot;','&quot;;[.E153];&quot;',&quot;;[.F153];&quot;,&quot;;[.G153];&quot;,&quot;;[.H153];&quot;),&quot;)" office:value-type="string" office:string-value="('Christine','Roos','christine.roos@localhost.nu','$2a$10$12c157d935283ad44d64au4bDOC3umdQMtWdHS7Ckb5uKV0v8WIFG',null,2,0),">
            <text:p>('Christine','Roos','christine.roos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sabelle</text:p>
          </table:table-cell>
          <table:table-cell office:value-type="string">
            <text:p>Leo</text:p>
          </table:table-cell>
          <table:table-cell office:value-type="string">
            <text:p>Holmqvist</text:p>
          </table:table-cell>
          <table:table-cell table:formula="of:=LOWER(CONCATENATE([.A154];&quot;.&quot;;[.C154];&quot;@localhost.nu&quot;))" office:value-type="string" office:string-value="isabelle.holmqvist@localhost.nu">
            <text:p>isabelle.ho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4];&quot;'&quot;;&quot;,'&quot;;[.C154];&quot;','&quot;;[.D154];&quot;','&quot;;[.E154];&quot;',&quot;;[.F154];&quot;,&quot;;[.G154];&quot;,&quot;;[.H154];&quot;),&quot;)" office:value-type="string" office:string-value="('Isabelle','Holmqvist','isabelle.holmqvist@localhost.nu','$2a$10$12c157d935283ad44d64au4bDOC3umdQMtWdHS7Ckb5uKV0v8WIFG',null,2,0),">
            <text:p>('Isabelle','Holmqvist','isabelle.holm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ina</text:p>
          </table:table-cell>
          <table:table-cell office:value-type="string">
            <text:p>Sigvard</text:p>
          </table:table-cell>
          <table:table-cell office:value-type="string">
            <text:p>Dahlström</text:p>
          </table:table-cell>
          <table:table-cell table:formula="of:=LOWER(CONCATENATE([.A155];&quot;.&quot;;[.C155];&quot;@localhost.nu&quot;))" office:value-type="string" office:string-value="aina.dahlström@localhost.nu">
            <text:p>aina.d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5];&quot;'&quot;;&quot;,'&quot;;[.C155];&quot;','&quot;;[.D155];&quot;','&quot;;[.E155];&quot;',&quot;;[.F155];&quot;,&quot;;[.G155];&quot;,&quot;;[.H155];&quot;),&quot;)" office:value-type="string" office:string-value="('Aina','Dahlström','aina.dahlström@localhost.nu','$2a$10$12c157d935283ad44d64au4bDOC3umdQMtWdHS7Ckb5uKV0v8WIFG',null,2,0),">
            <text:p>('Aina','Dahlström','aina.dah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thalie</text:p>
          </table:table-cell>
          <table:table-cell office:value-type="string">
            <text:p>Göte</text:p>
          </table:table-cell>
          <table:table-cell office:value-type="string">
            <text:p>Lilja</text:p>
          </table:table-cell>
          <table:table-cell table:formula="of:=LOWER(CONCATENATE([.A156];&quot;.&quot;;[.C156];&quot;@localhost.nu&quot;))" office:value-type="string" office:string-value="nathalie.lilja@localhost.nu">
            <text:p>nathalie.lilja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6];&quot;'&quot;;&quot;,'&quot;;[.C156];&quot;','&quot;;[.D156];&quot;','&quot;;[.E156];&quot;',&quot;;[.F156];&quot;,&quot;;[.G156];&quot;,&quot;;[.H156];&quot;),&quot;)" office:value-type="string" office:string-value="('Nathalie','Lilja','nathalie.lilja@localhost.nu','$2a$10$12c157d935283ad44d64au4bDOC3umdQMtWdHS7Ckb5uKV0v8WIFG',null,2,0),">
            <text:p>('Nathalie','Lilja','nathalie.lilja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sabella</text:p>
          </table:table-cell>
          <table:table-cell office:value-type="string">
            <text:p>Kristoffer</text:p>
          </table:table-cell>
          <table:table-cell office:value-type="string">
            <text:p>Pålsson</text:p>
          </table:table-cell>
          <table:table-cell table:formula="of:=LOWER(CONCATENATE([.A157];&quot;.&quot;;[.C157];&quot;@localhost.nu&quot;))" office:value-type="string" office:string-value="isabella.pålsson@localhost.nu">
            <text:p>isabella.på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7];&quot;'&quot;;&quot;,'&quot;;[.C157];&quot;','&quot;;[.D157];&quot;','&quot;;[.E157];&quot;',&quot;;[.F157];&quot;,&quot;;[.G157];&quot;,&quot;;[.H157];&quot;),&quot;)" office:value-type="string" office:string-value="('Isabella','Pålsson','isabella.pålsson@localhost.nu','$2a$10$12c157d935283ad44d64au4bDOC3umdQMtWdHS7Ckb5uKV0v8WIFG',null,2,0),">
            <text:p>('Isabella','Pålsson','isabella.på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linor</text:p>
          </table:table-cell>
          <table:table-cell office:value-type="string">
            <text:p>André</text:p>
          </table:table-cell>
          <table:table-cell office:value-type="string">
            <text:p>Sundqvist</text:p>
          </table:table-cell>
          <table:table-cell table:formula="of:=LOWER(CONCATENATE([.A158];&quot;.&quot;;[.C158];&quot;@localhost.nu&quot;))" office:value-type="string" office:string-value="ellinor.sundqvist@localhost.nu">
            <text:p>ellinor.sun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8];&quot;'&quot;;&quot;,'&quot;;[.C158];&quot;','&quot;;[.D158];&quot;','&quot;;[.E158];&quot;',&quot;;[.F158];&quot;,&quot;;[.G158];&quot;,&quot;;[.H158];&quot;),&quot;)" office:value-type="string" office:string-value="('Ellinor','Sundqvist','ellinor.sundqvist@localhost.nu','$2a$10$12c157d935283ad44d64au4bDOC3umdQMtWdHS7Ckb5uKV0v8WIFG',null,2,0),">
            <text:p>('Ellinor','Sundqvist','ellinor.sund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ertrud</text:p>
          </table:table-cell>
          <table:table-cell office:value-type="string">
            <text:p>Ernst</text:p>
          </table:table-cell>
          <table:table-cell office:value-type="string">
            <text:p>Ahmed</text:p>
          </table:table-cell>
          <table:table-cell table:formula="of:=LOWER(CONCATENATE([.A159];&quot;.&quot;;[.C159];&quot;@localhost.nu&quot;))" office:value-type="string" office:string-value="gertrud.ahmed@localhost.nu">
            <text:p>gertrud.ah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59];&quot;'&quot;;&quot;,'&quot;;[.C159];&quot;','&quot;;[.D159];&quot;','&quot;;[.E159];&quot;',&quot;;[.F159];&quot;,&quot;;[.G159];&quot;,&quot;;[.H159];&quot;),&quot;)" office:value-type="string" office:string-value="('Gertrud','Ahmed','gertrud.ahmed@localhost.nu','$2a$10$12c157d935283ad44d64au4bDOC3umdQMtWdHS7Ckb5uKV0v8WIFG',null,2,0),">
            <text:p>('Gertrud','Ahmed','gertrud.ahme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ennifer</text:p>
          </table:table-cell>
          <table:table-cell office:value-type="string">
            <text:p>Isak</text:p>
          </table:table-cell>
          <table:table-cell office:value-type="string">
            <text:p>Högberg</text:p>
          </table:table-cell>
          <table:table-cell table:formula="of:=LOWER(CONCATENATE([.A160];&quot;.&quot;;[.C160];&quot;@localhost.nu&quot;))" office:value-type="string" office:string-value="jennifer.högberg@localhost.nu">
            <text:p>jennifer.hö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0];&quot;'&quot;;&quot;,'&quot;;[.C160];&quot;','&quot;;[.D160];&quot;','&quot;;[.E160];&quot;',&quot;;[.F160];&quot;,&quot;;[.G160];&quot;,&quot;;[.H160];&quot;),&quot;)" office:value-type="string" office:string-value="('Jennifer','Högberg','jennifer.högberg@localhost.nu','$2a$10$12c157d935283ad44d64au4bDOC3umdQMtWdHS7Ckb5uKV0v8WIFG',null,2,0),">
            <text:p>('Jennifer','Högberg','jennifer.hög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elie</text:p>
          </table:table-cell>
          <table:table-cell office:value-type="string">
            <text:p>Staffan</text:p>
          </table:table-cell>
          <table:table-cell office:value-type="string">
            <text:p>Blomberg</text:p>
          </table:table-cell>
          <table:table-cell table:formula="of:=LOWER(CONCATENATE([.A161];&quot;.&quot;;[.C161];&quot;@localhost.nu&quot;))" office:value-type="string" office:string-value="annelie.blomberg@localhost.nu">
            <text:p>annelie.blo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1];&quot;'&quot;;&quot;,'&quot;;[.C161];&quot;','&quot;;[.D161];&quot;','&quot;;[.E161];&quot;',&quot;;[.F161];&quot;,&quot;;[.G161];&quot;,&quot;;[.H161];&quot;),&quot;)" office:value-type="string" office:string-value="('Annelie','Blomberg','annelie.blomberg@localhost.nu','$2a$10$12c157d935283ad44d64au4bDOC3umdQMtWdHS7Ckb5uKV0v8WIFG',null,2,0),">
            <text:p>('Annelie','Blomberg','annelie.blom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era</text:p>
          </table:table-cell>
          <table:table-cell office:value-type="string">
            <text:p>Jacob</text:p>
          </table:table-cell>
          <table:table-cell office:value-type="string">
            <text:p>Oskarsson</text:p>
          </table:table-cell>
          <table:table-cell table:formula="of:=LOWER(CONCATENATE([.A162];&quot;.&quot;;[.C162];&quot;@localhost.nu&quot;))" office:value-type="string" office:string-value="vera.oskarsson@localhost.nu">
            <text:p>vera.osk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2];&quot;'&quot;;&quot;,'&quot;;[.C162];&quot;','&quot;;[.D162];&quot;','&quot;;[.E162];&quot;',&quot;;[.F162];&quot;,&quot;;[.G162];&quot;,&quot;;[.H162];&quot;),&quot;)" office:value-type="string" office:string-value="('Vera','Oskarsson','vera.oskarsson@localhost.nu','$2a$10$12c157d935283ad44d64au4bDOC3umdQMtWdHS7Ckb5uKV0v8WIFG',null,2,0),">
            <text:p>('Vera','Oskarsson','vera.osk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a-Lill</text:p>
          </table:table-cell>
          <table:table-cell office:value-type="string">
            <text:p>Felix</text:p>
          </table:table-cell>
          <table:table-cell office:value-type="string">
            <text:p>Alm</text:p>
          </table:table-cell>
          <table:table-cell table:formula="of:=LOWER(CONCATENATE([.A163];&quot;.&quot;;[.C163];&quot;@localhost.nu&quot;))" office:value-type="string" office:string-value="inga-lill.alm@localhost.nu">
            <text:p>inga-lill.a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3];&quot;'&quot;;&quot;,'&quot;;[.C163];&quot;','&quot;;[.D163];&quot;','&quot;;[.E163];&quot;',&quot;;[.F163];&quot;,&quot;;[.G163];&quot;,&quot;;[.H163];&quot;),&quot;)" office:value-type="string" office:string-value="('Inga-Lill','Alm','inga-lill.alm@localhost.nu','$2a$10$12c157d935283ad44d64au4bDOC3umdQMtWdHS7Ckb5uKV0v8WIFG',null,2,0),">
            <text:p>('Inga-Lill','Alm','inga-lill.a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lly</text:p>
          </table:table-cell>
          <table:table-cell office:value-type="string">
            <text:p>Hampus</text:p>
          </table:table-cell>
          <table:table-cell office:value-type="string">
            <text:p>Öhman</text:p>
          </table:table-cell>
          <table:table-cell table:formula="of:=LOWER(CONCATENATE([.A164];&quot;.&quot;;[.C164];&quot;@localhost.nu&quot;))" office:value-type="string" office:string-value="lilly.öhman@localhost.nu">
            <text:p>lilly.öh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4];&quot;'&quot;;&quot;,'&quot;;[.C164];&quot;','&quot;;[.D164];&quot;','&quot;;[.E164];&quot;',&quot;;[.F164];&quot;,&quot;;[.G164];&quot;,&quot;;[.H164];&quot;),&quot;)" office:value-type="string" office:string-value="('Lilly','Öhman','lilly.öhman@localhost.nu','$2a$10$12c157d935283ad44d64au4bDOC3umdQMtWdHS7Ckb5uKV0v8WIFG',null,2,0),">
            <text:p>('Lilly','Öhman','lilly.öh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ie</text:p>
          </table:table-cell>
          <table:table-cell office:value-type="string">
            <text:p>Johnny</text:p>
          </table:table-cell>
          <table:table-cell office:value-type="string">
            <text:p>Olausson</text:p>
          </table:table-cell>
          <table:table-cell table:formula="of:=LOWER(CONCATENATE([.A165];&quot;.&quot;;[.C165];&quot;@localhost.nu&quot;))" office:value-type="string" office:string-value="annie.olausson@localhost.nu">
            <text:p>annie.ola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5];&quot;'&quot;;&quot;,'&quot;;[.C165];&quot;','&quot;;[.D165];&quot;','&quot;;[.E165];&quot;',&quot;;[.F165];&quot;,&quot;;[.G165];&quot;,&quot;;[.H165];&quot;),&quot;)" office:value-type="string" office:string-value="('Annie','Olausson','annie.olausson@localhost.nu','$2a$10$12c157d935283ad44d64au4bDOC3umdQMtWdHS7Ckb5uKV0v8WIFG',null,2,0),">
            <text:p>('Annie','Olausson','annie.olau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eonora</text:p>
          </table:table-cell>
          <table:table-cell office:value-type="string">
            <text:p>Ronny</text:p>
          </table:table-cell>
          <table:table-cell office:value-type="string">
            <text:p>Sundin</text:p>
          </table:table-cell>
          <table:table-cell table:formula="of:=LOWER(CONCATENATE([.A166];&quot;.&quot;;[.C166];&quot;@localhost.nu&quot;))" office:value-type="string" office:string-value="eleonora.sundin@localhost.nu">
            <text:p>eleonora.su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6];&quot;'&quot;;&quot;,'&quot;;[.C166];&quot;','&quot;;[.D166];&quot;','&quot;;[.E166];&quot;',&quot;;[.F166];&quot;,&quot;;[.G166];&quot;,&quot;;[.H166];&quot;),&quot;)" office:value-type="string" office:string-value="('Eleonora','Sundin','eleonora.sundin@localhost.nu','$2a$10$12c157d935283ad44d64au4bDOC3umdQMtWdHS7Ckb5uKV0v8WIFG',null,2,0),">
            <text:p>('Eleonora','Sundin','eleonora.sun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Charlotte</text:p>
          </table:table-cell>
          <table:table-cell office:value-type="string">
            <text:p>Urban</text:p>
          </table:table-cell>
          <table:table-cell office:value-type="string">
            <text:p>Lindell</text:p>
          </table:table-cell>
          <table:table-cell table:formula="of:=LOWER(CONCATENATE([.A167];&quot;.&quot;;[.C167];&quot;@localhost.nu&quot;))" office:value-type="string" office:string-value="ann-charlotte.lindell@localhost.nu">
            <text:p>ann-charlotte.li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7];&quot;'&quot;;&quot;,'&quot;;[.C167];&quot;','&quot;;[.D167];&quot;','&quot;;[.E167];&quot;',&quot;;[.F167];&quot;,&quot;;[.G167];&quot;,&quot;;[.H167];&quot;),&quot;)" office:value-type="string" office:string-value="('Ann-Charlotte','Lindell','ann-charlotte.lindell@localhost.nu','$2a$10$12c157d935283ad44d64au4bDOC3umdQMtWdHS7Ckb5uKV0v8WIFG',null,2,0),">
            <text:p>('Ann-Charlotte','Lindell','ann-charlotte.linde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in</text:p>
          </table:table-cell>
          <table:table-cell office:value-type="string">
            <text:p>Kevin</text:p>
          </table:table-cell>
          <table:table-cell office:value-type="string">
            <text:p>Hedman</text:p>
          </table:table-cell>
          <table:table-cell table:formula="of:=LOWER(CONCATENATE([.A168];&quot;.&quot;;[.C168];&quot;@localhost.nu&quot;))" office:value-type="string" office:string-value="carin.hedman@localhost.nu">
            <text:p>carin.hed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8];&quot;'&quot;;&quot;,'&quot;;[.C168];&quot;','&quot;;[.D168];&quot;','&quot;;[.E168];&quot;',&quot;;[.F168];&quot;,&quot;;[.G168];&quot;,&quot;;[.H168];&quot;),&quot;)" office:value-type="string" office:string-value="('Carin','Hedman','carin.hedman@localhost.nu','$2a$10$12c157d935283ad44d64au4bDOC3umdQMtWdHS7Ckb5uKV0v8WIFG',null,2,0),">
            <text:p>('Carin','Hedman','carin.hed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jsa</text:p>
          </table:table-cell>
          <table:table-cell office:value-type="string">
            <text:p>Ivan</text:p>
          </table:table-cell>
          <table:table-cell office:value-type="string">
            <text:p>Hedström</text:p>
          </table:table-cell>
          <table:table-cell table:formula="of:=LOWER(CONCATENATE([.A169];&quot;.&quot;;[.C169];&quot;@localhost.nu&quot;))" office:value-type="string" office:string-value="kajsa.hedström@localhost.nu">
            <text:p>kajsa.he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69];&quot;'&quot;;&quot;,'&quot;;[.C169];&quot;','&quot;;[.D169];&quot;','&quot;;[.E169];&quot;',&quot;;[.F169];&quot;,&quot;;[.G169];&quot;,&quot;;[.H169];&quot;),&quot;)" office:value-type="string" office:string-value="('Kajsa','Hedström','kajsa.hedström@localhost.nu','$2a$10$12c157d935283ad44d64au4bDOC3umdQMtWdHS7Ckb5uKV0v8WIFG',null,2,0),">
            <text:p>('Kajsa','Hedström','kajsa.he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ga</text:p>
          </table:table-cell>
          <table:table-cell office:value-type="string">
            <text:p>Alfred</text:p>
          </table:table-cell>
          <table:table-cell office:value-type="string">
            <text:p>Lundmark</text:p>
          </table:table-cell>
          <table:table-cell table:formula="of:=LOWER(CONCATENATE([.A170];&quot;.&quot;;[.C170];&quot;@localhost.nu&quot;))" office:value-type="string" office:string-value="saga.lundmark@localhost.nu">
            <text:p>saga.lundm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0];&quot;'&quot;;&quot;,'&quot;;[.C170];&quot;','&quot;;[.D170];&quot;','&quot;;[.E170];&quot;',&quot;;[.F170];&quot;,&quot;;[.G170];&quot;,&quot;;[.H170];&quot;),&quot;)" office:value-type="string" office:string-value="('Saga','Lundmark','saga.lundmark@localhost.nu','$2a$10$12c157d935283ad44d64au4bDOC3umdQMtWdHS7Ckb5uKV0v8WIFG',null,2,0),">
            <text:p>('Saga','Lundmark','saga.lundmar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rita</text:p>
          </table:table-cell>
          <table:table-cell office:value-type="string">
            <text:p>Kim</text:p>
          </table:table-cell>
          <table:table-cell office:value-type="string">
            <text:p>Nord</text:p>
          </table:table-cell>
          <table:table-cell table:formula="of:=LOWER(CONCATENATE([.A171];&quot;.&quot;;[.C171];&quot;@localhost.nu&quot;))" office:value-type="string" office:string-value="brita.nord@localhost.nu">
            <text:p>brita.nor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1];&quot;'&quot;;&quot;,'&quot;;[.C171];&quot;','&quot;;[.D171];&quot;','&quot;;[.E171];&quot;',&quot;;[.F171];&quot;,&quot;;[.G171];&quot;,&quot;;[.H171];&quot;),&quot;)" office:value-type="string" office:string-value="('Brita','Nord','brita.nord@localhost.nu','$2a$10$12c157d935283ad44d64au4bDOC3umdQMtWdHS7Ckb5uKV0v8WIFG',null,2,0),">
            <text:p>('Brita','Nord','brita.nor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ennie</text:p>
          </table:table-cell>
          <table:table-cell office:value-type="string">
            <text:p>Morgan</text:p>
          </table:table-cell>
          <table:table-cell office:value-type="string">
            <text:p>Sjödin</text:p>
          </table:table-cell>
          <table:table-cell table:formula="of:=LOWER(CONCATENATE([.A172];&quot;.&quot;;[.C172];&quot;@localhost.nu&quot;))" office:value-type="string" office:string-value="jennie.sjödin@localhost.nu">
            <text:p>jennie.sjö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2];&quot;'&quot;;&quot;,'&quot;;[.C172];&quot;','&quot;;[.D172];&quot;','&quot;;[.E172];&quot;',&quot;;[.F172];&quot;,&quot;;[.G172];&quot;,&quot;;[.H172];&quot;),&quot;)" office:value-type="string" office:string-value="('Jennie','Sjödin','jennie.sjödin@localhost.nu','$2a$10$12c157d935283ad44d64au4bDOC3umdQMtWdHS7Ckb5uKV0v8WIFG',null,2,0),">
            <text:p>('Jennie','Sjödin','jennie.sjö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ma</text:p>
          </table:table-cell>
          <table:table-cell office:value-type="string">
            <text:p>Helge</text:p>
          </table:table-cell>
          <table:table-cell office:value-type="string">
            <text:p>Ericsson</text:p>
          </table:table-cell>
          <table:table-cell table:formula="of:=LOWER(CONCATENATE([.A173];&quot;.&quot;;[.C173];&quot;@localhost.nu&quot;))" office:value-type="string" office:string-value="alma.ericsson@localhost.nu">
            <text:p>alma.eric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3];&quot;'&quot;;&quot;,'&quot;;[.C173];&quot;','&quot;;[.D173];&quot;','&quot;;[.E173];&quot;',&quot;;[.F173];&quot;,&quot;;[.G173];&quot;,&quot;;[.H173];&quot;),&quot;)" office:value-type="string" office:string-value="('Alma','Ericsson','alma.ericsson@localhost.nu','$2a$10$12c157d935283ad44d64au4bDOC3umdQMtWdHS7Ckb5uKV0v8WIFG',null,2,0),">
            <text:p>('Alma','Ericsson','alma.eric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abriella</text:p>
          </table:table-cell>
          <table:table-cell office:value-type="string">
            <text:p>Uno</text:p>
          </table:table-cell>
          <table:table-cell office:value-type="string">
            <text:p>Boman</text:p>
          </table:table-cell>
          <table:table-cell table:formula="of:=LOWER(CONCATENATE([.A174];&quot;.&quot;;[.C174];&quot;@localhost.nu&quot;))" office:value-type="string" office:string-value="gabriella.boman@localhost.nu">
            <text:p>gabriella.bo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4];&quot;'&quot;;&quot;,'&quot;;[.C174];&quot;','&quot;;[.D174];&quot;','&quot;;[.E174];&quot;',&quot;;[.F174];&quot;,&quot;;[.G174];&quot;,&quot;;[.H174];&quot;),&quot;)" office:value-type="string" office:string-value="('Gabriella','Boman','gabriella.boman@localhost.nu','$2a$10$12c157d935283ad44d64au4bDOC3umdQMtWdHS7Ckb5uKV0v8WIFG',null,2,0),">
            <text:p>('Gabriella','Boman','gabriella.bo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ette</text:p>
          </table:table-cell>
          <table:table-cell office:value-type="string">
            <text:p>Otto</text:p>
          </table:table-cell>
          <table:table-cell office:value-type="string">
            <text:p>Molin</text:p>
          </table:table-cell>
          <table:table-cell table:formula="of:=LOWER(CONCATENATE([.A175];&quot;.&quot;;[.C175];&quot;@localhost.nu&quot;))" office:value-type="string" office:string-value="annette.molin@localhost.nu">
            <text:p>annette.m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5];&quot;'&quot;;&quot;,'&quot;;[.C175];&quot;','&quot;;[.D175];&quot;','&quot;;[.E175];&quot;',&quot;;[.F175];&quot;,&quot;;[.G175];&quot;,&quot;;[.H175];&quot;),&quot;)" office:value-type="string" office:string-value="('Annette','Molin','annette.molin@localhost.nu','$2a$10$12c157d935283ad44d64au4bDOC3umdQMtWdHS7Ckb5uKV0v8WIFG',null,2,0),">
            <text:p>('Annette','Molin','annette.mo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llemor</text:p>
          </table:table-cell>
          <table:table-cell office:value-type="string">
            <text:p>Benjamin</text:p>
          </table:table-cell>
          <table:table-cell office:value-type="string">
            <text:p>Hagström</text:p>
          </table:table-cell>
          <table:table-cell table:formula="of:=LOWER(CONCATENATE([.A176];&quot;.&quot;;[.C176];&quot;@localhost.nu&quot;))" office:value-type="string" office:string-value="lillemor.hagström@localhost.nu">
            <text:p>lillemor.ha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6];&quot;'&quot;;&quot;,'&quot;;[.C176];&quot;','&quot;;[.D176];&quot;','&quot;;[.E176];&quot;',&quot;;[.F176];&quot;,&quot;;[.G176];&quot;,&quot;;[.H176];&quot;),&quot;)" office:value-type="string" office:string-value="('Lillemor','Hagström','lillemor.hagström@localhost.nu','$2a$10$12c157d935283ad44d64au4bDOC3umdQMtWdHS7Ckb5uKV0v8WIFG',null,2,0),">
            <text:p>('Lillemor','Hagström','lillemor.hag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vea</text:p>
          </table:table-cell>
          <table:table-cell office:value-type="string">
            <text:p>Jonny</text:p>
          </table:table-cell>
          <table:table-cell office:value-type="string">
            <text:p>Sköld</text:p>
          </table:table-cell>
          <table:table-cell table:formula="of:=LOWER(CONCATENATE([.A177];&quot;.&quot;;[.C177];&quot;@localhost.nu&quot;))" office:value-type="string" office:string-value="svea.sköld@localhost.nu">
            <text:p>svea.sköl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7];&quot;'&quot;;&quot;,'&quot;;[.C177];&quot;','&quot;;[.D177];&quot;','&quot;;[.E177];&quot;',&quot;;[.F177];&quot;,&quot;;[.G177];&quot;,&quot;;[.H177];&quot;),&quot;)" office:value-type="string" office:string-value="('Svea','Sköld','svea.sköld@localhost.nu','$2a$10$12c157d935283ad44d64au4bDOC3umdQMtWdHS7Ckb5uKV0v8WIFG',null,2,0),">
            <text:p>('Svea','Sköld','svea.sköl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Ulla-Britt</text:p>
          </table:table-cell>
          <table:table-cell office:value-type="string">
            <text:p>Benny</text:p>
          </table:table-cell>
          <table:table-cell office:value-type="string">
            <text:p>Paulsson</text:p>
          </table:table-cell>
          <table:table-cell table:formula="of:=LOWER(CONCATENATE([.A178];&quot;.&quot;;[.C178];&quot;@localhost.nu&quot;))" office:value-type="string" office:string-value="ulla-britt.paulsson@localhost.nu">
            <text:p>ulla-britt.pau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8];&quot;'&quot;;&quot;,'&quot;;[.C178];&quot;','&quot;;[.D178];&quot;','&quot;;[.E178];&quot;',&quot;;[.F178];&quot;,&quot;;[.G178];&quot;,&quot;;[.H178];&quot;),&quot;)" office:value-type="string" office:string-value="('Ulla-Britt','Paulsson','ulla-britt.paulsson@localhost.nu','$2a$10$12c157d935283ad44d64au4bDOC3umdQMtWdHS7Ckb5uKV0v8WIFG',null,2,0),">
            <text:p>('Ulla-Britt','Paulsson','ulla-britt.pau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e-Louise</text:p>
          </table:table-cell>
          <table:table-cell office:value-type="string">
            <text:p>Lucas</text:p>
          </table:table-cell>
          <table:table-cell office:value-type="string">
            <text:p>Pedersen</text:p>
          </table:table-cell>
          <table:table-cell table:formula="of:=LOWER(CONCATENATE([.A179];&quot;.&quot;;[.C179];&quot;@localhost.nu&quot;))" office:value-type="string" office:string-value="marie-louise.pedersen@localhost.nu">
            <text:p>marie-louise.ped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79];&quot;'&quot;;&quot;,'&quot;;[.C179];&quot;','&quot;;[.D179];&quot;','&quot;;[.E179];&quot;',&quot;;[.F179];&quot;,&quot;;[.G179];&quot;,&quot;;[.H179];&quot;),&quot;)" office:value-type="string" office:string-value="('Marie-Louise','Pedersen','marie-louise.pedersen@localhost.nu','$2a$10$12c157d935283ad44d64au4bDOC3umdQMtWdHS7Ckb5uKV0v8WIFG',null,2,0),">
            <text:p>('Marie-Louise','Pedersen','marie-louise.peder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se</text:p>
          </table:table-cell>
          <table:table-cell office:value-type="string">
            <text:p>Albert</text:p>
          </table:table-cell>
          <table:table-cell office:value-type="string">
            <text:p>Lindblad</text:p>
          </table:table-cell>
          <table:table-cell table:formula="of:=LOWER(CONCATENATE([.A180];&quot;.&quot;;[.C180];&quot;@localhost.nu&quot;))" office:value-type="string" office:string-value="elise.lindblad@localhost.nu">
            <text:p>elise.lindbl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0];&quot;'&quot;;&quot;,'&quot;;[.C180];&quot;','&quot;;[.D180];&quot;','&quot;;[.E180];&quot;',&quot;;[.F180];&quot;,&quot;;[.G180];&quot;,&quot;;[.H180];&quot;),&quot;)" office:value-type="string" office:string-value="('Elise','Lindblad','elise.lindblad@localhost.nu','$2a$10$12c157d935283ad44d64au4bDOC3umdQMtWdHS7Ckb5uKV0v8WIFG',null,2,0),">
            <text:p>('Elise','Lindblad','elise.lindbla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Wilma</text:p>
          </table:table-cell>
          <table:table-cell office:value-type="string">
            <text:p>Gert</text:p>
          </table:table-cell>
          <table:table-cell office:value-type="string">
            <text:p>Ljungberg</text:p>
          </table:table-cell>
          <table:table-cell table:formula="of:=LOWER(CONCATENATE([.A181];&quot;.&quot;;[.C181];&quot;@localhost.nu&quot;))" office:value-type="string" office:string-value="wilma.ljungberg@localhost.nu">
            <text:p>wilma.ljun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1];&quot;'&quot;;&quot;,'&quot;;[.C181];&quot;','&quot;;[.D181];&quot;','&quot;;[.E181];&quot;',&quot;;[.F181];&quot;,&quot;;[.G181];&quot;,&quot;;[.H181];&quot;),&quot;)" office:value-type="string" office:string-value="('Wilma','Ljungberg','wilma.ljungberg@localhost.nu','$2a$10$12c157d935283ad44d64au4bDOC3umdQMtWdHS7Ckb5uKV0v8WIFG',null,2,0),">
            <text:p>('Wilma','Ljungberg','wilma.ljung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nna</text:p>
          </table:table-cell>
          <table:table-cell office:value-type="string">
            <text:p>Lukas</text:p>
          </table:table-cell>
          <table:table-cell office:value-type="string">
            <text:p>Ståhl</text:p>
          </table:table-cell>
          <table:table-cell table:formula="of:=LOWER(CONCATENATE([.A182];&quot;.&quot;;[.C182];&quot;@localhost.nu&quot;))" office:value-type="string" office:string-value="sanna.ståhl@localhost.nu">
            <text:p>sanna.stå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2];&quot;'&quot;;&quot;,'&quot;;[.C182];&quot;','&quot;;[.D182];&quot;','&quot;;[.E182];&quot;',&quot;;[.F182];&quot;,&quot;;[.G182];&quot;,&quot;;[.H182];&quot;),&quot;)" office:value-type="string" office:string-value="('Sanna','Ståhl','sanna.ståhl@localhost.nu','$2a$10$12c157d935283ad44d64au4bDOC3umdQMtWdHS7Ckb5uKV0v8WIFG',null,2,0),">
            <text:p>('Sanna','Ståhl','sanna.stå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y</text:p>
          </table:table-cell>
          <table:table-cell office:value-type="string">
            <text:p>Tord</text:p>
          </table:table-cell>
          <table:table-cell office:value-type="string">
            <text:p>Svärd</text:p>
          </table:table-cell>
          <table:table-cell table:formula="of:=LOWER(CONCATENATE([.A183];&quot;.&quot;;[.C183];&quot;@localhost.nu&quot;))" office:value-type="string" office:string-value="mary.svärd@localhost.nu">
            <text:p>mary.svär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3];&quot;'&quot;;&quot;,'&quot;;[.C183];&quot;','&quot;;[.D183];&quot;','&quot;;[.E183];&quot;',&quot;;[.F183];&quot;,&quot;;[.G183];&quot;,&quot;;[.H183];&quot;),&quot;)" office:value-type="string" office:string-value="('Mary','Svärd','mary.svärd@localhost.nu','$2a$10$12c157d935283ad44d64au4bDOC3umdQMtWdHS7Ckb5uKV0v8WIFG',null,2,0),">
            <text:p>('Mary','Svärd','mary.svär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anny</text:p>
          </table:table-cell>
          <table:table-cell office:value-type="string">
            <text:p>Rikard</text:p>
          </table:table-cell>
          <table:table-cell office:value-type="string">
            <text:p>Näslund</text:p>
          </table:table-cell>
          <table:table-cell table:formula="of:=LOWER(CONCATENATE([.A184];&quot;.&quot;;[.C184];&quot;@localhost.nu&quot;))" office:value-type="string" office:string-value="fanny.näslund@localhost.nu">
            <text:p>fanny.nä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4];&quot;'&quot;;&quot;,'&quot;;[.C184];&quot;','&quot;;[.D184];&quot;','&quot;;[.E184];&quot;',&quot;;[.F184];&quot;,&quot;;[.G184];&quot;,&quot;;[.H184];&quot;),&quot;)" office:value-type="string" office:string-value="('Fanny','Näslund','fanny.näslund@localhost.nu','$2a$10$12c157d935283ad44d64au4bDOC3umdQMtWdHS7Ckb5uKV0v8WIFG',null,2,0),">
            <text:p>('Fanny','Näslund','fanny.näs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ris</text:p>
          </table:table-cell>
          <table:table-cell office:value-type="string">
            <text:p>Josef</text:p>
          </table:table-cell>
          <table:table-cell office:value-type="string">
            <text:p>Ljung</text:p>
          </table:table-cell>
          <table:table-cell table:formula="of:=LOWER(CONCATENATE([.A185];&quot;.&quot;;[.C185];&quot;@localhost.nu&quot;))" office:value-type="string" office:string-value="iris.ljung@localhost.nu">
            <text:p>iris.lju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5];&quot;'&quot;;&quot;,'&quot;;[.C185];&quot;','&quot;;[.D185];&quot;','&quot;;[.E185];&quot;',&quot;;[.F185];&quot;,&quot;;[.G185];&quot;,&quot;;[.H185];&quot;),&quot;)" office:value-type="string" office:string-value="('Iris','Ljung','iris.ljung@localhost.nu','$2a$10$12c157d935283ad44d64au4bDOC3umdQMtWdHS7Ckb5uKV0v8WIFG',null,2,0),">
            <text:p>('Iris','Ljung','iris.lju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Ylva</text:p>
          </table:table-cell>
          <table:table-cell office:value-type="string">
            <text:p>Juhani</text:p>
          </table:table-cell>
          <table:table-cell office:value-type="string">
            <text:p>Malmberg</text:p>
          </table:table-cell>
          <table:table-cell table:formula="of:=LOWER(CONCATENATE([.A186];&quot;.&quot;;[.C186];&quot;@localhost.nu&quot;))" office:value-type="string" office:string-value="ylva.malmberg@localhost.nu">
            <text:p>ylva.malm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6];&quot;'&quot;;&quot;,'&quot;;[.C186];&quot;','&quot;;[.D186];&quot;','&quot;;[.E186];&quot;',&quot;;[.F186];&quot;,&quot;;[.G186];&quot;,&quot;;[.H186];&quot;),&quot;)" office:value-type="string" office:string-value="('Ylva','Malmberg','ylva.malmberg@localhost.nu','$2a$10$12c157d935283ad44d64au4bDOC3umdQMtWdHS7Ckb5uKV0v8WIFG',null,2,0),">
            <text:p>('Ylva','Malmberg','ylva.malm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ylvia</text:p>
          </table:table-cell>
          <table:table-cell office:value-type="string">
            <text:p>Nicklas</text:p>
          </table:table-cell>
          <table:table-cell office:value-type="string">
            <text:p>Ekberg</text:p>
          </table:table-cell>
          <table:table-cell table:formula="of:=LOWER(CONCATENATE([.A187];&quot;.&quot;;[.C187];&quot;@localhost.nu&quot;))" office:value-type="string" office:string-value="sylvia.ekberg@localhost.nu">
            <text:p>sylvia.ek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7];&quot;'&quot;;&quot;,'&quot;;[.C187];&quot;','&quot;;[.D187];&quot;','&quot;;[.E187];&quot;',&quot;;[.F187];&quot;,&quot;;[.G187];&quot;,&quot;;[.H187];&quot;),&quot;)" office:value-type="string" office:string-value="('Sylvia','Ekberg','sylvia.ekberg@localhost.nu','$2a$10$12c157d935283ad44d64au4bDOC3umdQMtWdHS7Ckb5uKV0v8WIFG',null,2,0),">
            <text:p>('Sylvia','Ekberg','sylvia.ek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Christin</text:p>
          </table:table-cell>
          <table:table-cell office:value-type="string">
            <text:p>Petter</text:p>
          </table:table-cell>
          <table:table-cell office:value-type="string">
            <text:p>Linder</text:p>
          </table:table-cell>
          <table:table-cell table:formula="of:=LOWER(CONCATENATE([.A188];&quot;.&quot;;[.C188];&quot;@localhost.nu&quot;))" office:value-type="string" office:string-value="ann-christin.linder@localhost.nu">
            <text:p>ann-christin.li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8];&quot;'&quot;;&quot;,'&quot;;[.C188];&quot;','&quot;;[.D188];&quot;','&quot;;[.E188];&quot;',&quot;;[.F188];&quot;,&quot;;[.G188];&quot;,&quot;;[.H188];&quot;),&quot;)" office:value-type="string" office:string-value="('Ann-Christin','Linder','ann-christin.linder@localhost.nu','$2a$10$12c157d935283ad44d64au4bDOC3umdQMtWdHS7Ckb5uKV0v8WIFG',null,2,0),">
            <text:p>('Ann-Christin','Linder','ann-christin.li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na</text:p>
          </table:table-cell>
          <table:table-cell office:value-type="string">
            <text:p>Sixten</text:p>
          </table:table-cell>
          <table:table-cell office:value-type="string">
            <text:p>Ågren</text:p>
          </table:table-cell>
          <table:table-cell table:formula="of:=LOWER(CONCATENATE([.A189];&quot;.&quot;;[.C189];&quot;@localhost.nu&quot;))" office:value-type="string" office:string-value="marina.ågren@localhost.nu">
            <text:p>marina.å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89];&quot;'&quot;;&quot;,'&quot;;[.C189];&quot;','&quot;;[.D189];&quot;','&quot;;[.E189];&quot;',&quot;;[.F189];&quot;,&quot;;[.G189];&quot;,&quot;;[.H189];&quot;),&quot;)" office:value-type="string" office:string-value="('Marina','Ågren','marina.ågren@localhost.nu','$2a$10$12c157d935283ad44d64au4bDOC3umdQMtWdHS7Ckb5uKV0v8WIFG',null,2,0),">
            <text:p>('Marina','Ågren','marina.å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se-Marie</text:p>
          </table:table-cell>
          <table:table-cell office:value-type="string">
            <text:p>Holger</text:p>
          </table:table-cell>
          <table:table-cell office:value-type="string">
            <text:p>Hellberg</text:p>
          </table:table-cell>
          <table:table-cell table:formula="of:=LOWER(CONCATENATE([.A190];&quot;.&quot;;[.C190];&quot;@localhost.nu&quot;))" office:value-type="string" office:string-value="rose-marie.hellberg@localhost.nu">
            <text:p>rose-marie.he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0];&quot;'&quot;;&quot;,'&quot;;[.C190];&quot;','&quot;;[.D190];&quot;','&quot;;[.E190];&quot;',&quot;;[.F190];&quot;,&quot;;[.G190];&quot;,&quot;;[.H190];&quot;),&quot;)" office:value-type="string" office:string-value="('Rose-Marie','Hellberg','rose-marie.hellberg@localhost.nu','$2a$10$12c157d935283ad44d64au4bDOC3umdQMtWdHS7Ckb5uKV0v8WIFG',null,2,0),">
            <text:p>('Rose-Marie','Hellberg','rose-marie.hel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y</text:p>
          </table:table-cell>
          <table:table-cell office:value-type="string">
            <text:p>Mohamed</text:p>
          </table:table-cell>
          <table:table-cell office:value-type="string">
            <text:p>Wiklund</text:p>
          </table:table-cell>
          <table:table-cell table:formula="of:=LOWER(CONCATENATE([.A191];&quot;.&quot;;[.C191];&quot;@localhost.nu&quot;))" office:value-type="string" office:string-value="evy.wiklund@localhost.nu">
            <text:p>evy.wi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1];&quot;'&quot;;&quot;,'&quot;;[.C191];&quot;','&quot;;[.D191];&quot;','&quot;;[.E191];&quot;',&quot;;[.F191];&quot;,&quot;;[.G191];&quot;,&quot;;[.H191];&quot;),&quot;)" office:value-type="string" office:string-value="('Evy','Wiklund','evy.wiklund@localhost.nu','$2a$10$12c157d935283ad44d64au4bDOC3umdQMtWdHS7Ckb5uKV0v8WIFG',null,2,0),">
            <text:p>('Evy','Wiklund','evy.wi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wa</text:p>
          </table:table-cell>
          <table:table-cell office:value-type="string">
            <text:p>Ahmed</text:p>
          </table:table-cell>
          <table:table-cell office:value-type="string">
            <text:p>Lindkvist</text:p>
          </table:table-cell>
          <table:table-cell table:formula="of:=LOWER(CONCATENATE([.A192];&quot;.&quot;;[.C192];&quot;@localhost.nu&quot;))" office:value-type="string" office:string-value="ewa.lindkvist@localhost.nu">
            <text:p>ewa.li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2];&quot;'&quot;;&quot;,'&quot;;[.C192];&quot;','&quot;;[.D192];&quot;','&quot;;[.E192];&quot;',&quot;;[.F192];&quot;,&quot;;[.G192];&quot;,&quot;;[.H192];&quot;),&quot;)" office:value-type="string" office:string-value="('Ewa','Lindkvist','ewa.lindkvist@localhost.nu','$2a$10$12c157d935283ad44d64au4bDOC3umdQMtWdHS7Ckb5uKV0v8WIFG',null,2,0),">
            <text:p>('Ewa','Lindkvist','ewa.lind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erése</text:p>
          </table:table-cell>
          <table:table-cell office:value-type="string">
            <text:p>Tim</text:p>
          </table:table-cell>
          <table:table-cell office:value-type="string">
            <text:p>Norman</text:p>
          </table:table-cell>
          <table:table-cell table:formula="of:=LOWER(CONCATENATE([.A193];&quot;.&quot;;[.C193];&quot;@localhost.nu&quot;))" office:value-type="string" office:string-value="therése.norman@localhost.nu">
            <text:p>therése.no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3];&quot;'&quot;;&quot;,'&quot;;[.C193];&quot;','&quot;;[.D193];&quot;','&quot;;[.E193];&quot;',&quot;;[.F193];&quot;,&quot;;[.G193];&quot;,&quot;;[.H193];&quot;),&quot;)" office:value-type="string" office:string-value="('Therése','Norman','therése.norman@localhost.nu','$2a$10$12c157d935283ad44d64au4bDOC3umdQMtWdHS7Ckb5uKV0v8WIFG',null,2,0),">
            <text:p>('Therése','Norman','therése.nor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tharina</text:p>
          </table:table-cell>
          <table:table-cell office:value-type="string">
            <text:p>Erland</text:p>
          </table:table-cell>
          <table:table-cell office:value-type="string">
            <text:p>Berntsson</text:p>
          </table:table-cell>
          <table:table-cell table:formula="of:=LOWER(CONCATENATE([.A194];&quot;.&quot;;[.C194];&quot;@localhost.nu&quot;))" office:value-type="string" office:string-value="catharina.berntsson@localhost.nu">
            <text:p>catharina.bern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4];&quot;'&quot;;&quot;,'&quot;;[.C194];&quot;','&quot;;[.D194];&quot;','&quot;;[.E194];&quot;',&quot;;[.F194];&quot;,&quot;;[.G194];&quot;,&quot;;[.H194];&quot;),&quot;)" office:value-type="string" office:string-value="('Catharina','Berntsson','catharina.berntsson@localhost.nu','$2a$10$12c157d935283ad44d64au4bDOC3umdQMtWdHS7Ckb5uKV0v8WIFG',null,2,0),">
            <text:p>('Catharina','Berntsson','catharina.bern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tarina</text:p>
          </table:table-cell>
          <table:table-cell office:value-type="string">
            <text:p>Vincent</text:p>
          </table:table-cell>
          <table:table-cell office:value-type="string">
            <text:p>Ohlsson</text:p>
          </table:table-cell>
          <table:table-cell table:formula="of:=LOWER(CONCATENATE([.A195];&quot;.&quot;;[.C195];&quot;@localhost.nu&quot;))" office:value-type="string" office:string-value="catarina.ohlsson@localhost.nu">
            <text:p>catarina.oh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5];&quot;'&quot;;&quot;,'&quot;;[.C195];&quot;','&quot;;[.D195];&quot;','&quot;;[.E195];&quot;',&quot;;[.F195];&quot;,&quot;;[.G195];&quot;,&quot;;[.H195];&quot;),&quot;)" office:value-type="string" office:string-value="('Catarina','Ohlsson','catarina.ohlsson@localhost.nu','$2a$10$12c157d935283ad44d64au4bDOC3umdQMtWdHS7Ckb5uKV0v8WIFG',null,2,0),">
            <text:p>('Catarina','Ohlsson','catarina.oh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eatrice</text:p>
          </table:table-cell>
          <table:table-cell office:value-type="string">
            <text:p>Valter</text:p>
          </table:table-cell>
          <table:table-cell office:value-type="string">
            <text:p>Törnqvist</text:p>
          </table:table-cell>
          <table:table-cell table:formula="of:=LOWER(CONCATENATE([.A196];&quot;.&quot;;[.C196];&quot;@localhost.nu&quot;))" office:value-type="string" office:string-value="beatrice.törnqvist@localhost.nu">
            <text:p>beatrice.törn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6];&quot;'&quot;;&quot;,'&quot;;[.C196];&quot;','&quot;;[.D196];&quot;','&quot;;[.E196];&quot;',&quot;;[.F196];&quot;,&quot;;[.G196];&quot;,&quot;;[.H196];&quot;),&quot;)" office:value-type="string" office:string-value="('Beatrice','Törnqvist','beatrice.törnqvist@localhost.nu','$2a$10$12c157d935283ad44d64au4bDOC3umdQMtWdHS7Ckb5uKV0v8WIFG',null,2,0),">
            <text:p>('Beatrice','Törnqvist','beatrice.törn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oris</text:p>
          </table:table-cell>
          <table:table-cell office:value-type="string">
            <text:p>Tom</text:p>
          </table:table-cell>
          <table:table-cell office:value-type="string">
            <text:p>Augustsson</text:p>
          </table:table-cell>
          <table:table-cell table:formula="of:=LOWER(CONCATENATE([.A197];&quot;.&quot;;[.C197];&quot;@localhost.nu&quot;))" office:value-type="string" office:string-value="doris.augustsson@localhost.nu">
            <text:p>doris.augus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7];&quot;'&quot;;&quot;,'&quot;;[.C197];&quot;','&quot;;[.D197];&quot;','&quot;;[.E197];&quot;',&quot;;[.F197];&quot;,&quot;;[.G197];&quot;,&quot;;[.H197];&quot;),&quot;)" office:value-type="string" office:string-value="('Doris','Augustsson','doris.augustsson@localhost.nu','$2a$10$12c157d935283ad44d64au4bDOC3umdQMtWdHS7Ckb5uKV0v8WIFG',null,2,0),">
            <text:p>('Doris','Augustsson','doris.augus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ilippa</text:p>
          </table:table-cell>
          <table:table-cell office:value-type="string">
            <text:p>Hjalmar</text:p>
          </table:table-cell>
          <table:table-cell office:value-type="string">
            <text:p>Hjalmarsson</text:p>
          </table:table-cell>
          <table:table-cell table:formula="of:=LOWER(CONCATENATE([.A198];&quot;.&quot;;[.C198];&quot;@localhost.nu&quot;))" office:value-type="string" office:string-value="filippa.hjalmarsson@localhost.nu">
            <text:p>filippa.hjalm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8];&quot;'&quot;;&quot;,'&quot;;[.C198];&quot;','&quot;;[.D198];&quot;','&quot;;[.E198];&quot;',&quot;;[.F198];&quot;,&quot;;[.G198];&quot;,&quot;;[.H198];&quot;),&quot;)" office:value-type="string" office:string-value="('Filippa','Hjalmarsson','filippa.hjalmarsson@localhost.nu','$2a$10$12c157d935283ad44d64au4bDOC3umdQMtWdHS7Ckb5uKV0v8WIFG',null,2,0),">
            <text:p>('Filippa','Hjalmarsson','filippa.hjalm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eresia</text:p>
          </table:table-cell>
          <table:table-cell office:value-type="string">
            <text:p>Edvard</text:p>
          </table:table-cell>
          <table:table-cell office:value-type="string">
            <text:p>Wahlström</text:p>
          </table:table-cell>
          <table:table-cell table:formula="of:=LOWER(CONCATENATE([.A199];&quot;.&quot;;[.C199];&quot;@localhost.nu&quot;))" office:value-type="string" office:string-value="teresia.wahlström@localhost.nu">
            <text:p>teresia.w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199];&quot;'&quot;;&quot;,'&quot;;[.C199];&quot;','&quot;;[.D199];&quot;','&quot;;[.E199];&quot;',&quot;;[.F199];&quot;,&quot;;[.G199];&quot;,&quot;;[.H199];&quot;),&quot;)" office:value-type="string" office:string-value="('Teresia','Wahlström','teresia.wahlström@localhost.nu','$2a$10$12c157d935283ad44d64au4bDOC3umdQMtWdHS7Ckb5uKV0v8WIFG',null,2,0),">
            <text:p>('Teresia','Wahlström','teresia.wah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arriet</text:p>
          </table:table-cell>
          <table:table-cell office:value-type="string">
            <text:p>Pierre</text:p>
          </table:table-cell>
          <table:table-cell office:value-type="string">
            <text:p>Lundkvist</text:p>
          </table:table-cell>
          <table:table-cell table:formula="of:=LOWER(CONCATENATE([.A200];&quot;.&quot;;[.C200];&quot;@localhost.nu&quot;))" office:value-type="string" office:string-value="harriet.lundkvist@localhost.nu">
            <text:p>harriet.lu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0];&quot;'&quot;;&quot;,'&quot;;[.C200];&quot;','&quot;;[.D200];&quot;','&quot;;[.E200];&quot;',&quot;;[.F200];&quot;,&quot;;[.G200];&quot;,&quot;;[.H200];&quot;),&quot;)" office:value-type="string" office:string-value="('Harriet','Lundkvist','harriet.lundkvist@localhost.nu','$2a$10$12c157d935283ad44d64au4bDOC3umdQMtWdHS7Ckb5uKV0v8WIFG',null,2,0),">
            <text:p>('Harriet','Lundkvist','harriet.lund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lara</text:p>
          </table:table-cell>
          <table:table-cell office:value-type="string">
            <text:p>Christopher</text:p>
          </table:table-cell>
          <table:table-cell office:value-type="string">
            <text:p>Asplund</text:p>
          </table:table-cell>
          <table:table-cell table:formula="of:=LOWER(CONCATENATE([.A201];&quot;.&quot;;[.C201];&quot;@localhost.nu&quot;))" office:value-type="string" office:string-value="clara.asplund@localhost.nu">
            <text:p>clara.asp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1];&quot;'&quot;;&quot;,'&quot;;[.C201];&quot;','&quot;;[.D201];&quot;','&quot;;[.E201];&quot;',&quot;;[.F201];&quot;,&quot;;[.G201];&quot;,&quot;;[.H201];&quot;),&quot;)" office:value-type="string" office:string-value="('Clara','Asplund','clara.asplund@localhost.nu','$2a$10$12c157d935283ad44d64au4bDOC3umdQMtWdHS7Ckb5uKV0v8WIFG',null,2,0),">
            <text:p>('Clara','Asplund','clara.asp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én</text:p>
          </table:table-cell>
          <table:table-cell office:value-type="string">
            <text:p>Liam</text:p>
          </table:table-cell>
          <table:table-cell office:value-type="string">
            <text:p>Jacobsson</text:p>
          </table:table-cell>
          <table:table-cell table:formula="of:=LOWER(CONCATENATE([.A202];&quot;.&quot;;[.C202];&quot;@localhost.nu&quot;))" office:value-type="string" office:string-value="helén.jacobsson@localhost.nu">
            <text:p>helén.jacob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2];&quot;'&quot;;&quot;,'&quot;;[.C202];&quot;','&quot;;[.D202];&quot;','&quot;;[.E202];&quot;',&quot;;[.F202];&quot;,&quot;;[.G202];&quot;,&quot;;[.H202];&quot;),&quot;)" office:value-type="string" office:string-value="('Helén','Jacobsson','helén.jacobsson@localhost.nu','$2a$10$12c157d935283ad44d64au4bDOC3umdQMtWdHS7Ckb5uKV0v8WIFG',null,2,0),">
            <text:p>('Helén','Jacobsson','helén.jacob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na</text:p>
          </table:table-cell>
          <table:table-cell office:value-type="string">
            <text:p>Mohammed</text:p>
          </table:table-cell>
          <table:table-cell office:value-type="string">
            <text:p>Hedin</text:p>
          </table:table-cell>
          <table:table-cell table:formula="of:=LOWER(CONCATENATE([.A203];&quot;.&quot;;[.C203];&quot;@localhost.nu&quot;))" office:value-type="string" office:string-value="elina.hedin@localhost.nu">
            <text:p>elina.he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3];&quot;'&quot;;&quot;,'&quot;;[.C203];&quot;','&quot;;[.D203];&quot;','&quot;;[.E203];&quot;',&quot;;[.F203];&quot;,&quot;;[.G203];&quot;,&quot;;[.H203];&quot;),&quot;)" office:value-type="string" office:string-value="('Elina','Hedin','elina.hedin@localhost.nu','$2a$10$12c157d935283ad44d64au4bDOC3umdQMtWdHS7Ckb5uKV0v8WIFG',null,2,0),">
            <text:p>('Elina','Hedin','elina.he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drea</text:p>
          </table:table-cell>
          <table:table-cell office:value-type="string">
            <text:p>Henning</text:p>
          </table:table-cell>
          <table:table-cell office:value-type="string">
            <text:p>Forslund</text:p>
          </table:table-cell>
          <table:table-cell table:formula="of:=LOWER(CONCATENATE([.A204];&quot;.&quot;;[.C204];&quot;@localhost.nu&quot;))" office:value-type="string" office:string-value="andrea.forslund@localhost.nu">
            <text:p>andrea.for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4];&quot;'&quot;;&quot;,'&quot;;[.C204];&quot;','&quot;;[.D204];&quot;','&quot;;[.E204];&quot;',&quot;;[.F204];&quot;,&quot;;[.G204];&quot;,&quot;;[.H204];&quot;),&quot;)" office:value-type="string" office:string-value="('Andrea','Forslund','andrea.forslund@localhost.nu','$2a$10$12c157d935283ad44d64au4bDOC3umdQMtWdHS7Ckb5uKV0v8WIFG',null,2,0),">
            <text:p>('Andrea','Forslund','andrea.fors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e-Marie</text:p>
          </table:table-cell>
          <table:table-cell office:value-type="string">
            <text:p>Herman</text:p>
          </table:table-cell>
          <table:table-cell office:value-type="string">
            <text:p>Andersen</text:p>
          </table:table-cell>
          <table:table-cell table:formula="of:=LOWER(CONCATENATE([.A205];&quot;.&quot;;[.C205];&quot;@localhost.nu&quot;))" office:value-type="string" office:string-value="anne-marie.andersen@localhost.nu">
            <text:p>anne-marie.and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5];&quot;'&quot;;&quot;,'&quot;;[.C205];&quot;','&quot;;[.D205];&quot;','&quot;;[.E205];&quot;',&quot;;[.F205];&quot;,&quot;;[.G205];&quot;,&quot;;[.H205];&quot;),&quot;)" office:value-type="string" office:string-value="('Anne-Marie','Andersen','anne-marie.andersen@localhost.nu','$2a$10$12c157d935283ad44d64au4bDOC3umdQMtWdHS7Ckb5uKV0v8WIFG',null,2,0),">
            <text:p>('Anne-Marie','Andersen','anne-marie.ander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rma</text:p>
          </table:table-cell>
          <table:table-cell office:value-type="string">
            <text:p>Jan-Erik</text:p>
          </table:table-cell>
          <table:table-cell office:value-type="string">
            <text:p>Brandt</text:p>
          </table:table-cell>
          <table:table-cell table:formula="of:=LOWER(CONCATENATE([.A206];&quot;.&quot;;[.C206];&quot;@localhost.nu&quot;))" office:value-type="string" office:string-value="irma.brandt@localhost.nu">
            <text:p>irma.bran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6];&quot;'&quot;;&quot;,'&quot;;[.C206];&quot;','&quot;;[.D206];&quot;','&quot;;[.E206];&quot;',&quot;;[.F206];&quot;,&quot;;[.G206];&quot;,&quot;;[.H206];&quot;),&quot;)" office:value-type="string" office:string-value="('Irma','Brandt','irma.brandt@localhost.nu','$2a$10$12c157d935283ad44d64au4bDOC3umdQMtWdHS7Ckb5uKV0v8WIFG',null,2,0),">
            <text:p>('Irma','Brandt','irma.brand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sefina</text:p>
          </table:table-cell>
          <table:table-cell office:value-type="string">
            <text:p>Adrian</text:p>
          </table:table-cell>
          <table:table-cell office:value-type="string">
            <text:p>Fors</text:p>
          </table:table-cell>
          <table:table-cell table:formula="of:=LOWER(CONCATENATE([.A207];&quot;.&quot;;[.C207];&quot;@localhost.nu&quot;))" office:value-type="string" office:string-value="josefina.fors@localhost.nu">
            <text:p>josefina.for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7];&quot;'&quot;;&quot;,'&quot;;[.C207];&quot;','&quot;;[.D207];&quot;','&quot;;[.E207];&quot;',&quot;;[.F207];&quot;,&quot;;[.G207];&quot;,&quot;;[.H207];&quot;),&quot;)" office:value-type="string" office:string-value="('Josefina','Fors','josefina.fors@localhost.nu','$2a$10$12c157d935283ad44d64au4bDOC3umdQMtWdHS7Ckb5uKV0v8WIFG',null,2,0),">
            <text:p>('Josefina','Fors','josefina.fors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a-Karin</text:p>
          </table:table-cell>
          <table:table-cell office:value-type="string">
            <text:p>Erling</text:p>
          </table:table-cell>
          <table:table-cell office:value-type="string">
            <text:p>Dahlin</text:p>
          </table:table-cell>
          <table:table-cell table:formula="of:=LOWER(CONCATENATE([.A208];&quot;.&quot;;[.C208];&quot;@localhost.nu&quot;))" office:value-type="string" office:string-value="anna-karin.dahlin@localhost.nu">
            <text:p>anna-karin.d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8];&quot;'&quot;;&quot;,'&quot;;[.C208];&quot;','&quot;;[.D208];&quot;','&quot;;[.E208];&quot;',&quot;;[.F208];&quot;,&quot;;[.G208];&quot;,&quot;;[.H208];&quot;),&quot;)" office:value-type="string" office:string-value="('Anna-Karin','Dahlin','anna-karin.dahlin@localhost.nu','$2a$10$12c157d935283ad44d64au4bDOC3umdQMtWdHS7Ckb5uKV0v8WIFG',null,2,0),">
            <text:p>('Anna-Karin','Dahlin','anna-karin.dah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agnhild</text:p>
          </table:table-cell>
          <table:table-cell office:value-type="string">
            <text:p>Ingmar</text:p>
          </table:table-cell>
          <table:table-cell office:value-type="string">
            <text:p>Kristiansson</text:p>
          </table:table-cell>
          <table:table-cell table:formula="of:=LOWER(CONCATENATE([.A209];&quot;.&quot;;[.C209];&quot;@localhost.nu&quot;))" office:value-type="string" office:string-value="ragnhild.kristiansson@localhost.nu">
            <text:p>ragnhild.kristia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09];&quot;'&quot;;&quot;,'&quot;;[.C209];&quot;','&quot;;[.D209];&quot;','&quot;;[.E209];&quot;',&quot;;[.F209];&quot;,&quot;;[.G209];&quot;,&quot;;[.H209];&quot;),&quot;)" office:value-type="string" office:string-value="('Ragnhild','Kristiansson','ragnhild.kristiansson@localhost.nu','$2a$10$12c157d935283ad44d64au4bDOC3umdQMtWdHS7Ckb5uKV0v8WIFG',null,2,0),">
            <text:p>('Ragnhild','Kristiansson','ragnhild.kristia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a-Lena</text:p>
          </table:table-cell>
          <table:table-cell office:value-type="string">
            <text:p>Bert</text:p>
          </table:table-cell>
          <table:table-cell office:value-type="string">
            <text:p>Hägglund</text:p>
          </table:table-cell>
          <table:table-cell table:formula="of:=LOWER(CONCATENATE([.A210];&quot;.&quot;;[.C210];&quot;@localhost.nu&quot;))" office:value-type="string" office:string-value="anna-lena.hägglund@localhost.nu">
            <text:p>anna-lena.hägg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0];&quot;'&quot;;&quot;,'&quot;;[.C210];&quot;','&quot;;[.D210];&quot;','&quot;;[.E210];&quot;',&quot;;[.F210];&quot;,&quot;;[.G210];&quot;,&quot;;[.H210];&quot;),&quot;)" office:value-type="string" office:string-value="('Anna-Lena','Hägglund','anna-lena.hägglund@localhost.nu','$2a$10$12c157d935283ad44d64au4bDOC3umdQMtWdHS7Ckb5uKV0v8WIFG',null,2,0),">
            <text:p>('Anna-Lena','Hägglund','anna-lena.hägg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ola</text:p>
          </table:table-cell>
          <table:table-cell office:value-type="string">
            <text:p>Lars-Erik</text:p>
          </table:table-cell>
          <table:table-cell office:value-type="string">
            <text:p>Österberg</text:p>
          </table:table-cell>
          <table:table-cell table:formula="of:=LOWER(CONCATENATE([.A211];&quot;.&quot;;[.C211];&quot;@localhost.nu&quot;))" office:value-type="string" office:string-value="carola.österberg@localhost.nu">
            <text:p>carola.ös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1];&quot;'&quot;;&quot;,'&quot;;[.C211];&quot;','&quot;;[.D211];&quot;','&quot;;[.E211];&quot;',&quot;;[.F211];&quot;,&quot;;[.G211];&quot;,&quot;;[.H211];&quot;),&quot;)" office:value-type="string" office:string-value="('Carola','Österberg','carola.österberg@localhost.nu','$2a$10$12c157d935283ad44d64au4bDOC3umdQMtWdHS7Ckb5uKV0v8WIFG',null,2,0),">
            <text:p>('Carola','Österberg','carola.öste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thilda</text:p>
          </table:table-cell>
          <table:table-cell office:value-type="string">
            <text:p>Jonatan</text:p>
          </table:table-cell>
          <table:table-cell office:value-type="string">
            <text:p>Edström</text:p>
          </table:table-cell>
          <table:table-cell table:formula="of:=LOWER(CONCATENATE([.A212];&quot;.&quot;;[.C212];&quot;@localhost.nu&quot;))" office:value-type="string" office:string-value="mathilda.edström@localhost.nu">
            <text:p>mathilda.e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2];&quot;'&quot;;&quot;,'&quot;;[.C212];&quot;','&quot;;[.D212];&quot;','&quot;;[.E212];&quot;',&quot;;[.F212];&quot;,&quot;;[.G212];&quot;,&quot;;[.H212];&quot;),&quot;)" office:value-type="string" office:string-value="('Mathilda','Edström','mathilda.edström@localhost.nu','$2a$10$12c157d935283ad44d64au4bDOC3umdQMtWdHS7Ckb5uKV0v8WIFG',null,2,0),">
            <text:p>('Mathilda','Edström','mathilda.e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ina</text:p>
          </table:table-cell>
          <table:table-cell office:value-type="string">
            <text:p>Frank</text:p>
          </table:table-cell>
          <table:table-cell office:value-type="string">
            <text:p>Hassan</text:p>
          </table:table-cell>
          <table:table-cell table:formula="of:=LOWER(CONCATENATE([.A213];&quot;.&quot;;[.C213];&quot;@localhost.nu&quot;))" office:value-type="string" office:string-value="tina.hassan@localhost.nu">
            <text:p>tina.hass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3];&quot;'&quot;;&quot;,'&quot;;[.C213];&quot;','&quot;;[.D213];&quot;','&quot;;[.E213];&quot;',&quot;;[.F213];&quot;,&quot;;[.G213];&quot;,&quot;;[.H213];&quot;),&quot;)" office:value-type="string" office:string-value="('Tina','Hassan','tina.hassan@localhost.nu','$2a$10$12c157d935283ad44d64au4bDOC3umdQMtWdHS7Ckb5uKV0v8WIFG',null,2,0),">
            <text:p>('Tina','Hassan','tina.hass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sie</text:p>
          </table:table-cell>
          <table:table-cell office:value-type="string">
            <text:p>August</text:p>
          </table:table-cell>
          <table:table-cell office:value-type="string">
            <text:p>Ahlström</text:p>
          </table:table-cell>
          <table:table-cell table:formula="of:=LOWER(CONCATENATE([.A214];&quot;.&quot;;[.C214];&quot;@localhost.nu&quot;))" office:value-type="string" office:string-value="elsie.ahlström@localhost.nu">
            <text:p>elsie.ah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4];&quot;'&quot;;&quot;,'&quot;;[.C214];&quot;','&quot;;[.D214];&quot;','&quot;;[.E214];&quot;',&quot;;[.F214];&quot;,&quot;;[.G214];&quot;,&quot;;[.H214];&quot;),&quot;)" office:value-type="string" office:string-value="('Elsie','Ahlström','elsie.ahlström@localhost.nu','$2a$10$12c157d935283ad44d64au4bDOC3umdQMtWdHS7Ckb5uKV0v8WIFG',null,2,0),">
            <text:p>('Elsie','Ahlström','elsie.ah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delene</text:p>
          </table:table-cell>
          <table:table-cell office:value-type="string">
            <text:p>Mohammad</text:p>
          </table:table-cell>
          <table:table-cell office:value-type="string">
            <text:p>Torstensson</text:p>
          </table:table-cell>
          <table:table-cell table:formula="of:=LOWER(CONCATENATE([.A215];&quot;.&quot;;[.C215];&quot;@localhost.nu&quot;))" office:value-type="string" office:string-value="madelene.torstensson@localhost.nu">
            <text:p>madelene.tor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5];&quot;'&quot;;&quot;,'&quot;;[.C215];&quot;','&quot;;[.D215];&quot;','&quot;;[.E215];&quot;',&quot;;[.F215];&quot;,&quot;;[.G215];&quot;,&quot;;[.H215];&quot;),&quot;)" office:value-type="string" office:string-value="('Madelene','Torstensson','madelene.torstensson@localhost.nu','$2a$10$12c157d935283ad44d64au4bDOC3umdQMtWdHS7Ckb5uKV0v8WIFG',null,2,0),">
            <text:p>('Madelene','Torstensson','madelene.torste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y</text:p>
          </table:table-cell>
          <table:table-cell office:value-type="string">
            <text:p>Svante</text:p>
          </table:table-cell>
          <table:table-cell office:value-type="string">
            <text:p>Lindh</text:p>
          </table:table-cell>
          <table:table-cell table:formula="of:=LOWER(CONCATENATE([.A216];&quot;.&quot;;[.C216];&quot;@localhost.nu&quot;))" office:value-type="string" office:string-value="my.lindh@localhost.nu">
            <text:p>my.lind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6];&quot;'&quot;;&quot;,'&quot;;[.C216];&quot;','&quot;;[.D216];&quot;','&quot;;[.E216];&quot;',&quot;;[.F216];&quot;,&quot;;[.G216];&quot;,&quot;;[.H216];&quot;),&quot;)" office:value-type="string" office:string-value="('My','Lindh','my.lindh@localhost.nu','$2a$10$12c157d935283ad44d64au4bDOC3umdQMtWdHS7Ckb5uKV0v8WIFG',null,2,0),">
            <text:p>('My','Lindh','my.lindh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icia</text:p>
          </table:table-cell>
          <table:table-cell office:value-type="string">
            <text:p>Valentin</text:p>
          </table:table-cell>
          <table:table-cell office:value-type="string">
            <text:p>Frisk</text:p>
          </table:table-cell>
          <table:table-cell table:formula="of:=LOWER(CONCATENATE([.A217];&quot;.&quot;;[.C217];&quot;@localhost.nu&quot;))" office:value-type="string" office:string-value="alicia.frisk@localhost.nu">
            <text:p>alicia.fris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7];&quot;'&quot;;&quot;,'&quot;;[.C217];&quot;','&quot;;[.D217];&quot;','&quot;;[.E217];&quot;',&quot;;[.F217];&quot;,&quot;;[.G217];&quot;,&quot;;[.H217];&quot;),&quot;)" office:value-type="string" office:string-value="('Alicia','Frisk','alicia.frisk@localhost.nu','$2a$10$12c157d935283ad44d64au4bDOC3umdQMtWdHS7Ckb5uKV0v8WIFG',null,2,0),">
            <text:p>('Alicia','Frisk','alicia.fris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ri</text:p>
          </table:table-cell>
          <table:table-cell office:value-type="string">
            <text:p>Ture</text:p>
          </table:table-cell>
          <table:table-cell office:value-type="string">
            <text:p>Mohamed</text:p>
          </table:table-cell>
          <table:table-cell table:formula="of:=LOWER(CONCATENATE([.A218];&quot;.&quot;;[.C218];&quot;@localhost.nu&quot;))" office:value-type="string" office:string-value="siri.mohamed@localhost.nu">
            <text:p>siri.moha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8];&quot;'&quot;;&quot;,'&quot;;[.C218];&quot;','&quot;;[.D218];&quot;','&quot;;[.E218];&quot;',&quot;;[.F218];&quot;,&quot;;[.G218];&quot;,&quot;;[.H218];&quot;),&quot;)" office:value-type="string" office:string-value="('Siri','Mohamed','siri.mohamed@localhost.nu','$2a$10$12c157d935283ad44d64au4bDOC3umdQMtWdHS7Ckb5uKV0v8WIFG',null,2,0),">
            <text:p>('Siri','Mohamed','siri.mohame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rica</text:p>
          </table:table-cell>
          <table:table-cell office:value-type="string">
            <text:p>Alvar</text:p>
          </table:table-cell>
          <table:table-cell office:value-type="string">
            <text:p>Marklund</text:p>
          </table:table-cell>
          <table:table-cell table:formula="of:=LOWER(CONCATENATE([.A219];&quot;.&quot;;[.C219];&quot;@localhost.nu&quot;))" office:value-type="string" office:string-value="erica.marklund@localhost.nu">
            <text:p>erica.mar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19];&quot;'&quot;;&quot;,'&quot;;[.C219];&quot;','&quot;;[.D219];&quot;','&quot;;[.E219];&quot;',&quot;;[.F219];&quot;,&quot;;[.G219];&quot;,&quot;;[.H219];&quot;),&quot;)" office:value-type="string" office:string-value="('Erica','Marklund','erica.marklund@localhost.nu','$2a$10$12c157d935283ad44d64au4bDOC3umdQMtWdHS7Ckb5uKV0v8WIFG',null,2,0),">
            <text:p>('Erica','Marklund','erica.mar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odil</text:p>
          </table:table-cell>
          <table:table-cell office:value-type="string">
            <text:p>Herbert</text:p>
          </table:table-cell>
          <table:table-cell office:value-type="string">
            <text:p>Alfredsson</text:p>
          </table:table-cell>
          <table:table-cell table:formula="of:=LOWER(CONCATENATE([.A220];&quot;.&quot;;[.C220];&quot;@localhost.nu&quot;))" office:value-type="string" office:string-value="bodil.alfredsson@localhost.nu">
            <text:p>bodil.alfre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0];&quot;'&quot;;&quot;,'&quot;;[.C220];&quot;','&quot;;[.D220];&quot;','&quot;;[.E220];&quot;',&quot;;[.F220];&quot;,&quot;;[.G220];&quot;,&quot;;[.H220];&quot;),&quot;)" office:value-type="string" office:string-value="('Bodil','Alfredsson','bodil.alfredsson@localhost.nu','$2a$10$12c157d935283ad44d64au4bDOC3umdQMtWdHS7Ckb5uKV0v8WIFG',null,2,0),">
            <text:p>('Bodil','Alfredsson','bodil.alfre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aulina</text:p>
          </table:table-cell>
          <table:table-cell office:value-type="string">
            <text:p>Gerhard</text:p>
          </table:table-cell>
          <table:table-cell office:value-type="string">
            <text:p>Niklasson</text:p>
          </table:table-cell>
          <table:table-cell table:formula="of:=LOWER(CONCATENATE([.A221];&quot;.&quot;;[.C221];&quot;@localhost.nu&quot;))" office:value-type="string" office:string-value="paulina.niklasson@localhost.nu">
            <text:p>paulina.nikl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1];&quot;'&quot;;&quot;,'&quot;;[.C221];&quot;','&quot;;[.D221];&quot;','&quot;;[.E221];&quot;',&quot;;[.F221];&quot;,&quot;;[.G221];&quot;,&quot;;[.H221];&quot;),&quot;)" office:value-type="string" office:string-value="('Paulina','Niklasson','paulina.niklasson@localhost.nu','$2a$10$12c157d935283ad44d64au4bDOC3umdQMtWdHS7Ckb5uKV0v8WIFG',null,2,0),">
            <text:p>('Paulina','Niklasson','paulina.nikla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ica</text:p>
          </table:table-cell>
          <table:table-cell office:value-type="string">
            <text:p>Artur</text:p>
          </table:table-cell>
          <table:table-cell office:value-type="string">
            <text:p>Westerlund</text:p>
          </table:table-cell>
          <table:table-cell table:formula="of:=LOWER(CONCATENATE([.A222];&quot;.&quot;;[.C222];&quot;@localhost.nu&quot;))" office:value-type="string" office:string-value="annica.westerlund@localhost.nu">
            <text:p>annica.we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2];&quot;'&quot;;&quot;,'&quot;;[.C222];&quot;','&quot;;[.D222];&quot;','&quot;;[.E222];&quot;',&quot;;[.F222];&quot;,&quot;;[.G222];&quot;,&quot;;[.H222];&quot;),&quot;)" office:value-type="string" office:string-value="('Annica','Westerlund','annica.westerlund@localhost.nu','$2a$10$12c157d935283ad44d64au4bDOC3umdQMtWdHS7Ckb5uKV0v8WIFG',null,2,0),">
            <text:p>('Annica','Westerlund','annica.wester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ornelia</text:p>
          </table:table-cell>
          <table:table-cell office:value-type="string">
            <text:p>Frans</text:p>
          </table:table-cell>
          <table:table-cell office:value-type="string">
            <text:p>Lövgren</text:p>
          </table:table-cell>
          <table:table-cell table:formula="of:=LOWER(CONCATENATE([.A223];&quot;.&quot;;[.C223];&quot;@localhost.nu&quot;))" office:value-type="string" office:string-value="cornelia.lövgren@localhost.nu">
            <text:p>cornelia.löv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3];&quot;'&quot;;&quot;,'&quot;;[.C223];&quot;','&quot;;[.D223];&quot;','&quot;;[.E223];&quot;',&quot;;[.F223];&quot;,&quot;;[.G223];&quot;,&quot;;[.H223];&quot;),&quot;)" office:value-type="string" office:string-value="('Cornelia','Lövgren','cornelia.lövgren@localhost.nu','$2a$10$12c157d935283ad44d64au4bDOC3umdQMtWdHS7Ckb5uKV0v8WIFG',null,2,0),">
            <text:p>('Cornelia','Lövgren','cornelia.löv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Mari</text:p>
          </table:table-cell>
          <table:table-cell office:value-type="string">
            <text:p>Alex</text:p>
          </table:table-cell>
          <table:table-cell office:value-type="string">
            <text:p>Backman</text:p>
          </table:table-cell>
          <table:table-cell table:formula="of:=LOWER(CONCATENATE([.A224];&quot;.&quot;;[.C224];&quot;@localhost.nu&quot;))" office:value-type="string" office:string-value="ann-mari.backman@localhost.nu">
            <text:p>ann-mari.bac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4];&quot;'&quot;;&quot;,'&quot;;[.C224];&quot;','&quot;;[.D224];&quot;','&quot;;[.E224];&quot;',&quot;;[.F224];&quot;,&quot;;[.G224];&quot;,&quot;;[.H224];&quot;),&quot;)" office:value-type="string" office:string-value="('Ann-Mari','Backman','ann-mari.backman@localhost.nu','$2a$10$12c157d935283ad44d64au4bDOC3umdQMtWdHS7Ckb5uKV0v8WIFG',null,2,0),">
            <text:p>('Ann-Mari','Backman','ann-mari.back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alill</text:p>
          </table:table-cell>
          <table:table-cell office:value-type="string">
            <text:p>Theodor</text:p>
          </table:table-cell>
          <table:table-cell office:value-type="string">
            <text:p>Bertilsson</text:p>
          </table:table-cell>
          <table:table-cell table:formula="of:=LOWER(CONCATENATE([.A225];&quot;.&quot;;[.C225];&quot;@localhost.nu&quot;))" office:value-type="string" office:string-value="ingalill.bertilsson@localhost.nu">
            <text:p>ingalill.bert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5];&quot;'&quot;;&quot;,'&quot;;[.C225];&quot;','&quot;;[.D225];&quot;','&quot;;[.E225];&quot;',&quot;;[.F225];&quot;,&quot;;[.G225];&quot;,&quot;;[.H225];&quot;),&quot;)" office:value-type="string" office:string-value="('Ingalill','Bertilsson','ingalill.bertilsson@localhost.nu','$2a$10$12c157d935283ad44d64au4bDOC3umdQMtWdHS7Ckb5uKV0v8WIFG',null,2,0),">
            <text:p>('Ingalill','Bertilsson','ingalill.berti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illevi</text:p>
          </table:table-cell>
          <table:table-cell office:value-type="string">
            <text:p>Love</text:p>
          </table:table-cell>
          <table:table-cell office:value-type="string">
            <text:p>Grahn</text:p>
          </table:table-cell>
          <table:table-cell table:formula="of:=LOWER(CONCATENATE([.A226];&quot;.&quot;;[.C226];&quot;@localhost.nu&quot;))" office:value-type="string" office:string-value="hillevi.grahn@localhost.nu">
            <text:p>hillevi.gra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6];&quot;'&quot;;&quot;,'&quot;;[.C226];&quot;','&quot;;[.D226];&quot;','&quot;;[.E226];&quot;',&quot;;[.F226];&quot;,&quot;;[.G226];&quot;,&quot;;[.H226];&quot;),&quot;)" office:value-type="string" office:string-value="('Hillevi','Grahn','hillevi.grahn@localhost.nu','$2a$10$12c157d935283ad44d64au4bDOC3umdQMtWdHS7Ckb5uKV0v8WIFG',null,2,0),">
            <text:p>('Hillevi','Grahn','hillevi.grah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sta</text:p>
          </table:table-cell>
          <table:table-cell office:value-type="string">
            <text:p>Kaj</text:p>
          </table:table-cell>
          <table:table-cell office:value-type="string">
            <text:p>Hall</text:p>
          </table:table-cell>
          <table:table-cell table:formula="of:=LOWER(CONCATENATE([.A227];&quot;.&quot;;[.C227];&quot;@localhost.nu&quot;))" office:value-type="string" office:string-value="asta.hall@localhost.nu">
            <text:p>asta.h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7];&quot;'&quot;;&quot;,'&quot;;[.C227];&quot;','&quot;;[.D227];&quot;','&quot;;[.E227];&quot;',&quot;;[.F227];&quot;,&quot;;[.G227];&quot;,&quot;;[.H227];&quot;),&quot;)" office:value-type="string" office:string-value="('Asta','Hall','asta.hall@localhost.nu','$2a$10$12c157d935283ad44d64au4bDOC3umdQMtWdHS7Ckb5uKV0v8WIFG',null,2,0),">
            <text:p>('Asta','Hall','asta.ha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ana</text:p>
          </table:table-cell>
          <table:table-cell office:value-type="string">
            <text:p>Patrick</text:p>
          </table:table-cell>
          <table:table-cell office:value-type="string">
            <text:p>Lindvall</text:p>
          </table:table-cell>
          <table:table-cell table:formula="of:=LOWER(CONCATENATE([.A228];&quot;.&quot;;[.C228];&quot;@localhost.nu&quot;))" office:value-type="string" office:string-value="mariana.lindvall@localhost.nu">
            <text:p>mariana.lind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8];&quot;'&quot;;&quot;,'&quot;;[.C228];&quot;','&quot;;[.D228];&quot;','&quot;;[.E228];&quot;',&quot;;[.F228];&quot;,&quot;;[.G228];&quot;,&quot;;[.H228];&quot;),&quot;)" office:value-type="string" office:string-value="('Mariana','Lindvall','mariana.lindvall@localhost.nu','$2a$10$12c157d935283ad44d64au4bDOC3umdQMtWdHS7Ckb5uKV0v8WIFG',null,2,0),">
            <text:p>('Mariana','Lindvall','mariana.lindva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iana</text:p>
          </table:table-cell>
          <table:table-cell office:value-type="string">
            <text:p>Verner</text:p>
          </table:table-cell>
          <table:table-cell office:value-type="string">
            <text:p>Wiberg</text:p>
          </table:table-cell>
          <table:table-cell table:formula="of:=LOWER(CONCATENATE([.A229];&quot;.&quot;;[.C229];&quot;@localhost.nu&quot;))" office:value-type="string" office:string-value="diana.wiberg@localhost.nu">
            <text:p>diana.w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29];&quot;'&quot;;&quot;,'&quot;;[.C229];&quot;','&quot;;[.D229];&quot;','&quot;;[.E229];&quot;',&quot;;[.F229];&quot;,&quot;;[.G229];&quot;,&quot;;[.H229];&quot;),&quot;)" office:value-type="string" office:string-value="('Diana','Wiberg','diana.wiberg@localhost.nu','$2a$10$12c157d935283ad44d64au4bDOC3umdQMtWdHS7Ckb5uKV0v8WIFG',null,2,0),">
            <text:p>('Diana','Wiberg','diana.wi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-Britt</text:p>
          </table:table-cell>
          <table:table-cell office:value-type="string">
            <text:p>Egon</text:p>
          </table:table-cell>
          <table:table-cell office:value-type="string">
            <text:p>Westerberg</text:p>
          </table:table-cell>
          <table:table-cell table:formula="of:=LOWER(CONCATENATE([.A230];&quot;.&quot;;[.C230];&quot;@localhost.nu&quot;))" office:value-type="string" office:string-value="gun-britt.westerberg@localhost.nu">
            <text:p>gun-britt.wes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0];&quot;'&quot;;&quot;,'&quot;;[.C230];&quot;','&quot;;[.D230];&quot;','&quot;;[.E230];&quot;',&quot;;[.F230];&quot;,&quot;;[.G230];&quot;,&quot;;[.H230];&quot;),&quot;)" office:value-type="string" office:string-value="('Gun-Britt','Westerberg','gun-britt.westerberg@localhost.nu','$2a$10$12c157d935283ad44d64au4bDOC3umdQMtWdHS7Ckb5uKV0v8WIFG',null,2,0),">
            <text:p>('Gun-Britt','Westerberg','gun-britt.weste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rah</text:p>
          </table:table-cell>
          <table:table-cell office:value-type="string">
            <text:p>Jim</text:p>
          </table:table-cell>
          <table:table-cell office:value-type="string">
            <text:p>Byström</text:p>
          </table:table-cell>
          <table:table-cell table:formula="of:=LOWER(CONCATENATE([.A231];&quot;.&quot;;[.C231];&quot;@localhost.nu&quot;))" office:value-type="string" office:string-value="sarah.byström@localhost.nu">
            <text:p>sarah.by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1];&quot;'&quot;;&quot;,'&quot;;[.C231];&quot;','&quot;;[.D231];&quot;','&quot;;[.E231];&quot;',&quot;;[.F231];&quot;,&quot;;[.G231];&quot;,&quot;;[.H231];&quot;),&quot;)" office:value-type="string" office:string-value="('Sarah','Byström','sarah.byström@localhost.nu','$2a$10$12c157d935283ad44d64au4bDOC3umdQMtWdHS7Ckb5uKV0v8WIFG',null,2,0),">
            <text:p>('Sarah','Byström','sarah.by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agmar</text:p>
          </table:table-cell>
          <table:table-cell office:value-type="string">
            <text:p>Peder</text:p>
          </table:table-cell>
          <table:table-cell office:value-type="string">
            <text:p>Nordqvist</text:p>
          </table:table-cell>
          <table:table-cell table:formula="of:=LOWER(CONCATENATE([.A232];&quot;.&quot;;[.C232];&quot;@localhost.nu&quot;))" office:value-type="string" office:string-value="dagmar.nordqvist@localhost.nu">
            <text:p>dagmar.nord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2];&quot;'&quot;;&quot;,'&quot;;[.C232];&quot;','&quot;;[.D232];&quot;','&quot;;[.E232];&quot;',&quot;;[.F232];&quot;,&quot;;[.G232];&quot;,&quot;;[.H232];&quot;),&quot;)" office:value-type="string" office:string-value="('Dagmar','Nordqvist','dagmar.nordqvist@localhost.nu','$2a$10$12c157d935283ad44d64au4bDOC3umdQMtWdHS7Ckb5uKV0v8WIFG',null,2,0),">
            <text:p>('Dagmar','Nordqvist','dagmar.nord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Sofie</text:p>
          </table:table-cell>
          <table:table-cell office:value-type="string">
            <text:p>Jon</text:p>
          </table:table-cell>
          <table:table-cell office:value-type="string">
            <text:p>Bäckman</text:p>
          </table:table-cell>
          <table:table-cell table:formula="of:=LOWER(CONCATENATE([.A233];&quot;.&quot;;[.C233];&quot;@localhost.nu&quot;))" office:value-type="string" office:string-value="ann-sofie.bäckman@localhost.nu">
            <text:p>ann-sofie.bäck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3];&quot;'&quot;;&quot;,'&quot;;[.C233];&quot;','&quot;;[.D233];&quot;','&quot;;[.E233];&quot;',&quot;;[.F233];&quot;,&quot;;[.G233];&quot;,&quot;;[.H233];&quot;),&quot;)" office:value-type="string" office:string-value="('Ann-Sofie','Bäckman','ann-sofie.bäckman@localhost.nu','$2a$10$12c157d935283ad44d64au4bDOC3umdQMtWdHS7Ckb5uKV0v8WIFG',null,2,0),">
            <text:p>('Ann-Sofie','Bäckman','ann-sofie.bäck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ove</text:p>
          </table:table-cell>
          <table:table-cell office:value-type="string">
            <text:p>Olavi</text:p>
          </table:table-cell>
          <table:table-cell office:value-type="string">
            <text:p>Larsen</text:p>
          </table:table-cell>
          <table:table-cell table:formula="of:=LOWER(CONCATENATE([.A234];&quot;.&quot;;[.C234];&quot;@localhost.nu&quot;))" office:value-type="string" office:string-value="tove.larsen@localhost.nu">
            <text:p>tove.la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4];&quot;'&quot;;&quot;,'&quot;;[.C234];&quot;','&quot;;[.D234];&quot;','&quot;;[.E234];&quot;',&quot;;[.F234];&quot;,&quot;;[.G234];&quot;,&quot;;[.H234];&quot;),&quot;)" office:value-type="string" office:string-value="('Tove','Larsen','tove.larsen@localhost.nu','$2a$10$12c157d935283ad44d64au4bDOC3umdQMtWdHS7Ckb5uKV0v8WIFG',null,2,0),">
            <text:p>('Tove','Larsen','tove.lar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dit</text:p>
          </table:table-cell>
          <table:table-cell office:value-type="string">
            <text:p>Malte</text:p>
          </table:table-cell>
          <table:table-cell office:value-type="string">
            <text:p>Nordlund</text:p>
          </table:table-cell>
          <table:table-cell table:formula="of:=LOWER(CONCATENATE([.A235];&quot;.&quot;;[.C235];&quot;@localhost.nu&quot;))" office:value-type="string" office:string-value="edit.nordlund@localhost.nu">
            <text:p>edit.nord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5];&quot;'&quot;;&quot;,'&quot;;[.C235];&quot;','&quot;;[.D235];&quot;','&quot;;[.E235];&quot;',&quot;;[.F235];&quot;,&quot;;[.G235];&quot;,&quot;;[.H235];&quot;),&quot;)" office:value-type="string" office:string-value="('Edit','Nordlund','edit.nordlund@localhost.nu','$2a$10$12c157d935283ad44d64au4bDOC3umdQMtWdHS7Ckb5uKV0v8WIFG',null,2,0),">
            <text:p>('Edit','Nordlund','edit.nord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Kristin</text:p>
          </table:table-cell>
          <table:table-cell office:value-type="string">
            <text:p>Örjan</text:p>
          </table:table-cell>
          <table:table-cell office:value-type="string">
            <text:p>Alexandersson</text:p>
          </table:table-cell>
          <table:table-cell table:formula="of:=LOWER(CONCATENATE([.A236];&quot;.&quot;;[.C236];&quot;@localhost.nu&quot;))" office:value-type="string" office:string-value="ann-kristin.alexandersson@localhost.nu">
            <text:p>ann-kristin.alexand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6];&quot;'&quot;;&quot;,'&quot;;[.C236];&quot;','&quot;;[.D236];&quot;','&quot;;[.E236];&quot;',&quot;;[.F236];&quot;,&quot;;[.G236];&quot;,&quot;;[.H236];&quot;),&quot;)" office:value-type="string" office:string-value="('Ann-Kristin','Alexandersson','ann-kristin.alexandersson@localhost.nu','$2a$10$12c157d935283ad44d64au4bDOC3umdQMtWdHS7Ckb5uKV0v8WIFG',null,2,0),">
            <text:p>('Ann-Kristin','Alexandersson','ann-kristin.alexand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ilda</text:p>
          </table:table-cell>
          <table:table-cell office:value-type="string">
            <text:p>Jerry</text:p>
          </table:table-cell>
          <table:table-cell office:value-type="string">
            <text:p>Dahlqvist</text:p>
          </table:table-cell>
          <table:table-cell table:formula="of:=LOWER(CONCATENATE([.A237];&quot;.&quot;;[.C237];&quot;@localhost.nu&quot;))" office:value-type="string" office:string-value="hilda.dahlqvist@localhost.nu">
            <text:p>hilda.dahl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7];&quot;'&quot;;&quot;,'&quot;;[.C237];&quot;','&quot;;[.D237];&quot;','&quot;;[.E237];&quot;',&quot;;[.F237];&quot;,&quot;;[.G237];&quot;,&quot;;[.H237];&quot;),&quot;)" office:value-type="string" office:string-value="('Hilda','Dahlqvist','hilda.dahlqvist@localhost.nu','$2a$10$12c157d935283ad44d64au4bDOC3umdQMtWdHS7Ckb5uKV0v8WIFG',null,2,0),">
            <text:p>('Hilda','Dahlqvist','hilda.dahl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talie</text:p>
          </table:table-cell>
          <table:table-cell office:value-type="string">
            <text:p>Reinhold</text:p>
          </table:table-cell>
          <table:table-cell office:value-type="string">
            <text:p>Klasson</text:p>
          </table:table-cell>
          <table:table-cell table:formula="of:=LOWER(CONCATENATE([.A238];&quot;.&quot;;[.C238];&quot;@localhost.nu&quot;))" office:value-type="string" office:string-value="natalie.klasson@localhost.nu">
            <text:p>natalie.kla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8];&quot;'&quot;;&quot;,'&quot;;[.C238];&quot;','&quot;;[.D238];&quot;','&quot;;[.E238];&quot;',&quot;;[.F238];&quot;,&quot;;[.G238];&quot;,&quot;;[.H238];&quot;),&quot;)" office:value-type="string" office:string-value="('Natalie','Klasson','natalie.klasson@localhost.nu','$2a$10$12c157d935283ad44d64au4bDOC3umdQMtWdHS7Ckb5uKV0v8WIFG',null,2,0),">
            <text:p>('Natalie','Klasson','natalie.kla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yra</text:p>
          </table:table-cell>
          <table:table-cell office:value-type="string">
            <text:p>Curt</text:p>
          </table:table-cell>
          <table:table-cell office:value-type="string">
            <text:p>Hagberg</text:p>
          </table:table-cell>
          <table:table-cell table:formula="of:=LOWER(CONCATENATE([.A239];&quot;.&quot;;[.C239];&quot;@localhost.nu&quot;))" office:value-type="string" office:string-value="tyra.hagberg@localhost.nu">
            <text:p>tyra.ha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39];&quot;'&quot;;&quot;,'&quot;;[.C239];&quot;','&quot;;[.D239];&quot;','&quot;;[.E239];&quot;',&quot;;[.F239];&quot;,&quot;;[.G239];&quot;,&quot;;[.H239];&quot;),&quot;)" office:value-type="string" office:string-value="('Tyra','Hagberg','tyra.hagberg@localhost.nu','$2a$10$12c157d935283ad44d64au4bDOC3umdQMtWdHS7Ckb5uKV0v8WIFG',null,2,0),">
            <text:p>('Tyra','Hagberg','tyra.hag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Britt</text:p>
          </table:table-cell>
          <table:table-cell office:value-type="string">
            <text:p>Leonard</text:p>
          </table:table-cell>
          <table:table-cell office:value-type="string">
            <text:p>Forsman</text:p>
          </table:table-cell>
          <table:table-cell table:formula="of:=LOWER(CONCATENATE([.A240];&quot;.&quot;;[.C240];&quot;@localhost.nu&quot;))" office:value-type="string" office:string-value="ann-britt.forsman@localhost.nu">
            <text:p>ann-britt.fors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0];&quot;'&quot;;&quot;,'&quot;;[.C240];&quot;','&quot;;[.D240];&quot;','&quot;;[.E240];&quot;',&quot;;[.F240];&quot;,&quot;;[.G240];&quot;,&quot;;[.H240];&quot;),&quot;)" office:value-type="string" office:string-value="('Ann-Britt','Forsman','ann-britt.forsman@localhost.nu','$2a$10$12c157d935283ad44d64au4bDOC3umdQMtWdHS7Ckb5uKV0v8WIFG',null,2,0),">
            <text:p>('Ann-Britt','Forsman','ann-britt.fors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ristin</text:p>
          </table:table-cell>
          <table:table-cell office:value-type="string">
            <text:p>Antero</text:p>
          </table:table-cell>
          <table:table-cell office:value-type="string">
            <text:p>Hjelm</text:p>
          </table:table-cell>
          <table:table-cell table:formula="of:=LOWER(CONCATENATE([.A241];&quot;.&quot;;[.C241];&quot;@localhost.nu&quot;))" office:value-type="string" office:string-value="christin.hjelm@localhost.nu">
            <text:p>christin.hje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1];&quot;'&quot;;&quot;,'&quot;;[.C241];&quot;','&quot;;[.D241];&quot;','&quot;;[.E241];&quot;',&quot;;[.F241];&quot;,&quot;;[.G241];&quot;,&quot;;[.H241];&quot;),&quot;)" office:value-type="string" office:string-value="('Christin','Hjelm','christin.hjelm@localhost.nu','$2a$10$12c157d935283ad44d64au4bDOC3umdQMtWdHS7Ckb5uKV0v8WIFG',null,2,0),">
            <text:p>('Christin','Hjelm','christin.hje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redrika</text:p>
          </table:table-cell>
          <table:table-cell office:value-type="string">
            <text:p>Mårten</text:p>
          </table:table-cell>
          <table:table-cell office:value-type="string">
            <text:p>Simonsson</text:p>
          </table:table-cell>
          <table:table-cell table:formula="of:=LOWER(CONCATENATE([.A242];&quot;.&quot;;[.C242];&quot;@localhost.nu&quot;))" office:value-type="string" office:string-value="fredrika.simonsson@localhost.nu">
            <text:p>fredrika.sim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2];&quot;'&quot;;&quot;,'&quot;;[.C242];&quot;','&quot;;[.D242];&quot;','&quot;;[.E242];&quot;',&quot;;[.F242];&quot;,&quot;;[.G242];&quot;,&quot;;[.H242];&quot;),&quot;)" office:value-type="string" office:string-value="('Fredrika','Simonsson','fredrika.simonsson@localhost.nu','$2a$10$12c157d935283ad44d64au4bDOC3umdQMtWdHS7Ckb5uKV0v8WIFG',null,2,0),">
            <text:p>('Fredrika','Simonsson','fredrika.simo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ez</text:p>
          </table:table-cell>
          <table:table-cell office:value-type="string">
            <text:p>Hannes</text:p>
          </table:table-cell>
          <table:table-cell office:value-type="string">
            <text:p>Edvardsson</text:p>
          </table:table-cell>
          <table:table-cell table:formula="of:=LOWER(CONCATENATE([.A243];&quot;.&quot;;[.C243];&quot;@localhost.nu&quot;))" office:value-type="string" office:string-value="inez.edvardsson@localhost.nu">
            <text:p>inez.edvar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3];&quot;'&quot;;&quot;,'&quot;;[.C243];&quot;','&quot;;[.D243];&quot;','&quot;;[.E243];&quot;',&quot;;[.F243];&quot;,&quot;;[.G243];&quot;,&quot;;[.H243];&quot;),&quot;)" office:value-type="string" office:string-value="('Inez','Edvardsson','inez.edvardsson@localhost.nu','$2a$10$12c157d935283ad44d64au4bDOC3umdQMtWdHS7Ckb5uKV0v8WIFG',null,2,0),">
            <text:p>('Inez','Edvardsson','inez.edvar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bina</text:p>
          </table:table-cell>
          <table:table-cell office:value-type="string">
            <text:p>Arnold</text:p>
          </table:table-cell>
          <table:table-cell office:value-type="string">
            <text:p>Ljunggren</text:p>
          </table:table-cell>
          <table:table-cell table:formula="of:=LOWER(CONCATENATE([.A244];&quot;.&quot;;[.C244];&quot;@localhost.nu&quot;))" office:value-type="string" office:string-value="sabina.ljunggren@localhost.nu">
            <text:p>sabina.ljung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4];&quot;'&quot;;&quot;,'&quot;;[.C244];&quot;','&quot;;[.D244];&quot;','&quot;;[.E244];&quot;',&quot;;[.F244];&quot;,&quot;;[.G244];&quot;,&quot;;[.H244];&quot;),&quot;)" office:value-type="string" office:string-value="('Sabina','Ljunggren','sabina.ljunggren@localhost.nu','$2a$10$12c157d935283ad44d64au4bDOC3umdQMtWdHS7Ckb5uKV0v8WIFG',null,2,0),">
            <text:p>('Sabina','Ljunggren','sabina.ljung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ane</text:p>
          </table:table-cell>
          <table:table-cell office:value-type="string">
            <text:p>Sigurd</text:p>
          </table:table-cell>
          <table:table-cell office:value-type="string">
            <text:p>Skog</text:p>
          </table:table-cell>
          <table:table-cell table:formula="of:=LOWER(CONCATENATE([.A245];&quot;.&quot;;[.C245];&quot;@localhost.nu&quot;))" office:value-type="string" office:string-value="jane.skog@localhost.nu">
            <text:p>jane.sk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5];&quot;'&quot;;&quot;,'&quot;;[.C245];&quot;','&quot;;[.D245];&quot;','&quot;;[.E245];&quot;',&quot;;[.F245];&quot;,&quot;;[.G245];&quot;,&quot;;[.H245];&quot;),&quot;)" office:value-type="string" office:string-value="('Jane','Skog','jane.skog@localhost.nu','$2a$10$12c157d935283ad44d64au4bDOC3umdQMtWdHS7Ckb5uKV0v8WIFG',null,2,0),">
            <text:p>('Jane','Skog','jane.sko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a</text:p>
          </table:table-cell>
          <table:table-cell office:value-type="string">
            <text:p>Elis</text:p>
          </table:table-cell>
          <table:table-cell office:value-type="string">
            <text:p>Malmström</text:p>
          </table:table-cell>
          <table:table-cell table:formula="of:=LOWER(CONCATENATE([.A246];&quot;.&quot;;[.C246];&quot;@localhost.nu&quot;))" office:value-type="string" office:string-value="mia.malmström@localhost.nu">
            <text:p>mia.malm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6];&quot;'&quot;;&quot;,'&quot;;[.C246];&quot;','&quot;;[.D246];&quot;','&quot;;[.E246];&quot;',&quot;;[.F246];&quot;,&quot;;[.G246];&quot;,&quot;;[.H246];&quot;),&quot;)" office:value-type="string" office:string-value="('Mia','Malmström','mia.malmström@localhost.nu','$2a$10$12c157d935283ad44d64au4bDOC3umdQMtWdHS7Ckb5uKV0v8WIFG',null,2,0),">
            <text:p>('Mia','Malmström','mia.malm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my</text:p>
          </table:table-cell>
          <table:table-cell office:value-type="string">
            <text:p>Bernhard</text:p>
          </table:table-cell>
          <table:table-cell office:value-type="string">
            <text:p>Westman</text:p>
          </table:table-cell>
          <table:table-cell table:formula="of:=LOWER(CONCATENATE([.A247];&quot;.&quot;;[.C247];&quot;@localhost.nu&quot;))" office:value-type="string" office:string-value="emmy.westman@localhost.nu">
            <text:p>emmy.we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7];&quot;'&quot;;&quot;,'&quot;;[.C247];&quot;','&quot;;[.D247];&quot;','&quot;;[.E247];&quot;',&quot;;[.F247];&quot;,&quot;;[.G247];&quot;,&quot;;[.H247];&quot;),&quot;)" office:value-type="string" office:string-value="('Emmy','Westman','emmy.westman@localhost.nu','$2a$10$12c157d935283ad44d64au4bDOC3umdQMtWdHS7Ckb5uKV0v8WIFG',null,2,0),">
            <text:p>('Emmy','Westman','emmy.west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ilda</text:p>
          </table:table-cell>
          <table:table-cell office:value-type="string">
            <text:p>Elliot</text:p>
          </table:table-cell>
          <table:table-cell office:value-type="string">
            <text:p>Karlström</text:p>
          </table:table-cell>
          <table:table-cell table:formula="of:=LOWER(CONCATENATE([.A248];&quot;.&quot;;[.C248];&quot;@localhost.nu&quot;))" office:value-type="string" office:string-value="tilda.karlström@localhost.nu">
            <text:p>tilda.kar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8];&quot;'&quot;;&quot;,'&quot;;[.C248];&quot;','&quot;;[.D248];&quot;','&quot;;[.E248];&quot;',&quot;;[.F248];&quot;,&quot;;[.G248];&quot;,&quot;;[.H248];&quot;),&quot;)" office:value-type="string" office:string-value="('Tilda','Karlström','tilda.karlström@localhost.nu','$2a$10$12c157d935283ad44d64au4bDOC3umdQMtWdHS7Ckb5uKV0v8WIFG',null,2,0),">
            <text:p>('Tilda','Karlström','tilda.kar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agny</text:p>
          </table:table-cell>
          <table:table-cell office:value-type="string">
            <text:p>Kennet</text:p>
          </table:table-cell>
          <table:table-cell office:value-type="string">
            <text:p>Östman</text:p>
          </table:table-cell>
          <table:table-cell table:formula="of:=LOWER(CONCATENATE([.A249];&quot;.&quot;;[.C249];&quot;@localhost.nu&quot;))" office:value-type="string" office:string-value="dagny.östman@localhost.nu">
            <text:p>dagny.ö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49];&quot;'&quot;;&quot;,'&quot;;[.C249];&quot;','&quot;;[.D249];&quot;','&quot;;[.E249];&quot;',&quot;;[.F249];&quot;,&quot;;[.G249];&quot;,&quot;;[.H249];&quot;),&quot;)" office:value-type="string" office:string-value="('Dagny','Östman','dagny.östman@localhost.nu','$2a$10$12c157d935283ad44d64au4bDOC3umdQMtWdHS7Ckb5uKV0v8WIFG',null,2,0),">
            <text:p>('Dagny','Östman','dagny.öst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elma</text:p>
          </table:table-cell>
          <table:table-cell office:value-type="string">
            <text:p>Melker</text:p>
          </table:table-cell>
          <table:table-cell office:value-type="string">
            <text:p>Levin</text:p>
          </table:table-cell>
          <table:table-cell table:formula="of:=LOWER(CONCATENATE([.A250];&quot;.&quot;;[.C250];&quot;@localhost.nu&quot;))" office:value-type="string" office:string-value="selma.levin@localhost.nu">
            <text:p>selma.lev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0];&quot;'&quot;;&quot;,'&quot;;[.C250];&quot;','&quot;;[.D250];&quot;','&quot;;[.E250];&quot;',&quot;;[.F250];&quot;,&quot;;[.G250];&quot;,&quot;;[.H250];&quot;),&quot;)" office:value-type="string" office:string-value="('Selma','Levin','selma.levin@localhost.nu','$2a$10$12c157d935283ad44d64au4bDOC3umdQMtWdHS7Ckb5uKV0v8WIFG',null,2,0),">
            <text:p>('Selma','Levin','selma.lev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ann</text:p>
          </table:table-cell>
          <table:table-cell office:value-type="string">
            <text:p>Noah</text:p>
          </table:table-cell>
          <table:table-cell office:value-type="string">
            <text:p>Sjöblom</text:p>
          </table:table-cell>
          <table:table-cell table:formula="of:=LOWER(CONCATENATE([.A251];&quot;.&quot;;[.C251];&quot;@localhost.nu&quot;))" office:value-type="string" office:string-value="mariann.sjöblom@localhost.nu">
            <text:p>mariann.sjö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1];&quot;'&quot;;&quot;,'&quot;;[.C251];&quot;','&quot;;[.D251];&quot;','&quot;;[.E251];&quot;',&quot;;[.F251];&quot;,&quot;;[.G251];&quot;,&quot;;[.H251];&quot;),&quot;)" office:value-type="string" office:string-value="('Mariann','Sjöblom','mariann.sjöblom@localhost.nu','$2a$10$12c157d935283ad44d64au4bDOC3umdQMtWdHS7Ckb5uKV0v8WIFG',null,2,0),">
            <text:p>('Mariann','Sjöblom','mariann.sjöblo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phie</text:p>
          </table:table-cell>
          <table:table-cell office:value-type="string">
            <text:p>Fabian</text:p>
          </table:table-cell>
          <table:table-cell office:value-type="string">
            <text:p>Granberg</text:p>
          </table:table-cell>
          <table:table-cell table:formula="of:=LOWER(CONCATENATE([.A252];&quot;.&quot;;[.C252];&quot;@localhost.nu&quot;))" office:value-type="string" office:string-value="sophie.granberg@localhost.nu">
            <text:p>sophie.gra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2];&quot;'&quot;;&quot;,'&quot;;[.C252];&quot;','&quot;;[.D252];&quot;','&quot;;[.E252];&quot;',&quot;;[.F252];&quot;,&quot;;[.G252];&quot;,&quot;;[.H252];&quot;),&quot;)" office:value-type="string" office:string-value="('Sophie','Granberg','sophie.granberg@localhost.nu','$2a$10$12c157d935283ad44d64au4bDOC3umdQMtWdHS7Ckb5uKV0v8WIFG',null,2,0),">
            <text:p>('Sophie','Granberg','sophie.gra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ora</text:p>
          </table:table-cell>
          <table:table-cell office:value-type="string">
            <text:p>Julius</text:p>
          </table:table-cell>
          <table:table-cell office:value-type="string">
            <text:p>Lennartsson</text:p>
          </table:table-cell>
          <table:table-cell table:formula="of:=LOWER(CONCATENATE([.A253];&quot;.&quot;;[.C253];&quot;@localhost.nu&quot;))" office:value-type="string" office:string-value="nora.lennartsson@localhost.nu">
            <text:p>nora.lenna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3];&quot;'&quot;;&quot;,'&quot;;[.C253];&quot;','&quot;;[.D253];&quot;','&quot;;[.E253];&quot;',&quot;;[.F253];&quot;,&quot;;[.G253];&quot;,&quot;;[.H253];&quot;),&quot;)" office:value-type="string" office:string-value="('Nora','Lennartsson','nora.lennartsson@localhost.nu','$2a$10$12c157d935283ad44d64au4bDOC3umdQMtWdHS7Ckb5uKV0v8WIFG',null,2,0),">
            <text:p>('Nora','Lennartsson','nora.lennar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atricia</text:p>
          </table:table-cell>
          <table:table-cell office:value-type="string">
            <text:p>Kenth</text:p>
          </table:table-cell>
          <table:table-cell office:value-type="string">
            <text:p>Ahlberg</text:p>
          </table:table-cell>
          <table:table-cell table:formula="of:=LOWER(CONCATENATE([.A254];&quot;.&quot;;[.C254];&quot;@localhost.nu&quot;))" office:value-type="string" office:string-value="patricia.ahlberg@localhost.nu">
            <text:p>patricia.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4];&quot;'&quot;;&quot;,'&quot;;[.C254];&quot;','&quot;;[.D254];&quot;','&quot;;[.E254];&quot;',&quot;;[.F254];&quot;,&quot;;[.G254];&quot;,&quot;;[.H254];&quot;),&quot;)" office:value-type="string" office:string-value="('Patricia','Ahlberg','patricia.ahlberg@localhost.nu','$2a$10$12c157d935283ad44d64au4bDOC3umdQMtWdHS7Ckb5uKV0v8WIFG',null,2,0),">
            <text:p>('Patricia','Ahlberg','patricia.ah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erese</text:p>
          </table:table-cell>
          <table:table-cell office:value-type="string">
            <text:p>Joachim</text:p>
          </table:table-cell>
          <table:table-cell office:value-type="string">
            <text:p>Kjellberg</text:p>
          </table:table-cell>
          <table:table-cell table:formula="of:=LOWER(CONCATENATE([.A255];&quot;.&quot;;[.C255];&quot;@localhost.nu&quot;))" office:value-type="string" office:string-value="terese.kjellberg@localhost.nu">
            <text:p>terese.kje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5];&quot;'&quot;;&quot;,'&quot;;[.C255];&quot;','&quot;;[.D255];&quot;','&quot;;[.E255];&quot;',&quot;;[.F255];&quot;,&quot;;[.G255];&quot;,&quot;;[.H255];&quot;),&quot;)" office:value-type="string" office:string-value="('Terese','Kjellberg','terese.kjellberg@localhost.nu','$2a$10$12c157d935283ad44d64au4bDOC3umdQMtWdHS7Ckb5uKV0v8WIFG',null,2,0),">
            <text:p>('Terese','Kjellberg','terese.kjel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sabell</text:p>
          </table:table-cell>
          <table:table-cell office:value-type="string">
            <text:p>Ibrahim</text:p>
          </table:table-cell>
          <table:table-cell office:value-type="string">
            <text:p>Backlund</text:p>
          </table:table-cell>
          <table:table-cell table:formula="of:=LOWER(CONCATENATE([.A256];&quot;.&quot;;[.C256];&quot;@localhost.nu&quot;))" office:value-type="string" office:string-value="isabell.backlund@localhost.nu">
            <text:p>isabell.back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6];&quot;'&quot;;&quot;,'&quot;;[.C256];&quot;','&quot;;[.D256];&quot;','&quot;;[.E256];&quot;',&quot;;[.F256];&quot;,&quot;;[.G256];&quot;,&quot;;[.H256];&quot;),&quot;)" office:value-type="string" office:string-value="('Isabell','Backlund','isabell.backlund@localhost.nu','$2a$10$12c157d935283ad44d64au4bDOC3umdQMtWdHS7Ckb5uKV0v8WIFG',null,2,0),">
            <text:p>('Isabell','Backlund','isabell.back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alborg</text:p>
          </table:table-cell>
          <table:table-cell office:value-type="string">
            <text:p>Dick</text:p>
          </table:table-cell>
          <table:table-cell office:value-type="string">
            <text:p>Sjöstrand</text:p>
          </table:table-cell>
          <table:table-cell table:formula="of:=LOWER(CONCATENATE([.A257];&quot;.&quot;;[.C257];&quot;@localhost.nu&quot;))" office:value-type="string" office:string-value="valborg.sjöstrand@localhost.nu">
            <text:p>valborg.sjö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7];&quot;'&quot;;&quot;,'&quot;;[.C257];&quot;','&quot;;[.D257];&quot;','&quot;;[.E257];&quot;',&quot;;[.F257];&quot;,&quot;;[.G257];&quot;,&quot;;[.H257];&quot;),&quot;)" office:value-type="string" office:string-value="('Valborg','Sjöstrand','valborg.sjöstrand@localhost.nu','$2a$10$12c157d935283ad44d64au4bDOC3umdQMtWdHS7Ckb5uKV0v8WIFG',null,2,0),">
            <text:p>('Valborg','Sjöstrand','valborg.sjöstra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chaela</text:p>
          </table:table-cell>
          <table:table-cell office:value-type="string">
            <text:p>Per-Olof</text:p>
          </table:table-cell>
          <table:table-cell office:value-type="string">
            <text:p>Hagman</text:p>
          </table:table-cell>
          <table:table-cell table:formula="of:=LOWER(CONCATENATE([.A258];&quot;.&quot;;[.C258];&quot;@localhost.nu&quot;))" office:value-type="string" office:string-value="michaela.hagman@localhost.nu">
            <text:p>michaela.ha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8];&quot;'&quot;;&quot;,'&quot;;[.C258];&quot;','&quot;;[.D258];&quot;','&quot;;[.E258];&quot;',&quot;;[.F258];&quot;,&quot;;[.G258];&quot;,&quot;;[.H258];&quot;),&quot;)" office:value-type="string" office:string-value="('Michaela','Hagman','michaela.hagman@localhost.nu','$2a$10$12c157d935283ad44d64au4bDOC3umdQMtWdHS7Ckb5uKV0v8WIFG',null,2,0),">
            <text:p>('Michaela','Hagman','michaela.hag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Ludwig</text:p>
          </table:table-cell>
          <table:table-cell office:value-type="string">
            <text:p>Ibrahim</text:p>
          </table:table-cell>
          <table:table-cell table:formula="of:=LOWER(CONCATENATE([.A259];&quot;.&quot;;[.C259];&quot;@localhost.nu&quot;))" office:value-type="string" office:string-value="elizabeth.ibrahim@localhost.nu">
            <text:p>elizabeth.ibrahi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59];&quot;'&quot;;&quot;,'&quot;;[.C259];&quot;','&quot;;[.D259];&quot;','&quot;;[.E259];&quot;',&quot;;[.F259];&quot;,&quot;;[.G259];&quot;,&quot;;[.H259];&quot;),&quot;)" office:value-type="string" office:string-value="('Elizabeth','Ibrahim','elizabeth.ibrahim@localhost.nu','$2a$10$12c157d935283ad44d64au4bDOC3umdQMtWdHS7Ckb5uKV0v8WIFG',null,2,0),">
            <text:p>('Elizabeth','Ibrahim','elizabeth.ibrahi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aula</text:p>
          </table:table-cell>
          <table:table-cell office:value-type="string">
            <text:p>Charles</text:p>
          </table:table-cell>
          <table:table-cell office:value-type="string">
            <text:p>Emanuelsson</text:p>
          </table:table-cell>
          <table:table-cell table:formula="of:=LOWER(CONCATENATE([.A260];&quot;.&quot;;[.C260];&quot;@localhost.nu&quot;))" office:value-type="string" office:string-value="paula.emanuelsson@localhost.nu">
            <text:p>paula.emanu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0];&quot;'&quot;;&quot;,'&quot;;[.C260];&quot;','&quot;;[.D260];&quot;','&quot;;[.E260];&quot;',&quot;;[.F260];&quot;,&quot;;[.G260];&quot;,&quot;;[.H260];&quot;),&quot;)" office:value-type="string" office:string-value="('Paula','Emanuelsson','paula.emanuelsson@localhost.nu','$2a$10$12c157d935283ad44d64au4bDOC3umdQMtWdHS7Ckb5uKV0v8WIFG',null,2,0),">
            <text:p>('Paula','Emanuelsson','paula.emanu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ka</text:p>
          </table:table-cell>
          <table:table-cell office:value-type="string">
            <text:p>Theo</text:p>
          </table:table-cell>
          <table:table-cell office:value-type="string">
            <text:p>Ahlgren</text:p>
          </table:table-cell>
          <table:table-cell table:formula="of:=LOWER(CONCATENATE([.A261];&quot;.&quot;;[.C261];&quot;@localhost.nu&quot;))" office:value-type="string" office:string-value="marika.ahlgren@localhost.nu">
            <text:p>marika.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1];&quot;'&quot;;&quot;,'&quot;;[.C261];&quot;','&quot;;[.D261];&quot;','&quot;;[.E261];&quot;',&quot;;[.F261];&quot;,&quot;;[.G261];&quot;,&quot;;[.H261];&quot;),&quot;)" office:value-type="string" office:string-value="('Marika','Ahlgren','marika.ahlgren@localhost.nu','$2a$10$12c157d935283ad44d64au4bDOC3umdQMtWdHS7Ckb5uKV0v8WIFG',null,2,0),">
            <text:p>('Marika','Ahlgren','marika.ah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a-Britt</text:p>
          </table:table-cell>
          <table:table-cell office:value-type="string">
            <text:p>Glenn</text:p>
          </table:table-cell>
          <table:table-cell office:value-type="string">
            <text:p>Bergkvist</text:p>
          </table:table-cell>
          <table:table-cell table:formula="of:=LOWER(CONCATENATE([.A262];&quot;.&quot;;[.C262];&quot;@localhost.nu&quot;))" office:value-type="string" office:string-value="inga-britt.bergkvist@localhost.nu">
            <text:p>inga-britt.berg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2];&quot;'&quot;;&quot;,'&quot;;[.C262];&quot;','&quot;;[.D262];&quot;','&quot;;[.E262];&quot;',&quot;;[.F262];&quot;,&quot;;[.G262];&quot;,&quot;;[.H262];&quot;),&quot;)" office:value-type="string" office:string-value="('Inga-Britt','Bergkvist','inga-britt.bergkvist@localhost.nu','$2a$10$12c157d935283ad44d64au4bDOC3umdQMtWdHS7Ckb5uKV0v8WIFG',null,2,0),">
            <text:p>('Inga-Britt','Bergkvist','inga-britt.berg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indra</text:p>
          </table:table-cell>
          <table:table-cell office:value-type="string">
            <text:p>Karl-Erik</text:p>
          </table:table-cell>
          <table:table-cell office:value-type="string">
            <text:p>Rydberg</text:p>
          </table:table-cell>
          <table:table-cell table:formula="of:=LOWER(CONCATENATE([.A263];&quot;.&quot;;[.C263];&quot;@localhost.nu&quot;))" office:value-type="string" office:string-value="tindra.rydberg@localhost.nu">
            <text:p>tindra.ry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3];&quot;'&quot;;&quot;,'&quot;;[.C263];&quot;','&quot;;[.D263];&quot;','&quot;;[.E263];&quot;',&quot;;[.F263];&quot;,&quot;;[.G263];&quot;,&quot;;[.H263];&quot;),&quot;)" office:value-type="string" office:string-value="('Tindra','Rydberg','tindra.rydberg@localhost.nu','$2a$10$12c157d935283ad44d64au4bDOC3umdQMtWdHS7Ckb5uKV0v8WIFG',null,2,0),">
            <text:p>('Tindra','Rydberg','tindra.ry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lhelmina</text:p>
          </table:table-cell>
          <table:table-cell office:value-type="string">
            <text:p>Mauritz</text:p>
          </table:table-cell>
          <table:table-cell office:value-type="string">
            <text:p>Hellman</text:p>
          </table:table-cell>
          <table:table-cell table:formula="of:=LOWER(CONCATENATE([.A264];&quot;.&quot;;[.C264];&quot;@localhost.nu&quot;))" office:value-type="string" office:string-value="vilhelmina.hellman@localhost.nu">
            <text:p>vilhelmina.hell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4];&quot;'&quot;;&quot;,'&quot;;[.C264];&quot;','&quot;;[.D264];&quot;','&quot;;[.E264];&quot;',&quot;;[.F264];&quot;,&quot;;[.G264];&quot;,&quot;;[.H264];&quot;),&quot;)" office:value-type="string" office:string-value="('Vilhelmina','Hellman','vilhelmina.hellman@localhost.nu','$2a$10$12c157d935283ad44d64au4bDOC3umdQMtWdHS7Ckb5uKV0v8WIFG',null,2,0),">
            <text:p>('Vilhelmina','Hellman','vilhelmina.hell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icole</text:p>
          </table:table-cell>
          <table:table-cell office:value-type="string">
            <text:p>Hassan</text:p>
          </table:table-cell>
          <table:table-cell office:value-type="string">
            <text:p>Svedberg</text:p>
          </table:table-cell>
          <table:table-cell table:formula="of:=LOWER(CONCATENATE([.A265];&quot;.&quot;;[.C265];&quot;@localhost.nu&quot;))" office:value-type="string" office:string-value="nicole.svedberg@localhost.nu">
            <text:p>nicole.sv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5];&quot;'&quot;;&quot;,'&quot;;[.C265];&quot;','&quot;;[.D265];&quot;','&quot;;[.E265];&quot;',&quot;;[.F265];&quot;,&quot;;[.G265];&quot;,&quot;;[.H265];&quot;),&quot;)" office:value-type="string" office:string-value="('Nicole','Svedberg','nicole.svedberg@localhost.nu','$2a$10$12c157d935283ad44d64au4bDOC3umdQMtWdHS7Ckb5uKV0v8WIFG',null,2,0),">
            <text:p>('Nicole','Svedberg','nicole.sve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chelle</text:p>
          </table:table-cell>
          <table:table-cell office:value-type="string">
            <text:p>Måns</text:p>
          </table:table-cell>
          <table:table-cell office:value-type="string">
            <text:p>Almqvist</text:p>
          </table:table-cell>
          <table:table-cell table:formula="of:=LOWER(CONCATENATE([.A266];&quot;.&quot;;[.C266];&quot;@localhost.nu&quot;))" office:value-type="string" office:string-value="michelle.almqvist@localhost.nu">
            <text:p>michelle.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6];&quot;'&quot;;&quot;,'&quot;;[.C266];&quot;','&quot;;[.D266];&quot;','&quot;;[.E266];&quot;',&quot;;[.F266];&quot;,&quot;;[.G266];&quot;,&quot;;[.H266];&quot;),&quot;)" office:value-type="string" office:string-value="('Michelle','Almqvist','michelle.almqvist@localhost.nu','$2a$10$12c157d935283ad44d64au4bDOC3umdQMtWdHS7Ckb5uKV0v8WIFG',null,2,0),">
            <text:p>('Michelle','Almqvist','michelle.alm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Olga</text:p>
          </table:table-cell>
          <table:table-cell office:value-type="string">
            <text:p>Hilding</text:p>
          </table:table-cell>
          <table:table-cell office:value-type="string">
            <text:p>Holgersson</text:p>
          </table:table-cell>
          <table:table-cell table:formula="of:=LOWER(CONCATENATE([.A267];&quot;.&quot;;[.C267];&quot;@localhost.nu&quot;))" office:value-type="string" office:string-value="olga.holgersson@localhost.nu">
            <text:p>olga.holg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7];&quot;'&quot;;&quot;,'&quot;;[.C267];&quot;','&quot;;[.D267];&quot;','&quot;;[.E267];&quot;',&quot;;[.F267];&quot;,&quot;;[.G267];&quot;,&quot;;[.H267];&quot;),&quot;)" office:value-type="string" office:string-value="('Olga','Holgersson','olga.holgersson@localhost.nu','$2a$10$12c157d935283ad44d64au4bDOC3umdQMtWdHS7Ckb5uKV0v8WIFG',null,2,0),">
            <text:p>('Olga','Holgersson','olga.holg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nna</text:p>
          </table:table-cell>
          <table:table-cell office:value-type="string">
            <text:p>Eskil</text:p>
          </table:table-cell>
          <table:table-cell office:value-type="string">
            <text:p>Sjöholm</text:p>
          </table:table-cell>
          <table:table-cell table:formula="of:=LOWER(CONCATENATE([.A268];&quot;.&quot;;[.C268];&quot;@localhost.nu&quot;))" office:value-type="string" office:string-value="jonna.sjöholm@localhost.nu">
            <text:p>jonna.sjö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8];&quot;'&quot;;&quot;,'&quot;;[.C268];&quot;','&quot;;[.D268];&quot;','&quot;;[.E268];&quot;',&quot;;[.F268];&quot;,&quot;;[.G268];&quot;,&quot;;[.H268];&quot;),&quot;)" office:value-type="string" office:string-value="('Jonna','Sjöholm','jonna.sjöholm@localhost.nu','$2a$10$12c157d935283ad44d64au4bDOC3umdQMtWdHS7Ckb5uKV0v8WIFG',null,2,0),">
            <text:p>('Jonna','Sjöholm','jonna.sjö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dvig</text:p>
          </table:table-cell>
          <table:table-cell office:value-type="string">
            <text:p>Torgny</text:p>
          </table:table-cell>
          <table:table-cell office:value-type="string">
            <text:p>Hallgren</text:p>
          </table:table-cell>
          <table:table-cell table:formula="of:=LOWER(CONCATENATE([.A269];&quot;.&quot;;[.C269];&quot;@localhost.nu&quot;))" office:value-type="string" office:string-value="hedvig.hallgren@localhost.nu">
            <text:p>hedvig.ha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69];&quot;'&quot;;&quot;,'&quot;;[.C269];&quot;','&quot;;[.D269];&quot;','&quot;;[.E269];&quot;',&quot;;[.F269];&quot;,&quot;;[.G269];&quot;,&quot;;[.H269];&quot;),&quot;)" office:value-type="string" office:string-value="('Hedvig','Hallgren','hedvig.hallgren@localhost.nu','$2a$10$12c157d935283ad44d64au4bDOC3umdQMtWdHS7Ckb5uKV0v8WIFG',null,2,0),">
            <text:p>('Hedvig','Hallgren','hedvig.hal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na</text:p>
          </table:table-cell>
          <table:table-cell office:value-type="string">
            <text:p>Charlie</text:p>
          </table:table-cell>
          <table:table-cell office:value-type="string">
            <text:p>Palmqvist</text:p>
          </table:table-cell>
          <table:table-cell table:formula="of:=LOWER(CONCATENATE([.A270];&quot;.&quot;;[.C270];&quot;@localhost.nu&quot;))" office:value-type="string" office:string-value="elna.palmqvist@localhost.nu">
            <text:p>elna.p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0];&quot;'&quot;;&quot;,'&quot;;[.C270];&quot;','&quot;;[.D270];&quot;','&quot;;[.E270];&quot;',&quot;;[.F270];&quot;,&quot;;[.G270];&quot;,&quot;;[.H270];&quot;),&quot;)" office:value-type="string" office:string-value="('Elna','Palmqvist','elna.palmqvist@localhost.nu','$2a$10$12c157d935283ad44d64au4bDOC3umdQMtWdHS7Ckb5uKV0v8WIFG',null,2,0),">
            <text:p>('Elna','Palmqvist','elna.palm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ellie</text:p>
          </table:table-cell>
          <table:table-cell office:value-type="string">
            <text:p>Jack</text:p>
          </table:table-cell>
          <table:table-cell office:value-type="string">
            <text:p>Rosengren</text:p>
          </table:table-cell>
          <table:table-cell table:formula="of:=LOWER(CONCATENATE([.A271];&quot;.&quot;;[.C271];&quot;@localhost.nu&quot;))" office:value-type="string" office:string-value="nellie.rosengren@localhost.nu">
            <text:p>nellie.rosen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1];&quot;'&quot;;&quot;,'&quot;;[.C271];&quot;','&quot;;[.D271];&quot;','&quot;;[.E271];&quot;',&quot;;[.F271];&quot;,&quot;;[.G271];&quot;,&quot;;[.H271];&quot;),&quot;)" office:value-type="string" office:string-value="('Nellie','Rosengren','nellie.rosengren@localhost.nu','$2a$10$12c157d935283ad44d64au4bDOC3umdQMtWdHS7Ckb5uKV0v8WIFG',null,2,0),">
            <text:p>('Nellie','Rosengren','nellie.rosen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lly</text:p>
          </table:table-cell>
          <table:table-cell office:value-type="string">
            <text:p>Micael</text:p>
          </table:table-cell>
          <table:table-cell office:value-type="string">
            <text:p>Ekholm</text:p>
          </table:table-cell>
          <table:table-cell table:formula="of:=LOWER(CONCATENATE([.A272];&quot;.&quot;;[.C272];&quot;@localhost.nu&quot;))" office:value-type="string" office:string-value="molly.ekholm@localhost.nu">
            <text:p>molly.ek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2];&quot;'&quot;;&quot;,'&quot;;[.C272];&quot;','&quot;;[.D272];&quot;','&quot;;[.E272];&quot;',&quot;;[.F272];&quot;,&quot;;[.G272];&quot;,&quot;;[.H272];&quot;),&quot;)" office:value-type="string" office:string-value="('Molly','Ekholm','molly.ekholm@localhost.nu','$2a$10$12c157d935283ad44d64au4bDOC3umdQMtWdHS7Ckb5uKV0v8WIFG',null,2,0),">
            <text:p>('Molly','Ekholm','molly.ek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ilde</text:p>
          </table:table-cell>
          <table:table-cell office:value-type="string">
            <text:p>James</text:p>
          </table:table-cell>
          <table:table-cell office:value-type="string">
            <text:p>Lundell</text:p>
          </table:table-cell>
          <table:table-cell table:formula="of:=LOWER(CONCATENATE([.A273];&quot;.&quot;;[.C273];&quot;@localhost.nu&quot;))" office:value-type="string" office:string-value="tilde.lundell@localhost.nu">
            <text:p>tilde.lu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3];&quot;'&quot;;&quot;,'&quot;;[.C273];&quot;','&quot;;[.D273];&quot;','&quot;;[.E273];&quot;',&quot;;[.F273];&quot;,&quot;;[.G273];&quot;,&quot;;[.H273];&quot;),&quot;)" office:value-type="string" office:string-value="('Tilde','Lundell','tilde.lundell@localhost.nu','$2a$10$12c157d935283ad44d64au4bDOC3umdQMtWdHS7Ckb5uKV0v8WIFG',null,2,0),">
            <text:p>('Tilde','Lundell','tilde.lunde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ea</text:p>
          </table:table-cell>
          <table:table-cell office:value-type="string">
            <text:p>Teodor</text:p>
          </table:table-cell>
          <table:table-cell office:value-type="string">
            <text:p>Antonsson</text:p>
          </table:table-cell>
          <table:table-cell table:formula="of:=LOWER(CONCATENATE([.A274];&quot;.&quot;;[.C274];&quot;@localhost.nu&quot;))" office:value-type="string" office:string-value="thea.antonsson@localhost.nu">
            <text:p>thea.ant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4];&quot;'&quot;;&quot;,'&quot;;[.C274];&quot;','&quot;;[.D274];&quot;','&quot;;[.E274];&quot;',&quot;;[.F274];&quot;,&quot;;[.G274];&quot;,&quot;;[.H274];&quot;),&quot;)" office:value-type="string" office:string-value="('Thea','Antonsson','thea.antonsson@localhost.nu','$2a$10$12c157d935283ad44d64au4bDOC3umdQMtWdHS7Ckb5uKV0v8WIFG',null,2,0),">
            <text:p>('Thea','Antonsson','thea.anto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v</text:p>
          </table:table-cell>
          <table:table-cell office:value-type="string">
            <text:p>Antonio</text:p>
          </table:table-cell>
          <table:table-cell office:value-type="string">
            <text:p>Hellgren</text:p>
          </table:table-cell>
          <table:table-cell table:formula="of:=LOWER(CONCATENATE([.A275];&quot;.&quot;;[.C275];&quot;@localhost.nu&quot;))" office:value-type="string" office:string-value="liv.hellgren@localhost.nu">
            <text:p>liv.he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5];&quot;'&quot;;&quot;,'&quot;;[.C275];&quot;','&quot;;[.D275];&quot;','&quot;;[.E275];&quot;',&quot;;[.F275];&quot;,&quot;;[.G275];&quot;,&quot;;[.H275];&quot;),&quot;)" office:value-type="string" office:string-value="('Liv','Hellgren','liv.hellgren@localhost.nu','$2a$10$12c157d935283ad44d64au4bDOC3umdQMtWdHS7Ckb5uKV0v8WIFG',null,2,0),">
            <text:p>('Liv','Hellgren','liv.hel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éne</text:p>
          </table:table-cell>
          <table:table-cell office:value-type="string">
            <text:p>Viggo</text:p>
          </table:table-cell>
          <table:table-cell office:value-type="string">
            <text:p>Åkerlund</text:p>
          </table:table-cell>
          <table:table-cell table:formula="of:=LOWER(CONCATENATE([.A276];&quot;.&quot;;[.C276];&quot;@localhost.nu&quot;))" office:value-type="string" office:string-value="heléne.åkerlund@localhost.nu">
            <text:p>heléne.åk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6];&quot;'&quot;;&quot;,'&quot;;[.C276];&quot;','&quot;;[.D276];&quot;','&quot;;[.E276];&quot;',&quot;;[.F276];&quot;,&quot;;[.G276];&quot;,&quot;;[.H276];&quot;),&quot;)" office:value-type="string" office:string-value="('Heléne','Åkerlund','heléne.åkerlund@localhost.nu','$2a$10$12c157d935283ad44d64au4bDOC3umdQMtWdHS7Ckb5uKV0v8WIFG',null,2,0),">
            <text:p>('Heléne','Åkerlund','heléne.åker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Louise</text:p>
          </table:table-cell>
          <table:table-cell office:value-type="string">
            <text:p>Tor</text:p>
          </table:table-cell>
          <table:table-cell office:value-type="string">
            <text:p>Engman</text:p>
          </table:table-cell>
          <table:table-cell table:formula="of:=LOWER(CONCATENATE([.A277];&quot;.&quot;;[.C277];&quot;@localhost.nu&quot;))" office:value-type="string" office:string-value="ann-louise.engman@localhost.nu">
            <text:p>ann-louise.eng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7];&quot;'&quot;;&quot;,'&quot;;[.C277];&quot;','&quot;;[.D277];&quot;','&quot;;[.E277];&quot;',&quot;;[.F277];&quot;,&quot;;[.G277];&quot;,&quot;;[.H277];&quot;),&quot;)" office:value-type="string" office:string-value="('Ann-Louise','Engman','ann-louise.engman@localhost.nu','$2a$10$12c157d935283ad44d64au4bDOC3umdQMtWdHS7Ckb5uKV0v8WIFG',null,2,0),">
            <text:p>('Ann-Louise','Engman','ann-louise.eng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-Marie</text:p>
          </table:table-cell>
          <table:table-cell office:value-type="string">
            <text:p>George</text:p>
          </table:table-cell>
          <table:table-cell office:value-type="string">
            <text:p>Bäck</text:p>
          </table:table-cell>
          <table:table-cell table:formula="of:=LOWER(CONCATENATE([.A278];&quot;.&quot;;[.C278];&quot;@localhost.nu&quot;))" office:value-type="string" office:string-value="ing-marie.bäck@localhost.nu">
            <text:p>ing-marie.bäc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8];&quot;'&quot;;&quot;,'&quot;;[.C278];&quot;','&quot;;[.D278];&quot;','&quot;;[.E278];&quot;',&quot;;[.F278];&quot;,&quot;;[.G278];&quot;,&quot;;[.H278];&quot;),&quot;)" office:value-type="string" office:string-value="('Ing-Marie','Bäck','ing-marie.bäck@localhost.nu','$2a$10$12c157d935283ad44d64au4bDOC3umdQMtWdHS7Ckb5uKV0v8WIFG',null,2,0),">
            <text:p>('Ing-Marie','Bäck','ing-marie.bäc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dith</text:p>
          </table:table-cell>
          <table:table-cell office:value-type="string">
            <text:p>Leon</text:p>
          </table:table-cell>
          <table:table-cell office:value-type="string">
            <text:p>Broberg</text:p>
          </table:table-cell>
          <table:table-cell table:formula="of:=LOWER(CONCATENATE([.A279];&quot;.&quot;;[.C279];&quot;@localhost.nu&quot;))" office:value-type="string" office:string-value="edith.broberg@localhost.nu">
            <text:p>edith.bro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79];&quot;'&quot;;&quot;,'&quot;;[.C279];&quot;','&quot;;[.D279];&quot;','&quot;;[.E279];&quot;',&quot;;[.F279];&quot;,&quot;;[.G279];&quot;,&quot;;[.H279];&quot;),&quot;)" office:value-type="string" office:string-value="('Edith','Broberg','edith.broberg@localhost.nu','$2a$10$12c157d935283ad44d64au4bDOC3umdQMtWdHS7Ckb5uKV0v8WIFG',null,2,0),">
            <text:p>('Edith','Broberg','edith.bro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ken</text:p>
          </table:table-cell>
          <table:table-cell office:value-type="string">
            <text:p>Melvin</text:p>
          </table:table-cell>
          <table:table-cell office:value-type="string">
            <text:p>Hägg</text:p>
          </table:table-cell>
          <table:table-cell table:formula="of:=LOWER(CONCATENATE([.A280];&quot;.&quot;;[.C280];&quot;@localhost.nu&quot;))" office:value-type="string" office:string-value="majken.hägg@localhost.nu">
            <text:p>majken.häg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0];&quot;'&quot;;&quot;,'&quot;;[.C280];&quot;','&quot;;[.D280];&quot;','&quot;;[.E280];&quot;',&quot;;[.F280];&quot;,&quot;;[.G280];&quot;,&quot;;[.H280];&quot;),&quot;)" office:value-type="string" office:string-value="('Majken','Hägg','majken.hägg@localhost.nu','$2a$10$12c157d935283ad44d64au4bDOC3umdQMtWdHS7Ckb5uKV0v8WIFG',null,2,0),">
            <text:p>('Majken','Hägg','majken.häg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jördis</text:p>
          </table:table-cell>
          <table:table-cell office:value-type="string">
            <text:p>Evald</text:p>
          </table:table-cell>
          <table:table-cell office:value-type="string">
            <text:p>Sahlin</text:p>
          </table:table-cell>
          <table:table-cell table:formula="of:=LOWER(CONCATENATE([.A281];&quot;.&quot;;[.C281];&quot;@localhost.nu&quot;))" office:value-type="string" office:string-value="hjördis.sahlin@localhost.nu">
            <text:p>hjördis.s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1];&quot;'&quot;;&quot;,'&quot;;[.C281];&quot;','&quot;;[.D281];&quot;','&quot;;[.E281];&quot;',&quot;;[.F281];&quot;,&quot;;[.G281];&quot;,&quot;;[.H281];&quot;),&quot;)" office:value-type="string" office:string-value="('Hjördis','Sahlin','hjördis.sahlin@localhost.nu','$2a$10$12c157d935283ad44d64au4bDOC3umdQMtWdHS7Ckb5uKV0v8WIFG',null,2,0),">
            <text:p>('Hjördis','Sahlin','hjördis.sah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eonor</text:p>
          </table:table-cell>
          <table:table-cell office:value-type="string">
            <text:p>Lars-Göran</text:p>
          </table:table-cell>
          <table:table-cell office:value-type="string">
            <text:p>Salomonsson</text:p>
          </table:table-cell>
          <table:table-cell table:formula="of:=LOWER(CONCATENATE([.A282];&quot;.&quot;;[.C282];&quot;@localhost.nu&quot;))" office:value-type="string" office:string-value="eleonor.salomonsson@localhost.nu">
            <text:p>eleonor.salomo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2];&quot;'&quot;;&quot;,'&quot;;[.C282];&quot;','&quot;;[.D282];&quot;','&quot;;[.E282];&quot;',&quot;;[.F282];&quot;,&quot;;[.G282];&quot;,&quot;;[.H282];&quot;),&quot;)" office:value-type="string" office:string-value="('Eleonor','Salomonsson','eleonor.salomonsson@localhost.nu','$2a$10$12c157d935283ad44d64au4bDOC3umdQMtWdHS7Ckb5uKV0v8WIFG',null,2,0),">
            <text:p>('Eleonor','Salomonsson','eleonor.salomo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ristel</text:p>
          </table:table-cell>
          <table:table-cell office:value-type="string">
            <text:p>Roy</text:p>
          </table:table-cell>
          <table:table-cell office:value-type="string">
            <text:p>Krantz</text:p>
          </table:table-cell>
          <table:table-cell table:formula="of:=LOWER(CONCATENATE([.A283];&quot;.&quot;;[.C283];&quot;@localhost.nu&quot;))" office:value-type="string" office:string-value="christel.krantz@localhost.nu">
            <text:p>christel.krantz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3];&quot;'&quot;;&quot;,'&quot;;[.C283];&quot;','&quot;;[.D283];&quot;','&quot;;[.E283];&quot;',&quot;;[.F283];&quot;,&quot;;[.G283];&quot;,&quot;;[.H283];&quot;),&quot;)" office:value-type="string" office:string-value="('Christel','Krantz','christel.krantz@localhost.nu','$2a$10$12c157d935283ad44d64au4bDOC3umdQMtWdHS7Ckb5uKV0v8WIFG',null,2,0),">
            <text:p>('Christel','Krantz','christel.krantz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arina</text:p>
          </table:table-cell>
          <table:table-cell office:value-type="string">
            <text:p>Bruno</text:p>
          </table:table-cell>
          <table:table-cell office:value-type="string">
            <text:p>Sandin</text:p>
          </table:table-cell>
          <table:table-cell table:formula="of:=LOWER(CONCATENATE([.A284];&quot;.&quot;;[.C284];&quot;@localhost.nu&quot;))" office:value-type="string" office:string-value="kaarina.sandin@localhost.nu">
            <text:p>kaarina.sa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4];&quot;'&quot;;&quot;,'&quot;;[.C284];&quot;','&quot;;[.D284];&quot;','&quot;;[.E284];&quot;',&quot;;[.F284];&quot;,&quot;;[.G284];&quot;,&quot;;[.H284];&quot;),&quot;)" office:value-type="string" office:string-value="('Kaarina','Sandin','kaarina.sandin@localhost.nu','$2a$10$12c157d935283ad44d64au4bDOC3umdQMtWdHS7Ckb5uKV0v8WIFG',null,2,0),">
            <text:p>('Kaarina','Sandin','kaarina.san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a-Lisa</text:p>
          </table:table-cell>
          <table:table-cell office:value-type="string">
            <text:p>Walter</text:p>
          </table:table-cell>
          <table:table-cell office:value-type="string">
            <text:p>Ericson</text:p>
          </table:table-cell>
          <table:table-cell table:formula="of:=LOWER(CONCATENATE([.A285];&quot;.&quot;;[.C285];&quot;@localhost.nu&quot;))" office:value-type="string" office:string-value="anna-lisa.ericson@localhost.nu">
            <text:p>anna-lisa.eric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5];&quot;'&quot;;&quot;,'&quot;;[.C285];&quot;','&quot;;[.D285];&quot;','&quot;;[.E285];&quot;',&quot;;[.F285];&quot;,&quot;;[.G285];&quot;,&quot;;[.H285];&quot;),&quot;)" office:value-type="string" office:string-value="('Anna-Lisa','Ericson','anna-lisa.ericson@localhost.nu','$2a$10$12c157d935283ad44d64au4bDOC3umdQMtWdHS7Ckb5uKV0v8WIFG',null,2,0),">
            <text:p>('Anna-Lisa','Ericson','anna-lisa.eric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bet</text:p>
          </table:table-cell>
          <table:table-cell office:value-type="string">
            <text:p>Casper</text:p>
          </table:table-cell>
          <table:table-cell office:value-type="string">
            <text:p>Hammar</text:p>
          </table:table-cell>
          <table:table-cell table:formula="of:=LOWER(CONCATENATE([.A286];&quot;.&quot;;[.C286];&quot;@localhost.nu&quot;))" office:value-type="string" office:string-value="lisbet.hammar@localhost.nu">
            <text:p>lisbet.hamma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6];&quot;'&quot;;&quot;,'&quot;;[.C286];&quot;','&quot;;[.D286];&quot;','&quot;;[.E286];&quot;',&quot;;[.F286];&quot;,&quot;;[.G286];&quot;,&quot;;[.H286];&quot;),&quot;)" office:value-type="string" office:string-value="('Lisbet','Hammar','lisbet.hammar@localhost.nu','$2a$10$12c157d935283ad44d64au4bDOC3umdQMtWdHS7Ckb5uKV0v8WIFG',null,2,0),">
            <text:p>('Lisbet','Hammar','lisbet.hamma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ja</text:p>
          </table:table-cell>
          <table:table-cell office:value-type="string">
            <text:p>Edward</text:p>
          </table:table-cell>
          <table:table-cell office:value-type="string">
            <text:p>Lindmark</text:p>
          </table:table-cell>
          <table:table-cell table:formula="of:=LOWER(CONCATENATE([.A287];&quot;.&quot;;[.C287];&quot;@localhost.nu&quot;))" office:value-type="string" office:string-value="anja.lindmark@localhost.nu">
            <text:p>anja.lindm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7];&quot;'&quot;;&quot;,'&quot;;[.C287];&quot;','&quot;;[.D287];&quot;','&quot;;[.E287];&quot;',&quot;;[.F287];&quot;,&quot;;[.G287];&quot;,&quot;;[.H287];&quot;),&quot;)" office:value-type="string" office:string-value="('Anja','Lindmark','anja.lindmark@localhost.nu','$2a$10$12c157d935283ad44d64au4bDOC3umdQMtWdHS7Ckb5uKV0v8WIFG',null,2,0),">
            <text:p>('Anja','Lindmark','anja.lindmar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trin</text:p>
          </table:table-cell>
          <table:table-cell office:value-type="string">
            <text:p>Ahmad</text:p>
          </table:table-cell>
          <table:table-cell office:value-type="string">
            <text:p>Christensen</text:p>
          </table:table-cell>
          <table:table-cell table:formula="of:=LOWER(CONCATENATE([.A288];&quot;.&quot;;[.C288];&quot;@localhost.nu&quot;))" office:value-type="string" office:string-value="katrin.christensen@localhost.nu">
            <text:p>katrin.christ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8];&quot;'&quot;;&quot;,'&quot;;[.C288];&quot;','&quot;;[.D288];&quot;','&quot;;[.E288];&quot;',&quot;;[.F288];&quot;,&quot;;[.G288];&quot;,&quot;;[.H288];&quot;),&quot;)" office:value-type="string" office:string-value="('Katrin','Christensen','katrin.christensen@localhost.nu','$2a$10$12c157d935283ad44d64au4bDOC3umdQMtWdHS7Ckb5uKV0v8WIFG',null,2,0),">
            <text:p>('Katrin','Christensen','katrin.christe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lga</text:p>
          </table:table-cell>
          <table:table-cell office:value-type="string">
            <text:p>Helmer</text:p>
          </table:table-cell>
          <table:table-cell office:value-type="string">
            <text:p>Westin</text:p>
          </table:table-cell>
          <table:table-cell table:formula="of:=LOWER(CONCATENATE([.A289];&quot;.&quot;;[.C289];&quot;@localhost.nu&quot;))" office:value-type="string" office:string-value="helga.westin@localhost.nu">
            <text:p>helga.west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89];&quot;'&quot;;&quot;,'&quot;;[.C289];&quot;','&quot;;[.D289];&quot;','&quot;;[.E289];&quot;',&quot;;[.F289];&quot;,&quot;;[.G289];&quot;,&quot;;[.H289];&quot;),&quot;)" office:value-type="string" office:string-value="('Helga','Westin','helga.westin@localhost.nu','$2a$10$12c157d935283ad44d64au4bDOC3umdQMtWdHS7Ckb5uKV0v8WIFG',null,2,0),">
            <text:p>('Helga','Westin','helga.west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Christine</text:p>
          </table:table-cell>
          <table:table-cell office:value-type="string">
            <text:p>Agne</text:p>
          </table:table-cell>
          <table:table-cell office:value-type="string">
            <text:p>Nordgren</text:p>
          </table:table-cell>
          <table:table-cell table:formula="of:=LOWER(CONCATENATE([.A290];&quot;.&quot;;[.C290];&quot;@localhost.nu&quot;))" office:value-type="string" office:string-value="ann-christine.nordgren@localhost.nu">
            <text:p>ann-christine.nor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0];&quot;'&quot;;&quot;,'&quot;;[.C290];&quot;','&quot;;[.D290];&quot;','&quot;;[.E290];&quot;',&quot;;[.F290];&quot;,&quot;;[.G290];&quot;,&quot;;[.H290];&quot;),&quot;)" office:value-type="string" office:string-value="('Ann-Christine','Nordgren','ann-christine.nordgren@localhost.nu','$2a$10$12c157d935283ad44d64au4bDOC3umdQMtWdHS7Ckb5uKV0v8WIFG',null,2,0),">
            <text:p>('Ann-Christine','Nordgren','ann-christine.nord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-Lis</text:p>
          </table:table-cell>
          <table:table-cell office:value-type="string">
            <text:p>Algot</text:p>
          </table:table-cell>
          <table:table-cell office:value-type="string">
            <text:p>Rydén</text:p>
          </table:table-cell>
          <table:table-cell table:formula="of:=LOWER(CONCATENATE([.A291];&quot;.&quot;;[.C291];&quot;@localhost.nu&quot;))" office:value-type="string" office:string-value="maj-lis.rydén@localhost.nu">
            <text:p>maj-lis.ry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1];&quot;'&quot;;&quot;,'&quot;;[.C291];&quot;','&quot;;[.D291];&quot;','&quot;;[.E291];&quot;',&quot;;[.F291];&quot;,&quot;;[.G291];&quot;,&quot;;[.H291];&quot;),&quot;)" office:value-type="string" office:string-value="('Maj-Lis','Rydén','maj-lis.rydén@localhost.nu','$2a$10$12c157d935283ad44d64au4bDOC3umdQMtWdHS7Ckb5uKV0v8WIFG',null,2,0),">
            <text:p>('Maj-Lis','Rydén','maj-lis.ryd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jatta</text:p>
          </table:table-cell>
          <table:table-cell office:value-type="string">
            <text:p>Kristofer</text:p>
          </table:table-cell>
          <table:table-cell office:value-type="string">
            <text:p>Hult</text:p>
          </table:table-cell>
          <table:table-cell table:formula="of:=LOWER(CONCATENATE([.A292];&quot;.&quot;;[.C292];&quot;@localhost.nu&quot;))" office:value-type="string" office:string-value="marjatta.hult@localhost.nu">
            <text:p>marjatta.hul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2];&quot;'&quot;;&quot;,'&quot;;[.C292];&quot;','&quot;;[.D292];&quot;','&quot;;[.E292];&quot;',&quot;;[.F292];&quot;,&quot;;[.G292];&quot;,&quot;;[.H292];&quot;),&quot;)" office:value-type="string" office:string-value="('Marjatta','Hult','marjatta.hult@localhost.nu','$2a$10$12c157d935283ad44d64au4bDOC3umdQMtWdHS7Ckb5uKV0v8WIFG',null,2,0),">
            <text:p>('Marjatta','Hult','marjatta.hul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nja</text:p>
          </table:table-cell>
          <table:table-cell office:value-type="string">
            <text:p>Clas</text:p>
          </table:table-cell>
          <table:table-cell office:value-type="string">
            <text:p>Nguyen</text:p>
          </table:table-cell>
          <table:table-cell table:formula="of:=LOWER(CONCATENATE([.A293];&quot;.&quot;;[.C293];&quot;@localhost.nu&quot;))" office:value-type="string" office:string-value="ronja.nguyen@localhost.nu">
            <text:p>ronja.nguy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3];&quot;'&quot;;&quot;,'&quot;;[.C293];&quot;','&quot;;[.D293];&quot;','&quot;;[.E293];&quot;',&quot;;[.F293];&quot;,&quot;;[.G293];&quot;,&quot;;[.H293];&quot;),&quot;)" office:value-type="string" office:string-value="('Ronja','Nguyen','ronja.nguyen@localhost.nu','$2a$10$12c157d935283ad44d64au4bDOC3umdQMtWdHS7Ckb5uKV0v8WIFG',null,2,0),">
            <text:p>('Ronja','Nguyen','ronja.nguy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sy</text:p>
          </table:table-cell>
          <table:table-cell office:value-type="string">
            <text:p>Östen</text:p>
          </table:table-cell>
          <table:table-cell office:value-type="string">
            <text:p>Lantz</text:p>
          </table:table-cell>
          <table:table-cell table:formula="of:=LOWER(CONCATENATE([.A294];&quot;.&quot;;[.C294];&quot;@localhost.nu&quot;))" office:value-type="string" office:string-value="elsy.lantz@localhost.nu">
            <text:p>elsy.lantz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4];&quot;'&quot;;&quot;,'&quot;;[.C294];&quot;','&quot;;[.D294];&quot;','&quot;;[.E294];&quot;',&quot;;[.F294];&quot;,&quot;;[.G294];&quot;,&quot;;[.H294];&quot;),&quot;)" office:value-type="string" office:string-value="('Elsy','Lantz','elsy.lantz@localhost.nu','$2a$10$12c157d935283ad44d64au4bDOC3umdQMtWdHS7Ckb5uKV0v8WIFG',null,2,0),">
            <text:p>('Elsy','Lantz','elsy.lantz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uva</text:p>
          </table:table-cell>
          <table:table-cell office:value-type="string">
            <text:p>Douglas</text:p>
          </table:table-cell>
          <table:table-cell office:value-type="string">
            <text:p>Wahlberg</text:p>
          </table:table-cell>
          <table:table-cell table:formula="of:=LOWER(CONCATENATE([.A295];&quot;.&quot;;[.C295];&quot;@localhost.nu&quot;))" office:value-type="string" office:string-value="tuva.wahlberg@localhost.nu">
            <text:p>tuva.wah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5];&quot;'&quot;;&quot;,'&quot;;[.C295];&quot;','&quot;;[.D295];&quot;','&quot;;[.E295];&quot;',&quot;;[.F295];&quot;,&quot;;[.G295];&quot;,&quot;;[.H295];&quot;),&quot;)" office:value-type="string" office:string-value="('Tuva','Wahlberg','tuva.wahlberg@localhost.nu','$2a$10$12c157d935283ad44d64au4bDOC3umdQMtWdHS7Ckb5uKV0v8WIFG',null,2,0),">
            <text:p>('Tuva','Wahlberg','tuva.wah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ta</text:p>
          </table:table-cell>
          <table:table-cell office:value-type="string">
            <text:p>Ted</text:p>
          </table:table-cell>
          <table:table-cell office:value-type="string">
            <text:p>Malmqvist</text:p>
          </table:table-cell>
          <table:table-cell table:formula="of:=LOWER(CONCATENATE([.A296];&quot;.&quot;;[.C296];&quot;@localhost.nu&quot;))" office:value-type="string" office:string-value="marta.malmqvist@localhost.nu">
            <text:p>marta.malm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6];&quot;'&quot;;&quot;,'&quot;;[.C296];&quot;','&quot;;[.D296];&quot;','&quot;;[.E296];&quot;',&quot;;[.F296];&quot;,&quot;;[.G296];&quot;,&quot;;[.H296];&quot;),&quot;)" office:value-type="string" office:string-value="('Marta','Malmqvist','marta.malmqvist@localhost.nu','$2a$10$12c157d935283ad44d64au4bDOC3umdQMtWdHS7Ckb5uKV0v8WIFG',null,2,0),">
            <text:p>('Marta','Malmqvist','marta.malm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annah</text:p>
          </table:table-cell>
          <table:table-cell office:value-type="string">
            <text:p>Dag</text:p>
          </table:table-cell>
          <table:table-cell office:value-type="string">
            <text:p>Thorén</text:p>
          </table:table-cell>
          <table:table-cell table:formula="of:=LOWER(CONCATENATE([.A297];&quot;.&quot;;[.C297];&quot;@localhost.nu&quot;))" office:value-type="string" office:string-value="hannah.thorén@localhost.nu">
            <text:p>hannah.tho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7];&quot;'&quot;;&quot;,'&quot;;[.C297];&quot;','&quot;;[.D297];&quot;','&quot;;[.E297];&quot;',&quot;;[.F297];&quot;,&quot;;[.G297];&quot;,&quot;;[.H297];&quot;),&quot;)" office:value-type="string" office:string-value="('Hannah','Thorén','hannah.thorén@localhost.nu','$2a$10$12c157d935283ad44d64au4bDOC3umdQMtWdHS7Ckb5uKV0v8WIFG',null,2,0),">
            <text:p>('Hannah','Thorén','hannah.thor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phia</text:p>
          </table:table-cell>
          <table:table-cell office:value-type="string">
            <text:p>Ebbe</text:p>
          </table:table-cell>
          <table:table-cell office:value-type="string">
            <text:p>Strid</text:p>
          </table:table-cell>
          <table:table-cell table:formula="of:=LOWER(CONCATENATE([.A298];&quot;.&quot;;[.C298];&quot;@localhost.nu&quot;))" office:value-type="string" office:string-value="sophia.strid@localhost.nu">
            <text:p>sophia.stri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8];&quot;'&quot;;&quot;,'&quot;;[.C298];&quot;','&quot;;[.D298];&quot;','&quot;;[.E298];&quot;',&quot;;[.F298];&quot;,&quot;;[.G298];&quot;,&quot;;[.H298];&quot;),&quot;)" office:value-type="string" office:string-value="('Sophia','Strid','sophia.strid@localhost.nu','$2a$10$12c157d935283ad44d64au4bDOC3umdQMtWdHS7Ckb5uKV0v8WIFG',null,2,0),">
            <text:p>('Sophia','Strid','sophia.stri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anja</text:p>
          </table:table-cell>
          <table:table-cell office:value-type="string">
            <text:p>Rudolf</text:p>
          </table:table-cell>
          <table:table-cell office:value-type="string">
            <text:p>Svanberg</text:p>
          </table:table-cell>
          <table:table-cell table:formula="of:=LOWER(CONCATENATE([.A299];&quot;.&quot;;[.C299];&quot;@localhost.nu&quot;))" office:value-type="string" office:string-value="vanja.svanberg@localhost.nu">
            <text:p>vanja.sva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299];&quot;'&quot;;&quot;,'&quot;;[.C299];&quot;','&quot;;[.D299];&quot;','&quot;;[.E299];&quot;',&quot;;[.F299];&quot;,&quot;;[.G299];&quot;,&quot;;[.H299];&quot;),&quot;)" office:value-type="string" office:string-value="('Vanja','Svanberg','vanja.svanberg@localhost.nu','$2a$10$12c157d935283ad44d64au4bDOC3umdQMtWdHS7Ckb5uKV0v8WIFG',null,2,0),">
            <text:p>('Vanja','Svanberg','vanja.sva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fi</text:p>
          </table:table-cell>
          <table:table-cell office:value-type="string">
            <text:p>Sven-Erik</text:p>
          </table:table-cell>
          <table:table-cell office:value-type="string">
            <text:p>Gabrielsson</text:p>
          </table:table-cell>
          <table:table-cell table:formula="of:=LOWER(CONCATENATE([.A300];&quot;.&quot;;[.C300];&quot;@localhost.nu&quot;))" office:value-type="string" office:string-value="sofi.gabrielsson@localhost.nu">
            <text:p>sofi.gabri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0];&quot;'&quot;;&quot;,'&quot;;[.C300];&quot;','&quot;;[.D300];&quot;','&quot;;[.E300];&quot;',&quot;;[.F300];&quot;,&quot;;[.G300];&quot;,&quot;;[.H300];&quot;),&quot;)" office:value-type="string" office:string-value="('Sofi','Gabrielsson','sofi.gabrielsson@localhost.nu','$2a$10$12c157d935283ad44d64au4bDOC3umdQMtWdHS7Ckb5uKV0v8WIFG',null,2,0),">
            <text:p>('Sofi','Gabrielsson','sofi.gabri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rina</text:p>
          </table:table-cell>
          <table:table-cell office:value-type="string">
            <text:p>Isac</text:p>
          </table:table-cell>
          <table:table-cell office:value-type="string">
            <text:p>Sjölund</text:p>
          </table:table-cell>
          <table:table-cell table:formula="of:=LOWER(CONCATENATE([.A301];&quot;.&quot;;[.C301];&quot;@localhost.nu&quot;))" office:value-type="string" office:string-value="karina.sjölund@localhost.nu">
            <text:p>karina.sjö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1];&quot;'&quot;;&quot;,'&quot;;[.C301];&quot;','&quot;;[.D301];&quot;','&quot;;[.E301];&quot;',&quot;;[.F301];&quot;,&quot;;[.G301];&quot;,&quot;;[.H301];&quot;),&quot;)" office:value-type="string" office:string-value="('Karina','Sjölund','karina.sjölund@localhost.nu','$2a$10$12c157d935283ad44d64au4bDOC3umdQMtWdHS7Ckb5uKV0v8WIFG',null,2,0),">
            <text:p>('Karina','Sjölund','karina.sjö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tella</text:p>
          </table:table-cell>
          <table:table-cell office:value-type="string">
            <text:p>Alvin</text:p>
          </table:table-cell>
          <table:table-cell office:value-type="string">
            <text:p>Vilhelmsson</text:p>
          </table:table-cell>
          <table:table-cell table:formula="of:=LOWER(CONCATENATE([.A302];&quot;.&quot;;[.C302];&quot;@localhost.nu&quot;))" office:value-type="string" office:string-value="stella.vilhelmsson@localhost.nu">
            <text:p>stella.vilhel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2];&quot;'&quot;;&quot;,'&quot;;[.C302];&quot;','&quot;;[.D302];&quot;','&quot;;[.E302];&quot;',&quot;;[.F302];&quot;,&quot;;[.G302];&quot;,&quot;;[.H302];&quot;),&quot;)" office:value-type="string" office:string-value="('Stella','Vilhelmsson','stella.vilhelmsson@localhost.nu','$2a$10$12c157d935283ad44d64au4bDOC3umdQMtWdHS7Ckb5uKV0v8WIFG',null,2,0),">
            <text:p>('Stella','Vilhelmsson','stella.vilhelm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sabel</text:p>
          </table:table-cell>
          <table:table-cell office:value-type="string">
            <text:p>Arthur</text:p>
          </table:table-cell>
          <table:table-cell office:value-type="string">
            <text:p>Hultgren</text:p>
          </table:table-cell>
          <table:table-cell table:formula="of:=LOWER(CONCATENATE([.A303];&quot;.&quot;;[.C303];&quot;@localhost.nu&quot;))" office:value-type="string" office:string-value="isabel.hultgren@localhost.nu">
            <text:p>isabel.hult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3];&quot;'&quot;;&quot;,'&quot;;[.C303];&quot;','&quot;;[.D303];&quot;','&quot;;[.E303];&quot;',&quot;;[.F303];&quot;,&quot;;[.G303];&quot;,&quot;;[.H303];&quot;),&quot;)" office:value-type="string" office:string-value="('Isabel','Hultgren','isabel.hultgren@localhost.nu','$2a$10$12c157d935283ad44d64au4bDOC3umdQMtWdHS7Ckb5uKV0v8WIFG',null,2,0),">
            <text:p>('Isabel','Hultgren','isabel.hult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egina</text:p>
          </table:table-cell>
          <table:table-cell office:value-type="string">
            <text:p>Jan-Olof</text:p>
          </table:table-cell>
          <table:table-cell office:value-type="string">
            <text:p>Wall</text:p>
          </table:table-cell>
          <table:table-cell table:formula="of:=LOWER(CONCATENATE([.A304];&quot;.&quot;;[.C304];&quot;@localhost.nu&quot;))" office:value-type="string" office:string-value="regina.wall@localhost.nu">
            <text:p>regina.w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4];&quot;'&quot;;&quot;,'&quot;;[.C304];&quot;','&quot;;[.D304];&quot;','&quot;;[.E304];&quot;',&quot;;[.F304];&quot;,&quot;;[.G304];&quot;,&quot;;[.H304];&quot;),&quot;)" office:value-type="string" office:string-value="('Regina','Wall','regina.wall@localhost.nu','$2a$10$12c157d935283ad44d64au4bDOC3umdQMtWdHS7Ckb5uKV0v8WIFG',null,2,0),">
            <text:p>('Regina','Wall','regina.wa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ot</text:p>
          </table:table-cell>
          <table:table-cell office:value-type="string">
            <text:p>Eddie</text:p>
          </table:table-cell>
          <table:table-cell office:value-type="string">
            <text:p>Malmgren</text:p>
          </table:table-cell>
          <table:table-cell table:formula="of:=LOWER(CONCATENATE([.A305];&quot;.&quot;;[.C305];&quot;@localhost.nu&quot;))" office:value-type="string" office:string-value="margot.malmgren@localhost.nu">
            <text:p>margot.m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5];&quot;'&quot;;&quot;,'&quot;;[.C305];&quot;','&quot;;[.D305];&quot;','&quot;;[.E305];&quot;',&quot;;[.F305];&quot;,&quot;;[.G305];&quot;,&quot;;[.H305];&quot;),&quot;)" office:value-type="string" office:string-value="('Margot','Malmgren','margot.malmgren@localhost.nu','$2a$10$12c157d935283ad44d64au4bDOC3umdQMtWdHS7Ckb5uKV0v8WIFG',null,2,0),">
            <text:p>('Margot','Malmgren','margot.malm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erda</text:p>
          </table:table-cell>
          <table:table-cell office:value-type="string">
            <text:p>Willy</text:p>
          </table:table-cell>
          <table:table-cell office:value-type="string">
            <text:p>Hussein</text:p>
          </table:table-cell>
          <table:table-cell table:formula="of:=LOWER(CONCATENATE([.A306];&quot;.&quot;;[.C306];&quot;@localhost.nu&quot;))" office:value-type="string" office:string-value="gerda.hussein@localhost.nu">
            <text:p>gerda.husse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6];&quot;'&quot;;&quot;,'&quot;;[.C306];&quot;','&quot;;[.D306];&quot;','&quot;;[.E306];&quot;',&quot;;[.F306];&quot;,&quot;;[.G306];&quot;,&quot;;[.H306];&quot;),&quot;)" office:value-type="string" office:string-value="('Gerda','Hussein','gerda.hussein@localhost.nu','$2a$10$12c157d935283ad44d64au4bDOC3umdQMtWdHS7Ckb5uKV0v8WIFG',null,2,0),">
            <text:p>('Gerda','Hussein','gerda.husse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ova</text:p>
          </table:table-cell>
          <table:table-cell office:value-type="string">
            <text:p>Omar</text:p>
          </table:table-cell>
          <table:table-cell office:value-type="string">
            <text:p>Westberg</text:p>
          </table:table-cell>
          <table:table-cell table:formula="of:=LOWER(CONCATENATE([.A307];&quot;.&quot;;[.C307];&quot;@localhost.nu&quot;))" office:value-type="string" office:string-value="nova.westberg@localhost.nu">
            <text:p>nova.west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7];&quot;'&quot;;&quot;,'&quot;;[.C307];&quot;','&quot;;[.D307];&quot;','&quot;;[.E307];&quot;',&quot;;[.F307];&quot;,&quot;;[.G307];&quot;,&quot;;[.H307];&quot;),&quot;)" office:value-type="string" office:string-value="('Nova','Westberg','nova.westberg@localhost.nu','$2a$10$12c157d935283ad44d64au4bDOC3umdQMtWdHS7Ckb5uKV0v8WIFG',null,2,0),">
            <text:p>('Nova','Westberg','nova.west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anna</text:p>
          </table:table-cell>
          <table:table-cell office:value-type="string">
            <text:p>Sam</text:p>
          </table:table-cell>
          <table:table-cell office:value-type="string">
            <text:p>Ekstrand</text:p>
          </table:table-cell>
          <table:table-cell table:formula="of:=LOWER(CONCATENATE([.A308];&quot;.&quot;;[.C308];&quot;@localhost.nu&quot;))" office:value-type="string" office:string-value="joanna.ekstrand@localhost.nu">
            <text:p>joanna.ek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8];&quot;'&quot;;&quot;,'&quot;;[.C308];&quot;','&quot;;[.D308];&quot;','&quot;;[.E308];&quot;',&quot;;[.F308];&quot;,&quot;;[.G308];&quot;,&quot;;[.H308];&quot;),&quot;)" office:value-type="string" office:string-value="('Joanna','Ekstrand','joanna.ekstrand@localhost.nu','$2a$10$12c157d935283ad44d64au4bDOC3umdQMtWdHS7Ckb5uKV0v8WIFG',null,2,0),">
            <text:p>('Joanna','Ekstrand','joanna.ekstra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elotte</text:p>
          </table:table-cell>
          <table:table-cell office:value-type="string">
            <text:p>Elof</text:p>
          </table:table-cell>
          <table:table-cell office:value-type="string">
            <text:p>Blomgren</text:p>
          </table:table-cell>
          <table:table-cell table:formula="of:=LOWER(CONCATENATE([.A309];&quot;.&quot;;[.C309];&quot;@localhost.nu&quot;))" office:value-type="string" office:string-value="liselotte.blomgren@localhost.nu">
            <text:p>liselotte.blo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09];&quot;'&quot;;&quot;,'&quot;;[.C309];&quot;','&quot;;[.D309];&quot;','&quot;;[.E309];&quot;',&quot;;[.F309];&quot;,&quot;;[.G309];&quot;,&quot;;[.H309];&quot;),&quot;)" office:value-type="string" office:string-value="('Liselotte','Blomgren','liselotte.blomgren@localhost.nu','$2a$10$12c157d935283ad44d64au4bDOC3umdQMtWdHS7Ckb5uKV0v8WIFG',null,2,0),">
            <text:p>('Liselotte','Blomgren','liselotte.blom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vy</text:p>
          </table:table-cell>
          <table:table-cell office:value-type="string">
            <text:p>Noel</text:p>
          </table:table-cell>
          <table:table-cell office:value-type="string">
            <text:p>Hultman</text:p>
          </table:table-cell>
          <table:table-cell table:formula="of:=LOWER(CONCATENATE([.A310];&quot;.&quot;;[.C310];&quot;@localhost.nu&quot;))" office:value-type="string" office:string-value="elvy.hultman@localhost.nu">
            <text:p>elvy.hul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0];&quot;'&quot;;&quot;,'&quot;;[.C310];&quot;','&quot;;[.D310];&quot;','&quot;;[.E310];&quot;',&quot;;[.F310];&quot;,&quot;;[.G310];&quot;,&quot;;[.H310];&quot;),&quot;)" office:value-type="string" office:string-value="('Elvy','Hultman','elvy.hultman@localhost.nu','$2a$10$12c157d935283ad44d64au4bDOC3umdQMtWdHS7Ckb5uKV0v8WIFG',null,2,0),">
            <text:p>('Elvy','Hultman','elvy.hult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lene</text:p>
          </table:table-cell>
          <table:table-cell office:value-type="string">
            <text:p>Stellan</text:p>
          </table:table-cell>
          <table:table-cell office:value-type="string">
            <text:p>Henningsson</text:p>
          </table:table-cell>
          <table:table-cell table:formula="of:=LOWER(CONCATENATE([.A311];&quot;.&quot;;[.C311];&quot;@localhost.nu&quot;))" office:value-type="string" office:string-value="marlene.henningsson@localhost.nu">
            <text:p>marlene.henning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1];&quot;'&quot;;&quot;,'&quot;;[.C311];&quot;','&quot;;[.D311];&quot;','&quot;;[.E311];&quot;',&quot;;[.F311];&quot;,&quot;;[.G311];&quot;,&quot;;[.H311];&quot;),&quot;)" office:value-type="string" office:string-value="('Marlene','Henningsson','marlene.henningsson@localhost.nu','$2a$10$12c157d935283ad44d64au4bDOC3umdQMtWdHS7Ckb5uKV0v8WIFG',null,2,0),">
            <text:p>('Marlene','Henningsson','marlene.henning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esirée</text:p>
          </table:table-cell>
          <table:table-cell office:value-type="string">
            <text:p>Sigfrid</text:p>
          </table:table-cell>
          <table:table-cell office:value-type="string">
            <text:p>Nylander</text:p>
          </table:table-cell>
          <table:table-cell table:formula="of:=LOWER(CONCATENATE([.A312];&quot;.&quot;;[.C312];&quot;@localhost.nu&quot;))" office:value-type="string" office:string-value="desirée.nylander@localhost.nu">
            <text:p>desirée.ny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2];&quot;'&quot;;&quot;,'&quot;;[.C312];&quot;','&quot;;[.D312];&quot;','&quot;;[.E312];&quot;',&quot;;[.F312];&quot;,&quot;;[.G312];&quot;,&quot;;[.H312];&quot;),&quot;)" office:value-type="string" office:string-value="('Desirée','Nylander','desirée.nylander@localhost.nu','$2a$10$12c157d935283ad44d64au4bDOC3umdQMtWdHS7Ckb5uKV0v8WIFG',null,2,0),">
            <text:p>('Desirée','Nylander','desirée.ny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im</text:p>
          </table:table-cell>
          <table:table-cell office:value-type="string">
            <text:p>Tapani</text:p>
          </table:table-cell>
          <table:table-cell office:value-type="string">
            <text:p>Jeppsson</text:p>
          </table:table-cell>
          <table:table-cell table:formula="of:=LOWER(CONCATENATE([.A313];&quot;.&quot;;[.C313];&quot;@localhost.nu&quot;))" office:value-type="string" office:string-value="kim.jeppsson@localhost.nu">
            <text:p>kim.jepp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3];&quot;'&quot;;&quot;,'&quot;;[.C313];&quot;','&quot;;[.D313];&quot;','&quot;;[.E313];&quot;',&quot;;[.F313];&quot;,&quot;;[.G313];&quot;,&quot;;[.H313];&quot;),&quot;)" office:value-type="string" office:string-value="('Kim','Jeppsson','kim.jeppsson@localhost.nu','$2a$10$12c157d935283ad44d64au4bDOC3umdQMtWdHS7Ckb5uKV0v8WIFG',null,2,0),">
            <text:p>('Kim','Jeppsson','kim.jepp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otta</text:p>
          </table:table-cell>
          <table:table-cell office:value-type="string">
            <text:p>Kalevi</text:p>
          </table:table-cell>
          <table:table-cell office:value-type="string">
            <text:p>Svahn</text:p>
          </table:table-cell>
          <table:table-cell table:formula="of:=LOWER(CONCATENATE([.A314];&quot;.&quot;;[.C314];&quot;@localhost.nu&quot;))" office:value-type="string" office:string-value="lotta.svahn@localhost.nu">
            <text:p>lotta.sva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4];&quot;'&quot;;&quot;,'&quot;;[.C314];&quot;','&quot;;[.D314];&quot;','&quot;;[.E314];&quot;',&quot;;[.F314];&quot;,&quot;;[.G314];&quot;,&quot;;[.H314];&quot;),&quot;)" office:value-type="string" office:string-value="('Lotta','Svahn','lotta.svahn@localhost.nu','$2a$10$12c157d935283ad44d64au4bDOC3umdQMtWdHS7Ckb5uKV0v8WIFG',null,2,0),">
            <text:p>('Lotta','Svahn','lotta.svah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elott</text:p>
          </table:table-cell>
          <table:table-cell office:value-type="string">
            <text:p>Hussein</text:p>
          </table:table-cell>
          <table:table-cell office:value-type="string">
            <text:p>Andrén</text:p>
          </table:table-cell>
          <table:table-cell table:formula="of:=LOWER(CONCATENATE([.A315];&quot;.&quot;;[.C315];&quot;@localhost.nu&quot;))" office:value-type="string" office:string-value="liselott.andrén@localhost.nu">
            <text:p>liselott.andr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5];&quot;'&quot;;&quot;,'&quot;;[.C315];&quot;','&quot;;[.D315];&quot;','&quot;;[.E315];&quot;',&quot;;[.F315];&quot;,&quot;;[.G315];&quot;,&quot;;[.H315];&quot;),&quot;)" office:value-type="string" office:string-value="('Liselott','Andrén','liselott.andrén@localhost.nu','$2a$10$12c157d935283ad44d64au4bDOC3umdQMtWdHS7Ckb5uKV0v8WIFG',null,2,0),">
            <text:p>('Liselott','Andrén','liselott.andr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ena</text:p>
          </table:table-cell>
          <table:table-cell office:value-type="string">
            <text:p>Ronnie</text:p>
          </table:table-cell>
          <table:table-cell office:value-type="string">
            <text:p>Broman</text:p>
          </table:table-cell>
          <table:table-cell table:formula="of:=LOWER(CONCATENATE([.A316];&quot;.&quot;;[.C316];&quot;@localhost.nu&quot;))" office:value-type="string" office:string-value="elena.broman@localhost.nu">
            <text:p>elena.bro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6];&quot;'&quot;;&quot;,'&quot;;[.C316];&quot;','&quot;;[.D316];&quot;','&quot;;[.E316];&quot;',&quot;;[.F316];&quot;,&quot;;[.G316];&quot;,&quot;;[.H316];&quot;),&quot;)" office:value-type="string" office:string-value="('Elena','Broman','elena.broman@localhost.nu','$2a$10$12c157d935283ad44d64au4bDOC3umdQMtWdHS7Ckb5uKV0v8WIFG',null,2,0),">
            <text:p>('Elena','Broman','elena.bro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sa</text:p>
          </table:table-cell>
          <table:table-cell office:value-type="string">
            <text:p>Matti</text:p>
          </table:table-cell>
          <table:table-cell office:value-type="string">
            <text:p>Engberg</text:p>
          </table:table-cell>
          <table:table-cell table:formula="of:=LOWER(CONCATENATE([.A317];&quot;.&quot;;[.C317];&quot;@localhost.nu&quot;))" office:value-type="string" office:string-value="rosa.engberg@localhost.nu">
            <text:p>rosa.eng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7];&quot;'&quot;;&quot;,'&quot;;[.C317];&quot;','&quot;;[.D317];&quot;','&quot;;[.E317];&quot;',&quot;;[.F317];&quot;,&quot;;[.G317];&quot;,&quot;;[.H317];&quot;),&quot;)" office:value-type="string" office:string-value="('Rosa','Engberg','rosa.engberg@localhost.nu','$2a$10$12c157d935283ad44d64au4bDOC3umdQMtWdHS7Ckb5uKV0v8WIFG',null,2,0),">
            <text:p>('Rosa','Engberg','rosa.eng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eresa</text:p>
          </table:table-cell>
          <table:table-cell office:value-type="string">
            <text:p>Aron</text:p>
          </table:table-cell>
          <table:table-cell office:value-type="string">
            <text:p>Sandgren</text:p>
          </table:table-cell>
          <table:table-cell table:formula="of:=LOWER(CONCATENATE([.A318];&quot;.&quot;;[.C318];&quot;@localhost.nu&quot;))" office:value-type="string" office:string-value="teresa.sandgren@localhost.nu">
            <text:p>teresa.sand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8];&quot;'&quot;;&quot;,'&quot;;[.C318];&quot;','&quot;;[.D318];&quot;','&quot;;[.E318];&quot;',&quot;;[.F318];&quot;,&quot;;[.G318];&quot;,&quot;;[.H318];&quot;),&quot;)" office:value-type="string" office:string-value="('Teresa','Sandgren','teresa.sandgren@localhost.nu','$2a$10$12c157d935283ad44d64au4bDOC3umdQMtWdHS7Ckb5uKV0v8WIFG',null,2,0),">
            <text:p>('Teresa','Sandgren','teresa.sand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osephine</text:p>
          </table:table-cell>
          <table:table-cell office:value-type="string">
            <text:p>Per-Erik</text:p>
          </table:table-cell>
          <table:table-cell office:value-type="string">
            <text:p>Vesterlund</text:p>
          </table:table-cell>
          <table:table-cell table:formula="of:=LOWER(CONCATENATE([.A319];&quot;.&quot;;[.C319];&quot;@localhost.nu&quot;))" office:value-type="string" office:string-value="josephine.vesterlund@localhost.nu">
            <text:p>josephine.ve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19];&quot;'&quot;;&quot;,'&quot;;[.C319];&quot;','&quot;;[.D319];&quot;','&quot;;[.E319];&quot;',&quot;;[.F319];&quot;,&quot;;[.G319];&quot;,&quot;;[.H319];&quot;),&quot;)" office:value-type="string" office:string-value="('Josephine','Vesterlund','josephine.vesterlund@localhost.nu','$2a$10$12c157d935283ad44d64au4bDOC3umdQMtWdHS7Ckb5uKV0v8WIFG',null,2,0),">
            <text:p>('Josephine','Vesterlund','josephine.vester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ita</text:p>
          </table:table-cell>
          <table:table-cell office:value-type="string">
            <text:p>Viking</text:p>
          </table:table-cell>
          <table:table-cell office:value-type="string">
            <text:p>Karlberg</text:p>
          </table:table-cell>
          <table:table-cell table:formula="of:=LOWER(CONCATENATE([.A320];&quot;.&quot;;[.C320];&quot;@localhost.nu&quot;))" office:value-type="string" office:string-value="rita.karlberg@localhost.nu">
            <text:p>rita.kar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0];&quot;'&quot;;&quot;,'&quot;;[.C320];&quot;','&quot;;[.D320];&quot;','&quot;;[.E320];&quot;',&quot;;[.F320];&quot;,&quot;;[.G320];&quot;,&quot;;[.H320];&quot;),&quot;)" office:value-type="string" office:string-value="('Rita','Karlberg','rita.karlberg@localhost.nu','$2a$10$12c157d935283ad44d64au4bDOC3umdQMtWdHS7Ckb5uKV0v8WIFG',null,2,0),">
            <text:p>('Rita','Karlberg','rita.kar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ly</text:p>
          </table:table-cell>
          <table:table-cell office:value-type="string">
            <text:p>Ruben</text:p>
          </table:table-cell>
          <table:table-cell office:value-type="string">
            <text:p>Engdahl</text:p>
          </table:table-cell>
          <table:table-cell table:formula="of:=LOWER(CONCATENATE([.A321];&quot;.&quot;;[.C321];&quot;@localhost.nu&quot;))" office:value-type="string" office:string-value="elly.engdahl@localhost.nu">
            <text:p>elly.eng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1];&quot;'&quot;;&quot;,'&quot;;[.C321];&quot;','&quot;;[.D321];&quot;','&quot;;[.E321];&quot;',&quot;;[.F321];&quot;,&quot;;[.G321];&quot;,&quot;;[.H321];&quot;),&quot;)" office:value-type="string" office:string-value="('Elly','Engdahl','elly.engdahl@localhost.nu','$2a$10$12c157d935283ad44d64au4bDOC3umdQMtWdHS7Ckb5uKV0v8WIFG',null,2,0),">
            <text:p>('Elly','Engdahl','elly.engd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usann</text:p>
          </table:table-cell>
          <table:table-cell office:value-type="string">
            <text:p>Jarl</text:p>
          </table:table-cell>
          <table:table-cell office:value-type="string">
            <text:p>Östberg</text:p>
          </table:table-cell>
          <table:table-cell table:formula="of:=LOWER(CONCATENATE([.A322];&quot;.&quot;;[.C322];&quot;@localhost.nu&quot;))" office:value-type="string" office:string-value="susann.östberg@localhost.nu">
            <text:p>susann.öst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2];&quot;'&quot;;&quot;,'&quot;;[.C322];&quot;','&quot;;[.D322];&quot;','&quot;;[.E322];&quot;',&quot;;[.F322];&quot;,&quot;;[.G322];&quot;,&quot;;[.H322];&quot;),&quot;)" office:value-type="string" office:string-value="('Susann','Östberg','susann.östberg@localhost.nu','$2a$10$12c157d935283ad44d64au4bDOC3umdQMtWdHS7Ckb5uKV0v8WIFG',null,2,0),">
            <text:p>('Susann','Östberg','susann.öst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annele</text:p>
          </table:table-cell>
          <table:table-cell office:value-type="string">
            <text:p>Fritz</text:p>
          </table:table-cell>
          <table:table-cell office:value-type="string">
            <text:p>Brännström</text:p>
          </table:table-cell>
          <table:table-cell table:formula="of:=LOWER(CONCATENATE([.A323];&quot;.&quot;;[.C323];&quot;@localhost.nu&quot;))" office:value-type="string" office:string-value="hannele.brännström@localhost.nu">
            <text:p>hannele.brän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3];&quot;'&quot;;&quot;,'&quot;;[.C323];&quot;','&quot;;[.D323];&quot;','&quot;;[.E323];&quot;',&quot;;[.F323];&quot;,&quot;;[.G323];&quot;,&quot;;[.H323];&quot;),&quot;)" office:value-type="string" office:string-value="('Hannele','Brännström','hannele.brännström@localhost.nu','$2a$10$12c157d935283ad44d64au4bDOC3umdQMtWdHS7Ckb5uKV0v8WIFG',null,2,0),">
            <text:p>('Hannele','Brännström','hannele.bränn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ristina</text:p>
          </table:table-cell>
          <table:table-cell office:value-type="string">
            <text:p>Patric</text:p>
          </table:table-cell>
          <table:table-cell office:value-type="string">
            <text:p>Asp</text:p>
          </table:table-cell>
          <table:table-cell table:formula="of:=LOWER(CONCATENATE([.A324];&quot;.&quot;;[.C324];&quot;@localhost.nu&quot;))" office:value-type="string" office:string-value="cristina.asp@localhost.nu">
            <text:p>cristina.asp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4];&quot;'&quot;;&quot;,'&quot;;[.C324];&quot;','&quot;;[.D324];&quot;','&quot;;[.E324];&quot;',&quot;;[.F324];&quot;,&quot;;[.G324];&quot;,&quot;;[.H324];&quot;),&quot;)" office:value-type="string" office:string-value="('Cristina','Asp','cristina.asp@localhost.nu','$2a$10$12c157d935283ad44d64au4bDOC3umdQMtWdHS7Ckb5uKV0v8WIFG',null,2,0),">
            <text:p>('Cristina','Asp','cristina.asp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-Britt</text:p>
          </table:table-cell>
          <table:table-cell office:value-type="string">
            <text:p>Joacim</text:p>
          </table:table-cell>
          <table:table-cell office:value-type="string">
            <text:p>Bodin</text:p>
          </table:table-cell>
          <table:table-cell table:formula="of:=LOWER(CONCATENATE([.A325];&quot;.&quot;;[.C325];&quot;@localhost.nu&quot;))" office:value-type="string" office:string-value="ing-britt.bodin@localhost.nu">
            <text:p>ing-britt.b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5];&quot;'&quot;;&quot;,'&quot;;[.C325];&quot;','&quot;;[.D325];&quot;','&quot;;[.E325];&quot;',&quot;;[.F325];&quot;,&quot;;[.G325];&quot;,&quot;;[.H325];&quot;),&quot;)" office:value-type="string" office:string-value="('Ing-Britt','Bodin','ing-britt.bodin@localhost.nu','$2a$10$12c157d935283ad44d64au4bDOC3umdQMtWdHS7Ckb5uKV0v8WIFG',null,2,0),">
            <text:p>('Ing-Britt','Bodin','ing-britt.bo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igmor</text:p>
          </table:table-cell>
          <table:table-cell office:value-type="string">
            <text:p>Berndt</text:p>
          </table:table-cell>
          <table:table-cell office:value-type="string">
            <text:p>Ekelund</text:p>
          </table:table-cell>
          <table:table-cell table:formula="of:=LOWER(CONCATENATE([.A326];&quot;.&quot;;[.C326];&quot;@localhost.nu&quot;))" office:value-type="string" office:string-value="rigmor.ekelund@localhost.nu">
            <text:p>rigmor.eke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6];&quot;'&quot;;&quot;,'&quot;;[.C326];&quot;','&quot;;[.D326];&quot;','&quot;;[.E326];&quot;',&quot;;[.F326];&quot;,&quot;;[.G326];&quot;,&quot;;[.H326];&quot;),&quot;)" office:value-type="string" office:string-value="('Rigmor','Ekelund','rigmor.ekelund@localhost.nu','$2a$10$12c157d935283ad44d64au4bDOC3umdQMtWdHS7Ckb5uKV0v8WIFG',null,2,0),">
            <text:p>('Rigmor','Ekelund','rigmor.eke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i</text:p>
          </table:table-cell>
          <table:table-cell office:value-type="string">
            <text:p>Mustafa</text:p>
          </table:table-cell>
          <table:table-cell office:value-type="string">
            <text:p>Hammarström</text:p>
          </table:table-cell>
          <table:table-cell table:formula="of:=LOWER(CONCATENATE([.A327];&quot;.&quot;;[.C327];&quot;@localhost.nu&quot;))" office:value-type="string" office:string-value="ali.hammarström@localhost.nu">
            <text:p>ali.hamma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7];&quot;'&quot;;&quot;,'&quot;;[.C327];&quot;','&quot;;[.D327];&quot;','&quot;;[.E327];&quot;',&quot;;[.F327];&quot;,&quot;;[.G327];&quot;,&quot;;[.H327];&quot;),&quot;)" office:value-type="string" office:string-value="('Ali','Hammarström','ali.hammarström@localhost.nu','$2a$10$12c157d935283ad44d64au4bDOC3umdQMtWdHS7Ckb5uKV0v8WIFG',null,2,0),">
            <text:p>('Ali','Hammarström','ali.hammar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asmine</text:p>
          </table:table-cell>
          <table:table-cell office:value-type="string">
            <text:p>Lars-Åke</text:p>
          </table:table-cell>
          <table:table-cell office:value-type="string">
            <text:p>Granström</text:p>
          </table:table-cell>
          <table:table-cell table:formula="of:=LOWER(CONCATENATE([.A328];&quot;.&quot;;[.C328];&quot;@localhost.nu&quot;))" office:value-type="string" office:string-value="jasmine.granström@localhost.nu">
            <text:p>jasmine.gra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8];&quot;'&quot;;&quot;,'&quot;;[.C328];&quot;','&quot;;[.D328];&quot;','&quot;;[.E328];&quot;',&quot;;[.F328];&quot;,&quot;;[.G328];&quot;,&quot;;[.H328];&quot;),&quot;)" office:value-type="string" office:string-value="('Jasmine','Granström','jasmine.granström@localhost.nu','$2a$10$12c157d935283ad44d64au4bDOC3umdQMtWdHS7Ckb5uKV0v8WIFG',null,2,0),">
            <text:p>('Jasmine','Granström','jasmine.gran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aura</text:p>
          </table:table-cell>
          <table:table-cell office:value-type="string">
            <text:p>Adolf</text:p>
          </table:table-cell>
          <table:table-cell office:value-type="string">
            <text:p>Haraldsson</text:p>
          </table:table-cell>
          <table:table-cell table:formula="of:=LOWER(CONCATENATE([.A329];&quot;.&quot;;[.C329];&quot;@localhost.nu&quot;))" office:value-type="string" office:string-value="laura.haraldsson@localhost.nu">
            <text:p>laura.harald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29];&quot;'&quot;;&quot;,'&quot;;[.C329];&quot;','&quot;;[.D329];&quot;','&quot;;[.E329];&quot;',&quot;;[.F329];&quot;,&quot;;[.G329];&quot;,&quot;;[.H329];&quot;),&quot;)" office:value-type="string" office:string-value="('Laura','Haraldsson','laura.haraldsson@localhost.nu','$2a$10$12c157d935283ad44d64au4bDOC3umdQMtWdHS7Ckb5uKV0v8WIFG',null,2,0),">
            <text:p>('Laura','Haraldsson','laura.harald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ikki</text:p>
          </table:table-cell>
          <table:table-cell office:value-type="string">
            <text:p>Tapio</text:p>
          </table:table-cell>
          <table:table-cell office:value-type="string">
            <text:p>Hallin</text:p>
          </table:table-cell>
          <table:table-cell table:formula="of:=LOWER(CONCATENATE([.A330];&quot;.&quot;;[.C330];&quot;@localhost.nu&quot;))" office:value-type="string" office:string-value="annikki.hallin@localhost.nu">
            <text:p>annikki.h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0];&quot;'&quot;;&quot;,'&quot;;[.C330];&quot;','&quot;;[.D330];&quot;','&quot;;[.E330];&quot;',&quot;;[.F330];&quot;,&quot;;[.G330];&quot;,&quot;;[.H330];&quot;),&quot;)" office:value-type="string" office:string-value="('Annikki','Hallin','annikki.hallin@localhost.nu','$2a$10$12c157d935283ad44d64au4bDOC3umdQMtWdHS7Ckb5uKV0v8WIFG',null,2,0),">
            <text:p>('Annikki','Hallin','annikki.hal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mmi</text:p>
          </table:table-cell>
          <table:table-cell office:value-type="string">
            <text:p>Maximilian</text:p>
          </table:table-cell>
          <table:table-cell office:value-type="string">
            <text:p>Söderqvist</text:p>
          </table:table-cell>
          <table:table-cell table:formula="of:=LOWER(CONCATENATE([.A331];&quot;.&quot;;[.C331];&quot;@localhost.nu&quot;))" office:value-type="string" office:string-value="mimmi.söderqvist@localhost.nu">
            <text:p>mimmi.söder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1];&quot;'&quot;;&quot;,'&quot;;[.C331];&quot;','&quot;;[.D331];&quot;','&quot;;[.E331];&quot;',&quot;;[.F331];&quot;,&quot;;[.G331];&quot;,&quot;;[.H331];&quot;),&quot;)" office:value-type="string" office:string-value="('Mimmi','Söderqvist','mimmi.söderqvist@localhost.nu','$2a$10$12c157d935283ad44d64au4bDOC3umdQMtWdHS7Ckb5uKV0v8WIFG',null,2,0),">
            <text:p>('Mimmi','Söderqvist','mimmi.söder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Ulrica</text:p>
          </table:table-cell>
          <table:table-cell office:value-type="string">
            <text:p>Sonny</text:p>
          </table:table-cell>
          <table:table-cell office:value-type="string">
            <text:p>Kvist</text:p>
          </table:table-cell>
          <table:table-cell table:formula="of:=LOWER(CONCATENATE([.A332];&quot;.&quot;;[.C332];&quot;@localhost.nu&quot;))" office:value-type="string" office:string-value="ulrica.kvist@localhost.nu">
            <text:p>ulrica.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2];&quot;'&quot;;&quot;,'&quot;;[.C332];&quot;','&quot;;[.D332];&quot;','&quot;;[.E332];&quot;',&quot;;[.F332];&quot;,&quot;;[.G332];&quot;,&quot;;[.H332];&quot;),&quot;)" office:value-type="string" office:string-value="('Ulrica','Kvist','ulrica.kvist@localhost.nu','$2a$10$12c157d935283ad44d64au4bDOC3umdQMtWdHS7Ckb5uKV0v8WIFG',null,2,0),">
            <text:p>('Ulrica','Kvist','ulrica.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lma</text:p>
          </table:table-cell>
          <table:table-cell office:value-type="string">
            <text:p>Ralf</text:p>
          </table:table-cell>
          <table:table-cell office:value-type="string">
            <text:p>Nordberg</text:p>
          </table:table-cell>
          <table:table-cell table:formula="of:=LOWER(CONCATENATE([.A333];&quot;.&quot;;[.C333];&quot;@localhost.nu&quot;))" office:value-type="string" office:string-value="vilma.nordberg@localhost.nu">
            <text:p>vilma.nor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3];&quot;'&quot;;&quot;,'&quot;;[.C333];&quot;','&quot;;[.D333];&quot;','&quot;;[.E333];&quot;',&quot;;[.F333];&quot;,&quot;;[.G333];&quot;,&quot;;[.H333];&quot;),&quot;)" office:value-type="string" office:string-value="('Vilma','Nordberg','vilma.nordberg@localhost.nu','$2a$10$12c157d935283ad44d64au4bDOC3umdQMtWdHS7Ckb5uKV0v8WIFG',null,2,0),">
            <text:p>('Vilma','Nordberg','vilma.nor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eronika</text:p>
          </table:table-cell>
          <table:table-cell office:value-type="string">
            <text:p>Vidar</text:p>
          </table:table-cell>
          <table:table-cell office:value-type="string">
            <text:p>Kristensson</text:p>
          </table:table-cell>
          <table:table-cell table:formula="of:=LOWER(CONCATENATE([.A334];&quot;.&quot;;[.C334];&quot;@localhost.nu&quot;))" office:value-type="string" office:string-value="veronika.kristensson@localhost.nu">
            <text:p>veronika.kri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4];&quot;'&quot;;&quot;,'&quot;;[.C334];&quot;','&quot;;[.D334];&quot;','&quot;;[.E334];&quot;',&quot;;[.F334];&quot;,&quot;;[.G334];&quot;,&quot;;[.H334];&quot;),&quot;)" office:value-type="string" office:string-value="('Veronika','Kristensson','veronika.kristensson@localhost.nu','$2a$10$12c157d935283ad44d64au4bDOC3umdQMtWdHS7Ckb5uKV0v8WIFG',null,2,0),">
            <text:p>('Veronika','Kristensson','veronika.kriste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nor</text:p>
          </table:table-cell>
          <table:table-cell office:value-type="string">
            <text:p>Fred</text:p>
          </table:table-cell>
          <table:table-cell office:value-type="string">
            <text:p>Sandell</text:p>
          </table:table-cell>
          <table:table-cell table:formula="of:=LOWER(CONCATENATE([.A335];&quot;.&quot;;[.C335];&quot;@localhost.nu&quot;))" office:value-type="string" office:string-value="elinor.sandell@localhost.nu">
            <text:p>elinor.sa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5];&quot;'&quot;;&quot;,'&quot;;[.C335];&quot;','&quot;;[.D335];&quot;','&quot;;[.E335];&quot;',&quot;;[.F335];&quot;,&quot;;[.G335];&quot;,&quot;;[.H335];&quot;),&quot;)" office:value-type="string" office:string-value="('Elinor','Sandell','elinor.sandell@localhost.nu','$2a$10$12c157d935283ad44d64au4bDOC3umdQMtWdHS7Ckb5uKV0v8WIFG',null,2,0),">
            <text:p>('Elinor','Sandell','elinor.sande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elly</text:p>
          </table:table-cell>
          <table:table-cell office:value-type="string">
            <text:p>Greger</text:p>
          </table:table-cell>
          <table:table-cell office:value-type="string">
            <text:p>Olsen</text:p>
          </table:table-cell>
          <table:table-cell table:formula="of:=LOWER(CONCATENATE([.A336];&quot;.&quot;;[.C336];&quot;@localhost.nu&quot;))" office:value-type="string" office:string-value="nelly.olsen@localhost.nu">
            <text:p>nelly.ol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6];&quot;'&quot;;&quot;,'&quot;;[.C336];&quot;','&quot;;[.D336];&quot;','&quot;;[.E336];&quot;',&quot;;[.F336];&quot;,&quot;;[.G336];&quot;,&quot;;[.H336];&quot;),&quot;)" office:value-type="string" office:string-value="('Nelly','Olsen','nelly.olsen@localhost.nu','$2a$10$12c157d935283ad44d64au4bDOC3umdQMtWdHS7Ckb5uKV0v8WIFG',null,2,0),">
            <text:p>('Nelly','Olsen','nelly.ol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trin</text:p>
          </table:table-cell>
          <table:table-cell office:value-type="string">
            <text:p>Lars-Olof</text:p>
          </table:table-cell>
          <table:table-cell office:value-type="string">
            <text:p>Melander</text:p>
          </table:table-cell>
          <table:table-cell table:formula="of:=LOWER(CONCATENATE([.A337];&quot;.&quot;;[.C337];&quot;@localhost.nu&quot;))" office:value-type="string" office:string-value="catrin.melander@localhost.nu">
            <text:p>catrin.me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7];&quot;'&quot;;&quot;,'&quot;;[.C337];&quot;','&quot;;[.D337];&quot;','&quot;;[.E337];&quot;',&quot;;[.F337];&quot;,&quot;;[.G337];&quot;,&quot;;[.H337];&quot;),&quot;)" office:value-type="string" office:string-value="('Catrin','Melander','catrin.melander@localhost.nu','$2a$10$12c157d935283ad44d64au4bDOC3umdQMtWdHS7Ckb5uKV0v8WIFG',null,2,0),">
            <text:p>('Catrin','Melander','catrin.me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isa</text:p>
          </table:table-cell>
          <table:table-cell office:value-type="string">
            <text:p>Enar</text:p>
          </table:table-cell>
          <table:table-cell office:value-type="string">
            <text:p>Viberg</text:p>
          </table:table-cell>
          <table:table-cell table:formula="of:=LOWER(CONCATENATE([.A338];&quot;.&quot;;[.C338];&quot;@localhost.nu&quot;))" office:value-type="string" office:string-value="liisa.viberg@localhost.nu">
            <text:p>liisa.vi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8];&quot;'&quot;;&quot;,'&quot;;[.C338];&quot;','&quot;;[.D338];&quot;','&quot;;[.E338];&quot;',&quot;;[.F338];&quot;,&quot;;[.G338];&quot;,&quot;;[.H338];&quot;),&quot;)" office:value-type="string" office:string-value="('Liisa','Viberg','liisa.viberg@localhost.nu','$2a$10$12c157d935283ad44d64au4bDOC3umdQMtWdHS7Ckb5uKV0v8WIFG',null,2,0),">
            <text:p>('Liisa','Viberg','liisa.vi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gela</text:p>
          </table:table-cell>
          <table:table-cell office:value-type="string">
            <text:p>Kenny</text:p>
          </table:table-cell>
          <table:table-cell office:value-type="string">
            <text:p>Eklöf</text:p>
          </table:table-cell>
          <table:table-cell table:formula="of:=LOWER(CONCATENATE([.A339];&quot;.&quot;;[.C339];&quot;@localhost.nu&quot;))" office:value-type="string" office:string-value="angela.eklöf@localhost.nu">
            <text:p>angela.eklöf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39];&quot;'&quot;;&quot;,'&quot;;[.C339];&quot;','&quot;;[.D339];&quot;','&quot;;[.E339];&quot;',&quot;;[.F339];&quot;,&quot;;[.G339];&quot;,&quot;;[.H339];&quot;),&quot;)" office:value-type="string" office:string-value="('Angela','Eklöf','angela.eklöf@localhost.nu','$2a$10$12c157d935283ad44d64au4bDOC3umdQMtWdHS7Ckb5uKV0v8WIFG',null,2,0),">
            <text:p>('Angela','Eklöf','angela.eklöf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ilma</text:p>
          </table:table-cell>
          <table:table-cell office:value-type="string">
            <text:p>Amir</text:p>
          </table:table-cell>
          <table:table-cell office:value-type="string">
            <text:p>Helgesson</text:p>
          </table:table-cell>
          <table:table-cell table:formula="of:=LOWER(CONCATENATE([.A340];&quot;.&quot;;[.C340];&quot;@localhost.nu&quot;))" office:value-type="string" office:string-value="hilma.helgesson@localhost.nu">
            <text:p>hilma.helg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0];&quot;'&quot;;&quot;,'&quot;;[.C340];&quot;','&quot;;[.D340];&quot;','&quot;;[.E340];&quot;',&quot;;[.F340];&quot;,&quot;;[.G340];&quot;,&quot;;[.H340];&quot;),&quot;)" office:value-type="string" office:string-value="('Hilma','Helgesson','hilma.helgesson@localhost.nu','$2a$10$12c157d935283ad44d64au4bDOC3umdQMtWdHS7Ckb5uKV0v8WIFG',null,2,0),">
            <text:p>('Hilma','Helgesson','hilma.helg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ucia</text:p>
          </table:table-cell>
          <table:table-cell office:value-type="string">
            <text:p>Sivert</text:p>
          </table:table-cell>
          <table:table-cell office:value-type="string">
            <text:p>Burman</text:p>
          </table:table-cell>
          <table:table-cell table:formula="of:=LOWER(CONCATENATE([.A341];&quot;.&quot;;[.C341];&quot;@localhost.nu&quot;))" office:value-type="string" office:string-value="lucia.burman@localhost.nu">
            <text:p>lucia.bu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1];&quot;'&quot;;&quot;,'&quot;;[.C341];&quot;','&quot;;[.D341];&quot;','&quot;;[.E341];&quot;',&quot;;[.F341];&quot;,&quot;;[.G341];&quot;,&quot;;[.H341];&quot;),&quot;)" office:value-type="string" office:string-value="('Lucia','Burman','lucia.burman@localhost.nu','$2a$10$12c157d935283ad44d64au4bDOC3umdQMtWdHS7Ckb5uKV0v8WIFG',null,2,0),">
            <text:p>('Lucia','Burman','lucia.bur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reja</text:p>
          </table:table-cell>
          <table:table-cell office:value-type="string">
            <text:p>Christofer</text:p>
          </table:table-cell>
          <table:table-cell office:value-type="string">
            <text:p>Norling</text:p>
          </table:table-cell>
          <table:table-cell table:formula="of:=LOWER(CONCATENATE([.A342];&quot;.&quot;;[.C342];&quot;@localhost.nu&quot;))" office:value-type="string" office:string-value="freja.norling@localhost.nu">
            <text:p>freja.nor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2];&quot;'&quot;;&quot;,'&quot;;[.C342];&quot;','&quot;;[.D342];&quot;','&quot;;[.E342];&quot;',&quot;;[.F342];&quot;,&quot;;[.G342];&quot;,&quot;;[.H342];&quot;),&quot;)" office:value-type="string" office:string-value="('Freja','Norling','freja.norling@localhost.nu','$2a$10$12c157d935283ad44d64au4bDOC3umdQMtWdHS7Ckb5uKV0v8WIFG',null,2,0),">
            <text:p>('Freja','Norling','freja.norli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eresia</text:p>
          </table:table-cell>
          <table:table-cell office:value-type="string">
            <text:p>Kalle</text:p>
          </table:table-cell>
          <table:table-cell office:value-type="string">
            <text:p>Sjöstedt</text:p>
          </table:table-cell>
          <table:table-cell table:formula="of:=LOWER(CONCATENATE([.A343];&quot;.&quot;;[.C343];&quot;@localhost.nu&quot;))" office:value-type="string" office:string-value="theresia.sjöstedt@localhost.nu">
            <text:p>theresia.sjöste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3];&quot;'&quot;;&quot;,'&quot;;[.C343];&quot;','&quot;;[.D343];&quot;','&quot;;[.E343];&quot;',&quot;;[.F343];&quot;,&quot;;[.G343];&quot;,&quot;;[.H343];&quot;),&quot;)" office:value-type="string" office:string-value="('Theresia','Sjöstedt','theresia.sjöstedt@localhost.nu','$2a$10$12c157d935283ad44d64au4bDOC3umdQMtWdHS7Ckb5uKV0v8WIFG',null,2,0),">
            <text:p>('Theresia','Sjöstedt','theresia.sjösted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nrietta</text:p>
          </table:table-cell>
          <table:table-cell office:value-type="string">
            <text:p>Edwin</text:p>
          </table:table-cell>
          <table:table-cell office:value-type="string">
            <text:p>Mohammed</text:p>
          </table:table-cell>
          <table:table-cell table:formula="of:=LOWER(CONCATENATE([.A344];&quot;.&quot;;[.C344];&quot;@localhost.nu&quot;))" office:value-type="string" office:string-value="henrietta.mohammed@localhost.nu">
            <text:p>henrietta.mohamme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4];&quot;'&quot;;&quot;,'&quot;;[.C344];&quot;','&quot;;[.D344];&quot;','&quot;;[.E344];&quot;',&quot;;[.F344];&quot;,&quot;;[.G344];&quot;,&quot;;[.H344];&quot;),&quot;)" office:value-type="string" office:string-value="('Henrietta','Mohammed','henrietta.mohammed@localhost.nu','$2a$10$12c157d935283ad44d64au4bDOC3umdQMtWdHS7Ckb5uKV0v8WIFG',null,2,0),">
            <text:p>('Henrietta','Mohammed','henrietta.mohamme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y</text:p>
          </table:table-cell>
          <table:table-cell office:value-type="string">
            <text:p>Carl-Johan</text:p>
          </table:table-cell>
          <table:table-cell office:value-type="string">
            <text:p>Israelsson</text:p>
          </table:table-cell>
          <table:table-cell table:formula="of:=LOWER(CONCATENATE([.A345];&quot;.&quot;;[.C345];&quot;@localhost.nu&quot;))" office:value-type="string" office:string-value="may.israelsson@localhost.nu">
            <text:p>may.israe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5];&quot;'&quot;;&quot;,'&quot;;[.C345];&quot;','&quot;;[.D345];&quot;','&quot;;[.E345];&quot;',&quot;;[.F345];&quot;,&quot;;[.G345];&quot;,&quot;;[.H345];&quot;),&quot;)" office:value-type="string" office:string-value="('May','Israelsson','may.israelsson@localhost.nu','$2a$10$12c157d935283ad44d64au4bDOC3umdQMtWdHS7Ckb5uKV0v8WIFG',null,2,0),">
            <text:p>('May','Israelsson','may.israe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Sofi</text:p>
          </table:table-cell>
          <table:table-cell office:value-type="string">
            <text:p>Henric</text:p>
          </table:table-cell>
          <table:table-cell office:value-type="string">
            <text:p>Kristoffersson</text:p>
          </table:table-cell>
          <table:table-cell table:formula="of:=LOWER(CONCATENATE([.A346];&quot;.&quot;;[.C346];&quot;@localhost.nu&quot;))" office:value-type="string" office:string-value="ann-sofi.kristoffersson@localhost.nu">
            <text:p>ann-sofi.kristoff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6];&quot;'&quot;;&quot;,'&quot;;[.C346];&quot;','&quot;;[.D346];&quot;','&quot;;[.E346];&quot;',&quot;;[.F346];&quot;,&quot;;[.G346];&quot;,&quot;;[.H346];&quot;),&quot;)" office:value-type="string" office:string-value="('Ann-Sofi','Kristoffersson','ann-sofi.kristoffersson@localhost.nu','$2a$10$12c157d935283ad44d64au4bDOC3umdQMtWdHS7Ckb5uKV0v8WIFG',null,2,0),">
            <text:p>('Ann-Sofi','Kristoffersson','ann-sofi.kristoff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i</text:p>
          </table:table-cell>
          <table:table-cell office:value-type="string">
            <text:p>Waldemar</text:p>
          </table:table-cell>
          <table:table-cell office:value-type="string">
            <text:p>Söderholm</text:p>
          </table:table-cell>
          <table:table-cell table:formula="of:=LOWER(CONCATENATE([.A347];&quot;.&quot;;[.C347];&quot;@localhost.nu&quot;))" office:value-type="string" office:string-value="thi.söderholm@localhost.nu">
            <text:p>thi.söder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7];&quot;'&quot;;&quot;,'&quot;;[.C347];&quot;','&quot;;[.D347];&quot;','&quot;;[.E347];&quot;',&quot;;[.F347];&quot;,&quot;;[.G347];&quot;,&quot;;[.H347];&quot;),&quot;)" office:value-type="string" office:string-value="('Thi','Söderholm','thi.söderholm@localhost.nu','$2a$10$12c157d935283ad44d64au4bDOC3umdQMtWdHS7Ckb5uKV0v8WIFG',null,2,0),">
            <text:p>('Thi','Söderholm','thi.söder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men</text:p>
          </table:table-cell>
          <table:table-cell office:value-type="string">
            <text:p>Carlos</text:p>
          </table:table-cell>
          <table:table-cell office:value-type="string">
            <text:p>Lindskog</text:p>
          </table:table-cell>
          <table:table-cell table:formula="of:=LOWER(CONCATENATE([.A348];&quot;.&quot;;[.C348];&quot;@localhost.nu&quot;))" office:value-type="string" office:string-value="carmen.lindskog@localhost.nu">
            <text:p>carmen.lindsk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8];&quot;'&quot;;&quot;,'&quot;;[.C348];&quot;','&quot;;[.D348];&quot;','&quot;;[.E348];&quot;',&quot;;[.F348];&quot;,&quot;;[.G348];&quot;,&quot;;[.H348];&quot;),&quot;)" office:value-type="string" office:string-value="('Carmen','Lindskog','carmen.lindskog@localhost.nu','$2a$10$12c157d935283ad44d64au4bDOC3umdQMtWdHS7Ckb5uKV0v8WIFG',null,2,0),">
            <text:p>('Carmen','Lindskog','carmen.lindsko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arbara</text:p>
          </table:table-cell>
          <table:table-cell office:value-type="string">
            <text:p>Owe</text:p>
          </table:table-cell>
          <table:table-cell office:value-type="string">
            <text:p>Forsgren</text:p>
          </table:table-cell>
          <table:table-cell table:formula="of:=LOWER(CONCATENATE([.A349];&quot;.&quot;;[.C349];&quot;@localhost.nu&quot;))" office:value-type="string" office:string-value="barbara.forsgren@localhost.nu">
            <text:p>barbara.fors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49];&quot;'&quot;;&quot;,'&quot;;[.C349];&quot;','&quot;;[.D349];&quot;','&quot;;[.E349];&quot;',&quot;;[.F349];&quot;,&quot;;[.G349];&quot;,&quot;;[.H349];&quot;),&quot;)" office:value-type="string" office:string-value="('Barbara','Forsgren','barbara.forsgren@localhost.nu','$2a$10$12c157d935283ad44d64au4bDOC3umdQMtWdHS7Ckb5uKV0v8WIFG',null,2,0),">
            <text:p>('Barbara','Forsgren','barbara.fors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ildegard</text:p>
          </table:table-cell>
          <table:table-cell office:value-type="string">
            <text:p>Jean</text:p>
          </table:table-cell>
          <table:table-cell office:value-type="string">
            <text:p>Lidén</text:p>
          </table:table-cell>
          <table:table-cell table:formula="of:=LOWER(CONCATENATE([.A350];&quot;.&quot;;[.C350];&quot;@localhost.nu&quot;))" office:value-type="string" office:string-value="hildegard.lidén@localhost.nu">
            <text:p>hildegard.li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0];&quot;'&quot;;&quot;,'&quot;;[.C350];&quot;','&quot;;[.D350];&quot;','&quot;;[.E350];&quot;',&quot;;[.F350];&quot;,&quot;;[.G350];&quot;,&quot;;[.H350];&quot;),&quot;)" office:value-type="string" office:string-value="('Hildegard','Lidén','hildegard.lidén@localhost.nu','$2a$10$12c157d935283ad44d64au4bDOC3umdQMtWdHS7Ckb5uKV0v8WIFG',null,2,0),">
            <text:p>('Hildegard','Lidén','hildegard.lid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endela</text:p>
          </table:table-cell>
          <table:table-cell office:value-type="string">
            <text:p>Manfred</text:p>
          </table:table-cell>
          <table:table-cell office:value-type="string">
            <text:p>Sörensen</text:p>
          </table:table-cell>
          <table:table-cell table:formula="of:=LOWER(CONCATENATE([.A351];&quot;.&quot;;[.C351];&quot;@localhost.nu&quot;))" office:value-type="string" office:string-value="vendela.sörensen@localhost.nu">
            <text:p>vendela.sör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1];&quot;'&quot;;&quot;,'&quot;;[.C351];&quot;','&quot;;[.D351];&quot;','&quot;;[.E351];&quot;',&quot;;[.F351];&quot;,&quot;;[.G351];&quot;,&quot;;[.H351];&quot;),&quot;)" office:value-type="string" office:string-value="('Vendela','Sörensen','vendela.sörensen@localhost.nu','$2a$10$12c157d935283ad44d64au4bDOC3umdQMtWdHS7Ckb5uKV0v8WIFG',null,2,0),">
            <text:p>('Vendela','Sörensen','vendela.söre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a-Lena</text:p>
          </table:table-cell>
          <table:table-cell office:value-type="string">
            <text:p>Gottfrid</text:p>
          </table:table-cell>
          <table:table-cell office:value-type="string">
            <text:p>Einarsson</text:p>
          </table:table-cell>
          <table:table-cell table:formula="of:=LOWER(CONCATENATE([.A352];&quot;.&quot;;[.C352];&quot;@localhost.nu&quot;))" office:value-type="string" office:string-value="eva-lena.einarsson@localhost.nu">
            <text:p>eva-lena.ei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2];&quot;'&quot;;&quot;,'&quot;;[.C352];&quot;','&quot;;[.D352];&quot;','&quot;;[.E352];&quot;',&quot;;[.F352];&quot;,&quot;;[.G352];&quot;,&quot;;[.H352];&quot;),&quot;)" office:value-type="string" office:string-value="('Eva-Lena','Einarsson','eva-lena.einarsson@localhost.nu','$2a$10$12c157d935283ad44d64au4bDOC3umdQMtWdHS7Ckb5uKV0v8WIFG',null,2,0),">
            <text:p>('Eva-Lena','Einarsson','eva-lena.ein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lli</text:p>
          </table:table-cell>
          <table:table-cell office:value-type="string">
            <text:p>Joseph</text:p>
          </table:table-cell>
          <table:table-cell office:value-type="string">
            <text:p>Borgström</text:p>
          </table:table-cell>
          <table:table-cell table:formula="of:=LOWER(CONCATENATE([.A353];&quot;.&quot;;[.C353];&quot;@localhost.nu&quot;))" office:value-type="string" office:string-value="gulli.borgström@localhost.nu">
            <text:p>gulli.bor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3];&quot;'&quot;;&quot;,'&quot;;[.C353];&quot;','&quot;;[.D353];&quot;','&quot;;[.E353];&quot;',&quot;;[.F353];&quot;,&quot;;[.G353];&quot;,&quot;;[.H353];&quot;),&quot;)" office:value-type="string" office:string-value="('Gulli','Borgström','gulli.borgström@localhost.nu','$2a$10$12c157d935283ad44d64au4bDOC3umdQMtWdHS7Ckb5uKV0v8WIFG',null,2,0),">
            <text:p>('Gulli','Borgström','gulli.borg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Åse</text:p>
          </table:table-cell>
          <table:table-cell office:value-type="string">
            <text:p>Konrad</text:p>
          </table:table-cell>
          <table:table-cell office:value-type="string">
            <text:p>Robertsson</text:p>
          </table:table-cell>
          <table:table-cell table:formula="of:=LOWER(CONCATENATE([.A354];&quot;.&quot;;[.C354];&quot;@localhost.nu&quot;))" office:value-type="string" office:string-value="åse.robertsson@localhost.nu">
            <text:p>åse.robe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4];&quot;'&quot;;&quot;,'&quot;;[.C354];&quot;','&quot;;[.D354];&quot;','&quot;;[.E354];&quot;',&quot;;[.F354];&quot;,&quot;;[.G354];&quot;,&quot;;[.H354];&quot;),&quot;)" office:value-type="string" office:string-value="('Åse','Robertsson','åse.robertsson@localhost.nu','$2a$10$12c157d935283ad44d64au4bDOC3umdQMtWdHS7Ckb5uKV0v8WIFG',null,2,0),">
            <text:p>('Åse','Robertsson','åse.rober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ova</text:p>
          </table:table-cell>
          <table:table-cell office:value-type="string">
            <text:p>Jerker</text:p>
          </table:table-cell>
          <table:table-cell office:value-type="string">
            <text:p>Bolin</text:p>
          </table:table-cell>
          <table:table-cell table:formula="of:=LOWER(CONCATENATE([.A355];&quot;.&quot;;[.C355];&quot;@localhost.nu&quot;))" office:value-type="string" office:string-value="lova.bolin@localhost.nu">
            <text:p>lova.b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5];&quot;'&quot;;&quot;,'&quot;;[.C355];&quot;','&quot;;[.D355];&quot;','&quot;;[.E355];&quot;',&quot;;[.F355];&quot;,&quot;;[.G355];&quot;,&quot;;[.H355];&quot;),&quot;)" office:value-type="string" office:string-value="('Lova','Bolin','lova.bolin@localhost.nu','$2a$10$12c157d935283ad44d64au4bDOC3umdQMtWdHS7Ckb5uKV0v8WIFG',null,2,0),">
            <text:p>('Lova','Bolin','lova.bo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olvig</text:p>
          </table:table-cell>
          <table:table-cell office:value-type="string">
            <text:p>Bjarne</text:p>
          </table:table-cell>
          <table:table-cell office:value-type="string">
            <text:p>Norrman</text:p>
          </table:table-cell>
          <table:table-cell table:formula="of:=LOWER(CONCATENATE([.A356];&quot;.&quot;;[.C356];&quot;@localhost.nu&quot;))" office:value-type="string" office:string-value="solvig.norrman@localhost.nu">
            <text:p>solvig.nor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6];&quot;'&quot;;&quot;,'&quot;;[.C356];&quot;','&quot;;[.D356];&quot;','&quot;;[.E356];&quot;',&quot;;[.F356];&quot;,&quot;;[.G356];&quot;,&quot;;[.H356];&quot;),&quot;)" office:value-type="string" office:string-value="('Solvig','Norrman','solvig.norrman@localhost.nu','$2a$10$12c157d935283ad44d64au4bDOC3umdQMtWdHS7Ckb5uKV0v8WIFG',null,2,0),">
            <text:p>('Solvig','Norrman','solvig.norr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atima</text:p>
          </table:table-cell>
          <table:table-cell office:value-type="string">
            <text:p>Luis</text:p>
          </table:table-cell>
          <table:table-cell office:value-type="string">
            <text:p>Norgren</text:p>
          </table:table-cell>
          <table:table-cell table:formula="of:=LOWER(CONCATENATE([.A357];&quot;.&quot;;[.C357];&quot;@localhost.nu&quot;))" office:value-type="string" office:string-value="fatima.norgren@localhost.nu">
            <text:p>fatima.nor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7];&quot;'&quot;;&quot;,'&quot;;[.C357];&quot;','&quot;;[.D357];&quot;','&quot;;[.E357];&quot;',&quot;;[.F357];&quot;,&quot;;[.G357];&quot;,&quot;;[.H357];&quot;),&quot;)" office:value-type="string" office:string-value="('Fatima','Norgren','fatima.norgren@localhost.nu','$2a$10$12c157d935283ad44d64au4bDOC3umdQMtWdHS7Ckb5uKV0v8WIFG',null,2,0),">
            <text:p>('Fatima','Norgren','fatima.nor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enise</text:p>
          </table:table-cell>
          <table:table-cell office:value-type="string">
            <text:p>Alfons</text:p>
          </table:table-cell>
          <table:table-cell office:value-type="string">
            <text:p>Vallin</text:p>
          </table:table-cell>
          <table:table-cell table:formula="of:=LOWER(CONCATENATE([.A358];&quot;.&quot;;[.C358];&quot;@localhost.nu&quot;))" office:value-type="string" office:string-value="denise.vallin@localhost.nu">
            <text:p>denise.val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8];&quot;'&quot;;&quot;,'&quot;;[.C358];&quot;','&quot;;[.D358];&quot;','&quot;;[.E358];&quot;',&quot;;[.F358];&quot;,&quot;;[.G358];&quot;,&quot;;[.H358];&quot;),&quot;)" office:value-type="string" office:string-value="('Denise','Vallin','denise.vallin@localhost.nu','$2a$10$12c157d935283ad44d64au4bDOC3umdQMtWdHS7Ckb5uKV0v8WIFG',null,2,0),">
            <text:p>('Denise','Vallin','denise.val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thel</text:p>
          </table:table-cell>
          <table:table-cell office:value-type="string">
            <text:p>Ulrik</text:p>
          </table:table-cell>
          <table:table-cell office:value-type="string">
            <text:p>Häggström</text:p>
          </table:table-cell>
          <table:table-cell table:formula="of:=LOWER(CONCATENATE([.A359];&quot;.&quot;;[.C359];&quot;@localhost.nu&quot;))" office:value-type="string" office:string-value="ethel.häggström@localhost.nu">
            <text:p>ethel.hägg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59];&quot;'&quot;;&quot;,'&quot;;[.C359];&quot;','&quot;;[.D359];&quot;','&quot;;[.E359];&quot;',&quot;;[.F359];&quot;,&quot;;[.G359];&quot;,&quot;;[.H359];&quot;),&quot;)" office:value-type="string" office:string-value="('Ethel','Häggström','ethel.häggström@localhost.nu','$2a$10$12c157d935283ad44d64au4bDOC3umdQMtWdHS7Ckb5uKV0v8WIFG',null,2,0),">
            <text:p>('Ethel','Häggström','ethel.hägg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urora</text:p>
          </table:table-cell>
          <table:table-cell office:value-type="string">
            <text:p>Neo</text:p>
          </table:table-cell>
          <table:table-cell office:value-type="string">
            <text:p>Elofsson</text:p>
          </table:table-cell>
          <table:table-cell table:formula="of:=LOWER(CONCATENATE([.A360];&quot;.&quot;;[.C360];&quot;@localhost.nu&quot;))" office:value-type="string" office:string-value="aurora.elofsson@localhost.nu">
            <text:p>aurora.elof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0];&quot;'&quot;;&quot;,'&quot;;[.C360];&quot;','&quot;;[.D360];&quot;','&quot;;[.E360];&quot;',&quot;;[.F360];&quot;,&quot;;[.G360];&quot;,&quot;;[.H360];&quot;),&quot;)" office:value-type="string" office:string-value="('Aurora','Elofsson','aurora.elofsson@localhost.nu','$2a$10$12c157d935283ad44d64au4bDOC3umdQMtWdHS7Ckb5uKV0v8WIFG',null,2,0),">
            <text:p>('Aurora','Elofsson','aurora.elof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ydia</text:p>
          </table:table-cell>
          <table:table-cell office:value-type="string">
            <text:p>Billy</text:p>
          </table:table-cell>
          <table:table-cell office:value-type="string">
            <text:p>Lindfors</text:p>
          </table:table-cell>
          <table:table-cell table:formula="of:=LOWER(CONCATENATE([.A361];&quot;.&quot;;[.C361];&quot;@localhost.nu&quot;))" office:value-type="string" office:string-value="lydia.lindfors@localhost.nu">
            <text:p>lydia.lindfors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1];&quot;'&quot;;&quot;,'&quot;;[.C361];&quot;','&quot;;[.D361];&quot;','&quot;;[.E361];&quot;',&quot;;[.F361];&quot;,&quot;;[.G361];&quot;,&quot;;[.H361];&quot;),&quot;)" office:value-type="string" office:string-value="('Lydia','Lindfors','lydia.lindfors@localhost.nu','$2a$10$12c157d935283ad44d64au4bDOC3umdQMtWdHS7Ckb5uKV0v8WIFG',null,2,0),">
            <text:p>('Lydia','Lindfors','lydia.lindfors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randa</text:p>
          </table:table-cell>
          <table:table-cell office:value-type="string">
            <text:p>Sami</text:p>
          </table:table-cell>
          <table:table-cell office:value-type="string">
            <text:p>Linde</text:p>
          </table:table-cell>
          <table:table-cell table:formula="of:=LOWER(CONCATENATE([.A362];&quot;.&quot;;[.C362];&quot;@localhost.nu&quot;))" office:value-type="string" office:string-value="miranda.linde@localhost.nu">
            <text:p>miranda.linde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2];&quot;'&quot;;&quot;,'&quot;;[.C362];&quot;','&quot;;[.D362];&quot;','&quot;;[.E362];&quot;',&quot;;[.F362];&quot;,&quot;;[.G362];&quot;,&quot;;[.H362];&quot;),&quot;)" office:value-type="string" office:string-value="('Miranda','Linde','miranda.linde@localhost.nu','$2a$10$12c157d935283ad44d64au4bDOC3umdQMtWdHS7Ckb5uKV0v8WIFG',null,2,0),">
            <text:p>('Miranda','Linde','miranda.linde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auline</text:p>
          </table:table-cell>
          <table:table-cell office:value-type="string">
            <text:p>Wilmer</text:p>
          </table:table-cell>
          <table:table-cell office:value-type="string">
            <text:p>Granlund</text:p>
          </table:table-cell>
          <table:table-cell table:formula="of:=LOWER(CONCATENATE([.A363];&quot;.&quot;;[.C363];&quot;@localhost.nu&quot;))" office:value-type="string" office:string-value="pauline.granlund@localhost.nu">
            <text:p>pauline.gra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3];&quot;'&quot;;&quot;,'&quot;;[.C363];&quot;','&quot;;[.D363];&quot;','&quot;;[.E363];&quot;',&quot;;[.F363];&quot;,&quot;;[.G363];&quot;,&quot;;[.H363];&quot;),&quot;)" office:value-type="string" office:string-value="('Pauline','Granlund','pauline.granlund@localhost.nu','$2a$10$12c157d935283ad44d64au4bDOC3umdQMtWdHS7Ckb5uKV0v8WIFG',null,2,0),">
            <text:p>('Pauline','Granlund','pauline.gran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nna</text:p>
          </table:table-cell>
          <table:table-cell office:value-type="string">
            <text:p>Eugen</text:p>
          </table:table-cell>
          <table:table-cell office:value-type="string">
            <text:p>Blixt</text:p>
          </table:table-cell>
          <table:table-cell table:formula="of:=LOWER(CONCATENATE([.A364];&quot;.&quot;;[.C364];&quot;@localhost.nu&quot;))" office:value-type="string" office:string-value="minna.blixt@localhost.nu">
            <text:p>minna.blix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4];&quot;'&quot;;&quot;,'&quot;;[.C364];&quot;','&quot;;[.D364];&quot;','&quot;;[.E364];&quot;',&quot;;[.F364];&quot;,&quot;;[.G364];&quot;,&quot;;[.H364];&quot;),&quot;)" office:value-type="string" office:string-value="('Minna','Blixt','minna.blixt@localhost.nu','$2a$10$12c157d935283ad44d64au4bDOC3umdQMtWdHS7Ckb5uKV0v8WIFG',null,2,0),">
            <text:p>('Minna','Blixt','minna.blix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ncy</text:p>
          </table:table-cell>
          <table:table-cell office:value-type="string">
            <text:p>Kari</text:p>
          </table:table-cell>
          <table:table-cell office:value-type="string">
            <text:p>Bohlin</text:p>
          </table:table-cell>
          <table:table-cell table:formula="of:=LOWER(CONCATENATE([.A365];&quot;.&quot;;[.C365];&quot;@localhost.nu&quot;))" office:value-type="string" office:string-value="nancy.bohlin@localhost.nu">
            <text:p>nancy.bo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5];&quot;'&quot;;&quot;,'&quot;;[.C365];&quot;','&quot;;[.D365];&quot;','&quot;;[.E365];&quot;',&quot;;[.F365];&quot;,&quot;;[.G365];&quot;,&quot;;[.H365];&quot;),&quot;)" office:value-type="string" office:string-value="('Nancy','Bohlin','nancy.bohlin@localhost.nu','$2a$10$12c157d935283ad44d64au4bDOC3umdQMtWdHS7Ckb5uKV0v8WIFG',null,2,0),">
            <text:p>('Nancy','Bohlin','nancy.boh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jvor</text:p>
          </table:table-cell>
          <table:table-cell office:value-type="string">
            <text:p>Andréas</text:p>
          </table:table-cell>
          <table:table-cell office:value-type="string">
            <text:p>Vestin</text:p>
          </table:table-cell>
          <table:table-cell table:formula="of:=LOWER(CONCATENATE([.A366];&quot;.&quot;;[.C366];&quot;@localhost.nu&quot;))" office:value-type="string" office:string-value="majvor.vestin@localhost.nu">
            <text:p>majvor.vest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6];&quot;'&quot;;&quot;,'&quot;;[.C366];&quot;','&quot;;[.D366];&quot;','&quot;;[.E366];&quot;',&quot;;[.F366];&quot;,&quot;;[.G366];&quot;,&quot;;[.H366];&quot;),&quot;)" office:value-type="string" office:string-value="('Majvor','Vestin','majvor.vestin@localhost.nu','$2a$10$12c157d935283ad44d64au4bDOC3umdQMtWdHS7Ckb5uKV0v8WIFG',null,2,0),">
            <text:p>('Majvor','Vestin','majvor.vest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e-Lotte</text:p>
          </table:table-cell>
          <table:table-cell office:value-type="string">
            <text:p>Ossian</text:p>
          </table:table-cell>
          <table:table-cell office:value-type="string">
            <text:p>Bylund</text:p>
          </table:table-cell>
          <table:table-cell table:formula="of:=LOWER(CONCATENATE([.A367];&quot;.&quot;;[.C367];&quot;@localhost.nu&quot;))" office:value-type="string" office:string-value="lise-lotte.bylund@localhost.nu">
            <text:p>lise-lotte.by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7];&quot;'&quot;;&quot;,'&quot;;[.C367];&quot;','&quot;;[.D367];&quot;','&quot;;[.E367];&quot;',&quot;;[.F367];&quot;,&quot;;[.G367];&quot;,&quot;;[.H367];&quot;),&quot;)" office:value-type="string" office:string-value="('Lise-Lotte','Bylund','lise-lotte.bylund@localhost.nu','$2a$10$12c157d935283ad44d64au4bDOC3umdQMtWdHS7Ckb5uKV0v8WIFG',null,2,0),">
            <text:p>('Lise-Lotte','Bylund','lise-lotte.by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Charlott</text:p>
          </table:table-cell>
          <table:table-cell office:value-type="string">
            <text:p>Ronald</text:p>
          </table:table-cell>
          <table:table-cell office:value-type="string">
            <text:p>Turesson</text:p>
          </table:table-cell>
          <table:table-cell table:formula="of:=LOWER(CONCATENATE([.A368];&quot;.&quot;;[.C368];&quot;@localhost.nu&quot;))" office:value-type="string" office:string-value="ann-charlott.turesson@localhost.nu">
            <text:p>ann-charlott.tur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8];&quot;'&quot;;&quot;,'&quot;;[.C368];&quot;','&quot;;[.D368];&quot;','&quot;;[.E368];&quot;',&quot;;[.F368];&quot;,&quot;;[.G368];&quot;,&quot;;[.H368];&quot;),&quot;)" office:value-type="string" office:string-value="('Ann-Charlott','Turesson','ann-charlott.turesson@localhost.nu','$2a$10$12c157d935283ad44d64au4bDOC3umdQMtWdHS7Ckb5uKV0v8WIFG',null,2,0),">
            <text:p>('Ann-Charlott','Turesson','ann-charlott.tur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hmed</text:p>
          </table:table-cell>
          <table:table-cell office:value-type="string">
            <text:p>Jan-Åke</text:p>
          </table:table-cell>
          <table:table-cell office:value-type="string">
            <text:p>Edman</text:p>
          </table:table-cell>
          <table:table-cell table:formula="of:=LOWER(CONCATENATE([.A369];&quot;.&quot;;[.C369];&quot;@localhost.nu&quot;))" office:value-type="string" office:string-value="ahmed.edman@localhost.nu">
            <text:p>ahmed.ed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69];&quot;'&quot;;&quot;,'&quot;;[.C369];&quot;','&quot;;[.D369];&quot;','&quot;;[.E369];&quot;',&quot;;[.F369];&quot;,&quot;;[.G369];&quot;,&quot;;[.H369];&quot;),&quot;)" office:value-type="string" office:string-value="('Ahmed','Edman','ahmed.edman@localhost.nu','$2a$10$12c157d935283ad44d64au4bDOC3umdQMtWdHS7Ckb5uKV0v8WIFG',null,2,0),">
            <text:p>('Ahmed','Edman','ahmed.ed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eila</text:p>
          </table:table-cell>
          <table:table-cell office:value-type="string">
            <text:p>Anthony</text:p>
          </table:table-cell>
          <table:table-cell office:value-type="string">
            <text:p>Ahlqvist</text:p>
          </table:table-cell>
          <table:table-cell table:formula="of:=LOWER(CONCATENATE([.A370];&quot;.&quot;;[.C370];&quot;@localhost.nu&quot;))" office:value-type="string" office:string-value="leila.ahlqvist@localhost.nu">
            <text:p>leila.ahl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0];&quot;'&quot;;&quot;,'&quot;;[.C370];&quot;','&quot;;[.D370];&quot;','&quot;;[.E370];&quot;',&quot;;[.F370];&quot;,&quot;;[.G370];&quot;,&quot;;[.H370];&quot;),&quot;)" office:value-type="string" office:string-value="('Leila','Ahlqvist','leila.ahlqvist@localhost.nu','$2a$10$12c157d935283ad44d64au4bDOC3umdQMtWdHS7Ckb5uKV0v8WIFG',null,2,0),">
            <text:p>('Leila','Ahlqvist','leila.ahl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hamed</text:p>
          </table:table-cell>
          <table:table-cell office:value-type="string">
            <text:p>Jari</text:p>
          </table:table-cell>
          <table:table-cell office:value-type="string">
            <text:p>Lundh</text:p>
          </table:table-cell>
          <table:table-cell table:formula="of:=LOWER(CONCATENATE([.A371];&quot;.&quot;;[.C371];&quot;@localhost.nu&quot;))" office:value-type="string" office:string-value="mohamed.lundh@localhost.nu">
            <text:p>mohamed.lund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1];&quot;'&quot;;&quot;,'&quot;;[.C371];&quot;','&quot;;[.D371];&quot;','&quot;;[.E371];&quot;',&quot;;[.F371];&quot;,&quot;;[.G371];&quot;,&quot;;[.H371];&quot;),&quot;)" office:value-type="string" office:string-value="('Mohamed','Lundh','mohamed.lundh@localhost.nu','$2a$10$12c157d935283ad44d64au4bDOC3umdQMtWdHS7Ckb5uKV0v8WIFG',null,2,0),">
            <text:p>('Mohamed','Lundh','mohamed.lundh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ritt-Mari</text:p>
          </table:table-cell>
          <table:table-cell office:value-type="string">
            <text:p>Michel</text:p>
          </table:table-cell>
          <table:table-cell office:value-type="string">
            <text:p>Brodin</text:p>
          </table:table-cell>
          <table:table-cell table:formula="of:=LOWER(CONCATENATE([.A372];&quot;.&quot;;[.C372];&quot;@localhost.nu&quot;))" office:value-type="string" office:string-value="britt-mari.brodin@localhost.nu">
            <text:p>britt-mari.br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2];&quot;'&quot;;&quot;,'&quot;;[.C372];&quot;','&quot;;[.D372];&quot;','&quot;;[.E372];&quot;',&quot;;[.F372];&quot;,&quot;;[.G372];&quot;,&quot;;[.H372];&quot;),&quot;)" office:value-type="string" office:string-value="('Britt-Mari','Brodin','britt-mari.brodin@localhost.nu','$2a$10$12c157d935283ad44d64au4bDOC3umdQMtWdHS7Ckb5uKV0v8WIFG',null,2,0),">
            <text:p>('Britt-Mari','Brodin','britt-mari.bro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Ottilia</text:p>
          </table:table-cell>
          <table:table-cell office:value-type="string">
            <text:p>Said</text:p>
          </table:table-cell>
          <table:table-cell office:value-type="string">
            <text:p>Lundblad</text:p>
          </table:table-cell>
          <table:table-cell table:formula="of:=LOWER(CONCATENATE([.A373];&quot;.&quot;;[.C373];&quot;@localhost.nu&quot;))" office:value-type="string" office:string-value="ottilia.lundblad@localhost.nu">
            <text:p>ottilia.lundbl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3];&quot;'&quot;;&quot;,'&quot;;[.C373];&quot;','&quot;;[.D373];&quot;','&quot;;[.E373];&quot;',&quot;;[.F373];&quot;,&quot;;[.G373];&quot;,&quot;;[.H373];&quot;),&quot;)" office:value-type="string" office:string-value="('Ottilia','Lundblad','ottilia.lundblad@localhost.nu','$2a$10$12c157d935283ad44d64au4bDOC3umdQMtWdHS7Ckb5uKV0v8WIFG',null,2,0),">
            <text:p>('Ottilia','Lundblad','ottilia.lundbla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idi</text:p>
          </table:table-cell>
          <table:table-cell office:value-type="string">
            <text:p>Pekka</text:p>
          </table:table-cell>
          <table:table-cell office:value-type="string">
            <text:p>Gren</text:p>
          </table:table-cell>
          <table:table-cell table:formula="of:=LOWER(CONCATENATE([.A374];&quot;.&quot;;[.C374];&quot;@localhost.nu&quot;))" office:value-type="string" office:string-value="heidi.gren@localhost.nu">
            <text:p>heidi.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4];&quot;'&quot;;&quot;,'&quot;;[.C374];&quot;','&quot;;[.D374];&quot;','&quot;;[.E374];&quot;',&quot;;[.F374];&quot;,&quot;;[.G374];&quot;,&quot;;[.H374];&quot;),&quot;)" office:value-type="string" office:string-value="('Heidi','Gren','heidi.gren@localhost.nu','$2a$10$12c157d935283ad44d64au4bDOC3umdQMtWdHS7Ckb5uKV0v8WIFG',null,2,0),">
            <text:p>('Heidi','Gren','heidi.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eata</text:p>
          </table:table-cell>
          <table:table-cell office:value-type="string">
            <text:p>Sven-Olof</text:p>
          </table:table-cell>
          <table:table-cell office:value-type="string">
            <text:p>Sjölander</text:p>
          </table:table-cell>
          <table:table-cell table:formula="of:=LOWER(CONCATENATE([.A375];&quot;.&quot;;[.C375];&quot;@localhost.nu&quot;))" office:value-type="string" office:string-value="beata.sjölander@localhost.nu">
            <text:p>beata.sjö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5];&quot;'&quot;;&quot;,'&quot;;[.C375];&quot;','&quot;;[.D375];&quot;','&quot;;[.E375];&quot;',&quot;;[.F375];&quot;,&quot;;[.G375];&quot;,&quot;;[.H375];&quot;),&quot;)" office:value-type="string" office:string-value="('Beata','Sjölander','beata.sjölander@localhost.nu','$2a$10$12c157d935283ad44d64au4bDOC3umdQMtWdHS7Ckb5uKV0v8WIFG',null,2,0),">
            <text:p>('Beata','Sjölander','beata.sjö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ja</text:p>
          </table:table-cell>
          <table:table-cell office:value-type="string">
            <text:p>Reza</text:p>
          </table:table-cell>
          <table:table-cell office:value-type="string">
            <text:p>Skoog</text:p>
          </table:table-cell>
          <table:table-cell table:formula="of:=LOWER(CONCATENATE([.A376];&quot;.&quot;;[.C376];&quot;@localhost.nu&quot;))" office:value-type="string" office:string-value="marja.skoog@localhost.nu">
            <text:p>marja.skoo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6];&quot;'&quot;;&quot;,'&quot;;[.C376];&quot;','&quot;;[.D376];&quot;','&quot;;[.E376];&quot;',&quot;;[.F376];&quot;,&quot;;[.G376];&quot;,&quot;;[.H376];&quot;),&quot;)" office:value-type="string" office:string-value="('Marja','Skoog','marja.skoog@localhost.nu','$2a$10$12c157d935283ad44d64au4bDOC3umdQMtWdHS7Ckb5uKV0v8WIFG',null,2,0),">
            <text:p>('Marja','Skoog','marja.skoo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veka</text:p>
          </table:table-cell>
          <table:table-cell office:value-type="string">
            <text:p>Natanael</text:p>
          </table:table-cell>
          <table:table-cell office:value-type="string">
            <text:p>Ekdahl</text:p>
          </table:table-cell>
          <table:table-cell table:formula="of:=LOWER(CONCATENATE([.A377];&quot;.&quot;;[.C377];&quot;@localhost.nu&quot;))" office:value-type="string" office:string-value="viveka.ekdahl@localhost.nu">
            <text:p>viveka.ek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7];&quot;'&quot;;&quot;,'&quot;;[.C377];&quot;','&quot;;[.D377];&quot;','&quot;;[.E377];&quot;',&quot;;[.F377];&quot;,&quot;;[.G377];&quot;,&quot;;[.H377];&quot;),&quot;)" office:value-type="string" office:string-value="('Viveka','Ekdahl','viveka.ekdahl@localhost.nu','$2a$10$12c157d935283ad44d64au4bDOC3umdQMtWdHS7Ckb5uKV0v8WIFG',null,2,0),">
            <text:p>('Viveka','Ekdahl','viveka.ekd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uulikki</text:p>
          </table:table-cell>
          <table:table-cell office:value-type="string">
            <text:p>Samir</text:p>
          </table:table-cell>
          <table:table-cell office:value-type="string">
            <text:p>Wennberg</text:p>
          </table:table-cell>
          <table:table-cell table:formula="of:=LOWER(CONCATENATE([.A378];&quot;.&quot;;[.C378];&quot;@localhost.nu&quot;))" office:value-type="string" office:string-value="tuulikki.wennberg@localhost.nu">
            <text:p>tuulikki.wen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8];&quot;'&quot;;&quot;,'&quot;;[.C378];&quot;','&quot;;[.D378];&quot;','&quot;;[.E378];&quot;',&quot;;[.F378];&quot;,&quot;;[.G378];&quot;,&quot;;[.H378];&quot;),&quot;)" office:value-type="string" office:string-value="('Tuulikki','Wennberg','tuulikki.wennberg@localhost.nu','$2a$10$12c157d935283ad44d64au4bDOC3umdQMtWdHS7Ckb5uKV0v8WIFG',null,2,0),">
            <text:p>('Tuulikki','Wennberg','tuulikki.wen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harlott</text:p>
          </table:table-cell>
          <table:table-cell office:value-type="string">
            <text:p>Kasper</text:p>
          </table:table-cell>
          <table:table-cell office:value-type="string">
            <text:p>Forsell</text:p>
          </table:table-cell>
          <table:table-cell table:formula="of:=LOWER(CONCATENATE([.A379];&quot;.&quot;;[.C379];&quot;@localhost.nu&quot;))" office:value-type="string" office:string-value="charlott.forsell@localhost.nu">
            <text:p>charlott.fors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79];&quot;'&quot;;&quot;,'&quot;;[.C379];&quot;','&quot;;[.D379];&quot;','&quot;;[.E379];&quot;',&quot;;[.F379];&quot;,&quot;;[.G379];&quot;,&quot;;[.H379];&quot;),&quot;)" office:value-type="string" office:string-value="('Charlott','Forsell','charlott.forsell@localhost.nu','$2a$10$12c157d935283ad44d64au4bDOC3umdQMtWdHS7Ckb5uKV0v8WIFG',null,2,0),">
            <text:p>('Charlott','Forsell','charlott.forse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se</text:p>
          </table:table-cell>
          <table:table-cell office:value-type="string">
            <text:p>Matias</text:p>
          </table:table-cell>
          <table:table-cell office:value-type="string">
            <text:p>Sjölin</text:p>
          </table:table-cell>
          <table:table-cell table:formula="of:=LOWER(CONCATENATE([.A380];&quot;.&quot;;[.C380];&quot;@localhost.nu&quot;))" office:value-type="string" office:string-value="else.sjölin@localhost.nu">
            <text:p>else.sjö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0];&quot;'&quot;;&quot;,'&quot;;[.C380];&quot;','&quot;;[.D380];&quot;','&quot;;[.E380];&quot;',&quot;;[.F380];&quot;,&quot;;[.G380];&quot;,&quot;;[.H380];&quot;),&quot;)" office:value-type="string" office:string-value="('Else','Sjölin','else.sjölin@localhost.nu','$2a$10$12c157d935283ad44d64au4bDOC3umdQMtWdHS7Ckb5uKV0v8WIFG',null,2,0),">
            <text:p>('Else','Sjölin','else.sjö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riam</text:p>
          </table:table-cell>
          <table:table-cell office:value-type="string">
            <text:p>Marko</text:p>
          </table:table-cell>
          <table:table-cell office:value-type="string">
            <text:p>Green</text:p>
          </table:table-cell>
          <table:table-cell table:formula="of:=LOWER(CONCATENATE([.A381];&quot;.&quot;;[.C381];&quot;@localhost.nu&quot;))" office:value-type="string" office:string-value="miriam.green@localhost.nu">
            <text:p>miriam.gre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1];&quot;'&quot;;&quot;,'&quot;;[.C381];&quot;','&quot;;[.D381];&quot;','&quot;;[.E381];&quot;',&quot;;[.F381];&quot;,&quot;;[.G381];&quot;,&quot;;[.H381];&quot;),&quot;)" office:value-type="string" office:string-value="('Miriam','Green','miriam.green@localhost.nu','$2a$10$12c157d935283ad44d64au4bDOC3umdQMtWdHS7Ckb5uKV0v8WIFG',null,2,0),">
            <text:p>('Miriam','Green','miriam.gre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talia</text:p>
          </table:table-cell>
          <table:table-cell office:value-type="string">
            <text:p>Manuel</text:p>
          </table:table-cell>
          <table:table-cell office:value-type="string">
            <text:p>Frank</text:p>
          </table:table-cell>
          <table:table-cell table:formula="of:=LOWER(CONCATENATE([.A382];&quot;.&quot;;[.C382];&quot;@localhost.nu&quot;))" office:value-type="string" office:string-value="natalia.frank@localhost.nu">
            <text:p>natalia.fra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2];&quot;'&quot;;&quot;,'&quot;;[.C382];&quot;','&quot;;[.D382];&quot;','&quot;;[.E382];&quot;',&quot;;[.F382];&quot;,&quot;;[.G382];&quot;,&quot;;[.H382];&quot;),&quot;)" office:value-type="string" office:string-value="('Natalia','Frank','natalia.frank@localhost.nu','$2a$10$12c157d935283ad44d64au4bDOC3umdQMtWdHS7Ckb5uKV0v8WIFG',null,2,0),">
            <text:p>('Natalia','Frank','natalia.fran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olin</text:p>
          </table:table-cell>
          <table:table-cell office:value-type="string">
            <text:p>Ville</text:p>
          </table:table-cell>
          <table:table-cell office:value-type="string">
            <text:p>Granath</text:p>
          </table:table-cell>
          <table:table-cell table:formula="of:=LOWER(CONCATENATE([.A383];&quot;.&quot;;[.C383];&quot;@localhost.nu&quot;))" office:value-type="string" office:string-value="carolin.granath@localhost.nu">
            <text:p>carolin.grana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3];&quot;'&quot;;&quot;,'&quot;;[.C383];&quot;','&quot;;[.D383];&quot;','&quot;;[.E383];&quot;',&quot;;[.F383];&quot;,&quot;;[.G383];&quot;,&quot;;[.H383];&quot;),&quot;)" office:value-type="string" office:string-value="('Carolin','Granath','carolin.granath@localhost.nu','$2a$10$12c157d935283ad44d64au4bDOC3umdQMtWdHS7Ckb5uKV0v8WIFG',null,2,0),">
            <text:p>('Carolin','Granath','carolin.granath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ya</text:p>
          </table:table-cell>
          <table:table-cell office:value-type="string">
            <text:p>Assar</text:p>
          </table:table-cell>
          <table:table-cell office:value-type="string">
            <text:p>Svantesson</text:p>
          </table:table-cell>
          <table:table-cell table:formula="of:=LOWER(CONCATENATE([.A384];&quot;.&quot;;[.C384];&quot;@localhost.nu&quot;))" office:value-type="string" office:string-value="maya.svantesson@localhost.nu">
            <text:p>maya.svant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4];&quot;'&quot;;&quot;,'&quot;;[.C384];&quot;','&quot;;[.D384];&quot;','&quot;;[.E384];&quot;',&quot;;[.F384];&quot;,&quot;;[.G384];&quot;,&quot;;[.H384];&quot;),&quot;)" office:value-type="string" office:string-value="('Maya','Svantesson','maya.svantesson@localhost.nu','$2a$10$12c157d935283ad44d64au4bDOC3umdQMtWdHS7Ckb5uKV0v8WIFG',null,2,0),">
            <text:p>('Maya','Svantesson','maya.svant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ilie</text:p>
          </table:table-cell>
          <table:table-cell office:value-type="string">
            <text:p>Boris</text:p>
          </table:table-cell>
          <table:table-cell office:value-type="string">
            <text:p>Halvarsson</text:p>
          </table:table-cell>
          <table:table-cell table:formula="of:=LOWER(CONCATENATE([.A385];&quot;.&quot;;[.C385];&quot;@localhost.nu&quot;))" office:value-type="string" office:string-value="emilie.halvarsson@localhost.nu">
            <text:p>emilie.hal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5];&quot;'&quot;;&quot;,'&quot;;[.C385];&quot;','&quot;;[.D385];&quot;','&quot;;[.E385];&quot;',&quot;;[.F385];&quot;,&quot;;[.G385];&quot;,&quot;;[.H385];&quot;),&quot;)" office:value-type="string" office:string-value="('Emilie','Halvarsson','emilie.halvarsson@localhost.nu','$2a$10$12c157d935283ad44d64au4bDOC3umdQMtWdHS7Ckb5uKV0v8WIFG',null,2,0),">
            <text:p>('Emilie','Halvarsson','emilie.halv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uzanne</text:p>
          </table:table-cell>
          <table:table-cell office:value-type="string">
            <text:p>Thure</text:p>
          </table:table-cell>
          <table:table-cell office:value-type="string">
            <text:p>Löf</text:p>
          </table:table-cell>
          <table:table-cell table:formula="of:=LOWER(CONCATENATE([.A386];&quot;.&quot;;[.C386];&quot;@localhost.nu&quot;))" office:value-type="string" office:string-value="suzanne.löf@localhost.nu">
            <text:p>suzanne.löf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6];&quot;'&quot;;&quot;,'&quot;;[.C386];&quot;','&quot;;[.D386];&quot;','&quot;;[.E386];&quot;',&quot;;[.F386];&quot;,&quot;;[.G386];&quot;,&quot;;[.H386];&quot;),&quot;)" office:value-type="string" office:string-value="('Suzanne','Löf','suzanne.löf@localhost.nu','$2a$10$12c157d935283ad44d64au4bDOC3umdQMtWdHS7Ckb5uKV0v8WIFG',null,2,0),">
            <text:p>('Suzanne','Löf','suzanne.löf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rna</text:p>
          </table:table-cell>
          <table:table-cell office:value-type="string">
            <text:p>Matts</text:p>
          </table:table-cell>
          <table:table-cell office:value-type="string">
            <text:p>Wester</text:p>
          </table:table-cell>
          <table:table-cell table:formula="of:=LOWER(CONCATENATE([.A387];&quot;.&quot;;[.C387];&quot;@localhost.nu&quot;))" office:value-type="string" office:string-value="erna.wester@localhost.nu">
            <text:p>erna.west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7];&quot;'&quot;;&quot;,'&quot;;[.C387];&quot;','&quot;;[.D387];&quot;','&quot;;[.E387];&quot;',&quot;;[.F387];&quot;,&quot;;[.G387];&quot;,&quot;;[.H387];&quot;),&quot;)" office:value-type="string" office:string-value="('Erna','Wester','erna.wester@localhost.nu','$2a$10$12c157d935283ad44d64au4bDOC3umdQMtWdHS7Ckb5uKV0v8WIFG',null,2,0),">
            <text:p>('Erna','Wester','erna.west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rjam</text:p>
          </table:table-cell>
          <table:table-cell office:value-type="string">
            <text:p>Raymond</text:p>
          </table:table-cell>
          <table:table-cell office:value-type="string">
            <text:p>Källström</text:p>
          </table:table-cell>
          <table:table-cell table:formula="of:=LOWER(CONCATENATE([.A388];&quot;.&quot;;[.C388];&quot;@localhost.nu&quot;))" office:value-type="string" office:string-value="mirjam.källström@localhost.nu">
            <text:p>mirjam.kä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8];&quot;'&quot;;&quot;,'&quot;;[.C388];&quot;','&quot;;[.D388];&quot;','&quot;;[.E388];&quot;',&quot;;[.F388];&quot;,&quot;;[.G388];&quot;,&quot;;[.H388];&quot;),&quot;)" office:value-type="string" office:string-value="('Mirjam','Källström','mirjam.källström@localhost.nu','$2a$10$12c157d935283ad44d64au4bDOC3umdQMtWdHS7Ckb5uKV0v8WIFG',null,2,0),">
            <text:p>('Mirjam','Källström','mirjam.käl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rideborg</text:p>
          </table:table-cell>
          <table:table-cell office:value-type="string">
            <text:p>Leopold</text:p>
          </table:table-cell>
          <table:table-cell office:value-type="string">
            <text:p>Almgren</text:p>
          </table:table-cell>
          <table:table-cell table:formula="of:=LOWER(CONCATENATE([.A389];&quot;.&quot;;[.C389];&quot;@localhost.nu&quot;))" office:value-type="string" office:string-value="frideborg.almgren@localhost.nu">
            <text:p>frideborg.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89];&quot;'&quot;;&quot;,'&quot;;[.C389];&quot;','&quot;;[.D389];&quot;','&quot;;[.E389];&quot;',&quot;;[.F389];&quot;,&quot;;[.G389];&quot;,&quot;;[.H389];&quot;),&quot;)" office:value-type="string" office:string-value="('Frideborg','Almgren','frideborg.almgren@localhost.nu','$2a$10$12c157d935283ad44d64au4bDOC3umdQMtWdHS7Ckb5uKV0v8WIFG',null,2,0),">
            <text:p>('Frideborg','Almgren','frideborg.alm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anet</text:p>
          </table:table-cell>
          <table:table-cell office:value-type="string">
            <text:p>Mahmoud</text:p>
          </table:table-cell>
          <table:table-cell office:value-type="string">
            <text:p>Rasmussen</text:p>
          </table:table-cell>
          <table:table-cell table:formula="of:=LOWER(CONCATENATE([.A390];&quot;.&quot;;[.C390];&quot;@localhost.nu&quot;))" office:value-type="string" office:string-value="janet.rasmussen@localhost.nu">
            <text:p>janet.rasmus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0];&quot;'&quot;;&quot;,'&quot;;[.C390];&quot;','&quot;;[.D390];&quot;','&quot;;[.E390];&quot;',&quot;;[.F390];&quot;,&quot;;[.G390];&quot;,&quot;;[.H390];&quot;),&quot;)" office:value-type="string" office:string-value="('Janet','Rasmussen','janet.rasmussen@localhost.nu','$2a$10$12c157d935283ad44d64au4bDOC3umdQMtWdHS7Ckb5uKV0v8WIFG',null,2,0),">
            <text:p>('Janet','Rasmussen','janet.rasmus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a-Maria</text:p>
          </table:table-cell>
          <table:table-cell office:value-type="string">
            <text:p>Werner</text:p>
          </table:table-cell>
          <table:table-cell office:value-type="string">
            <text:p>Åslund</text:p>
          </table:table-cell>
          <table:table-cell table:formula="of:=LOWER(CONCATENATE([.A391];&quot;.&quot;;[.C391];&quot;@localhost.nu&quot;))" office:value-type="string" office:string-value="anna-maria.åslund@localhost.nu">
            <text:p>anna-maria.ås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1];&quot;'&quot;;&quot;,'&quot;;[.C391];&quot;','&quot;;[.D391];&quot;','&quot;;[.E391];&quot;',&quot;;[.F391];&quot;,&quot;;[.G391];&quot;,&quot;;[.H391];&quot;),&quot;)" office:value-type="string" office:string-value="('Anna-Maria','Åslund','anna-maria.åslund@localhost.nu','$2a$10$12c157d935283ad44d64au4bDOC3umdQMtWdHS7Ckb5uKV0v8WIFG',null,2,0),">
            <text:p>('Anna-Maria','Åslund','anna-maria.ås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ristine</text:p>
          </table:table-cell>
          <table:table-cell office:value-type="string">
            <text:p>Juan</text:p>
          </table:table-cell>
          <table:table-cell office:value-type="string">
            <text:p>Landin</text:p>
          </table:table-cell>
          <table:table-cell table:formula="of:=LOWER(CONCATENATE([.A392];&quot;.&quot;;[.C392];&quot;@localhost.nu&quot;))" office:value-type="string" office:string-value="kristine.landin@localhost.nu">
            <text:p>kristine.lan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2];&quot;'&quot;;&quot;,'&quot;;[.C392];&quot;','&quot;;[.D392];&quot;','&quot;;[.E392];&quot;',&quot;;[.F392];&quot;,&quot;;[.G392];&quot;,&quot;;[.H392];&quot;),&quot;)" office:value-type="string" office:string-value="('Kristine','Landin','kristine.landin@localhost.nu','$2a$10$12c157d935283ad44d64au4bDOC3umdQMtWdHS7Ckb5uKV0v8WIFG',null,2,0),">
            <text:p>('Kristine','Landin','kristine.lan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tharina</text:p>
          </table:table-cell>
          <table:table-cell office:value-type="string">
            <text:p>Ilmari</text:p>
          </table:table-cell>
          <table:table-cell office:value-type="string">
            <text:p>Söderman</text:p>
          </table:table-cell>
          <table:table-cell table:formula="of:=LOWER(CONCATENATE([.A393];&quot;.&quot;;[.C393];&quot;@localhost.nu&quot;))" office:value-type="string" office:string-value="katharina.söderman@localhost.nu">
            <text:p>katharina.söde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3];&quot;'&quot;;&quot;,'&quot;;[.C393];&quot;','&quot;;[.D393];&quot;','&quot;;[.E393];&quot;',&quot;;[.F393];&quot;,&quot;;[.G393];&quot;,&quot;;[.H393];&quot;),&quot;)" office:value-type="string" office:string-value="('Katharina','Söderman','katharina.söderman@localhost.nu','$2a$10$12c157d935283ad44d64au4bDOC3umdQMtWdHS7Ckb5uKV0v8WIFG',null,2,0),">
            <text:p>('Katharina','Söderman','katharina.söder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öta</text:p>
          </table:table-cell>
          <table:table-cell office:value-type="string">
            <text:p>Fredric</text:p>
          </table:table-cell>
          <table:table-cell office:value-type="string">
            <text:p>Palmgren</text:p>
          </table:table-cell>
          <table:table-cell table:formula="of:=LOWER(CONCATENATE([.A394];&quot;.&quot;;[.C394];&quot;@localhost.nu&quot;))" office:value-type="string" office:string-value="göta.palmgren@localhost.nu">
            <text:p>göta.palm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4];&quot;'&quot;;&quot;,'&quot;;[.C394];&quot;','&quot;;[.D394];&quot;','&quot;;[.E394];&quot;',&quot;;[.F394];&quot;,&quot;;[.G394];&quot;,&quot;;[.H394];&quot;),&quot;)" office:value-type="string" office:string-value="('Göta','Palmgren','göta.palmgren@localhost.nu','$2a$10$12c157d935283ad44d64au4bDOC3umdQMtWdHS7Ckb5uKV0v8WIFG',null,2,0),">
            <text:p>('Göta','Palmgren','göta.palm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ova</text:p>
          </table:table-cell>
          <table:table-cell office:value-type="string">
            <text:p>Reine</text:p>
          </table:table-cell>
          <table:table-cell office:value-type="string">
            <text:p>Lindquist</text:p>
          </table:table-cell>
          <table:table-cell table:formula="of:=LOWER(CONCATENATE([.A395];&quot;.&quot;;[.C395];&quot;@localhost.nu&quot;))" office:value-type="string" office:string-value="tova.lindquist@localhost.nu">
            <text:p>tova.lindqu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5];&quot;'&quot;;&quot;,'&quot;;[.C395];&quot;','&quot;;[.D395];&quot;','&quot;;[.E395];&quot;',&quot;;[.F395];&quot;,&quot;;[.G395];&quot;,&quot;;[.H395];&quot;),&quot;)" office:value-type="string" office:string-value="('Tova','Lindquist','tova.lindquist@localhost.nu','$2a$10$12c157d935283ad44d64au4bDOC3umdQMtWdHS7Ckb5uKV0v8WIFG',null,2,0),">
            <text:p>('Tova','Lindquist','tova.lindqu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ora</text:p>
          </table:table-cell>
          <table:table-cell office:value-type="string">
            <text:p>Mario</text:p>
          </table:table-cell>
          <table:table-cell office:value-type="string">
            <text:p>Södergren</text:p>
          </table:table-cell>
          <table:table-cell table:formula="of:=LOWER(CONCATENATE([.A396];&quot;.&quot;;[.C396];&quot;@localhost.nu&quot;))" office:value-type="string" office:string-value="tora.södergren@localhost.nu">
            <text:p>tora.söder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6];&quot;'&quot;;&quot;,'&quot;;[.C396];&quot;','&quot;;[.D396];&quot;','&quot;;[.E396];&quot;',&quot;;[.F396];&quot;,&quot;;[.G396];&quot;,&quot;;[.H396];&quot;),&quot;)" office:value-type="string" office:string-value="('Tora','Södergren','tora.södergren@localhost.nu','$2a$10$12c157d935283ad44d64au4bDOC3umdQMtWdHS7Ckb5uKV0v8WIFG',null,2,0),">
            <text:p>('Tora','Södergren','tora.söder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mone</text:p>
          </table:table-cell>
          <table:table-cell office:value-type="string">
            <text:p>Abdi</text:p>
          </table:table-cell>
          <table:table-cell office:value-type="string">
            <text:p>Lundquist</text:p>
          </table:table-cell>
          <table:table-cell table:formula="of:=LOWER(CONCATENATE([.A397];&quot;.&quot;;[.C397];&quot;@localhost.nu&quot;))" office:value-type="string" office:string-value="simone.lundquist@localhost.nu">
            <text:p>simone.lundqu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7];&quot;'&quot;;&quot;,'&quot;;[.C397];&quot;','&quot;;[.D397];&quot;','&quot;;[.E397];&quot;',&quot;;[.F397];&quot;,&quot;;[.G397];&quot;,&quot;;[.H397];&quot;),&quot;)" office:value-type="string" office:string-value="('Simone','Lundquist','simone.lundquist@localhost.nu','$2a$10$12c157d935283ad44d64au4bDOC3umdQMtWdHS7Ckb5uKV0v8WIFG',null,2,0),">
            <text:p>('Simone','Lundquist','simone.lundqu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ngla</text:p>
          </table:table-cell>
          <table:table-cell office:value-type="string">
            <text:p>Milton</text:p>
          </table:table-cell>
          <table:table-cell office:value-type="string">
            <text:p>Öman</text:p>
          </table:table-cell>
          <table:table-cell table:formula="of:=LOWER(CONCATENATE([.A398];&quot;.&quot;;[.C398];&quot;@localhost.nu&quot;))" office:value-type="string" office:string-value="engla.öman@localhost.nu">
            <text:p>engla.ö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8];&quot;'&quot;;&quot;,'&quot;;[.C398];&quot;','&quot;;[.D398];&quot;','&quot;;[.E398];&quot;',&quot;;[.F398];&quot;,&quot;;[.G398];&quot;,&quot;;[.H398];&quot;),&quot;)" office:value-type="string" office:string-value="('Engla','Öman','engla.öman@localhost.nu','$2a$10$12c157d935283ad44d64au4bDOC3umdQMtWdHS7Ckb5uKV0v8WIFG',null,2,0),">
            <text:p>('Engla','Öman','engla.ö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anessa</text:p>
          </table:table-cell>
          <table:table-cell office:value-type="string">
            <text:p>Ben</text:p>
          </table:table-cell>
          <table:table-cell office:value-type="string">
            <text:p>Östling</text:p>
          </table:table-cell>
          <table:table-cell table:formula="of:=LOWER(CONCATENATE([.A399];&quot;.&quot;;[.C399];&quot;@localhost.nu&quot;))" office:value-type="string" office:string-value="vanessa.östling@localhost.nu">
            <text:p>vanessa.öst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399];&quot;'&quot;;&quot;,'&quot;;[.C399];&quot;','&quot;;[.D399];&quot;','&quot;;[.E399];&quot;',&quot;;[.F399];&quot;,&quot;;[.G399];&quot;,&quot;;[.H399];&quot;),&quot;)" office:value-type="string" office:string-value="('Vanessa','Östling','vanessa.östling@localhost.nu','$2a$10$12c157d935283ad44d64au4bDOC3umdQMtWdHS7Ckb5uKV0v8WIFG',null,2,0),">
            <text:p>('Vanessa','Östling','vanessa.östli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ally</text:p>
          </table:table-cell>
          <table:table-cell office:value-type="string">
            <text:p>Thore</text:p>
          </table:table-cell>
          <table:table-cell office:value-type="string">
            <text:p>Sundell</text:p>
          </table:table-cell>
          <table:table-cell table:formula="of:=LOWER(CONCATENATE([.A400];&quot;.&quot;;[.C400];&quot;@localhost.nu&quot;))" office:value-type="string" office:string-value="sally.sundell@localhost.nu">
            <text:p>sally.sunde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0];&quot;'&quot;;&quot;,'&quot;;[.C400];&quot;','&quot;;[.D400];&quot;','&quot;;[.E400];&quot;',&quot;;[.F400];&quot;,&quot;;[.G400];&quot;,&quot;;[.H400];&quot;),&quot;)" office:value-type="string" office:string-value="('Sally','Sundell','sally.sundell@localhost.nu','$2a$10$12c157d935283ad44d64au4bDOC3umdQMtWdHS7Ckb5uKV0v8WIFG',null,2,0),">
            <text:p>('Sally','Sundell','sally.sunde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elyn</text:p>
          </table:table-cell>
          <table:table-cell office:value-type="string">
            <text:p>Piotr</text:p>
          </table:table-cell>
          <table:table-cell office:value-type="string">
            <text:p>Bergsten</text:p>
          </table:table-cell>
          <table:table-cell table:formula="of:=LOWER(CONCATENATE([.A401];&quot;.&quot;;[.C401];&quot;@localhost.nu&quot;))" office:value-type="string" office:string-value="evelyn.bergsten@localhost.nu">
            <text:p>evelyn.bergst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1];&quot;'&quot;;&quot;,'&quot;;[.C401];&quot;','&quot;;[.D401];&quot;','&quot;;[.E401];&quot;',&quot;;[.F401];&quot;,&quot;;[.G401];&quot;,&quot;;[.H401];&quot;),&quot;)" office:value-type="string" office:string-value="('Evelyn','Bergsten','evelyn.bergsten@localhost.nu','$2a$10$12c157d935283ad44d64au4bDOC3umdQMtWdHS7Ckb5uKV0v8WIFG',null,2,0),">
            <text:p>('Evelyn','Bergsten','evelyn.bergst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ea</text:p>
          </table:table-cell>
          <table:table-cell office:value-type="string">
            <text:p>Olav</text:p>
          </table:table-cell>
          <table:table-cell office:value-type="string">
            <text:p>Edin</text:p>
          </table:table-cell>
          <table:table-cell table:formula="of:=LOWER(CONCATENATE([.A402];&quot;.&quot;;[.C402];&quot;@localhost.nu&quot;))" office:value-type="string" office:string-value="lea.edin@localhost.nu">
            <text:p>lea.e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2];&quot;'&quot;;&quot;,'&quot;;[.C402];&quot;','&quot;;[.D402];&quot;','&quot;;[.E402];&quot;',&quot;;[.F402];&quot;,&quot;;[.G402];&quot;,&quot;;[.H402];&quot;),&quot;)" office:value-type="string" office:string-value="('Lea','Edin','lea.edin@localhost.nu','$2a$10$12c157d935283ad44d64au4bDOC3umdQMtWdHS7Ckb5uKV0v8WIFG',null,2,0),">
            <text:p>('Lea','Edin','lea.e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aniela</text:p>
          </table:table-cell>
          <table:table-cell office:value-type="string">
            <text:p>Lage</text:p>
          </table:table-cell>
          <table:table-cell office:value-type="string">
            <text:p>Rosenqvist</text:p>
          </table:table-cell>
          <table:table-cell table:formula="of:=LOWER(CONCATENATE([.A403];&quot;.&quot;;[.C403];&quot;@localhost.nu&quot;))" office:value-type="string" office:string-value="daniela.rosenqvist@localhost.nu">
            <text:p>daniela.rosen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3];&quot;'&quot;;&quot;,'&quot;;[.C403];&quot;','&quot;;[.D403];&quot;','&quot;;[.E403];&quot;',&quot;;[.F403];&quot;,&quot;;[.G403];&quot;,&quot;;[.H403];&quot;),&quot;)" office:value-type="string" office:string-value="('Daniela','Rosenqvist','daniela.rosenqvist@localhost.nu','$2a$10$12c157d935283ad44d64au4bDOC3umdQMtWdHS7Ckb5uKV0v8WIFG',null,2,0),">
            <text:p>('Daniela','Rosenqvist','daniela.rosen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thrine</text:p>
          </table:table-cell>
          <table:table-cell office:value-type="string">
            <text:p>Mark</text:p>
          </table:table-cell>
          <table:table-cell office:value-type="string">
            <text:p>Werner</text:p>
          </table:table-cell>
          <table:table-cell table:formula="of:=LOWER(CONCATENATE([.A404];&quot;.&quot;;[.C404];&quot;@localhost.nu&quot;))" office:value-type="string" office:string-value="cathrine.werner@localhost.nu">
            <text:p>cathrine.wern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4];&quot;'&quot;;&quot;,'&quot;;[.C404];&quot;','&quot;;[.D404];&quot;','&quot;;[.E404];&quot;',&quot;;[.F404];&quot;,&quot;;[.G404];&quot;,&quot;;[.H404];&quot;),&quot;)" office:value-type="string" office:string-value="('Cathrine','Werner','cathrine.werner@localhost.nu','$2a$10$12c157d935283ad44d64au4bDOC3umdQMtWdHS7Ckb5uKV0v8WIFG',null,2,0),">
            <text:p>('Cathrine','Werner','cathrine.wern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ira</text:p>
          </table:table-cell>
          <table:table-cell office:value-type="string">
            <text:p>Seth</text:p>
          </table:table-cell>
          <table:table-cell office:value-type="string">
            <text:p>Stenström</text:p>
          </table:table-cell>
          <table:table-cell table:formula="of:=LOWER(CONCATENATE([.A405];&quot;.&quot;;[.C405];&quot;@localhost.nu&quot;))" office:value-type="string" office:string-value="mira.stenström@localhost.nu">
            <text:p>mira.sten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5];&quot;'&quot;;&quot;,'&quot;;[.C405];&quot;','&quot;;[.D405];&quot;','&quot;;[.E405];&quot;',&quot;;[.F405];&quot;,&quot;;[.G405];&quot;,&quot;;[.H405];&quot;),&quot;)" office:value-type="string" office:string-value="('Mira','Stenström','mira.stenström@localhost.nu','$2a$10$12c157d935283ad44d64au4bDOC3umdQMtWdHS7Ckb5uKV0v8WIFG',null,2,0),">
            <text:p>('Mira','Stenström','mira.sten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sita</text:p>
          </table:table-cell>
          <table:table-cell office:value-type="string">
            <text:p>Vilgot</text:p>
          </table:table-cell>
          <table:table-cell office:value-type="string">
            <text:p>Thulin</text:p>
          </table:table-cell>
          <table:table-cell table:formula="of:=LOWER(CONCATENATE([.A406];&quot;.&quot;;[.C406];&quot;@localhost.nu&quot;))" office:value-type="string" office:string-value="rosita.thulin@localhost.nu">
            <text:p>rosita.thu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6];&quot;'&quot;;&quot;,'&quot;;[.C406];&quot;','&quot;;[.D406];&quot;','&quot;;[.E406];&quot;',&quot;;[.F406];&quot;,&quot;;[.G406];&quot;,&quot;;[.H406];&quot;),&quot;)" office:value-type="string" office:string-value="('Rosita','Thulin','rosita.thulin@localhost.nu','$2a$10$12c157d935283ad44d64au4bDOC3umdQMtWdHS7Ckb5uKV0v8WIFG',null,2,0),">
            <text:p>('Rosita','Thulin','rosita.thu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el</text:p>
          </table:table-cell>
          <table:table-cell office:value-type="string">
            <text:p>Mohamad</text:p>
          </table:table-cell>
          <table:table-cell office:value-type="string">
            <text:p>Folkesson</text:p>
          </table:table-cell>
          <table:table-cell table:formula="of:=LOWER(CONCATENATE([.A407];&quot;.&quot;;[.C407];&quot;@localhost.nu&quot;))" office:value-type="string" office:string-value="del.folkesson@localhost.nu">
            <text:p>del.folke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7];&quot;'&quot;;&quot;,'&quot;;[.C407];&quot;','&quot;;[.D407];&quot;','&quot;;[.E407];&quot;',&quot;;[.F407];&quot;,&quot;;[.G407];&quot;,&quot;;[.H407];&quot;),&quot;)" office:value-type="string" office:string-value="('Del','Folkesson','del.folkesson@localhost.nu','$2a$10$12c157d935283ad44d64au4bDOC3umdQMtWdHS7Ckb5uKV0v8WIFG',null,2,0),">
            <text:p>('Del','Folkesson','del.folke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vianne</text:p>
          </table:table-cell>
          <table:table-cell office:value-type="string">
            <text:p>Bill</text:p>
          </table:table-cell>
          <table:table-cell office:value-type="string">
            <text:p>Liljegren</text:p>
          </table:table-cell>
          <table:table-cell table:formula="of:=LOWER(CONCATENATE([.A408];&quot;.&quot;;[.C408];&quot;@localhost.nu&quot;))" office:value-type="string" office:string-value="vivianne.liljegren@localhost.nu">
            <text:p>vivianne.lilje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8];&quot;'&quot;;&quot;,'&quot;;[.C408];&quot;','&quot;;[.D408];&quot;','&quot;;[.E408];&quot;',&quot;;[.F408];&quot;,&quot;;[.G408];&quot;,&quot;;[.H408];&quot;),&quot;)" office:value-type="string" office:string-value="('Vivianne','Liljegren','vivianne.liljegren@localhost.nu','$2a$10$12c157d935283ad44d64au4bDOC3umdQMtWdHS7Ckb5uKV0v8WIFG',null,2,0),">
            <text:p>('Vivianne','Liljegren','vivianne.lilje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Hasan</text:p>
          </table:table-cell>
          <table:table-cell office:value-type="string">
            <text:p>Landström</text:p>
          </table:table-cell>
          <table:table-cell table:formula="of:=LOWER(CONCATENATE([.A409];&quot;.&quot;;[.C409];&quot;@localhost.nu&quot;))" office:value-type="string" office:string-value="stephanie.landström@localhost.nu">
            <text:p>stephanie.lan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09];&quot;'&quot;;&quot;,'&quot;;[.C409];&quot;','&quot;;[.D409];&quot;','&quot;;[.E409];&quot;',&quot;;[.F409];&quot;,&quot;;[.G409];&quot;,&quot;;[.H409];&quot;),&quot;)" office:value-type="string" office:string-value="('Stephanie','Landström','stephanie.landström@localhost.nu','$2a$10$12c157d935283ad44d64au4bDOC3umdQMtWdHS7Ckb5uKV0v8WIFG',null,2,0),">
            <text:p>('Stephanie','Landström','stephanie.lan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ssandra</text:p>
          </table:table-cell>
          <table:table-cell office:value-type="string">
            <text:p>Ole</text:p>
          </table:table-cell>
          <table:table-cell office:value-type="string">
            <text:p>Holst</text:p>
          </table:table-cell>
          <table:table-cell table:formula="of:=LOWER(CONCATENATE([.A410];&quot;.&quot;;[.C410];&quot;@localhost.nu&quot;))" office:value-type="string" office:string-value="cassandra.holst@localhost.nu">
            <text:p>cassandra.hol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0];&quot;'&quot;;&quot;,'&quot;;[.C410];&quot;','&quot;;[.D410];&quot;','&quot;;[.E410];&quot;',&quot;;[.F410];&quot;,&quot;;[.G410];&quot;,&quot;;[.H410];&quot;),&quot;)" office:value-type="string" office:string-value="('Cassandra','Holst','cassandra.holst@localhost.nu','$2a$10$12c157d935283ad44d64au4bDOC3umdQMtWdHS7Ckb5uKV0v8WIFG',null,2,0),">
            <text:p>('Cassandra','Holst','cassandra.hol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atja</text:p>
          </table:table-cell>
          <table:table-cell office:value-type="string">
            <text:p>José</text:p>
          </table:table-cell>
          <table:table-cell office:value-type="string">
            <text:p>Bergvall</text:p>
          </table:table-cell>
          <table:table-cell table:formula="of:=LOWER(CONCATENATE([.A411];&quot;.&quot;;[.C411];&quot;@localhost.nu&quot;))" office:value-type="string" office:string-value="katja.bergvall@localhost.nu">
            <text:p>katja.berg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1];&quot;'&quot;;&quot;,'&quot;;[.C411];&quot;','&quot;;[.D411];&quot;','&quot;;[.E411];&quot;',&quot;;[.F411];&quot;,&quot;;[.G411];&quot;,&quot;;[.H411];&quot;),&quot;)" office:value-type="string" office:string-value="('Katja','Bergvall','katja.bergvall@localhost.nu','$2a$10$12c157d935283ad44d64au4bDOC3umdQMtWdHS7Ckb5uKV0v8WIFG',null,2,0),">
            <text:p>('Katja','Bergvall','katja.bergva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a</text:p>
          </table:table-cell>
          <table:table-cell office:value-type="string">
            <text:p>Loke</text:p>
          </table:table-cell>
          <table:table-cell office:value-type="string">
            <text:p>Johnson</text:p>
          </table:table-cell>
          <table:table-cell table:formula="of:=LOWER(CONCATENATE([.A412];&quot;.&quot;;[.C412];&quot;@localhost.nu&quot;))" office:value-type="string" office:string-value="ana.johnson@localhost.nu">
            <text:p>ana.john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2];&quot;'&quot;;&quot;,'&quot;;[.C412];&quot;','&quot;;[.D412];&quot;','&quot;;[.E412];&quot;',&quot;;[.F412];&quot;,&quot;;[.G412];&quot;,&quot;;[.H412];&quot;),&quot;)" office:value-type="string" office:string-value="('Ana','Johnson','ana.johnson@localhost.nu','$2a$10$12c157d935283ad44d64au4bDOC3umdQMtWdHS7Ckb5uKV0v8WIFG',null,2,0),">
            <text:p>('Ana','Johnson','ana.john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Daniella</text:p>
          </table:table-cell>
          <table:table-cell office:value-type="string">
            <text:p>Villy</text:p>
          </table:table-cell>
          <table:table-cell office:value-type="string">
            <text:p>Ljungqvist</text:p>
          </table:table-cell>
          <table:table-cell table:formula="of:=LOWER(CONCATENATE([.A413];&quot;.&quot;;[.C413];&quot;@localhost.nu&quot;))" office:value-type="string" office:string-value="daniella.ljungqvist@localhost.nu">
            <text:p>daniella.ljung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3];&quot;'&quot;;&quot;,'&quot;;[.C413];&quot;','&quot;;[.D413];&quot;','&quot;;[.E413];&quot;',&quot;;[.F413];&quot;,&quot;;[.G413];&quot;,&quot;;[.H413];&quot;),&quot;)" office:value-type="string" office:string-value="('Daniella','Ljungqvist','daniella.ljungqvist@localhost.nu','$2a$10$12c157d935283ad44d64au4bDOC3umdQMtWdHS7Ckb5uKV0v8WIFG',null,2,0),">
            <text:p>('Daniella','Ljungqvist','daniella.ljung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ildur</text:p>
          </table:table-cell>
          <table:table-cell office:value-type="string">
            <text:p>Gilbert</text:p>
          </table:table-cell>
          <table:table-cell office:value-type="string">
            <text:p>Widén</text:p>
          </table:table-cell>
          <table:table-cell table:formula="of:=LOWER(CONCATENATE([.A414];&quot;.&quot;;[.C414];&quot;@localhost.nu&quot;))" office:value-type="string" office:string-value="hildur.widén@localhost.nu">
            <text:p>hildur.wid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4];&quot;'&quot;;&quot;,'&quot;;[.C414];&quot;','&quot;;[.D414];&quot;','&quot;;[.E414];&quot;',&quot;;[.F414];&quot;,&quot;;[.G414];&quot;,&quot;;[.H414];&quot;),&quot;)" office:value-type="string" office:string-value="('Hildur','Widén','hildur.widén@localhost.nu','$2a$10$12c157d935283ad44d64au4bDOC3umdQMtWdHS7Ckb5uKV0v8WIFG',null,2,0),">
            <text:p>('Hildur','Widén','hildur.wid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malia</text:p>
          </table:table-cell>
          <table:table-cell office:value-type="string">
            <text:p>Per-Åke</text:p>
          </table:table-cell>
          <table:table-cell office:value-type="string">
            <text:p>Stark</text:p>
          </table:table-cell>
          <table:table-cell table:formula="of:=LOWER(CONCATENATE([.A415];&quot;.&quot;;[.C415];&quot;@localhost.nu&quot;))" office:value-type="string" office:string-value="amalia.stark@localhost.nu">
            <text:p>amalia.star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5];&quot;'&quot;;&quot;,'&quot;;[.C415];&quot;','&quot;;[.D415];&quot;','&quot;;[.E415];&quot;',&quot;;[.F415];&quot;,&quot;;[.G415];&quot;,&quot;;[.H415];&quot;),&quot;)" office:value-type="string" office:string-value="('Amalia','Stark','amalia.stark@localhost.nu','$2a$10$12c157d935283ad44d64au4bDOC3umdQMtWdHS7Ckb5uKV0v8WIFG',null,2,0),">
            <text:p>('Amalia','Stark','amalia.star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ugusta</text:p>
          </table:table-cell>
          <table:table-cell office:value-type="string">
            <text:p>Ferdinand</text:p>
          </table:table-cell>
          <table:table-cell office:value-type="string">
            <text:p>Ahlin</text:p>
          </table:table-cell>
          <table:table-cell table:formula="of:=LOWER(CONCATENATE([.A416];&quot;.&quot;;[.C416];&quot;@localhost.nu&quot;))" office:value-type="string" office:string-value="augusta.ahlin@localhost.nu">
            <text:p>augusta.a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6];&quot;'&quot;;&quot;,'&quot;;[.C416];&quot;','&quot;;[.D416];&quot;','&quot;;[.E416];&quot;',&quot;;[.F416];&quot;,&quot;;[.G416];&quot;,&quot;;[.H416];&quot;),&quot;)" office:value-type="string" office:string-value="('Augusta','Ahlin','augusta.ahlin@localhost.nu','$2a$10$12c157d935283ad44d64au4bDOC3umdQMtWdHS7Ckb5uKV0v8WIFG',null,2,0),">
            <text:p>('Augusta','Ahlin','augusta.ah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dja</text:p>
          </table:table-cell>
          <table:table-cell office:value-type="string">
            <text:p>Muhammad</text:p>
          </table:table-cell>
          <table:table-cell office:value-type="string">
            <text:p>Åsberg</text:p>
          </table:table-cell>
          <table:table-cell table:formula="of:=LOWER(CONCATENATE([.A417];&quot;.&quot;;[.C417];&quot;@localhost.nu&quot;))" office:value-type="string" office:string-value="nadja.åsberg@localhost.nu">
            <text:p>nadja.ås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7];&quot;'&quot;;&quot;,'&quot;;[.C417];&quot;','&quot;;[.D417];&quot;','&quot;;[.E417];&quot;',&quot;;[.F417];&quot;,&quot;;[.G417];&quot;,&quot;;[.H417];&quot;),&quot;)" office:value-type="string" office:string-value="('Nadja','Åsberg','nadja.åsberg@localhost.nu','$2a$10$12c157d935283ad44d64au4bDOC3umdQMtWdHS7Ckb5uKV0v8WIFG',null,2,0),">
            <text:p>('Nadja','Åsberg','nadja.ås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erta</text:p>
          </table:table-cell>
          <table:table-cell office:value-type="string">
            <text:p>Jimmie</text:p>
          </table:table-cell>
          <table:table-cell office:value-type="string">
            <text:p>Lidström</text:p>
          </table:table-cell>
          <table:table-cell table:formula="of:=LOWER(CONCATENATE([.A418];&quot;.&quot;;[.C418];&quot;@localhost.nu&quot;))" office:value-type="string" office:string-value="berta.lidström@localhost.nu">
            <text:p>berta.lid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8];&quot;'&quot;;&quot;,'&quot;;[.C418];&quot;','&quot;;[.D418];&quot;','&quot;;[.E418];&quot;',&quot;;[.F418];&quot;,&quot;;[.G418];&quot;,&quot;;[.H418];&quot;),&quot;)" office:value-type="string" office:string-value="('Berta','Lidström','berta.lidström@localhost.nu','$2a$10$12c157d935283ad44d64au4bDOC3umdQMtWdHS7Ckb5uKV0v8WIFG',null,2,0),">
            <text:p>('Berta','Lidström','berta.lid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tonia</text:p>
          </table:table-cell>
          <table:table-cell office:value-type="string">
            <text:p>Hasse</text:p>
          </table:table-cell>
          <table:table-cell office:value-type="string">
            <text:p>Jörgensen</text:p>
          </table:table-cell>
          <table:table-cell table:formula="of:=LOWER(CONCATENATE([.A419];&quot;.&quot;;[.C419];&quot;@localhost.nu&quot;))" office:value-type="string" office:string-value="antonia.jörgensen@localhost.nu">
            <text:p>antonia.jörge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19];&quot;'&quot;;&quot;,'&quot;;[.C419];&quot;','&quot;;[.D419];&quot;','&quot;;[.E419];&quot;',&quot;;[.F419];&quot;,&quot;;[.G419];&quot;,&quot;;[.H419];&quot;),&quot;)" office:value-type="string" office:string-value="('Antonia','Jörgensen','antonia.jörgensen@localhost.nu','$2a$10$12c157d935283ad44d64au4bDOC3umdQMtWdHS7Ckb5uKV0v8WIFG',null,2,0),">
            <text:p>('Antonia','Jörgensen','antonia.jörge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ret</text:p>
          </table:table-cell>
          <table:table-cell office:value-type="string">
            <text:p>Julian</text:p>
          </table:table-cell>
          <table:table-cell office:value-type="string">
            <text:p>Anderberg</text:p>
          </table:table-cell>
          <table:table-cell table:formula="of:=LOWER(CONCATENATE([.A420];&quot;.&quot;;[.C420];&quot;@localhost.nu&quot;))" office:value-type="string" office:string-value="margret.anderberg@localhost.nu">
            <text:p>margret.and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0];&quot;'&quot;;&quot;,'&quot;;[.C420];&quot;','&quot;;[.D420];&quot;','&quot;;[.E420];&quot;',&quot;;[.F420];&quot;,&quot;;[.G420];&quot;,&quot;;[.H420];&quot;),&quot;)" office:value-type="string" office:string-value="('Margret','Anderberg','margret.anderberg@localhost.nu','$2a$10$12c157d935283ad44d64au4bDOC3umdQMtWdHS7Ckb5uKV0v8WIFG',null,2,0),">
            <text:p>('Margret','Anderberg','margret.ande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inikka</text:p>
          </table:table-cell>
          <table:table-cell office:value-type="string">
            <text:p>Nils-Erik</text:p>
          </table:table-cell>
          <table:table-cell office:value-type="string">
            <text:p>Blomkvist</text:p>
          </table:table-cell>
          <table:table-cell table:formula="of:=LOWER(CONCATENATE([.A421];&quot;.&quot;;[.C421];&quot;@localhost.nu&quot;))" office:value-type="string" office:string-value="sinikka.blomkvist@localhost.nu">
            <text:p>sinikka.blom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1];&quot;'&quot;;&quot;,'&quot;;[.C421];&quot;','&quot;;[.D421];&quot;','&quot;;[.E421];&quot;',&quot;;[.F421];&quot;,&quot;;[.G421];&quot;,&quot;;[.H421];&quot;),&quot;)" office:value-type="string" office:string-value="('Sinikka','Blomkvist','sinikka.blomkvist@localhost.nu','$2a$10$12c157d935283ad44d64au4bDOC3umdQMtWdHS7Ckb5uKV0v8WIFG',null,2,0),">
            <text:p>('Sinikka','Blomkvist','sinikka.blom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Susan</text:p>
          </table:table-cell>
          <table:table-cell office:value-type="string">
            <text:p>Timo</text:p>
          </table:table-cell>
          <table:table-cell office:value-type="string">
            <text:p>Carlson</text:p>
          </table:table-cell>
          <table:table-cell table:formula="of:=LOWER(CONCATENATE([.A422];&quot;.&quot;;[.C422];&quot;@localhost.nu&quot;))" office:value-type="string" office:string-value="susan.carlson@localhost.nu">
            <text:p>susan.carl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2];&quot;'&quot;;&quot;,'&quot;;[.C422];&quot;','&quot;;[.D422];&quot;','&quot;;[.E422];&quot;',&quot;;[.F422];&quot;,&quot;;[.G422];&quot;,&quot;;[.H422];&quot;),&quot;)" office:value-type="string" office:string-value="('Susan','Carlson','susan.carlson@localhost.nu','$2a$10$12c157d935283ad44d64au4bDOC3umdQMtWdHS7Ckb5uKV0v8WIFG',null,2,0),">
            <text:p>('Susan','Carlson','susan.carl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isela</text:p>
          </table:table-cell>
          <table:table-cell office:value-type="string">
            <text:p>Karl-Johan</text:p>
          </table:table-cell>
          <table:table-cell office:value-type="string">
            <text:p>Schmidt</text:p>
          </table:table-cell>
          <table:table-cell table:formula="of:=LOWER(CONCATENATE([.A423];&quot;.&quot;;[.C423];&quot;@localhost.nu&quot;))" office:value-type="string" office:string-value="gisela.schmidt@localhost.nu">
            <text:p>gisela.schmid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3];&quot;'&quot;;&quot;,'&quot;;[.C423];&quot;','&quot;;[.D423];&quot;','&quot;;[.E423];&quot;',&quot;;[.F423];&quot;,&quot;;[.G423];&quot;,&quot;;[.H423];&quot;),&quot;)" office:value-type="string" office:string-value="('Gisela','Schmidt','gisela.schmidt@localhost.nu','$2a$10$12c157d935283ad44d64au4bDOC3umdQMtWdHS7Ckb5uKV0v8WIFG',null,2,0),">
            <text:p>('Gisela','Schmidt','gisela.schmid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ohammed</text:p>
          </table:table-cell>
          <table:table-cell office:value-type="string">
            <text:p>Nicolas</text:p>
          </table:table-cell>
          <table:table-cell office:value-type="string">
            <text:p>Nylén</text:p>
          </table:table-cell>
          <table:table-cell table:formula="of:=LOWER(CONCATENATE([.A424];&quot;.&quot;;[.C424];&quot;@localhost.nu&quot;))" office:value-type="string" office:string-value="mohammed.nylén@localhost.nu">
            <text:p>mohammed.ny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4];&quot;'&quot;;&quot;,'&quot;;[.C424];&quot;','&quot;;[.D424];&quot;','&quot;;[.E424];&quot;',&quot;;[.F424];&quot;,&quot;;[.G424];&quot;,&quot;;[.H424];&quot;),&quot;)" office:value-type="string" office:string-value="('Mohammed','Nylén','mohammed.nylén@localhost.nu','$2a$10$12c157d935283ad44d64au4bDOC3umdQMtWdHS7Ckb5uKV0v8WIFG',null,2,0),">
            <text:p>('Mohammed','Nylén','mohammed.nyl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elissa</text:p>
          </table:table-cell>
          <table:table-cell office:value-type="string">
            <text:p>Sigge</text:p>
          </table:table-cell>
          <table:table-cell office:value-type="string">
            <text:p>Pihl</text:p>
          </table:table-cell>
          <table:table-cell table:formula="of:=LOWER(CONCATENATE([.A425];&quot;.&quot;;[.C425];&quot;@localhost.nu&quot;))" office:value-type="string" office:string-value="melissa.pihl@localhost.nu">
            <text:p>melissa.pi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5];&quot;'&quot;;&quot;,'&quot;;[.C425];&quot;','&quot;;[.D425];&quot;','&quot;;[.E425];&quot;',&quot;;[.F425];&quot;,&quot;;[.G425];&quot;,&quot;;[.H425];&quot;),&quot;)" office:value-type="string" office:string-value="('Melissa','Pihl','melissa.pihl@localhost.nu','$2a$10$12c157d935283ad44d64au4bDOC3umdQMtWdHS7Ckb5uKV0v8WIFG',null,2,0),">
            <text:p>('Melissa','Pihl','melissa.pi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aret</text:p>
          </table:table-cell>
          <table:table-cell office:value-type="string">
            <text:p>Adnan</text:p>
          </table:table-cell>
          <table:table-cell office:value-type="string">
            <text:p>Nordlander</text:p>
          </table:table-cell>
          <table:table-cell table:formula="of:=LOWER(CONCATENATE([.A426];&quot;.&quot;;[.C426];&quot;@localhost.nu&quot;))" office:value-type="string" office:string-value="margaret.nordlander@localhost.nu">
            <text:p>margaret.nord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6];&quot;'&quot;;&quot;,'&quot;;[.C426];&quot;','&quot;;[.D426];&quot;','&quot;;[.E426];&quot;',&quot;;[.F426];&quot;,&quot;;[.G426];&quot;,&quot;;[.H426];&quot;),&quot;)" office:value-type="string" office:string-value="('Margaret','Nordlander','margaret.nordlander@localhost.nu','$2a$10$12c157d935283ad44d64au4bDOC3umdQMtWdHS7Ckb5uKV0v8WIFG',null,2,0),">
            <text:p>('Margaret','Nordlander','margaret.nord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eena</text:p>
          </table:table-cell>
          <table:table-cell office:value-type="string">
            <text:p>Toni</text:p>
          </table:table-cell>
          <table:table-cell office:value-type="string">
            <text:p>Kling</text:p>
          </table:table-cell>
          <table:table-cell table:formula="of:=LOWER(CONCATENATE([.A427];&quot;.&quot;;[.C427];&quot;@localhost.nu&quot;))" office:value-type="string" office:string-value="leena.kling@localhost.nu">
            <text:p>leena.kl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7];&quot;'&quot;;&quot;,'&quot;;[.C427];&quot;','&quot;;[.D427];&quot;','&quot;;[.E427];&quot;',&quot;;[.F427];&quot;,&quot;;[.G427];&quot;,&quot;;[.H427];&quot;),&quot;)" office:value-type="string" office:string-value="('Leena','Kling','leena.kling@localhost.nu','$2a$10$12c157d935283ad44d64au4bDOC3umdQMtWdHS7Ckb5uKV0v8WIFG',null,2,0),">
            <text:p>('Leena','Kling','leena.kli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arit</text:p>
          </table:table-cell>
          <table:table-cell office:value-type="string">
            <text:p>Ismail</text:p>
          </table:table-cell>
          <table:table-cell office:value-type="string">
            <text:p>Brolin</text:p>
          </table:table-cell>
          <table:table-cell table:formula="of:=LOWER(CONCATENATE([.A428];&quot;.&quot;;[.C428];&quot;@localhost.nu&quot;))" office:value-type="string" office:string-value="maarit.brolin@localhost.nu">
            <text:p>maarit.bro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8];&quot;'&quot;;&quot;,'&quot;;[.C428];&quot;','&quot;;[.D428];&quot;','&quot;;[.E428];&quot;',&quot;;[.F428];&quot;,&quot;;[.G428];&quot;,&quot;;[.H428];&quot;),&quot;)" office:value-type="string" office:string-value="('Maarit','Brolin','maarit.brolin@localhost.nu','$2a$10$12c157d935283ad44d64au4bDOC3umdQMtWdHS7Ckb5uKV0v8WIFG',null,2,0),">
            <text:p>('Maarit','Brolin','maarit.bro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a-Greta</text:p>
          </table:table-cell>
          <table:table-cell office:value-type="string">
            <text:p>Donald</text:p>
          </table:table-cell>
          <table:table-cell office:value-type="string">
            <text:p>Khan</text:p>
          </table:table-cell>
          <table:table-cell table:formula="of:=LOWER(CONCATENATE([.A429];&quot;.&quot;;[.C429];&quot;@localhost.nu&quot;))" office:value-type="string" office:string-value="anna-greta.khan@localhost.nu">
            <text:p>anna-greta.kh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29];&quot;'&quot;;&quot;,'&quot;;[.C429];&quot;','&quot;;[.D429];&quot;','&quot;;[.E429];&quot;',&quot;;[.F429];&quot;,&quot;;[.G429];&quot;,&quot;;[.H429];&quot;),&quot;)" office:value-type="string" office:string-value="('Anna-Greta','Khan','anna-greta.khan@localhost.nu','$2a$10$12c157d935283ad44d64au4bDOC3umdQMtWdHS7Ckb5uKV0v8WIFG',null,2,0),">
            <text:p>('Anna-Greta','Khan','anna-greta.kh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rli</text:p>
          </table:table-cell>
          <table:table-cell office:value-type="string">
            <text:p>Kalervo</text:p>
          </table:table-cell>
          <table:table-cell office:value-type="string">
            <text:p>Edberg</text:p>
          </table:table-cell>
          <table:table-cell table:formula="of:=LOWER(CONCATENATE([.A430];&quot;.&quot;;[.C430];&quot;@localhost.nu&quot;))" office:value-type="string" office:string-value="gurli.edberg@localhost.nu">
            <text:p>gurli.ed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0];&quot;'&quot;;&quot;,'&quot;;[.C430];&quot;','&quot;;[.D430];&quot;','&quot;;[.E430];&quot;',&quot;;[.F430];&quot;,&quot;;[.G430];&quot;,&quot;;[.H430];&quot;),&quot;)" office:value-type="string" office:string-value="('Gurli','Edberg','gurli.edberg@localhost.nu','$2a$10$12c157d935283ad44d64au4bDOC3umdQMtWdHS7Ckb5uKV0v8WIFG',null,2,0),">
            <text:p>('Gurli','Edberg','gurli.ed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vi</text:p>
          </table:table-cell>
          <table:table-cell office:value-type="string">
            <text:p>Lars-Gunnar</text:p>
          </table:table-cell>
          <table:table-cell office:value-type="string">
            <text:p>Petersen</text:p>
          </table:table-cell>
          <table:table-cell table:formula="of:=LOWER(CONCATENATE([.A431];&quot;.&quot;;[.C431];&quot;@localhost.nu&quot;))" office:value-type="string" office:string-value="vivi.petersen@localhost.nu">
            <text:p>vivi.peter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1];&quot;'&quot;;&quot;,'&quot;;[.C431];&quot;','&quot;;[.D431];&quot;','&quot;;[.E431];&quot;',&quot;;[.F431];&quot;,&quot;;[.G431];&quot;,&quot;;[.H431];&quot;),&quot;)" office:value-type="string" office:string-value="('Vivi','Petersen','vivi.petersen@localhost.nu','$2a$10$12c157d935283ad44d64au4bDOC3umdQMtWdHS7Ckb5uKV0v8WIFG',null,2,0),">
            <text:p>('Vivi','Petersen','vivi.peter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itva</text:p>
          </table:table-cell>
          <table:table-cell office:value-type="string">
            <text:p>Abdul</text:p>
          </table:table-cell>
          <table:table-cell office:value-type="string">
            <text:p>Abdi</text:p>
          </table:table-cell>
          <table:table-cell table:formula="of:=LOWER(CONCATENATE([.A432];&quot;.&quot;;[.C432];&quot;@localhost.nu&quot;))" office:value-type="string" office:string-value="ritva.abdi@localhost.nu">
            <text:p>ritva.abdi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2];&quot;'&quot;;&quot;,'&quot;;[.C432];&quot;','&quot;;[.D432];&quot;','&quot;;[.E432];&quot;',&quot;;[.F432];&quot;,&quot;;[.G432];&quot;,&quot;;[.H432];&quot;),&quot;)" office:value-type="string" office:string-value="('Ritva','Abdi','ritva.abdi@localhost.nu','$2a$10$12c157d935283ad44d64au4bDOC3umdQMtWdHS7Ckb5uKV0v8WIFG',null,2,0),">
            <text:p>('Ritva','Abdi','ritva.abdi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ily</text:p>
          </table:table-cell>
          <table:table-cell office:value-type="string">
            <text:p>Kai</text:p>
          </table:table-cell>
          <table:table-cell office:value-type="string">
            <text:p>Wahlgren</text:p>
          </table:table-cell>
          <table:table-cell table:formula="of:=LOWER(CONCATENATE([.A433];&quot;.&quot;;[.C433];&quot;@localhost.nu&quot;))" office:value-type="string" office:string-value="emily.wahlgren@localhost.nu">
            <text:p>emily.wah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3];&quot;'&quot;;&quot;,'&quot;;[.C433];&quot;','&quot;;[.D433];&quot;','&quot;;[.E433];&quot;',&quot;;[.F433];&quot;,&quot;;[.G433];&quot;,&quot;;[.H433];&quot;),&quot;)" office:value-type="string" office:string-value="('Emily','Wahlgren','emily.wahlgren@localhost.nu','$2a$10$12c157d935283ad44d64au4bDOC3umdQMtWdHS7Ckb5uKV0v8WIFG',null,2,0),">
            <text:p>('Emily','Wahlgren','emily.wah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anja</text:p>
          </table:table-cell>
          <table:table-cell office:value-type="string">
            <text:p>Marco</text:p>
          </table:table-cell>
          <table:table-cell office:value-type="string">
            <text:p>Johansen</text:p>
          </table:table-cell>
          <table:table-cell table:formula="of:=LOWER(CONCATENATE([.A434];&quot;.&quot;;[.C434];&quot;@localhost.nu&quot;))" office:value-type="string" office:string-value="tanja.johansen@localhost.nu">
            <text:p>tanja.johans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4];&quot;'&quot;;&quot;,'&quot;;[.C434];&quot;','&quot;;[.D434];&quot;','&quot;;[.E434];&quot;',&quot;;[.F434];&quot;,&quot;;[.G434];&quot;,&quot;;[.H434];&quot;),&quot;)" office:value-type="string" office:string-value="('Tanja','Johansen','tanja.johansen@localhost.nu','$2a$10$12c157d935283ad44d64au4bDOC3umdQMtWdHS7Ckb5uKV0v8WIFG',null,2,0),">
            <text:p>('Tanja','Johansen','tanja.johans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ll-Britt</text:p>
          </table:table-cell>
          <table:table-cell office:value-type="string">
            <text:p>Andrzej</text:p>
          </table:table-cell>
          <table:table-cell office:value-type="string">
            <text:p>Flink</text:p>
          </table:table-cell>
          <table:table-cell table:formula="of:=LOWER(CONCATENATE([.A435];&quot;.&quot;;[.C435];&quot;@localhost.nu&quot;))" office:value-type="string" office:string-value="gull-britt.flink@localhost.nu">
            <text:p>gull-britt.fli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5];&quot;'&quot;;&quot;,'&quot;;[.C435];&quot;','&quot;;[.D435];&quot;','&quot;;[.E435];&quot;',&quot;;[.F435];&quot;,&quot;;[.G435];&quot;,&quot;;[.H435];&quot;),&quot;)" office:value-type="string" office:string-value="('Gull-Britt','Flink','gull-britt.flink@localhost.nu','$2a$10$12c157d935283ad44d64au4bDOC3umdQMtWdHS7Ckb5uKV0v8WIFG',null,2,0),">
            <text:p>('Gull-Britt','Flink','gull-britt.flin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melie</text:p>
          </table:table-cell>
          <table:table-cell office:value-type="string">
            <text:p>Juha</text:p>
          </table:table-cell>
          <table:table-cell office:value-type="string">
            <text:p>Norlin</text:p>
          </table:table-cell>
          <table:table-cell table:formula="of:=LOWER(CONCATENATE([.A436];&quot;.&quot;;[.C436];&quot;@localhost.nu&quot;))" office:value-type="string" office:string-value="amelie.norlin@localhost.nu">
            <text:p>amelie.nor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6];&quot;'&quot;;&quot;,'&quot;;[.C436];&quot;','&quot;;[.D436];&quot;','&quot;;[.E436];&quot;',&quot;;[.F436];&quot;,&quot;;[.G436];&quot;,&quot;;[.H436];&quot;),&quot;)" office:value-type="string" office:string-value="('Amelie','Norlin','amelie.norlin@localhost.nu','$2a$10$12c157d935283ad44d64au4bDOC3umdQMtWdHS7Ckb5uKV0v8WIFG',null,2,0),">
            <text:p>('Amelie','Norlin','amelie.nor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se-Lott</text:p>
          </table:table-cell>
          <table:table-cell office:value-type="string">
            <text:p>Andrew</text:p>
          </table:table-cell>
          <table:table-cell office:value-type="string">
            <text:p>Engvall</text:p>
          </table:table-cell>
          <table:table-cell table:formula="of:=LOWER(CONCATENATE([.A437];&quot;.&quot;;[.C437];&quot;@localhost.nu&quot;))" office:value-type="string" office:string-value="lise-lott.engvall@localhost.nu">
            <text:p>lise-lott.engval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7];&quot;'&quot;;&quot;,'&quot;;[.C437];&quot;','&quot;;[.D437];&quot;','&quot;;[.E437];&quot;',&quot;;[.F437];&quot;,&quot;;[.G437];&quot;,&quot;;[.H437];&quot;),&quot;)" office:value-type="string" office:string-value="('Lise-Lott','Engvall','lise-lott.engvall@localhost.nu','$2a$10$12c157d935283ad44d64au4bDOC3umdQMtWdHS7Ckb5uKV0v8WIFG',null,2,0),">
            <text:p>('Lise-Lott','Engvall','lise-lott.engval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t</text:p>
          </table:table-cell>
          <table:table-cell office:value-type="string">
            <text:p>Sverker</text:p>
          </table:table-cell>
          <table:table-cell office:value-type="string">
            <text:p>Emilsson</text:p>
          </table:table-cell>
          <table:table-cell table:formula="of:=LOWER(CONCATENATE([.A438];&quot;.&quot;;[.C438];&quot;@localhost.nu&quot;))" office:value-type="string" office:string-value="marit.emilsson@localhost.nu">
            <text:p>marit.emil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8];&quot;'&quot;;&quot;,'&quot;;[.C438];&quot;','&quot;;[.D438];&quot;','&quot;;[.E438];&quot;',&quot;;[.F438];&quot;,&quot;;[.G438];&quot;,&quot;;[.H438];&quot;),&quot;)" office:value-type="string" office:string-value="('Marit','Emilsson','marit.emilsson@localhost.nu','$2a$10$12c157d935283ad44d64au4bDOC3umdQMtWdHS7Ckb5uKV0v8WIFG',null,2,0),">
            <text:p>('Marit','Emilsson','marit.emil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laudia</text:p>
          </table:table-cell>
          <table:table-cell office:value-type="string">
            <text:p>Thor</text:p>
          </table:table-cell>
          <table:table-cell office:value-type="string">
            <text:p>Vestman</text:p>
          </table:table-cell>
          <table:table-cell table:formula="of:=LOWER(CONCATENATE([.A439];&quot;.&quot;;[.C439];&quot;@localhost.nu&quot;))" office:value-type="string" office:string-value="claudia.vestman@localhost.nu">
            <text:p>claudia.vest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39];&quot;'&quot;;&quot;,'&quot;;[.C439];&quot;','&quot;;[.D439];&quot;','&quot;;[.E439];&quot;',&quot;;[.F439];&quot;,&quot;;[.G439];&quot;,&quot;;[.H439];&quot;),&quot;)" office:value-type="string" office:string-value="('Claudia','Vestman','claudia.vestman@localhost.nu','$2a$10$12c157d935283ad44d64au4bDOC3umdQMtWdHS7Ckb5uKV0v8WIFG',null,2,0),">
            <text:p>('Claudia','Vestman','claudia.vest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gelina</text:p>
          </table:table-cell>
          <table:table-cell office:value-type="string">
            <text:p>Mika</text:p>
          </table:table-cell>
          <table:table-cell office:value-type="string">
            <text:p>Frid</text:p>
          </table:table-cell>
          <table:table-cell table:formula="of:=LOWER(CONCATENATE([.A440];&quot;.&quot;;[.C440];&quot;@localhost.nu&quot;))" office:value-type="string" office:string-value="angelina.frid@localhost.nu">
            <text:p>angelina.fri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0];&quot;'&quot;;&quot;,'&quot;;[.C440];&quot;','&quot;;[.D440];&quot;','&quot;;[.E440];&quot;',&quot;;[.F440];&quot;,&quot;;[.G440];&quot;,&quot;;[.H440];&quot;),&quot;)" office:value-type="string" office:string-value="('Angelina','Frid','angelina.frid@localhost.nu','$2a$10$12c157d935283ad44d64au4bDOC3umdQMtWdHS7Ckb5uKV0v8WIFG',null,2,0),">
            <text:p>('Angelina','Frid','angelina.fri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oel</text:p>
          </table:table-cell>
          <table:table-cell office:value-type="string">
            <text:p>Nicholas</text:p>
          </table:table-cell>
          <table:table-cell office:value-type="string">
            <text:p>Tran</text:p>
          </table:table-cell>
          <table:table-cell table:formula="of:=LOWER(CONCATENATE([.A441];&quot;.&quot;;[.C441];&quot;@localhost.nu&quot;))" office:value-type="string" office:string-value="boel.tran@localhost.nu">
            <text:p>boel.tr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1];&quot;'&quot;;&quot;,'&quot;;[.C441];&quot;','&quot;;[.D441];&quot;','&quot;;[.E441];&quot;',&quot;;[.F441];&quot;,&quot;;[.G441];&quot;,&quot;;[.H441];&quot;),&quot;)" office:value-type="string" office:string-value="('Boel','Tran','boel.tran@localhost.nu','$2a$10$12c157d935283ad44d64au4bDOC3umdQMtWdHS7Ckb5uKV0v8WIFG',null,2,0),">
            <text:p>('Boel','Tran','boel.tr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yllikki</text:p>
          </table:table-cell>
          <table:table-cell office:value-type="string">
            <text:p>Claes-Göran</text:p>
          </table:table-cell>
          <table:table-cell office:value-type="string">
            <text:p>Zetterberg</text:p>
          </table:table-cell>
          <table:table-cell table:formula="of:=LOWER(CONCATENATE([.A442];&quot;.&quot;;[.C442];&quot;@localhost.nu&quot;))" office:value-type="string" office:string-value="kyllikki.zetterberg@localhost.nu">
            <text:p>kyllikki.zetter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2];&quot;'&quot;;&quot;,'&quot;;[.C442];&quot;','&quot;;[.D442];&quot;','&quot;;[.E442];&quot;',&quot;;[.F442];&quot;,&quot;;[.G442];&quot;,&quot;;[.H442];&quot;),&quot;)" office:value-type="string" office:string-value="('Kyllikki','Zetterberg','kyllikki.zetterberg@localhost.nu','$2a$10$12c157d935283ad44d64au4bDOC3umdQMtWdHS7Ckb5uKV0v8WIFG',null,2,0),">
            <text:p>('Kyllikki','Zetterberg','kyllikki.zetter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nna</text:p>
          </table:table-cell>
          <table:table-cell office:value-type="string">
            <text:p>Valfrid</text:p>
          </table:table-cell>
          <table:table-cell office:value-type="string">
            <text:p>Wilhelmsson</text:p>
          </table:table-cell>
          <table:table-cell table:formula="of:=LOWER(CONCATENATE([.A443];&quot;.&quot;;[.C443];&quot;@localhost.nu&quot;))" office:value-type="string" office:string-value="nanna.wilhelmsson@localhost.nu">
            <text:p>nanna.wilhelm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3];&quot;'&quot;;&quot;,'&quot;;[.C443];&quot;','&quot;;[.D443];&quot;','&quot;;[.E443];&quot;',&quot;;[.F443];&quot;,&quot;;[.G443];&quot;,&quot;;[.H443];&quot;),&quot;)" office:value-type="string" office:string-value="('Nanna','Wilhelmsson','nanna.wilhelmsson@localhost.nu','$2a$10$12c157d935283ad44d64au4bDOC3umdQMtWdHS7Ckb5uKV0v8WIFG',null,2,0),">
            <text:p>('Nanna','Wilhelmsson','nanna.wilhelm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britt</text:p>
          </table:table-cell>
          <table:table-cell office:value-type="string">
            <text:p>Alejandro</text:p>
          </table:table-cell>
          <table:table-cell office:value-type="string">
            <text:p>Grönlund</text:p>
          </table:table-cell>
          <table:table-cell table:formula="of:=LOWER(CONCATENATE([.A444];&quot;.&quot;;[.C444];&quot;@localhost.nu&quot;))" office:value-type="string" office:string-value="gunbritt.grönlund@localhost.nu">
            <text:p>gunbritt.grö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4];&quot;'&quot;;&quot;,'&quot;;[.C444];&quot;','&quot;;[.D444];&quot;','&quot;;[.E444];&quot;',&quot;;[.F444];&quot;,&quot;;[.G444];&quot;,&quot;;[.H444];&quot;),&quot;)" office:value-type="string" office:string-value="('Gunbritt','Grönlund','gunbritt.grönlund@localhost.nu','$2a$10$12c157d935283ad44d64au4bDOC3umdQMtWdHS7Ckb5uKV0v8WIFG',null,2,0),">
            <text:p>('Gunbritt','Grönlund','gunbritt.grön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</text:p>
          </table:table-cell>
          <table:table-cell office:value-type="string">
            <text:p>Rafael</text:p>
          </table:table-cell>
          <table:table-cell office:value-type="string">
            <text:p>Ingvarsson</text:p>
          </table:table-cell>
          <table:table-cell table:formula="of:=LOWER(CONCATENATE([.A445];&quot;.&quot;;[.C445];&quot;@localhost.nu&quot;))" office:value-type="string" office:string-value="li.ingvarsson@localhost.nu">
            <text:p>li.ingv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5];&quot;'&quot;;&quot;,'&quot;;[.C445];&quot;','&quot;;[.D445];&quot;','&quot;;[.E445];&quot;',&quot;;[.F445];&quot;,&quot;;[.G445];&quot;,&quot;;[.H445];&quot;),&quot;)" office:value-type="string" office:string-value="('Li','Ingvarsson','li.ingvarsson@localhost.nu','$2a$10$12c157d935283ad44d64au4bDOC3umdQMtWdHS7Ckb5uKV0v8WIFG',null,2,0),">
            <text:p>('Li','Ingvarsson','li.ingv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nn</text:p>
          </table:table-cell>
          <table:table-cell office:value-type="string">
            <text:p>Junior</text:p>
          </table:table-cell>
          <table:table-cell office:value-type="string">
            <text:p>Bergstrand</text:p>
          </table:table-cell>
          <table:table-cell table:formula="of:=LOWER(CONCATENATE([.A446];&quot;.&quot;;[.C446];&quot;@localhost.nu&quot;))" office:value-type="string" office:string-value="gunn.bergstrand@localhost.nu">
            <text:p>gunn.bergstra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6];&quot;'&quot;;&quot;,'&quot;;[.C446];&quot;','&quot;;[.D446];&quot;','&quot;;[.E446];&quot;',&quot;;[.F446];&quot;,&quot;;[.G446];&quot;,&quot;;[.H446];&quot;),&quot;)" office:value-type="string" office:string-value="('Gunn','Bergstrand','gunn.bergstrand@localhost.nu','$2a$10$12c157d935283ad44d64au4bDOC3umdQMtWdHS7Ckb5uKV0v8WIFG',null,2,0),">
            <text:p>('Gunn','Bergstrand','gunn.bergstra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Margret</text:p>
          </table:table-cell>
          <table:table-cell office:value-type="string">
            <text:p>Sven-Åke</text:p>
          </table:table-cell>
          <table:table-cell office:value-type="string">
            <text:p>Rasmusson</text:p>
          </table:table-cell>
          <table:table-cell table:formula="of:=LOWER(CONCATENATE([.A447];&quot;.&quot;;[.C447];&quot;@localhost.nu&quot;))" office:value-type="string" office:string-value="ann-margret.rasmusson@localhost.nu">
            <text:p>ann-margret.rasmu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7];&quot;'&quot;;&quot;,'&quot;;[.C447];&quot;','&quot;;[.D447];&quot;','&quot;;[.E447];&quot;',&quot;;[.F447];&quot;,&quot;;[.G447];&quot;,&quot;;[.H447];&quot;),&quot;)" office:value-type="string" office:string-value="('Ann-Margret','Rasmusson','ann-margret.rasmusson@localhost.nu','$2a$10$12c157d935283ad44d64au4bDOC3umdQMtWdHS7Ckb5uKV0v8WIFG',null,2,0),">
            <text:p>('Ann-Margret','Rasmusson','ann-margret.rasmu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heres</text:p>
          </table:table-cell>
          <table:table-cell office:value-type="string">
            <text:p>Abbas</text:p>
          </table:table-cell>
          <table:table-cell office:value-type="string">
            <text:p>Westlund</text:p>
          </table:table-cell>
          <table:table-cell table:formula="of:=LOWER(CONCATENATE([.A448];&quot;.&quot;;[.C448];&quot;@localhost.nu&quot;))" office:value-type="string" office:string-value="theres.westlund@localhost.nu">
            <text:p>theres.west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8];&quot;'&quot;;&quot;,'&quot;;[.C448];&quot;','&quot;;[.D448];&quot;','&quot;;[.E448];&quot;',&quot;;[.F448];&quot;,&quot;;[.G448];&quot;,&quot;;[.H448];&quot;),&quot;)" office:value-type="string" office:string-value="('Theres','Westlund','theres.westlund@localhost.nu','$2a$10$12c157d935283ad44d64au4bDOC3umdQMtWdHS7Ckb5uKV0v8WIFG',null,2,0),">
            <text:p>('Theres','Westlund','theres.west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lona</text:p>
          </table:table-cell>
          <table:table-cell office:value-type="string">
            <text:p>Petri</text:p>
          </table:table-cell>
          <table:table-cell office:value-type="string">
            <text:p>Lönn</text:p>
          </table:table-cell>
          <table:table-cell table:formula="of:=LOWER(CONCATENATE([.A449];&quot;.&quot;;[.C449];&quot;@localhost.nu&quot;))" office:value-type="string" office:string-value="ilona.lönn@localhost.nu">
            <text:p>ilona.lön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49];&quot;'&quot;;&quot;,'&quot;;[.C449];&quot;','&quot;;[.D449];&quot;','&quot;;[.E449];&quot;',&quot;;[.F449];&quot;,&quot;;[.G449];&quot;,&quot;;[.H449];&quot;),&quot;)" office:value-type="string" office:string-value="('Ilona','Lönn','ilona.lönn@localhost.nu','$2a$10$12c157d935283ad44d64au4bDOC3umdQMtWdHS7Ckb5uKV0v8WIFG',null,2,0),">
            <text:p>('Ilona','Lönn','ilona.lön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-Katrin</text:p>
          </table:table-cell>
          <table:table-cell office:value-type="string">
            <text:p>Andres</text:p>
          </table:table-cell>
          <table:table-cell office:value-type="string">
            <text:p>Stenlund</text:p>
          </table:table-cell>
          <table:table-cell table:formula="of:=LOWER(CONCATENATE([.A450];&quot;.&quot;;[.C450];&quot;@localhost.nu&quot;))" office:value-type="string" office:string-value="ann-katrin.stenlund@localhost.nu">
            <text:p>ann-katrin.sten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0];&quot;'&quot;;&quot;,'&quot;;[.C450];&quot;','&quot;;[.D450];&quot;','&quot;;[.E450];&quot;',&quot;;[.F450];&quot;,&quot;;[.G450];&quot;,&quot;;[.H450];&quot;),&quot;)" office:value-type="string" office:string-value="('Ann-Katrin','Stenlund','ann-katrin.stenlund@localhost.nu','$2a$10$12c157d935283ad44d64au4bDOC3umdQMtWdHS7Ckb5uKV0v8WIFG',null,2,0),">
            <text:p>('Ann-Katrin','Stenlund','ann-katrin.sten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nny</text:p>
          </table:table-cell>
          <table:table-cell office:value-type="string">
            <text:p>Esbjörn</text:p>
          </table:table-cell>
          <table:table-cell office:value-type="string">
            <text:p>Ögren</text:p>
          </table:table-cell>
          <table:table-cell table:formula="of:=LOWER(CONCATENATE([.A451];&quot;.&quot;;[.C451];&quot;@localhost.nu&quot;))" office:value-type="string" office:string-value="henny.ögren@localhost.nu">
            <text:p>henny.ö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1];&quot;'&quot;;&quot;,'&quot;;[.C451];&quot;','&quot;;[.D451];&quot;','&quot;;[.E451];&quot;',&quot;;[.F451];&quot;,&quot;;[.G451];&quot;,&quot;;[.H451];&quot;),&quot;)" office:value-type="string" office:string-value="('Henny','Ögren','henny.ögren@localhost.nu','$2a$10$12c157d935283ad44d64au4bDOC3umdQMtWdHS7Ckb5uKV0v8WIFG',null,2,0),">
            <text:p>('Henny','Ögren','henny.ö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Orvokki</text:p>
          </table:table-cell>
          <table:table-cell office:value-type="string">
            <text:p>Gillis</text:p>
          </table:table-cell>
          <table:table-cell office:value-type="string">
            <text:p>Lundholm</text:p>
          </table:table-cell>
          <table:table-cell table:formula="of:=LOWER(CONCATENATE([.A452];&quot;.&quot;;[.C452];&quot;@localhost.nu&quot;))" office:value-type="string" office:string-value="orvokki.lundholm@localhost.nu">
            <text:p>orvokki.lundhol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2];&quot;'&quot;;&quot;,'&quot;;[.C452];&quot;','&quot;;[.D452];&quot;','&quot;;[.E452];&quot;',&quot;;[.F452];&quot;,&quot;;[.G452];&quot;,&quot;;[.H452];&quot;),&quot;)" office:value-type="string" office:string-value="('Orvokki','Lundholm','orvokki.lundholm@localhost.nu','$2a$10$12c157d935283ad44d64au4bDOC3umdQMtWdHS7Ckb5uKV0v8WIFG',null,2,0),">
            <text:p>('Orvokki','Lundholm','orvokki.lundhol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ärtha</text:p>
          </table:table-cell>
          <table:table-cell office:value-type="string">
            <text:p>Sakari</text:p>
          </table:table-cell>
          <table:table-cell office:value-type="string">
            <text:p>Dahlén</text:p>
          </table:table-cell>
          <table:table-cell table:formula="of:=LOWER(CONCATENATE([.A453];&quot;.&quot;;[.C453];&quot;@localhost.nu&quot;))" office:value-type="string" office:string-value="märtha.dahlén@localhost.nu">
            <text:p>märtha.dah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3];&quot;'&quot;;&quot;,'&quot;;[.C453];&quot;','&quot;;[.D453];&quot;','&quot;;[.E453];&quot;',&quot;;[.F453];&quot;,&quot;;[.G453];&quot;,&quot;;[.H453];&quot;),&quot;)" office:value-type="string" office:string-value="('Märtha','Dahlén','märtha.dahlén@localhost.nu','$2a$10$12c157d935283ad44d64au4bDOC3umdQMtWdHS7Ckb5uKV0v8WIFG',null,2,0),">
            <text:p>('Märtha','Dahlén','märtha.dahl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Kristiina</text:p>
          </table:table-cell>
          <table:table-cell office:value-type="string">
            <text:p>Janne</text:p>
          </table:table-cell>
          <table:table-cell office:value-type="string">
            <text:p>Roth</text:p>
          </table:table-cell>
          <table:table-cell table:formula="of:=LOWER(CONCATENATE([.A454];&quot;.&quot;;[.C454];&quot;@localhost.nu&quot;))" office:value-type="string" office:string-value="kristiina.roth@localhost.nu">
            <text:p>kristiina.ro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4];&quot;'&quot;;&quot;,'&quot;;[.C454];&quot;','&quot;;[.D454];&quot;','&quot;;[.E454];&quot;',&quot;;[.F454];&quot;,&quot;;[.G454];&quot;,&quot;;[.H454];&quot;),&quot;)" office:value-type="string" office:string-value="('Kristiina','Roth','kristiina.roth@localhost.nu','$2a$10$12c157d935283ad44d64au4bDOC3umdQMtWdHS7Ckb5uKV0v8WIFG',null,2,0),">
            <text:p>('Kristiina','Roth','kristiina.roth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va-Britt</text:p>
          </table:table-cell>
          <table:table-cell office:value-type="string">
            <text:p>Roberto</text:p>
          </table:table-cell>
          <table:table-cell office:value-type="string">
            <text:p>Olander</text:p>
          </table:table-cell>
          <table:table-cell table:formula="of:=LOWER(CONCATENATE([.A455];&quot;.&quot;;[.C455];&quot;@localhost.nu&quot;))" office:value-type="string" office:string-value="eva-britt.olander@localhost.nu">
            <text:p>eva-britt.o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5];&quot;'&quot;;&quot;,'&quot;;[.C455];&quot;','&quot;;[.D455];&quot;','&quot;;[.E455];&quot;',&quot;;[.F455];&quot;,&quot;;[.G455];&quot;,&quot;;[.H455];&quot;),&quot;)" office:value-type="string" office:string-value="('Eva-Britt','Olander','eva-britt.olander@localhost.nu','$2a$10$12c157d935283ad44d64au4bDOC3umdQMtWdHS7Ckb5uKV0v8WIFG',null,2,0),">
            <text:p>('Eva-Britt','Olander','eva-britt.o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vi-Ann</text:p>
          </table:table-cell>
          <table:table-cell office:value-type="string">
            <text:p>Elvis</text:p>
          </table:table-cell>
          <table:table-cell office:value-type="string">
            <text:p>Birgersson</text:p>
          </table:table-cell>
          <table:table-cell table:formula="of:=LOWER(CONCATENATE([.A456];&quot;.&quot;;[.C456];&quot;@localhost.nu&quot;))" office:value-type="string" office:string-value="vivi-ann.birgersson@localhost.nu">
            <text:p>vivi-ann.birge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6];&quot;'&quot;;&quot;,'&quot;;[.C456];&quot;','&quot;;[.D456];&quot;','&quot;;[.E456];&quot;',&quot;;[.F456];&quot;,&quot;;[.G456];&quot;,&quot;;[.H456];&quot;),&quot;)" office:value-type="string" office:string-value="('Vivi-Ann','Birgersson','vivi-ann.birgersson@localhost.nu','$2a$10$12c157d935283ad44d64au4bDOC3umdQMtWdHS7Ckb5uKV0v8WIFG',null,2,0),">
            <text:p>('Vivi-Ann','Birgersson','vivi-ann.birge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enée</text:p>
          </table:table-cell>
          <table:table-cell office:value-type="string">
            <text:p>Erkki</text:p>
          </table:table-cell>
          <table:table-cell office:value-type="string">
            <text:p>Wallgren</text:p>
          </table:table-cell>
          <table:table-cell table:formula="of:=LOWER(CONCATENATE([.A457];&quot;.&quot;;[.C457];&quot;@localhost.nu&quot;))" office:value-type="string" office:string-value="renée.wallgren@localhost.nu">
            <text:p>renée.wallgr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7];&quot;'&quot;;&quot;,'&quot;;[.C457];&quot;','&quot;;[.D457];&quot;','&quot;;[.E457];&quot;',&quot;;[.F457];&quot;,&quot;;[.G457];&quot;,&quot;;[.H457];&quot;),&quot;)" office:value-type="string" office:string-value="('Renée','Wallgren','renée.wallgren@localhost.nu','$2a$10$12c157d935283ad44d64au4bDOC3umdQMtWdHS7Ckb5uKV0v8WIFG',null,2,0),">
            <text:p>('Renée','Wallgren','renée.wallgr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ivan</text:p>
          </table:table-cell>
          <table:table-cell office:value-type="string">
            <text:p>Alberto</text:p>
          </table:table-cell>
          <table:table-cell office:value-type="string">
            <text:p>Hanna</text:p>
          </table:table-cell>
          <table:table-cell table:formula="of:=LOWER(CONCATENATE([.A458];&quot;.&quot;;[.C458];&quot;@localhost.nu&quot;))" office:value-type="string" office:string-value="vivan.hanna@localhost.nu">
            <text:p>vivan.hanna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8];&quot;'&quot;;&quot;,'&quot;;[.C458];&quot;','&quot;;[.D458];&quot;','&quot;;[.E458];&quot;',&quot;;[.F458];&quot;,&quot;;[.G458];&quot;,&quot;;[.H458];&quot;),&quot;)" office:value-type="string" office:string-value="('Vivan','Hanna','vivan.hanna@localhost.nu','$2a$10$12c157d935283ad44d64au4bDOC3umdQMtWdHS7Ckb5uKV0v8WIFG',null,2,0),">
            <text:p>('Vivan','Hanna','vivan.hanna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gelika</text:p>
          </table:table-cell>
          <table:table-cell office:value-type="string">
            <text:p>Torvald</text:p>
          </table:table-cell>
          <table:table-cell office:value-type="string">
            <text:p>Rosenberg</text:p>
          </table:table-cell>
          <table:table-cell table:formula="of:=LOWER(CONCATENATE([.A459];&quot;.&quot;;[.C459];&quot;@localhost.nu&quot;))" office:value-type="string" office:string-value="angelika.rosenberg@localhost.nu">
            <text:p>angelika.rose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59];&quot;'&quot;;&quot;,'&quot;;[.C459];&quot;','&quot;;[.D459];&quot;','&quot;;[.E459];&quot;',&quot;;[.F459];&quot;,&quot;;[.G459];&quot;,&quot;;[.H459];&quot;),&quot;)" office:value-type="string" office:string-value="('Angelika','Rosenberg','angelika.rosenberg@localhost.nu','$2a$10$12c157d935283ad44d64au4bDOC3umdQMtWdHS7Ckb5uKV0v8WIFG',null,2,0),">
            <text:p>('Angelika','Rosenberg','angelika.rose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sther</text:p>
          </table:table-cell>
          <table:table-cell office:value-type="string">
            <text:p>Ragnvald</text:p>
          </table:table-cell>
          <table:table-cell office:value-type="string">
            <text:p>Ferm</text:p>
          </table:table-cell>
          <table:table-cell table:formula="of:=LOWER(CONCATENATE([.A460];&quot;.&quot;;[.C460];&quot;@localhost.nu&quot;))" office:value-type="string" office:string-value="esther.ferm@localhost.nu">
            <text:p>esther.fer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0];&quot;'&quot;;&quot;,'&quot;;[.C460];&quot;','&quot;;[.D460];&quot;','&quot;;[.E460];&quot;',&quot;;[.F460];&quot;,&quot;;[.G460];&quot;,&quot;;[.H460];&quot;),&quot;)" office:value-type="string" office:string-value="('Esther','Ferm','esther.ferm@localhost.nu','$2a$10$12c157d935283ad44d64au4bDOC3umdQMtWdHS7Ckb5uKV0v8WIFG',null,2,0),">
            <text:p>('Esther','Ferm','esther.fer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lina</text:p>
          </table:table-cell>
          <table:table-cell office:value-type="string">
            <text:p>Pelle</text:p>
          </table:table-cell>
          <table:table-cell office:value-type="string">
            <text:p>Åkerman</text:p>
          </table:table-cell>
          <table:table-cell table:formula="of:=LOWER(CONCATENATE([.A461];&quot;.&quot;;[.C461];&quot;@localhost.nu&quot;))" office:value-type="string" office:string-value="alina.åkerman@localhost.nu">
            <text:p>alina.åker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1];&quot;'&quot;;&quot;,'&quot;;[.C461];&quot;','&quot;;[.D461];&quot;','&quot;;[.E461];&quot;',&quot;;[.F461];&quot;,&quot;;[.G461];&quot;,&quot;;[.H461];&quot;),&quot;)" office:value-type="string" office:string-value="('Alina','Åkerman','alina.åkerman@localhost.nu','$2a$10$12c157d935283ad44d64au4bDOC3umdQMtWdHS7Ckb5uKV0v8WIFG',null,2,0),">
            <text:p>('Alina','Åkerman','alina.åker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yam</text:p>
          </table:table-cell>
          <table:table-cell office:value-type="string">
            <text:p>Osman</text:p>
          </table:table-cell>
          <table:table-cell office:value-type="string">
            <text:p>Wallén</text:p>
          </table:table-cell>
          <table:table-cell table:formula="of:=LOWER(CONCATENATE([.A462];&quot;.&quot;;[.C462];&quot;@localhost.nu&quot;))" office:value-type="string" office:string-value="maryam.wallén@localhost.nu">
            <text:p>maryam.wallé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2];&quot;'&quot;;&quot;,'&quot;;[.C462];&quot;','&quot;;[.D462];&quot;','&quot;;[.E462];&quot;',&quot;;[.F462];&quot;,&quot;;[.G462];&quot;,&quot;;[.H462];&quot;),&quot;)" office:value-type="string" office:string-value="('Maryam','Wallén','maryam.wallén@localhost.nu','$2a$10$12c157d935283ad44d64au4bDOC3umdQMtWdHS7Ckb5uKV0v8WIFG',null,2,0),">
            <text:p>('Maryam','Wallén','maryam.wallé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Gullan</text:p>
          </table:table-cell>
          <table:table-cell office:value-type="string">
            <text:p>Markku</text:p>
          </table:table-cell>
          <table:table-cell office:value-type="string">
            <text:p>Broström</text:p>
          </table:table-cell>
          <table:table-cell table:formula="of:=LOWER(CONCATENATE([.A463];&quot;.&quot;;[.C463];&quot;@localhost.nu&quot;))" office:value-type="string" office:string-value="gullan.broström@localhost.nu">
            <text:p>gullan.bro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3];&quot;'&quot;;&quot;,'&quot;;[.C463];&quot;','&quot;;[.D463];&quot;','&quot;;[.E463];&quot;',&quot;;[.F463];&quot;,&quot;;[.G463];&quot;,&quot;;[.H463];&quot;),&quot;)" office:value-type="string" office:string-value="('Gullan','Broström','gullan.broström@localhost.nu','$2a$10$12c157d935283ad44d64au4bDOC3umdQMtWdHS7Ckb5uKV0v8WIFG',null,2,0),">
            <text:p>('Gullan','Broström','gullan.bro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ill</text:p>
          </table:table-cell>
          <table:table-cell office:value-type="string">
            <text:p>Lars Erik</text:p>
          </table:table-cell>
          <table:table-cell office:value-type="string">
            <text:p>Hjort</text:p>
          </table:table-cell>
          <table:table-cell table:formula="of:=LOWER(CONCATENATE([.A464];&quot;.&quot;;[.C464];&quot;@localhost.nu&quot;))" office:value-type="string" office:string-value="jill.hjort@localhost.nu">
            <text:p>jill.hjor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4];&quot;'&quot;;&quot;,'&quot;;[.C464];&quot;','&quot;;[.D464];&quot;','&quot;;[.E464];&quot;',&quot;;[.F464];&quot;,&quot;;[.G464];&quot;,&quot;;[.H464];&quot;),&quot;)" office:value-type="string" office:string-value="('Jill','Hjort','jill.hjort@localhost.nu','$2a$10$12c157d935283ad44d64au4bDOC3umdQMtWdHS7Ckb5uKV0v8WIFG',null,2,0),">
            <text:p>('Jill','Hjort','jill.hjor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ugenia</text:p>
          </table:table-cell>
          <table:table-cell office:value-type="string">
            <text:p>Per-Olov</text:p>
          </table:table-cell>
          <table:table-cell office:value-type="string">
            <text:p>Ragnarsson</text:p>
          </table:table-cell>
          <table:table-cell table:formula="of:=LOWER(CONCATENATE([.A465];&quot;.&quot;;[.C465];&quot;@localhost.nu&quot;))" office:value-type="string" office:string-value="eugenia.ragnarsson@localhost.nu">
            <text:p>eugenia.ragna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5];&quot;'&quot;;&quot;,'&quot;;[.C465];&quot;','&quot;;[.D465];&quot;','&quot;;[.E465];&quot;',&quot;;[.F465];&quot;,&quot;;[.G465];&quot;,&quot;;[.H465];&quot;),&quot;)" office:value-type="string" office:string-value="('Eugenia','Ragnarsson','eugenia.ragnarsson@localhost.nu','$2a$10$12c157d935283ad44d64au4bDOC3umdQMtWdHS7Ckb5uKV0v8WIFG',null,2,0),">
            <text:p>('Eugenia','Ragnarsson','eugenia.ragna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gvor</text:p>
          </table:table-cell>
          <table:table-cell office:value-type="string">
            <text:p>Thorbjörn</text:p>
          </table:table-cell>
          <table:table-cell office:value-type="string">
            <text:p>Carlberg</text:p>
          </table:table-cell>
          <table:table-cell table:formula="of:=LOWER(CONCATENATE([.A466];&quot;.&quot;;[.C466];&quot;@localhost.nu&quot;))" office:value-type="string" office:string-value="ingvor.carlberg@localhost.nu">
            <text:p>ingvor.car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6];&quot;'&quot;;&quot;,'&quot;;[.C466];&quot;','&quot;;[.D466];&quot;','&quot;;[.E466];&quot;',&quot;;[.F466];&quot;,&quot;;[.G466];&quot;,&quot;;[.H466];&quot;),&quot;)" office:value-type="string" office:string-value="('Ingvor','Carlberg','ingvor.carlberg@localhost.nu','$2a$10$12c157d935283ad44d64au4bDOC3umdQMtWdHS7Ckb5uKV0v8WIFG',null,2,0),">
            <text:p>('Ingvor','Carlberg','ingvor.car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Tuula</text:p>
          </table:table-cell>
          <table:table-cell office:value-type="string">
            <text:p>Percy</text:p>
          </table:table-cell>
          <table:table-cell office:value-type="string">
            <text:p>Fagerström</text:p>
          </table:table-cell>
          <table:table-cell table:formula="of:=LOWER(CONCATENATE([.A467];&quot;.&quot;;[.C467];&quot;@localhost.nu&quot;))" office:value-type="string" office:string-value="tuula.fagerström@localhost.nu">
            <text:p>tuula.fag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7];&quot;'&quot;;&quot;,'&quot;;[.C467];&quot;','&quot;;[.D467];&quot;','&quot;;[.E467];&quot;',&quot;;[.F467];&quot;,&quot;;[.G467];&quot;,&quot;;[.H467];&quot;),&quot;)" office:value-type="string" office:string-value="('Tuula','Fagerström','tuula.fagerström@localhost.nu','$2a$10$12c157d935283ad44d64au4bDOC3umdQMtWdHS7Ckb5uKV0v8WIFG',null,2,0),">
            <text:p>('Tuula','Fagerström','tuula.fager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ila</text:p>
          </table:table-cell>
          <table:table-cell office:value-type="string">
            <text:p>Abdullah</text:p>
          </table:table-cell>
          <table:table-cell office:value-type="string">
            <text:p>Steen</text:p>
          </table:table-cell>
          <table:table-cell table:formula="of:=LOWER(CONCATENATE([.A468];&quot;.&quot;;[.C468];&quot;@localhost.nu&quot;))" office:value-type="string" office:string-value="eila.steen@localhost.nu">
            <text:p>eila.stee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8];&quot;'&quot;;&quot;,'&quot;;[.C468];&quot;','&quot;;[.D468];&quot;','&quot;;[.E468];&quot;',&quot;;[.F468];&quot;,&quot;;[.G468];&quot;,&quot;;[.H468];&quot;),&quot;)" office:value-type="string" office:string-value="('Eila','Steen','eila.steen@localhost.nu','$2a$10$12c157d935283ad44d64au4bDOC3umdQMtWdHS7Ckb5uKV0v8WIFG',null,2,0),">
            <text:p>('Eila','Steen','eila.stee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mina</text:p>
          </table:table-cell>
          <table:table-cell office:value-type="string">
            <text:p>Mickael</text:p>
          </table:table-cell>
          <table:table-cell office:value-type="string">
            <text:p>Lundahl</text:p>
          </table:table-cell>
          <table:table-cell table:formula="of:=LOWER(CONCATENATE([.A469];&quot;.&quot;;[.C469];&quot;@localhost.nu&quot;))" office:value-type="string" office:string-value="amina.lundahl@localhost.nu">
            <text:p>amina.lund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69];&quot;'&quot;;&quot;,'&quot;;[.C469];&quot;','&quot;;[.D469];&quot;','&quot;;[.E469];&quot;',&quot;;[.F469];&quot;,&quot;;[.G469];&quot;,&quot;;[.H469];&quot;),&quot;)" office:value-type="string" office:string-value="('Amina','Lundahl','amina.lundahl@localhost.nu','$2a$10$12c157d935283ad44d64au4bDOC3umdQMtWdHS7Ckb5uKV0v8WIFG',null,2,0),">
            <text:p>('Amina','Lundahl','amina.lund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rita</text:p>
          </table:table-cell>
          <table:table-cell office:value-type="string">
            <text:p>Thord</text:p>
          </table:table-cell>
          <table:table-cell office:value-type="string">
            <text:p>Åkerström</text:p>
          </table:table-cell>
          <table:table-cell table:formula="of:=LOWER(CONCATENATE([.A470];&quot;.&quot;;[.C470];&quot;@localhost.nu&quot;))" office:value-type="string" office:string-value="carita.åkerström@localhost.nu">
            <text:p>carita.åker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0];&quot;'&quot;;&quot;,'&quot;;[.C470];&quot;','&quot;;[.D470];&quot;','&quot;;[.E470];&quot;',&quot;;[.F470];&quot;,&quot;;[.G470];&quot;,&quot;;[.H470];&quot;),&quot;)" office:value-type="string" office:string-value="('Carita','Åkerström','carita.åkerström@localhost.nu','$2a$10$12c157d935283ad44d64au4bDOC3umdQMtWdHS7Ckb5uKV0v8WIFG',null,2,0),">
            <text:p>('Carita','Åkerström','carita.åker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ianca</text:p>
          </table:table-cell>
          <table:table-cell office:value-type="string">
            <text:p>Karim</text:p>
          </table:table-cell>
          <table:table-cell office:value-type="string">
            <text:p>Gullberg</text:p>
          </table:table-cell>
          <table:table-cell table:formula="of:=LOWER(CONCATENATE([.A471];&quot;.&quot;;[.C471];&quot;@localhost.nu&quot;))" office:value-type="string" office:string-value="bianca.gullberg@localhost.nu">
            <text:p>bianca.gull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1];&quot;'&quot;;&quot;,'&quot;;[.C471];&quot;','&quot;;[.D471];&quot;','&quot;;[.E471];&quot;',&quot;;[.F471];&quot;,&quot;;[.G471];&quot;,&quot;;[.H471];&quot;),&quot;)" office:value-type="string" office:string-value="('Bianca','Gullberg','bianca.gullberg@localhost.nu','$2a$10$12c157d935283ad44d64au4bDOC3umdQMtWdHS7Ckb5uKV0v8WIFG',null,2,0),">
            <text:p>('Bianca','Gullberg','bianca.gull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ulda</text:p>
          </table:table-cell>
          <table:table-cell office:value-type="string">
            <text:p>Lasse</text:p>
          </table:table-cell>
          <table:table-cell office:value-type="string">
            <text:p>Rehn</text:p>
          </table:table-cell>
          <table:table-cell table:formula="of:=LOWER(CONCATENATE([.A472];&quot;.&quot;;[.C472];&quot;@localhost.nu&quot;))" office:value-type="string" office:string-value="hulda.rehn@localhost.nu">
            <text:p>hulda.reh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2];&quot;'&quot;;&quot;,'&quot;;[.C472];&quot;','&quot;;[.D472];&quot;','&quot;;[.E472];&quot;',&quot;;[.F472];&quot;,&quot;;[.G472];&quot;,&quot;;[.H472];&quot;),&quot;)" office:value-type="string" office:string-value="('Hulda','Rehn','hulda.rehn@localhost.nu','$2a$10$12c157d935283ad44d64au4bDOC3umdQMtWdHS7Ckb5uKV0v8WIFG',null,2,0),">
            <text:p>('Hulda','Rehn','hulda.reh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udith</text:p>
          </table:table-cell>
          <table:table-cell office:value-type="string">
            <text:p>Louis</text:p>
          </table:table-cell>
          <table:table-cell office:value-type="string">
            <text:p>Rask</text:p>
          </table:table-cell>
          <table:table-cell table:formula="of:=LOWER(CONCATENATE([.A473];&quot;.&quot;;[.C473];&quot;@localhost.nu&quot;))" office:value-type="string" office:string-value="judith.rask@localhost.nu">
            <text:p>judith.ras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3];&quot;'&quot;;&quot;,'&quot;;[.C473];&quot;','&quot;;[.D473];&quot;','&quot;;[.E473];&quot;',&quot;;[.F473];&quot;,&quot;;[.G473];&quot;,&quot;;[.H473];&quot;),&quot;)" office:value-type="string" office:string-value="('Judith','Rask','judith.rask@localhost.nu','$2a$10$12c157d935283ad44d64au4bDOC3umdQMtWdHS7Ckb5uKV0v8WIFG',null,2,0),">
            <text:p>('Judith','Rask','judith.ras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Nadia</text:p>
          </table:table-cell>
          <table:table-cell office:value-type="string">
            <text:p>Timmy</text:p>
          </table:table-cell>
          <table:table-cell office:value-type="string">
            <text:p>Peterson</text:p>
          </table:table-cell>
          <table:table-cell table:formula="of:=LOWER(CONCATENATE([.A474];&quot;.&quot;;[.C474];&quot;@localhost.nu&quot;))" office:value-type="string" office:string-value="nadia.peterson@localhost.nu">
            <text:p>nadia.peter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4];&quot;'&quot;;&quot;,'&quot;;[.C474];&quot;','&quot;;[.D474];&quot;','&quot;;[.E474];&quot;',&quot;;[.F474];&quot;,&quot;;[.G474];&quot;,&quot;;[.H474];&quot;),&quot;)" office:value-type="string" office:string-value="('Nadia','Peterson','nadia.peterson@localhost.nu','$2a$10$12c157d935283ad44d64au4bDOC3umdQMtWdHS7Ckb5uKV0v8WIFG',null,2,0),">
            <text:p>('Nadia','Peterson','nadia.peter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am</text:p>
          </table:table-cell>
          <table:table-cell office:value-type="string">
            <text:p>Per-Arne</text:p>
          </table:table-cell>
          <table:table-cell office:value-type="string">
            <text:p>Flodin</text:p>
          </table:table-cell>
          <table:table-cell table:formula="of:=LOWER(CONCATENATE([.A475];&quot;.&quot;;[.C475];&quot;@localhost.nu&quot;))" office:value-type="string" office:string-value="mariam.flodin@localhost.nu">
            <text:p>mariam.flod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5];&quot;'&quot;;&quot;,'&quot;;[.C475];&quot;','&quot;;[.D475];&quot;','&quot;;[.E475];&quot;',&quot;;[.F475];&quot;,&quot;;[.G475];&quot;,&quot;;[.H475];&quot;),&quot;)" office:value-type="string" office:string-value="('Mariam','Flodin','mariam.flodin@localhost.nu','$2a$10$12c157d935283ad44d64au4bDOC3umdQMtWdHS7Ckb5uKV0v8WIFG',null,2,0),">
            <text:p>('Mariam','Flodin','mariam.flod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Betty</text:p>
          </table:table-cell>
          <table:table-cell office:value-type="string">
            <text:p>Karl-Gustav</text:p>
          </table:table-cell>
          <table:table-cell office:value-type="string">
            <text:p>Österlund</text:p>
          </table:table-cell>
          <table:table-cell table:formula="of:=LOWER(CONCATENATE([.A476];&quot;.&quot;;[.C476];&quot;@localhost.nu&quot;))" office:value-type="string" office:string-value="betty.österlund@localhost.nu">
            <text:p>betty.öster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6];&quot;'&quot;;&quot;,'&quot;;[.C476];&quot;','&quot;;[.D476];&quot;','&quot;;[.E476];&quot;',&quot;;[.F476];&quot;,&quot;;[.G476];&quot;,&quot;;[.H476];&quot;),&quot;)" office:value-type="string" office:string-value="('Betty','Österlund','betty.österlund@localhost.nu','$2a$10$12c157d935283ad44d64au4bDOC3umdQMtWdHS7Ckb5uKV0v8WIFG',null,2,0),">
            <text:p>('Betty','Österlund','betty.öster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eja</text:p>
          </table:table-cell>
          <table:table-cell office:value-type="string">
            <text:p>Ari</text:p>
          </table:table-cell>
          <table:table-cell office:value-type="string">
            <text:p>Juhlin</text:p>
          </table:table-cell>
          <table:table-cell table:formula="of:=LOWER(CONCATENATE([.A477];&quot;.&quot;;[.C477];&quot;@localhost.nu&quot;))" office:value-type="string" office:string-value="meja.juhlin@localhost.nu">
            <text:p>meja.juh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7];&quot;'&quot;;&quot;,'&quot;;[.C477];&quot;','&quot;;[.D477];&quot;','&quot;;[.E477];&quot;',&quot;;[.F477];&quot;,&quot;;[.G477];&quot;,&quot;;[.H477];&quot;),&quot;)" office:value-type="string" office:string-value="('Meja','Juhlin','meja.juhlin@localhost.nu','$2a$10$12c157d935283ad44d64au4bDOC3umdQMtWdHS7Ckb5uKV0v8WIFG',null,2,0),">
            <text:p>('Meja','Juhlin','meja.juh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tha</text:p>
          </table:table-cell>
          <table:table-cell office:value-type="string">
            <text:p>Vilmer</text:p>
          </table:table-cell>
          <table:table-cell office:value-type="string">
            <text:p>Ahl</text:p>
          </table:table-cell>
          <table:table-cell table:formula="of:=LOWER(CONCATENATE([.A478];&quot;.&quot;;[.C478];&quot;@localhost.nu&quot;))" office:value-type="string" office:string-value="martha.ahl@localhost.nu">
            <text:p>martha.ah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8];&quot;'&quot;;&quot;,'&quot;;[.C478];&quot;','&quot;;[.D478];&quot;','&quot;;[.E478];&quot;',&quot;;[.F478];&quot;,&quot;;[.G478];&quot;,&quot;;[.H478];&quot;),&quot;)" office:value-type="string" office:string-value="('Martha','Ahl','martha.ahl@localhost.nu','$2a$10$12c157d935283ad44d64au4bDOC3umdQMtWdHS7Ckb5uKV0v8WIFG',null,2,0),">
            <text:p>('Martha','Ahl','martha.ah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Lillian</text:p>
          </table:table-cell>
          <table:table-cell office:value-type="string">
            <text:p>Raimo</text:p>
          </table:table-cell>
          <table:table-cell office:value-type="string">
            <text:p>Nyqvist</text:p>
          </table:table-cell>
          <table:table-cell table:formula="of:=LOWER(CONCATENATE([.A479];&quot;.&quot;;[.C479];&quot;@localhost.nu&quot;))" office:value-type="string" office:string-value="lillian.nyqvist@localhost.nu">
            <text:p>lillian.nyq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79];&quot;'&quot;;&quot;,'&quot;;[.C479];&quot;','&quot;;[.D479];&quot;','&quot;;[.E479];&quot;',&quot;;[.F479];&quot;,&quot;;[.G479];&quot;,&quot;;[.H479];&quot;),&quot;)" office:value-type="string" office:string-value="('Lillian','Nyqvist','lillian.nyqvist@localhost.nu','$2a$10$12c157d935283ad44d64au4bDOC3umdQMtWdHS7Ckb5uKV0v8WIFG',null,2,0),">
            <text:p>('Lillian','Nyqvist','lillian.nyq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ino</text:p>
          </table:table-cell>
          <table:table-cell office:value-type="string">
            <text:p>Hans-Erik</text:p>
          </table:table-cell>
          <table:table-cell office:value-type="string">
            <text:p>Hallström</text:p>
          </table:table-cell>
          <table:table-cell table:formula="of:=LOWER(CONCATENATE([.A480];&quot;.&quot;;[.C480];&quot;@localhost.nu&quot;))" office:value-type="string" office:string-value="aino.hallström@localhost.nu">
            <text:p>aino.hal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0];&quot;'&quot;;&quot;,'&quot;;[.C480];&quot;','&quot;;[.D480];&quot;','&quot;;[.E480];&quot;',&quot;;[.F480];&quot;,&quot;;[.G480];&quot;,&quot;;[.H480];&quot;),&quot;)" office:value-type="string" office:string-value="('Aino','Hallström','aino.hallström@localhost.nu','$2a$10$12c157d935283ad44d64au4bDOC3umdQMtWdHS7Ckb5uKV0v8WIFG',null,2,0),">
            <text:p>('Aino','Hallström','aino.hal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Hedda</text:p>
          </table:table-cell>
          <table:table-cell office:value-type="string">
            <text:p>Ian</text:p>
          </table:table-cell>
          <table:table-cell office:value-type="string">
            <text:p>Holmlund</text:p>
          </table:table-cell>
          <table:table-cell table:formula="of:=LOWER(CONCATENATE([.A481];&quot;.&quot;;[.C481];&quot;@localhost.nu&quot;))" office:value-type="string" office:string-value="hedda.holmlund@localhost.nu">
            <text:p>hedda.holm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1];&quot;'&quot;;&quot;,'&quot;;[.C481];&quot;','&quot;;[.D481];&quot;','&quot;;[.E481];&quot;',&quot;;[.F481];&quot;,&quot;;[.G481];&quot;,&quot;;[.H481];&quot;),&quot;)" office:value-type="string" office:string-value="('Hedda','Holmlund','hedda.holmlund@localhost.nu','$2a$10$12c157d935283ad44d64au4bDOC3umdQMtWdHS7Ckb5uKV0v8WIFG',null,2,0),">
            <text:p>('Hedda','Holmlund','hedda.holm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Florence</text:p>
          </table:table-cell>
          <table:table-cell office:value-type="string">
            <text:p>Ensio</text:p>
          </table:table-cell>
          <table:table-cell office:value-type="string">
            <text:p>Brorsson</text:p>
          </table:table-cell>
          <table:table-cell table:formula="of:=LOWER(CONCATENATE([.A482];&quot;.&quot;;[.C482];&quot;@localhost.nu&quot;))" office:value-type="string" office:string-value="florence.brorsson@localhost.nu">
            <text:p>florence.bror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2];&quot;'&quot;;&quot;,'&quot;;[.C482];&quot;','&quot;;[.D482];&quot;','&quot;;[.E482];&quot;',&quot;;[.F482];&quot;,&quot;;[.G482];&quot;,&quot;;[.H482];&quot;),&quot;)" office:value-type="string" office:string-value="('Florence','Brorsson','florence.brorsson@localhost.nu','$2a$10$12c157d935283ad44d64au4bDOC3umdQMtWdHS7Ckb5uKV0v8WIFG',null,2,0),">
            <text:p>('Florence','Brorsson','florence.bror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s-Marie</text:p>
          </table:table-cell>
          <table:table-cell office:value-type="string">
            <text:p>Jan-Olov</text:p>
          </table:table-cell>
          <table:table-cell office:value-type="string">
            <text:p>Ring</text:p>
          </table:table-cell>
          <table:table-cell table:formula="of:=LOWER(CONCATENATE([.A483];&quot;.&quot;;[.C483];&quot;@localhost.nu&quot;))" office:value-type="string" office:string-value="ros-marie.ring@localhost.nu">
            <text:p>ros-marie.ri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3];&quot;'&quot;;&quot;,'&quot;;[.C483];&quot;','&quot;;[.D483];&quot;','&quot;;[.E483];&quot;',&quot;;[.F483];&quot;,&quot;;[.G483];&quot;,&quot;;[.H483];&quot;),&quot;)" office:value-type="string" office:string-value="('Ros-Marie','Ring','ros-marie.ring@localhost.nu','$2a$10$12c157d935283ad44d64au4bDOC3umdQMtWdHS7Ckb5uKV0v8WIFG',null,2,0),">
            <text:p>('Ros-Marie','Ring','ros-marie.ri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gita</text:p>
          </table:table-cell>
          <table:table-cell office:value-type="string">
            <text:p>Petrus</text:p>
          </table:table-cell>
          <table:table-cell office:value-type="string">
            <text:p>Brink</text:p>
          </table:table-cell>
          <table:table-cell table:formula="of:=LOWER(CONCATENATE([.A484];&quot;.&quot;;[.C484];&quot;@localhost.nu&quot;))" office:value-type="string" office:string-value="margita.brink@localhost.nu">
            <text:p>margita.brink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4];&quot;'&quot;;&quot;,'&quot;;[.C484];&quot;','&quot;;[.D484];&quot;','&quot;;[.E484];&quot;',&quot;;[.F484];&quot;,&quot;;[.G484];&quot;,&quot;;[.H484];&quot;),&quot;)" office:value-type="string" office:string-value="('Margita','Brink','margita.brink@localhost.nu','$2a$10$12c157d935283ad44d64au4bDOC3umdQMtWdHS7Ckb5uKV0v8WIFG',null,2,0),">
            <text:p>('Margita','Brink','margita.brink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Valentina</text:p>
          </table:table-cell>
          <table:table-cell office:value-type="string">
            <text:p>Per-Anders</text:p>
          </table:table-cell>
          <table:table-cell office:value-type="string">
            <text:p>Christensson</text:p>
          </table:table-cell>
          <table:table-cell table:formula="of:=LOWER(CONCATENATE([.A485];&quot;.&quot;;[.C485];&quot;@localhost.nu&quot;))" office:value-type="string" office:string-value="valentina.christensson@localhost.nu">
            <text:p>valentina.christe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5];&quot;'&quot;;&quot;,'&quot;;[.C485];&quot;','&quot;;[.D485];&quot;','&quot;;[.E485];&quot;',&quot;;[.F485];&quot;,&quot;;[.G485];&quot;,&quot;;[.H485];&quot;),&quot;)" office:value-type="string" office:string-value="('Valentina','Christensson','valentina.christensson@localhost.nu','$2a$10$12c157d935283ad44d64au4bDOC3umdQMtWdHS7Ckb5uKV0v8WIFG',null,2,0),">
            <text:p>('Valentina','Christensson','valentina.christe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Zahra</text:p>
          </table:table-cell>
          <table:table-cell office:value-type="string">
            <text:p>Krzysztof</text:p>
          </table:table-cell>
          <table:table-cell office:value-type="string">
            <text:p>Jarl</text:p>
          </table:table-cell>
          <table:table-cell table:formula="of:=LOWER(CONCATENATE([.A486];&quot;.&quot;;[.C486];&quot;@localhost.nu&quot;))" office:value-type="string" office:string-value="zahra.jarl@localhost.nu">
            <text:p>zahra.jarl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6];&quot;'&quot;;&quot;,'&quot;;[.C486];&quot;','&quot;;[.D486];&quot;','&quot;;[.E486];&quot;',&quot;;[.F486];&quot;,&quot;;[.G486];&quot;,&quot;;[.H486];&quot;),&quot;)" office:value-type="string" office:string-value="('Zahra','Jarl','zahra.jarl@localhost.nu','$2a$10$12c157d935283ad44d64au4bDOC3umdQMtWdHS7Ckb5uKV0v8WIFG',null,2,0),">
            <text:p>('Zahra','Jarl','zahra.jarl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nkeri</text:p>
          </table:table-cell>
          <table:table-cell office:value-type="string">
            <text:p>Kjell-Åke</text:p>
          </table:table-cell>
          <table:table-cell office:value-type="string">
            <text:p>Albertsson</text:p>
          </table:table-cell>
          <table:table-cell table:formula="of:=LOWER(CONCATENATE([.A487];&quot;.&quot;;[.C487];&quot;@localhost.nu&quot;))" office:value-type="string" office:string-value="inkeri.albertsson@localhost.nu">
            <text:p>inkeri.albert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7];&quot;'&quot;;&quot;,'&quot;;[.C487];&quot;','&quot;;[.D487];&quot;','&quot;;[.E487];&quot;',&quot;;[.F487];&quot;,&quot;;[.G487];&quot;,&quot;;[.H487];&quot;),&quot;)" office:value-type="string" office:string-value="('Inkeri','Albertsson','inkeri.albertsson@localhost.nu','$2a$10$12c157d935283ad44d64au4bDOC3umdQMtWdHS7Ckb5uKV0v8WIFG',null,2,0),">
            <text:p>('Inkeri','Albertsson','inkeri.albert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melia</text:p>
          </table:table-cell>
          <table:table-cell office:value-type="string">
            <text:p>Pentti</text:p>
          </table:table-cell>
          <table:table-cell office:value-type="string">
            <text:p>Nylund</text:p>
          </table:table-cell>
          <table:table-cell table:formula="of:=LOWER(CONCATENATE([.A488];&quot;.&quot;;[.C488];&quot;@localhost.nu&quot;))" office:value-type="string" office:string-value="emelia.nylund@localhost.nu">
            <text:p>emelia.nylun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8];&quot;'&quot;;&quot;,'&quot;;[.C488];&quot;','&quot;;[.D488];&quot;','&quot;;[.E488];&quot;',&quot;;[.F488];&quot;,&quot;;[.G488];&quot;,&quot;;[.H488];&quot;),&quot;)" office:value-type="string" office:string-value="('Emelia','Nylund','emelia.nylund@localhost.nu','$2a$10$12c157d935283ad44d64au4bDOC3umdQMtWdHS7Ckb5uKV0v8WIFG',null,2,0),">
            <text:p>('Emelia','Nylund','emelia.nylun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ajsa</text:p>
          </table:table-cell>
          <table:table-cell office:value-type="string">
            <text:p>Milo</text:p>
          </table:table-cell>
          <table:table-cell office:value-type="string">
            <text:p>Selin</text:p>
          </table:table-cell>
          <table:table-cell table:formula="of:=LOWER(CONCATENATE([.A489];&quot;.&quot;;[.C489];&quot;@localhost.nu&quot;))" office:value-type="string" office:string-value="cajsa.selin@localhost.nu">
            <text:p>cajsa.seli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89];&quot;'&quot;;&quot;,'&quot;;[.C489];&quot;','&quot;;[.D489];&quot;','&quot;;[.E489];&quot;',&quot;;[.F489];&quot;,&quot;;[.G489];&quot;,&quot;;[.H489];&quot;),&quot;)" office:value-type="string" office:string-value="('Cajsa','Selin','cajsa.selin@localhost.nu','$2a$10$12c157d935283ad44d64au4bDOC3umdQMtWdHS7Ckb5uKV0v8WIFG',null,2,0),">
            <text:p>('Cajsa','Selin','cajsa.seli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Rose</text:p>
          </table:table-cell>
          <table:table-cell office:value-type="string">
            <text:p>Roine</text:p>
          </table:table-cell>
          <table:table-cell office:value-type="string">
            <text:p>Åkerblom</text:p>
          </table:table-cell>
          <table:table-cell table:formula="of:=LOWER(CONCATENATE([.A490];&quot;.&quot;;[.C490];&quot;@localhost.nu&quot;))" office:value-type="string" office:string-value="rose.åkerblom@localhost.nu">
            <text:p>rose.åkerblo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0];&quot;'&quot;;&quot;,'&quot;;[.C490];&quot;','&quot;;[.D490];&quot;','&quot;;[.E490];&quot;',&quot;;[.F490];&quot;,&quot;;[.G490];&quot;,&quot;;[.H490];&quot;),&quot;)" office:value-type="string" office:string-value="('Rose','Åkerblom','rose.åkerblom@localhost.nu','$2a$10$12c157d935283ad44d64au4bDOC3umdQMtWdHS7Ckb5uKV0v8WIFG',null,2,0),">
            <text:p>('Rose','Åkerblom','rose.åkerblo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Marielle</text:p>
          </table:table-cell>
          <table:table-cell office:value-type="string">
            <text:p>Franz</text:p>
          </table:table-cell>
          <table:table-cell office:value-type="string">
            <text:p>Ahmad</text:p>
          </table:table-cell>
          <table:table-cell table:formula="of:=LOWER(CONCATENATE([.A491];&quot;.&quot;;[.C491];&quot;@localhost.nu&quot;))" office:value-type="string" office:string-value="marielle.ahmad@localhost.nu">
            <text:p>marielle.ahmad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1];&quot;'&quot;;&quot;,'&quot;;[.C491];&quot;','&quot;;[.D491];&quot;','&quot;;[.E491];&quot;',&quot;;[.F491];&quot;,&quot;;[.G491];&quot;,&quot;;[.H491];&quot;),&quot;)" office:value-type="string" office:string-value="('Marielle','Ahmad','marielle.ahmad@localhost.nu','$2a$10$12c157d935283ad44d64au4bDOC3umdQMtWdHS7Ckb5uKV0v8WIFG',null,2,0),">
            <text:p>('Marielle','Ahmad','marielle.ahmad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Petronella</text:p>
          </table:table-cell>
          <table:table-cell office:value-type="string">
            <text:p>Stephan</text:p>
          </table:table-cell>
          <table:table-cell office:value-type="string">
            <text:p>Sundkvist</text:p>
          </table:table-cell>
          <table:table-cell table:formula="of:=LOWER(CONCATENATE([.A492];&quot;.&quot;;[.C492];&quot;@localhost.nu&quot;))" office:value-type="string" office:string-value="petronella.sundkvist@localhost.nu">
            <text:p>petronella.sundkvist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2];&quot;'&quot;;&quot;,'&quot;;[.C492];&quot;','&quot;;[.D492];&quot;','&quot;;[.E492];&quot;',&quot;;[.F492];&quot;,&quot;;[.G492];&quot;,&quot;;[.H492];&quot;),&quot;)" office:value-type="string" office:string-value="('Petronella','Sundkvist','petronella.sundkvist@localhost.nu','$2a$10$12c157d935283ad44d64au4bDOC3umdQMtWdHS7Ckb5uKV0v8WIFG',null,2,0),">
            <text:p>('Petronella','Sundkvist','petronella.sundkvist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aine</text:p>
          </table:table-cell>
          <table:table-cell office:value-type="string">
            <text:p>Eugén</text:p>
          </table:table-cell>
          <table:table-cell office:value-type="string">
            <text:p>Thunberg</text:p>
          </table:table-cell>
          <table:table-cell table:formula="of:=LOWER(CONCATENATE([.A493];&quot;.&quot;;[.C493];&quot;@localhost.nu&quot;))" office:value-type="string" office:string-value="elaine.thunberg@localhost.nu">
            <text:p>elaine.thunber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3];&quot;'&quot;;&quot;,'&quot;;[.C493];&quot;','&quot;;[.D493];&quot;','&quot;;[.E493];&quot;',&quot;;[.F493];&quot;,&quot;;[.G493];&quot;,&quot;;[.H493];&quot;),&quot;)" office:value-type="string" office:string-value="('Elaine','Thunberg','elaine.thunberg@localhost.nu','$2a$10$12c157d935283ad44d64au4bDOC3umdQMtWdHS7Ckb5uKV0v8WIFG',null,2,0),">
            <text:p>('Elaine','Thunberg','elaine.thunber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enor</text:p>
          </table:table-cell>
          <table:table-cell office:value-type="string">
            <text:p>Mehmet</text:p>
          </table:table-cell>
          <table:table-cell office:value-type="string">
            <text:p>Molander</text:p>
          </table:table-cell>
          <table:table-cell table:formula="of:=LOWER(CONCATENATE([.A494];&quot;.&quot;;[.C494];&quot;@localhost.nu&quot;))" office:value-type="string" office:string-value="elenor.molander@localhost.nu">
            <text:p>elenor.molander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4];&quot;'&quot;;&quot;,'&quot;;[.C494];&quot;','&quot;;[.D494];&quot;','&quot;;[.E494];&quot;',&quot;;[.F494];&quot;,&quot;;[.G494];&quot;,&quot;;[.H494];&quot;),&quot;)" office:value-type="string" office:string-value="('Elenor','Molander','elenor.molander@localhost.nu','$2a$10$12c157d935283ad44d64au4bDOC3umdQMtWdHS7Ckb5uKV0v8WIFG',null,2,0),">
            <text:p>('Elenor','Molander','elenor.molander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Elisa</text:p>
          </table:table-cell>
          <table:table-cell office:value-type="string">
            <text:p>Alan</text:p>
          </table:table-cell>
          <table:table-cell office:value-type="string">
            <text:p>Modig</text:p>
          </table:table-cell>
          <table:table-cell table:formula="of:=LOWER(CONCATENATE([.A495];&quot;.&quot;;[.C495];&quot;@localhost.nu&quot;))" office:value-type="string" office:string-value="elisa.modig@localhost.nu">
            <text:p>elisa.modi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5];&quot;'&quot;;&quot;,'&quot;;[.C495];&quot;','&quot;;[.D495];&quot;','&quot;;[.E495];&quot;',&quot;;[.F495];&quot;,&quot;;[.G495];&quot;,&quot;;[.H495];&quot;),&quot;)" office:value-type="string" office:string-value="('Elisa','Modig','elisa.modig@localhost.nu','$2a$10$12c157d935283ad44d64au4bDOC3umdQMtWdHS7Ckb5uKV0v8WIFG',null,2,0),">
            <text:p>('Elisa','Modig','elisa.modi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asmin</text:p>
          </table:table-cell>
          <table:table-cell office:value-type="string">
            <text:p>Miguel</text:p>
          </table:table-cell>
          <table:table-cell office:value-type="string">
            <text:p>Bohman</text:p>
          </table:table-cell>
          <table:table-cell table:formula="of:=LOWER(CONCATENATE([.A496];&quot;.&quot;;[.C496];&quot;@localhost.nu&quot;))" office:value-type="string" office:string-value="jasmin.bohman@localhost.nu">
            <text:p>jasmin.bohma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6];&quot;'&quot;;&quot;,'&quot;;[.C496];&quot;','&quot;;[.D496];&quot;','&quot;;[.E496];&quot;',&quot;;[.F496];&quot;,&quot;;[.G496];&quot;,&quot;;[.H496];&quot;),&quot;)" office:value-type="string" office:string-value="('Jasmin','Bohman','jasmin.bohman@localhost.nu','$2a$10$12c157d935283ad44d64au4bDOC3umdQMtWdHS7Ckb5uKV0v8WIFG',null,2,0),">
            <text:p>('Jasmin','Bohman','jasmin.bohma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nny</text:p>
          </table:table-cell>
          <table:table-cell office:value-type="string">
            <text:p>Ralph</text:p>
          </table:table-cell>
          <table:table-cell office:value-type="string">
            <text:p>Smith</text:p>
          </table:table-cell>
          <table:table-cell table:formula="of:=LOWER(CONCATENATE([.A497];&quot;.&quot;;[.C497];&quot;@localhost.nu&quot;))" office:value-type="string" office:string-value="anny.smith@localhost.nu">
            <text:p>anny.smith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7];&quot;'&quot;;&quot;,'&quot;;[.C497];&quot;','&quot;;[.D497];&quot;','&quot;;[.E497];&quot;',&quot;;[.F497];&quot;,&quot;;[.G497];&quot;,&quot;;[.H497];&quot;),&quot;)" office:value-type="string" office:string-value="('Anny','Smith','anny.smith@localhost.nu','$2a$10$12c157d935283ad44d64au4bDOC3umdQMtWdHS7Ckb5uKV0v8WIFG',null,2,0),">
            <text:p>('Anny','Smith','anny.smith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Amelia</text:p>
          </table:table-cell>
          <table:table-cell office:value-type="string">
            <text:p>Seppo</text:p>
          </table:table-cell>
          <table:table-cell office:value-type="string">
            <text:p>Albinsson</text:p>
          </table:table-cell>
          <table:table-cell table:formula="of:=LOWER(CONCATENATE([.A498];&quot;.&quot;;[.C498];&quot;@localhost.nu&quot;))" office:value-type="string" office:string-value="amelia.albinsson@localhost.nu">
            <text:p>amelia.alb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8];&quot;'&quot;;&quot;,'&quot;;[.C498];&quot;','&quot;;[.D498];&quot;','&quot;;[.E498];&quot;',&quot;;[.F498];&quot;,&quot;;[.G498];&quot;,&quot;;[.H498];&quot;),&quot;)" office:value-type="string" office:string-value="('Amelia','Albinsson','amelia.albinsson@localhost.nu','$2a$10$12c157d935283ad44d64au4bDOC3umdQMtWdHS7Ckb5uKV0v8WIFG',null,2,0),">
            <text:p>('Amelia','Albinsson','amelia.albinsson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Isa</text:p>
          </table:table-cell>
          <table:table-cell office:value-type="string">
            <text:p>Hamid</text:p>
          </table:table-cell>
          <table:table-cell office:value-type="string">
            <text:p>Klang</text:p>
          </table:table-cell>
          <table:table-cell table:formula="of:=LOWER(CONCATENATE([.A499];&quot;.&quot;;[.C499];&quot;@localhost.nu&quot;))" office:value-type="string" office:string-value="isa.klang@localhost.nu">
            <text:p>isa.klang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499];&quot;'&quot;;&quot;,'&quot;;[.C499];&quot;','&quot;;[.D499];&quot;','&quot;;[.E499];&quot;',&quot;;[.F499];&quot;,&quot;;[.G499];&quot;,&quot;;[.H499];&quot;),&quot;)" office:value-type="string" office:string-value="('Isa','Klang','isa.klang@localhost.nu','$2a$10$12c157d935283ad44d64au4bDOC3umdQMtWdHS7Ckb5uKV0v8WIFG',null,2,0),">
            <text:p>('Isa','Klang','isa.klang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Judit</text:p>
          </table:table-cell>
          <table:table-cell office:value-type="string">
            <text:p>Alexis</text:p>
          </table:table-cell>
          <table:table-cell office:value-type="string">
            <text:p>Carlström</text:p>
          </table:table-cell>
          <table:table-cell table:formula="of:=LOWER(CONCATENATE([.A500];&quot;.&quot;;[.C500];&quot;@localhost.nu&quot;))" office:value-type="string" office:string-value="judit.carlström@localhost.nu">
            <text:p>judit.carlström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0];&quot;'&quot;;&quot;,'&quot;;[.C500];&quot;','&quot;;[.D500];&quot;','&quot;;[.E500];&quot;',&quot;;[.F500];&quot;,&quot;;[.G500];&quot;,&quot;;[.H500];&quot;),&quot;)" office:value-type="string" office:string-value="('Judit','Carlström','judit.carlström@localhost.nu','$2a$10$12c157d935283ad44d64au4bDOC3umdQMtWdHS7Ckb5uKV0v8WIFG',null,2,0),">
            <text:p>('Judit','Carlström','judit.carlström@localhost.nu','$2a$10$12c157d935283ad44d64au4bDOC3umdQMtWdHS7Ckb5uKV0v8WIFG',null,2,0),</text:p>
          </table:table-cell>
          <table:table-cell table:number-columns-repeated="247"/>
        </table:table-row>
        <table:table-row table:style-name="ro1">
          <table:table-cell office:value-type="string">
            <text:p>Clary</text:p>
          </table:table-cell>
          <table:table-cell office:value-type="string">
            <text:p>Heikki</text:p>
          </table:table-cell>
          <table:table-cell office:value-type="string">
            <text:p>Edvinsson</text:p>
          </table:table-cell>
          <table:table-cell table:formula="of:=LOWER(CONCATENATE([.A501];&quot;.&quot;;[.C501];&quot;@localhost.nu&quot;))" office:value-type="string" office:string-value="clary.edvinsson@localhost.nu">
            <text:p>clary.edvinsson@localhost.nu</text:p>
          </table:table-cell>
          <table:table-cell office:value-type="string">
            <text:p>$2a$10$12c157d935283ad44d64au4bDOC3umdQMtWdHS7Ckb5uKV0v8WIFG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CONCATENATE(&quot;('&quot;;[.A501];&quot;'&quot;;&quot;,'&quot;;[.C501];&quot;','&quot;;[.D501];&quot;','&quot;;[.E501];&quot;',&quot;;[.F501];&quot;,&quot;;[.G501];&quot;,&quot;;[.H501];&quot;),&quot;)" office:value-type="string" office:string-value="('Clary','Edvinsson','clary.edvinsson@localhost.nu','$2a$10$12c157d935283ad44d64au4bDOC3umdQMtWdHS7Ckb5uKV0v8WIFG',null,2,0),">
            <text:p>('Clary','Edvinsson','clary.edvinsson@localhost.nu','$2a$10$12c157d935283ad44d64au4bDOC3umdQMtWdHS7Ckb5uKV0v8WIFG',null,2,0),</text:p>
          </table:table-cell>
          <table:table-cell table:number-columns-repeated="247"/>
        </table:table-row>
        <table:table-row table:style-name="ro2" table:number-rows-repeated="10480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sv" number:country="SE">
      <number:number number:decimal-places="0" number:min-integer-digits="1" number:grouping="true"/>
      <number:text>    </number:text>
    </number:number-style>
    <number:number-style style:name="N5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2" number:min-integer-digits="1" number:grouping="true"/>
      <number:text>    </number:text>
    </number:number-style>
    <number:number-style style:name="N5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4P0"/>
    </number:number-style>
    <number:number-style style:name="N5115P0" style:volatile="true" number:language="sv" number:country="SE">
      <number:number number:decimal-places="2" number:min-integer-digits="1" number:grouping="true"/>
      <number:text>    </number:text>
    </number:number-style>
    <number:number-style style:name="N5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kr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kr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kr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kr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ida </text:span><text:span text:style-name="MT1"><text:page-number>1</text:page-number></text:span></text:p>
      </style:footer>
      <style:footer-left style:display="false">
        <text:p><text:span text:style-name="MT1">Sid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1:38:02</meta:creation-date>
    <dc:date>2013-02-19T13:12:55</dc:date>
    <meta:editing-cycles>5</meta:editing-cycles>
    <meta:editing-duration>PT1H30M50S</meta:editing-duration>
    <meta:document-statistic meta:table-count="1" meta:cell-count="4511" meta:object-count="0"/>
    <meta:generator>LibreOffice/3.6$Windows_x86 LibreOffice_project/e29a214-2bbed72-0621de6-a97528c-8f066d</meta:generator>
  </office:meta>
</office:document-meta>
</file>